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5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131cm"/>
    </style:style>
    <style:style style:name="co7" style:family="table-column">
      <style:table-column-properties fo:break-before="auto" style:column-width="8.647cm"/>
    </style:style>
    <style:style style:name="co8" style:family="table-column">
      <style:table-column-properties fo:break-before="auto" style:column-width="1.898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4.86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0.374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73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0.464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5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1.018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0.289cm"/>
    </style:style>
    <style:style style:name="co30" style:family="table-column">
      <style:table-column-properties fo:break-before="auto" style:column-width="1.891cm"/>
    </style:style>
    <style:style style:name="co31" style:family="table-column">
      <style:table-column-properties fo:break-before="auto" style:column-width="1.309cm"/>
    </style:style>
    <style:style style:name="co32" style:family="table-column">
      <style:table-column-properties fo:break-before="auto" style:column-width="0.319cm"/>
    </style:style>
    <style:style style:name="co36" style:family="table-column">
      <style:table-column-properties fo:break-before="auto" style:column-width="1.919cm"/>
    </style:style>
    <style:style style:name="co33" style:family="table-column">
      <style:table-column-properties fo:break-before="auto" style:column-width="2.589cm"/>
    </style:style>
    <style:style style:name="co34" style:family="table-column">
      <style:table-column-properties fo:break-before="auto" style:column-width="2.967cm"/>
    </style:style>
    <style:style style:name="co35" style:family="table-column">
      <style:table-column-properties fo:break-before="auto" style:column-width="1.716cm"/>
    </style:style>
    <style:style style:name="co40" style:family="table-column">
      <style:table-column-properties fo:break-before="auto" style:column-width="1.453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0.93cm"/>
    </style:style>
    <style:style style:name="co43" style:family="table-column">
      <style:table-column-properties fo:break-before="auto" style:column-width="6.449cm"/>
    </style:style>
    <style:style style:name="co44" style:family="table-column">
      <style:table-column-properties fo:break-before="auto" style:column-width="17.103cm"/>
    </style:style>
    <style:style style:name="co45" style:family="table-column">
      <style:table-column-properties fo:break-before="auto" style:column-width="3.695cm"/>
    </style:style>
    <style:style style:name="co52" style:family="table-column">
      <style:table-column-properties fo:break-before="auto" style:column-width="6.405cm"/>
    </style:style>
    <style:style style:name="co47" style:family="table-column">
      <style:table-column-properties fo:break-before="auto" style:column-width="2.939cm"/>
    </style:style>
    <style:style style:name="co48" style:family="table-column">
      <style:table-column-properties fo:break-before="auto" style:column-width="13.212cm"/>
    </style:style>
    <style:style style:name="co49" style:family="table-column">
      <style:table-column-properties fo:break-before="auto" style:column-width="2.443cm"/>
    </style:style>
    <style:style style:name="co50" style:family="table-column">
      <style:table-column-properties fo:break-before="auto" style:column-width="9.659cm"/>
    </style:style>
    <style:style style:name="co51" style:family="table-column">
      <style:table-column-properties fo:break-before="auto" style:column-width="0.533cm"/>
    </style:style>
    <style:style style:name="co53" style:family="table-column">
      <style:table-column-properties fo:break-before="auto" style:column-width="8.684cm"/>
    </style:style>
    <style:style style:name="co54" style:family="table-column">
      <style:table-column-properties fo:break-before="auto" style:column-width="1.785cm"/>
    </style:style>
    <style:style style:name="co55" style:family="table-column">
      <style:table-column-properties fo:break-before="auto" style:column-width="8.216cm"/>
    </style:style>
    <style:style style:name="co56" style:family="table-column">
      <style:table-column-properties fo:break-before="auto" style:column-width="9.55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ro14" style:family="table-row">
      <style:table-row-properties style:row-height="0.836cm" fo:break-before="auto" style:use-optimal-row-height="true"/>
    </style:style>
    <style:style style:name="ro11" style:family="table-row">
      <style:table-row-properties style:row-height="1.628cm" fo:break-before="auto" style:use-optimal-row-height="false"/>
    </style:style>
    <style:style style:name="ro12" style:family="table-row">
      <style:table-row-properties style:row-height="1.08cm" fo:break-before="auto" style:use-optimal-row-height="false"/>
    </style:style>
    <style:style style:name="ro13" style:family="table-row">
      <style:table-row-properties style:row-height="1.219cm" fo:break-before="auto" style:use-optimal-row-height="false"/>
    </style:style>
    <style:style style:name="ro15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4pt" style:font-size-asian="14pt" style:font-size-complex="14pt"/>
    </style:style>
    <style:style style:name="ce10" style:family="table-cell" style:parent-style-name="Default" style:data-style-name="N107">
      <style:text-properties style:text-position="" style:font-name="Liberation Sans" fo:font-size="14pt" style:font-name-asian="Arial Unicode MS" style:font-size-asian="14pt" style:font-name-complex="Arial Unicode MS" style:font-size-complex="14pt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style:text-position="" fo:font-size="14pt" style:font-size-asian="14pt" style:font-size-complex="14pt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style:text-position="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ext-properties style:text-position="" fo:font-size="14pt" style:font-size-asian="14pt" style:font-size-complex="14pt"/>
    </style:style>
    <style:style style:name="ce6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7">
      <style:text-properties style:text-position="" fo:font-size="14pt" style:font-size-asian="14pt" style:font-size-complex="14pt"/>
    </style:style>
    <style:style style:name="ce8" style:family="table-cell" style:parent-style-name="Default" style:data-style-name="N107">
      <style:text-properties style:text-position="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7">
      <style:text-properties fo:color="#008000" style:text-position="" fo:font-size="14pt" style:font-size-asian="14pt" style:font-size-complex="14pt"/>
    </style:style>
    <style:style style:name="ce11" style:family="table-cell" style:parent-style-name="Default">
      <style:text-properties fo:color="#b3b3b3" style:text-position="" fo:font-size="12pt" style:font-size-asian="12pt" style:font-size-complex="12pt"/>
    </style:style>
    <style:style style:name="ce12" style:family="table-cell" style:parent-style-name="Default">
      <style:text-properties fo:color="#b3b3b3" style:text-position="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color="#b3b3b3" style:text-position="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style:text-position="" fo:font-size="12pt" style:font-size-asian="12pt" style:font-size-complex="12pt"/>
    </style:style>
    <style:style style:name="ce15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text-position="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07">
      <style:text-properties style:text-position="" fo:font-size="12pt" style:font-size-asian="12pt" style:font-size-complex="12pt"/>
    </style:style>
    <style:style style:name="ce18" style:family="table-cell" style:parent-style-name="Default" style:data-style-name="N107">
      <style:text-properties fo:color="#b3b3b3" style:text-position="" fo:font-size="12pt" style:font-size-asian="12pt" style:font-size-complex="12pt"/>
    </style:style>
    <style:style style:name="ce19" style:family="table-cell" style:parent-style-name="Default" style:data-style-name="N107">
      <style:text-properties fo:color="#b3b3b3" style:text-position="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7">
      <style:text-properties fo:color="#b3b3b3" style:text-position="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7">
      <style:text-properties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7">
      <style:text-properties style:text-position=""/>
    </style:style>
    <style:style style:name="ce23" style:family="table-cell" style:parent-style-name="Default">
      <style:table-cell-properties fo:wrap-option="wrap"/>
      <style:text-properties fo:color="#b3b3b3" style:text-position="" fo:font-size="12pt" style:font-size-asian="12pt" style:font-size-complex="12pt"/>
    </style:style>
    <style:style style:name="ce24" style:family="table-cell" style:parent-style-name="Default">
      <style:text-properties style:text-position="" style:font-name="Liberation Sans" fo:font-size="12pt" style:font-name-asian="Arial Unicode MS" style:font-size-asian="12pt" style:font-name-complex="Arial Unicode MS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text-position="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text-position="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text-position="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style:text-position=""/>
    </style:style>
    <style:style style:name="ce35" style:family="table-cell" style:parent-style-name="Default">
      <style:table-cell-properties fo:background-color="#ff6633"/>
      <style:text-properties style:text-position=""/>
    </style:style>
    <style:style style:name="ce36" style:family="table-cell" style:parent-style-name="Default">
      <style:table-cell-properties fo:background-color="#e6e6e6"/>
      <style:text-properties style:text-position=""/>
    </style:style>
    <style:style style:name="ce37" style:family="table-cell" style:parent-style-name="Default">
      <style:table-cell-properties fo:background-color="#008000"/>
      <style:text-properties style:text-position=""/>
    </style:style>
    <style:style style:name="ce38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39" style:family="table-cell" style:parent-style-name="Default">
      <style:table-cell-properties fo:background-color="#ff6633" style:text-align-source="fix" style:repeat-content="false"/>
      <style:paragraph-properties fo:text-align="center" fo:margin-left="0cm"/>
      <style:text-properties style:text-position=""/>
    </style:style>
    <style:style style:name="ce40" style:family="table-cell" style:parent-style-name="Default">
      <style:table-cell-properties fo:background-color="#999999"/>
      <style:text-properties style:text-position=""/>
    </style:style>
    <style:style style:name="ce41" style:family="table-cell" style:parent-style-name="Default">
      <style:table-cell-properties fo:background-color="transparent"/>
      <style:text-properties style:text-position=""/>
    </style:style>
    <style:style style:name="ce42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43" style:family="table-cell" style:parent-style-name="Default">
      <style:table-cell-properties fo:wrap-option="wrap"/>
      <style:text-properties style:text-position="" fo:hyphenate="true"/>
    </style:style>
    <style:style style:name="ce44" style:family="table-cell" style:parent-style-name="Default">
      <style:table-cell-properties fo:background-color="#0000ff" fo:wrap-option="wrap"/>
      <style:text-properties style:text-position="" fo:hyphenate="true"/>
    </style:style>
    <style:style style:name="ce45" style:family="table-cell" style:parent-style-name="Default">
      <style:table-cell-properties fo:background-color="#99284c" fo:wrap-option="wrap"/>
      <style:text-properties style:text-position="" fo:hyphenate="true"/>
    </style:style>
    <style:style style:name="ce46" style:family="table-cell" style:parent-style-name="Default">
      <style:table-cell-properties fo:background-color="#e6e6e6" fo:wrap-option="wrap"/>
      <style:text-properties style:text-position="" fo:hyphenate="true"/>
    </style:style>
    <style:style style:name="ce47" style:family="table-cell" style:parent-style-name="Default">
      <style:table-cell-properties fo:background-color="#9966cc"/>
      <style:text-properties style:text-position=""/>
    </style:style>
    <style:style style:name="ce48" style:family="table-cell" style:parent-style-name="Default">
      <style:table-cell-properties fo:background-color="#eb613d"/>
      <style:text-properties style:text-position=""/>
    </style:style>
    <style:style style:name="ce49" style:family="table-cell" style:parent-style-name="Default">
      <style:table-cell-properties fo:background-color="#0000ff" fo:wrap-option="wrap"/>
      <style:text-properties fo:color="#0000ff" style:text-position="" fo:hyphenate="true"/>
    </style:style>
    <style:style style:name="ce50" style:family="table-cell" style:parent-style-name="Default">
      <style:table-cell-properties fo:background-color="#008000"/>
      <style:text-properties fo:color="#800000" style:text-position=""/>
    </style:style>
    <style:style style:name="ce51" style:family="table-cell" style:parent-style-name="Default">
      <style:table-cell-properties fo:background-color="#ff9966"/>
      <style:text-properties style:text-position=""/>
    </style:style>
    <style:style style:name="ce52" style:family="table-cell" style:parent-style-name="Default">
      <style:table-cell-properties fo:background-color="#0000ff"/>
      <style:text-properties style:text-position=""/>
    </style:style>
    <style:style style:name="ce53" style:family="table-cell" style:parent-style-name="Default">
      <style:table-cell-properties fo:background-color="#993366"/>
      <style:text-properties style:text-position="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size="6pt" fo:font-weight="bold" style:font-size-asian="6pt" style:font-weight-asian="bold" style:font-size-complex="6pt" style:font-weight-complex="bold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36" style:family="table-cell" style:parent-style-name="Default">
      <style:table-cell-properties fo:background-color="#ffcc99"/>
      <style:text-properties style:text-position=""/>
    </style:style>
    <style:style style:name="ce137" style:family="table-cell" style:parent-style-name="Default">
      <style:table-cell-properties fo:background-color="#66cc99"/>
      <style:text-properties style:text-position=""/>
    </style:style>
    <style:style style:name="ce139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1" style:family="table-cell" style:parent-style-name="VCC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2" style:family="table-cell" style:parent-style-name="GND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4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5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7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0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1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2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3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4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6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7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8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9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0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4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1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3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4" style:family="table-cell" style:parent-style-name="Default"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5" style:family="table-cell" style:parent-style-name="VCC"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6" style:family="table-cell" style:parent-style-name="GND"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17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1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189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0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6" style:family="table-cell" style:parent-style-name="Default">
      <style:table-cell-properties fo:border="0.06pt solid #000000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7" style:family="table-cell" style:parent-style-name="VCC">
      <style:table-cell-properties fo:border="0.06pt solid #000000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8" style:family="table-cell" style:parent-style-name="GND">
      <style:table-cell-properties fo:border="0.06pt solid #000000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20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20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6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7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8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0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1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2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3" style:family="table-cell" style:parent-style-name="Default">
      <style:table-cell-properties fo:background-color="transparent" fo:border="none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4" style:family="table-cell" style:parent-style-name="VCC">
      <style:table-cell-properties fo:background-color="transparent" fo:border="none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5" style:family="table-cell" style:parent-style-name="GND">
      <style:table-cell-properties fo:border="none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21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21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2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22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5" style:family="table-cell" style:parent-style-name="Default">
      <style:table-cell-properties fo:border="0.06pt solid #000000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6" style:family="table-cell" style:parent-style-name="VCC">
      <style:table-cell-properties fo:border="0.06pt solid #000000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7" style:family="table-cell" style:parent-style-name="GND">
      <style:table-cell-properties fo:border="0.06pt solid #000000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2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23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2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23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4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24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6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7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24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4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250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5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5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25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25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25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2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25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25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264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26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26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26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26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6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27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27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274" style:family="table-cell" style:parent-style-name="Default"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5" style:family="table-cell" style:parent-style-name="VCC"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6" style:family="table-cell" style:parent-style-name="GND"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5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9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style:text-position="" fo:font-size="6pt" fo:font-weight="bold" style:font-size-asian="6pt" style:font-weight-asian="bold" style:font-size-complex="6pt" style:font-weight-complex="bold"/>
    </style:style>
    <style:style style:name="ce284" style:family="table-cell" style:parent-style-name="Default">
      <style:table-cell-properties fo:background-color="#ffcc00"/>
      <style:text-properties style:text-position=""/>
    </style:style>
    <style:style style:name="ce285" style:family="table-cell" style:parent-style-name="Default" style:data-style-name="N2">
      <style:text-properties style:text-position=""/>
    </style:style>
    <style:style style:name="ce286" style:family="table-cell" style:parent-style-name="Default" style:data-style-name="N109">
      <style:text-properties style:text-position=""/>
    </style:style>
    <style:style style:name="ce28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89" style:family="table-cell" style:parent-style-name="Default" style:data-style-name="N100">
      <style:text-properties style:text-position=""/>
    </style:style>
    <style:style style:name="ce29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292" style:family="table-cell" style:parent-style-name="Default">
      <style:text-properties fo:color="#999999" style:text-position=""/>
    </style:style>
    <style:style style:name="ce293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ext-properties fo:color="#000000" style:text-position=""/>
    </style:style>
    <style:style style:name="ce295" style:family="table-cell" style:parent-style-name="Default">
      <style:text-properties fo:color="#999999" style:text-position=""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>
      <style:text-properties style:text-position="" fo:font-weight="bold" style:font-weight-asian="bold" style:font-weight-complex="bold"/>
    </style:style>
    <style:style style:name="ce318" style:family="table-cell" style:parent-style-name="Default" style:data-style-name="N121">
      <style:text-properties style:text-position="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99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00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2" style:family="table-cell" style:parent-style-name="Default">
      <style:text-properties fo:font-size="14pt" style:font-size-asian="14pt" style:font-size-complex="14pt"/>
    </style:style>
    <style:style style:name="ce30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04" style:family="table-cell" style:parent-style-name="Default" style:data-style-name="N107">
      <style:text-properties fo:font-size="14pt" style:font-size-asian="14pt" style:font-size-complex="14pt"/>
    </style:style>
    <style:style style:name="ce305" style:family="table-cell" style:parent-style-name="Default" style:data-style-name="N107">
      <style:text-properties fo:font-size="14pt" fo:font-weight="bold" style:font-size-asian="14pt" style:font-weight-asian="bold" style:font-size-complex="14pt" style:font-weight-complex="bold"/>
    </style:style>
    <style:style style:name="ce306" style:family="table-cell" style:parent-style-name="Default" style:data-style-name="N107">
      <style:text-properties fo:color="#008000" fo:font-size="14pt" style:font-size-asian="14pt" style:font-size-complex="14pt"/>
    </style:style>
    <style:style style:name="ce307" style:family="table-cell" style:parent-style-name="Default" style:data-style-name="N107">
      <style:text-properties style:font-name="Liberation Sans" fo:font-size="14pt" style:font-name-asian="Arial Unicode MS" style:font-size-asian="14pt" style:font-name-complex="Arial Unicode MS" style:font-size-complex="14pt"/>
    </style:style>
    <style:style style:name="ce308" style:family="table-cell" style:parent-style-name="Default">
      <style:text-properties fo:color="#b3b3b3" fo:font-size="12pt" style:font-size-asian="12pt" style:font-size-complex="12pt"/>
    </style:style>
    <style:style style:name="ce309" style:family="table-cell" style:parent-style-name="Default">
      <style:text-properties fo:color="#b3b3b3" fo:font-size="12pt" fo:font-weight="normal" style:font-size-asian="12pt" style:font-weight-asian="normal" style:font-size-complex="12pt" style:font-weight-complex="normal"/>
    </style:style>
    <style:style style:name="ce310" style:family="table-cell" style:parent-style-name="Default">
      <style:text-properties fo:color="#b3b3b3" fo:font-size="14pt" fo:font-weight="bold" style:font-size-asian="14pt" style:font-weight-asian="bold" style:font-size-complex="14pt" style:font-weight-complex="bold"/>
    </style:style>
    <style:style style:name="ce311" style:family="table-cell" style:parent-style-name="Default">
      <style:text-properties fo:font-size="12pt" style:font-size-asian="12pt" style:font-size-complex="12pt"/>
    </style:style>
    <style:style style:name="ce3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13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314" style:family="table-cell" style:parent-style-name="Default" style:data-style-name="N107">
      <style:text-properties fo:font-size="12pt" style:font-size-asian="12pt" style:font-size-complex="12pt"/>
    </style:style>
    <style:style style:name="ce315" style:family="table-cell" style:parent-style-name="Default" style:data-style-name="N107">
      <style:text-properties fo:color="#b3b3b3" fo:font-size="12pt" style:font-size-asian="12pt" style:font-size-complex="12pt"/>
    </style:style>
    <style:style style:name="ce316" style:family="table-cell" style:parent-style-name="Default" style:data-style-name="N107">
      <style:text-properties fo:color="#b3b3b3" fo:font-size="12pt" fo:font-weight="normal" style:font-size-asian="12pt" style:font-weight-asian="normal" style:font-size-complex="12pt" style:font-weight-complex="normal"/>
    </style:style>
    <style:style style:name="ce317" style:family="table-cell" style:parent-style-name="Default" style:data-style-name="N107">
      <style:text-properties fo:color="#b3b3b3" fo:font-size="14pt" fo:font-weight="bold" style:font-size-asian="14pt" style:font-weight-asian="bold" style:font-size-complex="14pt" style:font-weight-complex="bold"/>
    </style:style>
    <style:style style:name="ce319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320" style:family="table-cell" style:parent-style-name="Default" style:data-style-name="N107"/>
    <style:style style:name="ce321" style:family="table-cell" style:parent-style-name="Default">
      <style:table-cell-properties fo:wrap-option="wrap"/>
      <style:text-properties fo:color="#b3b3b3" fo:font-size="12pt" style:font-size-asian="12pt" style:font-size-complex="12pt"/>
    </style:style>
    <style:style style:name="ce322" style:family="table-cell" style:parent-style-name="Default">
      <style:text-properties style:font-name="Liberation Sans" fo:font-size="12pt" style:font-name-asian="Arial Unicode MS" style:font-size-asian="12pt" style:font-name-complex="Arial Unicode MS" style:font-size-complex="12pt"/>
    </style:style>
    <style:style style:name="ce3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324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hyphenate="true"/>
    </style:style>
    <style:style style:name="ce325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27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2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2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32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333" style:family="table-cell" style:parent-style-name="Default">
      <style:table-cell-properties fo:background-color="#ff6633"/>
    </style:style>
    <style:style style:name="ce334" style:family="table-cell" style:parent-style-name="Default">
      <style:table-cell-properties fo:background-color="#e6e6e6"/>
    </style:style>
    <style:style style:name="ce335" style:family="table-cell" style:parent-style-name="Default">
      <style:table-cell-properties fo:background-color="#008000"/>
    </style:style>
    <style:style style:name="ce336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fo:hyphenate="true"/>
    </style:style>
    <style:style style:name="ce337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338" style:family="table-cell" style:parent-style-name="Default">
      <style:table-cell-properties fo:background-color="#999999"/>
    </style:style>
    <style:style style:name="ce339" style:family="table-cell" style:parent-style-name="Default">
      <style:table-cell-properties fo:background-color="transparent"/>
    </style:style>
    <style:style style:name="ce340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hyphenate="true"/>
    </style:style>
    <style:style style:name="ce341" style:family="table-cell" style:parent-style-name="Default">
      <style:table-cell-properties fo:wrap-option="wrap"/>
      <style:text-properties fo:hyphenate="true"/>
    </style:style>
    <style:style style:name="ce342" style:family="table-cell" style:parent-style-name="Default">
      <style:table-cell-properties fo:background-color="#0000ff" fo:wrap-option="wrap"/>
      <style:text-properties fo:hyphenate="true"/>
    </style:style>
    <style:style style:name="ce343" style:family="table-cell" style:parent-style-name="Default">
      <style:table-cell-properties fo:background-color="#99284c" fo:wrap-option="wrap"/>
      <style:text-properties fo:hyphenate="true"/>
    </style:style>
    <style:style style:name="ce344" style:family="table-cell" style:parent-style-name="Default">
      <style:table-cell-properties fo:background-color="#e6e6e6" fo:wrap-option="wrap"/>
      <style:text-properties fo:hyphenate="true"/>
    </style:style>
    <style:style style:name="ce345" style:family="table-cell" style:parent-style-name="Default">
      <style:table-cell-properties fo:background-color="#9966cc"/>
    </style:style>
    <style:style style:name="ce346" style:family="table-cell" style:parent-style-name="Default">
      <style:table-cell-properties fo:background-color="#eb613d"/>
    </style:style>
    <style:style style:name="ce347" style:family="table-cell" style:parent-style-name="Default">
      <style:table-cell-properties fo:background-color="#0000ff" fo:wrap-option="wrap"/>
      <style:text-properties fo:color="#0000ff" fo:hyphenate="true"/>
    </style:style>
    <style:style style:name="ce348" style:family="table-cell" style:parent-style-name="Default">
      <style:table-cell-properties fo:background-color="#008000"/>
      <style:text-properties fo:color="#800000"/>
    </style:style>
    <style:style style:name="ce349" style:family="table-cell" style:parent-style-name="Default">
      <style:table-cell-properties fo:background-color="#ff9966"/>
    </style:style>
    <style:style style:name="ce350" style:family="table-cell" style:parent-style-name="Default">
      <style:table-cell-properties fo:background-color="#0000ff"/>
    </style:style>
    <style:style style:name="ce351" style:family="table-cell" style:parent-style-name="Default">
      <style:table-cell-properties fo:background-color="#993366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3" style:family="table-cell" style:parent-style-name="VCC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54" style:family="table-cell" style:parent-style-name="GND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55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6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61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62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63" style:family="table-cell" style:parent-style-name="VCC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64" style:family="table-cell" style:parent-style-name="GND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65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6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7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8" style:family="table-cell" style:parent-style-name="VCC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72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73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74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75" style:family="table-cell" style:parent-style-name="GND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76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7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79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0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2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3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4" style:family="table-cell" style:parent-style-name="VCC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85" style:family="table-cell" style:parent-style-name="GND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8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87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8" style:family="table-cell" style:parent-style-name="VCC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9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9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9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93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9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6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7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9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40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401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40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40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4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40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4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8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9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11" style:family="table-cell" style:parent-style-name="VCC">
      <style:table-cell-properties style:text-align-source="fix" style:repeat-content="false" fo:border="0.06pt solid #000000"/>
      <style:paragraph-properties fo:text-align="center" fo:margin-left="0cm"/>
    </style:style>
    <style:style style:name="ce412" style:family="table-cell" style:parent-style-name="GND">
      <style:table-cell-properties style:text-align-source="fix" style:repeat-content="false" fo:border="0.06pt solid #000000"/>
      <style:paragraph-properties fo:text-align="center" fo:margin-left="0cm"/>
    </style:style>
    <style:style style:name="ce413" style:family="table-cell" style:parent-style-name="MapI">
      <style:table-cell-properties style:text-align-source="fix" style:repeat-content="false" fo:border="0.06pt solid #000000"/>
      <style:paragraph-properties fo:text-align="center" fo:margin-left="0cm"/>
    </style:style>
    <style:style style:name="ce414" style:family="table-cell" style:parent-style-name="MapO">
      <style:table-cell-properties style:text-align-source="fix" style:repeat-content="false" fo:border="0.06pt solid #000000"/>
      <style:paragraph-properties fo:text-align="center" fo:margin-left="0cm"/>
    </style:style>
    <style:style style:name="ce41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41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41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41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419" style:family="table-cell" style:parent-style-name="Default">
      <style:table-cell-properties fo:border="0.06pt solid #000000"/>
    </style:style>
    <style:style style:name="ce420" style:family="table-cell" style:parent-style-name="VCC">
      <style:table-cell-properties fo:border="0.06pt solid #000000"/>
    </style:style>
    <style:style style:name="ce421" style:family="table-cell" style:parent-style-name="GND">
      <style:table-cell-properties fo:border="0.06pt solid #000000"/>
    </style:style>
    <style:style style:name="ce4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2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24" style:family="table-cell" style:parent-style-name="Input">
      <style:table-cell-properties style:text-align-source="fix" style:repeat-content="false" fo:border="0.06pt solid #000000"/>
      <style:paragraph-properties fo:text-align="center" fo:margin-left="0cm"/>
    </style:style>
    <style:style style:name="ce425" style:family="table-cell" style:parent-style-name="Output">
      <style:table-cell-properties style:text-align-source="fix" style:repeat-content="false" fo:border="0.06pt solid #000000"/>
      <style:paragraph-properties fo:text-align="center" fo:margin-left="0cm"/>
    </style:style>
    <style:style style:name="ce4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427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428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429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430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31" style:family="table-cell" style:parent-style-name="Default">
      <style:table-cell-properties fo:background-color="transparent" fo:border="none"/>
    </style:style>
    <style:style style:name="ce432" style:family="table-cell" style:parent-style-name="VCC">
      <style:table-cell-properties fo:background-color="transparent" fo:border="none"/>
    </style:style>
    <style:style style:name="ce433" style:family="table-cell" style:parent-style-name="GND">
      <style:table-cell-properties fo:border="none"/>
    </style:style>
    <style:style style:name="ce434" style:family="table-cell" style:parent-style-name="Default">
      <style:table-cell-properties fo:background-color="#ffcc99"/>
    </style:style>
    <style:style style:name="ce435" style:family="table-cell" style:parent-style-name="Default">
      <style:table-cell-properties fo:background-color="#66cc99"/>
    </style:style>
    <style:style style:name="ce436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437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39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0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42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43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44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5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6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48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49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0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1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2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4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5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6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7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8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2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6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6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66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7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6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9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70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71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72" style:family="table-cell" style:parent-style-name="Default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3" style:family="table-cell" style:parent-style-name="VCC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4" style:family="table-cell" style:parent-style-name="GND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47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47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9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1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6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487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48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489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9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91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9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9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94" style:family="table-cell" style:parent-style-name="Default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95" style:family="table-cell" style:parent-style-name="VCC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96" style:family="table-cell" style:parent-style-name="GND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9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49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4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5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04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05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6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8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9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10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11" style:family="table-cell" style:parent-style-name="Default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12" style:family="table-cell" style:parent-style-name="VCC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13" style:family="table-cell" style:parent-style-name="GND">
      <style:table-cell-properties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1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51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51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5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1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51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52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2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2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23" style:family="table-cell" style:parent-style-name="Default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24" style:family="table-cell" style:parent-style-name="VCC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25" style:family="table-cell" style:parent-style-name="GND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2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2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52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5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0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53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2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4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5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8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9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40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541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5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543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44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45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54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547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548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4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55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551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55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55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55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55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5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55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58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5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6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6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56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56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56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56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56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6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6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6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57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57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572" style:family="table-cell" style:parent-style-name="Default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73" style:family="table-cell" style:parent-style-name="VCC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74" style:family="table-cell" style:parent-style-name="GND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576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5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5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579" style:family="table-cell" style:parent-style-name="Default">
      <style:table-cell-properties fo:wrap-option="wrap" style:vertical-align="middle"/>
      <style:text-properties fo:hyphenate="true"/>
    </style:style>
    <style:style style:name="ce580" style:family="table-cell" style:parent-style-name="Default">
      <style:table-cell-properties fo:wrap-option="wrap" fo:border="0.06pt solid #000000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581" style:family="table-cell" style:parent-style-name="Default">
      <style:table-cell-properties fo:wrap-option="wrap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582" style:family="table-cell" style:parent-style-name="Default">
      <style:table-cell-properties fo:background-color="#ffcc00"/>
    </style:style>
    <style:style style:name="ce583" style:family="table-cell" style:parent-style-name="Default" style:data-style-name="N2"/>
    <style:style style:name="ce584" style:family="table-cell" style:parent-style-name="Default" style:data-style-name="N109"/>
    <style:style style:name="ce58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8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7" style:family="table-cell" style:parent-style-name="Default" style:data-style-name="N100"/>
    <style:style style:name="ce588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90" style:family="table-cell" style:parent-style-name="Default">
      <style:text-properties fo:color="#999999"/>
    </style:style>
    <style:style style:name="ce59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2" style:family="table-cell" style:parent-style-name="Default">
      <style:text-properties fo:color="#000000"/>
    </style:style>
    <style:style style:name="ce593" style:family="table-cell" style:parent-style-name="Default">
      <style:text-properties fo:color="#999999" fo:font-style="italic" fo:font-weight="bold" style:font-style-asian="italic" style:font-weight-asian="bold" style:font-style-complex="italic" style:font-weight-complex="bold"/>
    </style:style>
    <style:style style:name="ce594" style:family="table-cell" style:parent-style-name="Default">
      <style:text-properties fo:font-weight="bold" style:font-weight-asian="bold" style:font-weight-complex="bold"/>
    </style:style>
    <style:style style:name="ce595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596" style:family="table-cell" style:parent-style-name="Default">
      <style:table-cell-properties fo:background-color="#e6e64c"/>
    </style:style>
    <style:style style:name="ce597" style:family="table-cell" style:parent-style-name="Default" style:data-style-name="N107">
      <style:table-cell-properties fo:background-color="#ffd320"/>
      <style:text-properties fo:font-weight="bold" style:font-weight-asian="bold" style:font-weight-complex="bold"/>
    </style:style>
    <style:style style:name="ce598" style:family="table-cell" style:parent-style-name="Default" style:data-style-name="N107">
      <style:text-properties fo:font-weight="bold" style:font-weight-asian="bold" style:font-weight-complex="bold"/>
    </style:style>
    <style:style style:name="ce599" style:family="table-cell" style:parent-style-name="Default" style:data-style-name="N107">
      <style:table-cell-properties fo:background-color="#ffd320"/>
    </style:style>
    <style:style style:name="ce600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601" style:family="table-cell" style:parent-style-name="Default">
      <style:table-cell-properties fo:background-color="#ffd320"/>
    </style:style>
    <style:style style:name="ce602" style:family="table-cell" style:parent-style-name="Default" style:data-style-name="N107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60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04" style:family="table-cell" style:parent-style-name="Default">
      <style:table-cell-properties fo:background-color="#ffd32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0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0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ackground-color="#ffd320" style:text-align-source="fix" style:repeat-content="false"/>
      <style:paragraph-properties fo:text-align="start" fo:margin-left="0cm"/>
    </style:style>
    <style:style style:name="ce609" style:family="table-cell" style:parent-style-name="Default">
      <style:table-cell-properties fo:background-color="#3deb3d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0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611" style:family="table-cell" style:parent-style-name="Default" style:data-style-name="N1"/>
    <style:style style:name="ce612" style:family="table-cell" style:parent-style-name="Default">
      <style:table-cell-properties fo:background-color="#00ff00"/>
    </style:style>
    <style:style style:name="ce613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61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15" style:family="table-cell" style:parent-style-name="Default">
      <style:table-cell-properties fo:wrap-option="wrap"/>
    </style:style>
    <style:style style:name="ce616" style:family="table-cell" style:parent-style-name="Default" style:data-style-name="N12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table table:name="synthè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4" table:default-cell-style-name="ce5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nc évaluation cout de développement technique</text:p>
          </table:table-cell>
          <table:table-cell office:value-type="string" calcext:value-type="string">
            <text:p>nb avec spar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veloppement</text:p>
          </table:table-cell>
          <table:table-cell office:value-type="string" calcext:value-type="string">
            <text:p>coût unitaire avec dev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ombre de carte automate recevant des informations en wifi (idéal pour les bacs, les véhicules, les titreurs nomades...)</text:p>
          </table:table-cell>
          <table:table-cell office:value-type="float" office:value="45" calcext:value-type="float">
            <text:p>45</text:p>
          </table:table-cell>
          <table:table-cell table:formula="of:=[détails.B26]" office:value-type="currency" office:currency="EUR" office:value="62.52" calcext:value-type="currency">
            <text:p>62,52 €</text:p>
          </table:table-cell>
          <table:table-cell table:style-name="ce9" table:formula="of:=IF([.A6]&gt;0;[détails.C107];0)" office:value-type="currency" office:currency="EUR" office:value="2100" calcext:value-type="currency">
            <text:p>2 100,00 €</text:p>
          </table:table-cell>
          <table:table-cell table:formula="of:=([.D6]+[.E6])/[.A6]" office:value-type="currency" office:currency="EUR" office:value="43.2504" calcext:value-type="currency">
            <text:p>43,25 €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ombre de carte automate recevant des informations via une petite puce RF (idéal pour des sacs à proximité d'un bac)</text:p>
          </table:table-cell>
          <table:table-cell office:value-type="float" office:value="0" calcext:value-type="float">
            <text:p>0</text:p>
          </table:table-cell>
          <table:table-cell table:formula="of:=[.C7]*([détails.B26]-18)" office:value-type="currency" office:currency="EUR" office:value="0" calcext:value-type="currency">
            <text:p>0,00 €</text:p>
          </table:table-cell>
          <table:table-cell table:style-name="ce10" table:formula="of:=IF([.A7]&gt;0;[détails.C108];0)" office:value-type="currency" office:currency="EUR" office:value="315" calcext:value-type="currency">
            <text:p>315,00 €</text:p>
          </table:table-cell>
          <table:table-cell table:formula="of:=([.D7]+[.E7])/[.A7]" office:value-type="currency" office:currency="EUR" office:value="9" calcext:value-type="currency">
            <text:p>9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player son</text:p>
          </table:table-cell>
          <table:table-cell office:value-type="float" office:value="15" calcext:value-type="float">
            <text:p>15</text:p>
          </table:table-cell>
          <table:table-cell table:formula="of:=[.C8]*[détails.B52]" office:value-type="currency" office:currency="EUR" office:value="351" calcext:value-type="currency">
            <text:p>351,00 €</text:p>
          </table:table-cell>
          <table:table-cell table:style-name="ce10" table:formula="of:=IF([.A8]&gt;0;[détails.C113];0)" office:value-type="currency" office:currency="EUR" office:value="420" calcext:value-type="currency">
            <text:p>420,00 €</text:p>
          </table:table-cell>
          <table:table-cell table:formula="of:=([.D8]+[.E8])/[.A8]" office:value-type="currency" office:currency="EUR" office:value="30.84" calcext:value-type="currency">
            <text:p>30,8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relais 12V ou 230V</text:p>
          </table:table-cell>
          <table:table-cell office:value-type="float" office:value="5" calcext:value-type="float">
            <text:p>5</text:p>
          </table:table-cell>
          <table:table-cell table:formula="of:=[.C9]*[détails.B34]" office:value-type="currency" office:currency="EUR" office:value="10" calcext:value-type="currency">
            <text:p>10,00 €</text:p>
          </table:table-cell>
          <table:table-cell table:style-name="ce10" table:formula="of:=IF([.A9]&gt;0;[détails.C110];0)" office:value-type="currency" office:currency="EUR" office:value="420" calcext:value-type="currency">
            <text:p>420,00 €</text:p>
          </table:table-cell>
          <table:table-cell table:formula="of:=([.D9]+[.E9])/[.A9]" office:value-type="currency" office:currency="EUR" office:value="17.2" calcext:value-type="currency">
            <text:p>17,2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commande lumière led</text:p>
          </table:table-cell>
          <table:table-cell office:value-type="float" office:value="20" calcext:value-type="float">
            <text:p>20</text:p>
          </table:table-cell>
          <table:table-cell table:formula="of:=[.C10]*[détails.B79]" office:value-type="currency" office:currency="EUR" office:value="312" calcext:value-type="currency">
            <text:p>312,00 €</text:p>
          </table:table-cell>
          <table:table-cell table:style-name="ce10" table:formula="of:=IF([.A10]&gt;0;[détails.C111];0)" office:value-type="currency" office:currency="EUR" office:value="315" calcext:value-type="currency">
            <text:p>315,00 €</text:p>
          </table:table-cell>
          <table:table-cell table:formula="of:=([.D10]+[.E10])/[.A10]" office:value-type="currency" office:currency="EUR" office:value="20.9" calcext:value-type="currency">
            <text:p>20,90 €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mbre d'extension interface de jeu (boutons/capteurs)</text:p>
          </table:table-cell>
          <table:table-cell office:value-type="float" office:value="15" calcext:value-type="float">
            <text:p>15</text:p>
          </table:table-cell>
          <table:table-cell table:formula="of:=[.C11]*[détails.B96]" office:value-type="currency" office:currency="EUR" office:value="195" calcext:value-type="currency">
            <text:p>195,00 €</text:p>
          </table:table-cell>
          <table:table-cell table:style-name="ce10" table:formula="of:=IF([.A11]&gt;0;[détails.C115];0)" office:value-type="currency" office:currency="EUR" office:value="315" calcext:value-type="currency">
            <text:p>315,00 €</text:p>
          </table:table-cell>
          <table:table-cell table:formula="of:=([.D11]+[.E11])/[.A11]" office:value-type="currency" office:currency="EUR" office:value="34" calcext:value-type="currency">
            <text:p>34,00 €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titreur 5 module 2lignes caractères environ</text:p>
          </table:table-cell>
          <table:table-cell office:value-type="float" office:value="20" calcext:value-type="float">
            <text:p>20</text:p>
          </table:table-cell>
          <table:table-cell table:formula="of:=[.C12]*[détails.B88]" office:value-type="currency" office:currency="EUR" office:value="3086" calcext:value-type="currency">
            <text:p>3 086,00 €</text:p>
          </table:table-cell>
          <table:table-cell table:style-name="ce10" table:formula="of:=IF([.A12]&gt;0;[détails.C112];0)" office:value-type="currency" office:currency="EUR" office:value="840" calcext:value-type="currency">
            <text:p>840,00 €</text:p>
          </table:table-cell>
          <table:table-cell table:formula="of:=([.D12]+[.E12])/[.A12]" office:value-type="currency" office:currency="EUR" office:value="157.04" calcext:value-type="currency">
            <text:p>157,0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ombre d'extension moteur (mouvement rat)</text:p>
          </table:table-cell>
          <table:table-cell office:value-type="float" office:value="0" calcext:value-type="float">
            <text:p>0</text:p>
          </table:table-cell>
          <table:table-cell table:formula="of:=[.C13]*[détails.B72]" office:value-type="currency" office:currency="EUR" office:value="0" calcext:value-type="currency">
            <text:p>0,00 €</text:p>
          </table:table-cell>
          <table:table-cell table:style-name="ce10" table:formula="of:=IF([.A13]&gt;0;[détails.C110];0)" office:value-type="currency" office:currency="EUR" office:value="420" calcext:value-type="currency">
            <text:p>420,00 €</text:p>
          </table:table-cell>
          <table:table-cell table:formula="of:=([.D13]+[.E13])/[.A13]" office:value-type="currency" office:currency="EUR" office:value="21" calcext:value-type="currency">
            <text:p>21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gestion de la charge grosse batterie</text:p>
          </table:table-cell>
          <table:table-cell office:value-type="float" office:value="25" calcext:value-type="float">
            <text:p>25</text:p>
          </table:table-cell>
          <table:table-cell table:formula="of:=[.C14]*[détails.B62]" office:value-type="currency" office:currency="EUR" office:value="455" calcext:value-type="currency">
            <text:p>455,00 €</text:p>
          </table:table-cell>
          <table:table-cell table:style-name="ce10" table:formula="of:=IF([.A14]&gt;0;[détails.C114];0)" office:value-type="currency" office:currency="EUR" office:value="630" calcext:value-type="currency">
            <text:p>630,00 €</text:p>
          </table:table-cell>
          <table:table-cell table:formula="of:=([.D14]+[.E14])/[.A14]" office:value-type="currency" office:currency="EUR" office:value="36.1666666666667" calcext:value-type="currency">
            <text:p>36,17 €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il peut y avoir plusieurs extensions sur une carte automat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(par exemple sur un bac, il peut y avoir 2 titreurs, deux commandes 230v, une commande lumière...)</text:p>
          </table:table-cell>
          <table:table-cell office:value-type="string" calcext:value-type="string">
            <text:p>total</text:p>
          </table:table-cell>
          <table:table-cell table:style-name="ce8" table:formula="of:=SUM([.D6:.E14])" office:value-type="currency" office:currency="EUR" office:value="10246.52" calcext:value-type="currency">
            <text:p>10 246,52 €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(par exemple dans un sac il peut y avoir une extension commande lumière et mouvement...)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 coût sont annoncés à la louche fourchette max, à priori, si on se plante pas trop on peut récupérer entre 10 et 30 % sur le coût matéri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à cela<text:span text:style-name="T1"> s'ajoute 20j de travail</text:span> pour l'évolution de la régie et le développement de programme pour téléphone/ipod...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2" table:number-rows-repeated="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3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36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0484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détails" table:style-name="ta1">
        <table:table-column table:style-name="co7" table:default-cell-style-name="ce14"/>
        <table:table-column table:style-name="co8" table:default-cell-style-name="ce17"/>
        <table:table-column table:style-name="co1" table:default-cell-style-name="ce14"/>
        <table:table-column table:style-name="co9" table:default-cell-style-name="ce17"/>
        <table:table-column table:style-name="co1" table:number-columns-repeated="1020" table:default-cell-style-name="ce14"/>
        <table:table-row table:style-name="ro2">
          <table:table-cell table:style-name="ce6" office:value-type="string" calcext:value-type="string">
            <text:p>développement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8" office:value-type="string" calcext:value-type="string">
            <text:p>nb</text:p>
          </table:table-cell>
          <table:table-cell table:style-name="ce23" office:value-type="string" calcext:value-type="string">
            <text:p>dont avec dispo wifi</text:p>
          </table:table-cell>
          <table:table-cell table:style-name="ce18" office:value-type="string" calcext:value-type="string">
            <text:p>cout</text:p>
          </table:table-cell>
          <table:table-cell table:number-columns-repeated="1020"/>
        </table:table-row>
        <table:table-row table:style-name="ro4" table:number-rows-repeated="2">
          <table:table-cell table:style-name="ce11"/>
          <table:table-cell table:style-name="ce18"/>
          <table:table-cell table:style-name="ce23"/>
          <table:table-cell table:style-name="ce18"/>
          <table:table-cell table:number-columns-repeated="1020"/>
        </table:table-row>
        <table:table-row table:style-name="ro4">
          <table:table-cell table:style-name="ce12" office:value-type="string" calcext:value-type="string">
            <text:p>nombre de dispositif wifi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2" table:formula="of:=SUM([.C6:.C11])" office:value-type="float" office:value="57" calcext:value-type="float">
            <text:p>57</text:p>
          </table:table-cell>
          <table:table-cell table:style-name="ce18" table:formula="of:=([.B5]+[.C5])*[.B26]" office:value-type="currency" office:currency="EUR" office:value="4501.44" calcext:value-type="currency">
            <text:p>4 501,44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relais 230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B6]*[.B44]" office:value-type="currency" office:currency="EUR" office:value="260" calcext:value-type="currency">
            <text:p>260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player son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B7]*[.B52]" office:value-type="currency" office:currency="EUR" office:value="585" calcext:value-type="currency">
            <text:p>585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chargeur lipo</text:p>
          </table:table-cell>
          <table:table-cell table:style-name="ce18" office:value-type="currency" office:currency="EUR" office:value="60" calcext:value-type="currency">
            <text:p>60,00 €</text:p>
          </table:table-cell>
          <table:table-cell table:style-name="ce11"/>
          <table:table-cell table:style-name="ce18" table:formula="of:=[.B8]*[.B62]" office:value-type="currency" office:currency="EUR" office:value="1092" calcext:value-type="currency">
            <text:p>1 092,00 €</text:p>
          </table:table-cell>
          <table:table-cell table:number-columns-repeated="3"/>
          <table:table-cell table:style-name="ce15" office:value-type="string" calcext:value-type="string">
            <text:p>liste des fonctionnalité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dont rat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B9]*[.B72]" office:value-type="currency" office:currency="EUR" office:value="429" calcext:value-type="currency">
            <text:p>429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dont light led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10" calcext:value-type="float">
            <text:p>10</text:p>
          </table:table-cell>
          <table:table-cell table:style-name="ce18" table:formula="of:=[.B10]*[.B82]" office:value-type="currency" office:currency="EUR" office:value="60" calcext:value-type="currency">
            <text:p>6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extension titreur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20" calcext:value-type="float">
            <text:p>20</text:p>
          </table:table-cell>
          <table:table-cell table:style-name="ce18" table:formula="of:=[.B11]*[.B88]" office:value-type="currency" office:currency="EUR" office:value="3857.5" calcext:value-type="currency">
            <text:p>3 857,5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/>
          <table:table-cell table:style-name="ce18" office:value-type="string" calcext:value-type="string">
            <text:p>cout</text:p>
          </table:table-cell>
          <table:table-cell table:style-name="ce11"/>
          <table:table-cell table:style-name="ce18" office:value-type="currency" office:currency="EUR" office:value="400" calcext:value-type="currency">
            <text:p>40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cout fixe (temps de travail)</text:p>
          </table:table-cell>
          <table:table-cell table:style-name="ce18" table:formula="of:=[.B105]" office:value-type="currency" office:currency="EUR" office:value="50" calcext:value-type="currency">
            <text:p>50,00 €</text:p>
          </table:table-cell>
          <table:table-cell table:style-name="ce11"/>
          <table:table-cell table:style-name="ce18" table:formula="of:=[.B13]*105" office:value-type="currency" office:currency="EUR" office:value="5250" calcext:value-type="currency">
            <text:p>5 250,00 €</text:p>
          </table:table-cell>
          <table:table-cell table:number-columns-repeated="3"/>
          <table:table-cell office:value-type="string" calcext:value-type="string">
            <text:p>- monitoring batterie système </text:p>
          </table:table-cell>
          <table:table-cell table:number-columns-repeated="1016"/>
        </table:table-row>
        <table:table-row table:style-name="ro4" table:number-rows-repeated="3">
          <table:table-cell table:style-name="ce11"/>
          <table:table-cell table:style-name="ce1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11"/>
          <table:table-cell table:style-name="ce18"/>
          <table:table-cell table:style-name="ce11"/>
          <table:table-cell table:style-name="ce18"/>
          <table:table-cell table:number-columns-repeated="3"/>
          <table:table-cell office:value-type="string" calcext:value-type="string">
            <text:p>- monitoring batterie autre <text:span text:style-name="T2">(</text:span>24v pour VP<text:span text:style-name="T2">)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omme totale</text:p>
          </table:table-cell>
          <table:table-cell table:style-name="ce20"/>
          <table:table-cell table:style-name="ce13"/>
          <table:table-cell table:style-name="ce20" table:formula="of:=SUM([.D5:.D16])" office:value-type="currency" office:currency="EUR" office:value="16434.94" calcext:value-type="currency">
            <text:p>16 434,94 €</text:p>
          </table:table-cell>
          <table:table-cell table:number-columns-repeated="3"/>
          <table:table-cell office:value-type="string" calcext:value-type="string">
            <text:p>- monitoring présence sur le réseau</text:p>
          </table:table-cell>
          <table:table-cell table:number-columns-repeated="1016"/>
        </table:table-row>
        <table:table-row table:style-name="ro4">
          <table:table-cell table:style-name="Default"/>
          <table:table-cell table:number-columns-repeated="6"/>
          <table:table-cell office:value-type="string" calcext:value-type="string">
            <text:p>- charge des batteries lithium</text:p>
          </table:table-cell>
          <table:table-cell table:number-columns-repeated="1016"/>
        </table:table-row>
        <table:table-row table:style-name="ro4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 calcext:value-type="string">
            <text:p>Détai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carte avec connexion wifi</text:p>
          </table:table-cell>
          <table:table-cell table:style-name="ce21" table:formula="of:=SUM([.B27:.B42])" office:value-type="currency" office:currency="EUR" office:value="62.52" calcext:value-type="currency">
            <text:p>62,52 €</text:p>
          </table:table-cell>
          <table:table-cell table:style-name="ce15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icrocontrolleur</text:p>
          </table:table-cell>
          <table:table-cell office:value-type="currency" office:currency="EUR" office:value="4.5" calcext:value-type="currency">
            <text:p>4,50 €</text:p>
          </table:table-cell>
          <table:table-cell table:number-columns-repeated="2"/>
          <table:table-cell office:value-type="string" calcext:value-type="string">
            <text:p>atmega 644</text:p>
          </table:table-cell>
          <table:table-cell office:value-type="string" calcext:value-type="string">
            <text:p>http://fr.farnell.com/atmel/atmega644a-au/micro-8-bits-avr-64k-flash-44tqfp/dp/1972104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argeur sécu</text:p>
          </table:table-cell>
          <table:table-cell office:value-type="currency" office:currency="EUR" office:value="0.8" calcext:value-type="currency">
            <text:p>0,8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batterie sécu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demultiplexeur</text:p>
          </table:table-cell>
          <table:table-cell office:value-type="currency" office:currency="EUR" office:value="0.1" calcext:value-type="currency">
            <text:p>0,1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onnecteur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IMH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alimentation 5V découpage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2"/>
          <table:table-cell office:value-type="string" calcext:value-type="string">
            <text:p>TI cc3000</text:p>
          </table:table-cell>
          <table:table-cell office:value-type="string" calcext:value-type="string">
            <text:p>http://fr.rs-online.com/web/p/kits-de-developpement-pour-radio-frequence/7892803/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table:number-columns-repeated="7"/>
          <table:table-cell table:style-name="ce15" office:value-type="string" calcext:value-type="string">
            <text:p>fonction jeu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pilotage led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- pilotage light ou autre dispositif 230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moteur pour ra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léas grosse louche</text:p>
          </table:table-cell>
          <table:table-cell table:formula="of:=SUM([.B27:.B38])*0.3" office:value-type="currency" office:currency="EUR" office:value="6.12" calcext:value-type="currency">
            <text:p>6,12 €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ntenne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5"/>
          <table:table-cell office:value-type="string" calcext:value-type="string">
            <text:p>- player 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oitier</text:p>
          </table:table-cell>
          <table:table-cell office:value-type="currency" office:currency="EUR" office:value="7" calcext:value-type="currency">
            <text:p>7,00 €</text:p>
          </table:table-cell>
          <table:table-cell table:number-columns-repeated="5"/>
          <table:table-cell office:value-type="string" calcext:value-type="string">
            <text:p>- déclenchement électrovanne <text:span text:style-name="T2">(</text:span>projection, fuite<text:span text:style-name="T2">)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ield yun</text:p>
          </table:table-cell>
          <table:table-cell office:value-type="currency" office:currency="EUR" office:value="25" calcext:value-type="currency">
            <text:p>25,00 €</text:p>
          </table:table-cell>
          <table:table-cell table:number-columns-repeated="5"/>
          <table:table-cell office:value-type="string" calcext:value-type="string">
            <text:p>- déclenchement fumigène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- uv dans le fond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extension light 230V</text:p>
          </table:table-cell>
          <table:table-cell table:style-name="ce21" table:formula="of:=SUM([.B45:.B50])" office:value-type="currency" office:currency="EUR" office:value="10.4" calcext:value-type="currency">
            <text:p>10,40 €</text:p>
          </table:table-cell>
          <table:table-cell table:style-name="ce15"/>
          <table:table-cell table:number-columns-repeated="4"/>
          <table:table-cell office:value-type="string" calcext:value-type="string">
            <text:p>- pilotage des titreur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lais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office:value-type="string" calcext:value-type="string">
            <text:p>- réception/envoi s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45:.B47])*0.3" office:value-type="currency" office:currency="EUR" office:value="2.4" calcext:value-type="currency">
            <text:p>2,40 €</text:p>
          </table:table-cell>
          <table:table-cell table:number-columns-repeated="5"/>
          <table:table-cell table:style-name="ce24" office:value-type="string" calcext:value-type="string">
            <text:p>- capteur ou bouton qui sert de déclencheur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player son</text:p>
          </table:table-cell>
          <table:table-cell table:style-name="ce21" table:formula="of:=SUM([.B53:.B61])" office:value-type="currency" office:currency="EUR" office:value="23.4" calcext:value-type="currency">
            <text:p>23,4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vlsi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53:.B57])*0.3" office:value-type="currency" office:currency="EUR" office:value="5.4" calcext:value-type="currency">
            <text:p>5,4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chargeur lipo</text:p>
          </table:table-cell>
          <table:table-cell table:style-name="ce21" table:formula="of:=SUM([.B63:.B69])" office:value-type="currency" office:currency="EUR" office:value="18.2" calcext:value-type="currency">
            <text:p>18,2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chargeur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 + ventil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63:.B67])*0.3" office:value-type="currency" office:currency="EUR" office:value="4.2" calcext:value-type="currency">
            <text:p>4,20 €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ce15" office:value-type="string" calcext:value-type="string">
            <text:p>extension rat</text:p>
          </table:table-cell>
          <table:table-cell table:style-name="ce21" table:formula="of:=SUM([.B73:.B77])" office:value-type="currency" office:currency="EUR" office:value="14.3" calcext:value-type="currency">
            <text:p>14,30 €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moteur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73:.B75])*0.3" office:value-type="currency" office:currency="EUR" office:value="3.3" calcext:value-type="currency">
            <text:p>3,30 €</text:p>
          </table:table-cell>
          <table:table-cell/>
          <table:table-cell table:style-name="ce22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light led</text:p>
          </table:table-cell>
          <table:table-cell table:style-name="ce21" table:formula="of:=SUM([.B80:.B84])" office:value-type="currency" office:currency="EUR" office:value="15.6" calcext:value-type="currency">
            <text:p>15,6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uban led</text:p>
          </table:table-cell>
          <table:table-cell office:value-type="currency" office:currency="EUR" office:value="7" calcext:value-type="currency">
            <text:p>7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2" calcext:value-type="currency">
            <text:p>2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0:.B82])*0.3" office:value-type="currency" office:currency="EUR" office:value="3.6" calcext:value-type="currency">
            <text:p>3,60 €</text:p>
          </table:table-cell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module titreur</text:p>
          </table:table-cell>
          <table:table-cell table:style-name="ce21" table:formula="of:=SUM([.B89:.B94])" office:value-type="currency" office:currency="EUR" office:value="154.3" calcext:value-type="currency">
            <text:p>154,30 €</text:p>
          </table:table-cell>
          <table:table-cell table:style-name="ce15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8" calcext:value-type="currency">
            <text:p>8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dules de titreur (4 blocs)</text:p>
          </table:table-cell>
          <table:table-cell table:formula="of:=5*20" office:value-type="currency" office:currency="EUR" office:value="100" calcext:value-type="currency">
            <text:p>10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9:.B91])*0.3" office:value-type="currency" office:currency="EUR" office:value="33.3" calcext:value-type="currency">
            <text:p>33,3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ntage</text:p>
          </table:table-cell>
          <table:table-cell office:value-type="currency" office:currency="EUR" office:value="10" calcext:value-type="currency">
            <text:p>1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extension commande</text:p>
          </table:table-cell>
          <table:table-cell table:style-name="ce21" table:formula="of:=SUM([.B97:.B101])" office:value-type="currency" office:currency="EUR" office:value="13" calcext:value-type="currency">
            <text:p>13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bouton / capteur</text:p>
          </table:table-cell>
          <table:table-cell office:value-type="currency" office:currency="EUR" office:value="5" calcext:value-type="currency">
            <text:p>5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97:.B99])*0.3"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ut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1" table:formula="of:=SUM([.B107:.B114])" office:value-type="currency" office:currency="EUR" office:value="50" calcext:value-type="currency">
            <text:p>50,00 €</text:p>
          </table:table-cell>
          <table:table-cell table:style-name="ce21" table:formula="of:=[.B105]*105" office:value-type="currency" office:currency="EUR" office:value="5250" calcext:value-type="currency">
            <text:p>5 25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mps de développ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carte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21" table:formula="of:=[.B107]*105" office:value-type="currency" office:currency="EUR" office:value="2100" calcext:value-type="currency">
            <text:p>2 100,00 €</text:p>
          </table:table-cell>
          <table:table-cell office:value-type="string" calcext:value-type="string">
            <text:p>dont 2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carte bis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08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elais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21" table:formula="of:=[.B109]*105" office:value-type="currency" office:currency="EUR" office:value="210" calcext:value-type="currency">
            <text:p>21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at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0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light led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1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titreur</text:p>
          </table:table-cell>
          <table:table-cell office:value-type="currency" office:currency="EUR" office:value="8" calcext:value-type="currency">
            <text:p>8,00 €</text:p>
          </table:table-cell>
          <table:table-cell table:style-name="ce21" table:formula="of:=[.B112]*105" office:value-type="currency" office:currency="EUR" office:value="840" calcext:value-type="currency">
            <text:p>840,00 €</text:p>
          </table:table-cell>
          <table:table-cell office:value-type="string" calcext:value-type="string">
            <text:p>dont 3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player son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3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gestion charge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ce21" table:formula="of:=[.B114]*105" office:value-type="currency" office:currency="EUR" office:value="630" calcext:value-type="currency">
            <text:p>63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commande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5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 map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0"/>
        <table:table-column table:style-name="co17" table:default-cell-style-name="Default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09" table:default-cell-style-name="Default"/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7"/>
          <table:table-cell table:style-name="ce4"/>
          <table:table-cell table:number-columns-repeated="8"/>
          <table:table-cell table:style-name="ce50"/>
          <table:table-cell office:value-type="string" calcext:value-type="string">
            <text:p>out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chargeur batt secours</text:p>
          </table:table-cell>
          <table:table-cell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1"/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registre mémoire 8bit</text:p>
          </table:table-cell>
          <table:table-cell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4"/>
          <table:table-cell table:style-name="ce4"/>
          <table:table-cell table:number-columns-repeated="8"/>
          <table:table-cell table:style-name="ce47"/>
          <table:table-cell office:value-type="string" calcext:value-type="string">
            <text:p>analog 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version 150ma</text:p>
          </table:table-cell>
          <table:table-cell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Atmega 328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6 I/O SPI module</text:p>
          </table:table-cell>
          <table:table-cell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4"/>
          <table:table-cell table:style-name="ce4"/>
          <table:table-cell table:number-columns-repeated="3"/>
          <table:table-cell table:style-name="ce32" office:value-type="string" calcext:value-type="string">
            <text:p><text:a xlink:href="http://fr.farnell.com/atmel/atmega328p-au/micro-8-bits-avr-32k-flash-32tqfp/dp/1715486" xlink:type="simple">ATMEGA328P-AU </text:a></text:p>
          </table:table-cell>
          <table:table-cell table:number-columns-repeated="4"/>
          <table:table-cell table:style-name="ce52"/>
          <table:table-cell office:value-type="string" calcext:value-type="string">
            <text:p>GND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atmega</text:p>
          </table:table-cell>
          <table:table-cell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3"/>
          <table:table-cell office:value-type="string" calcext:value-type="string">
            <text:p>V+</text:p>
          </table:table-cell>
          <table:table-cell table:number-columns-repeated="1003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IO1</text:p>
          </table:table-cell>
          <table:table-cell office:value-type="string" calcext:value-type="string">
            <text:p>O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O4</text:p>
          </table:table-cell>
          <table:table-cell table:number-columns-repeated="1008"/>
        </table:table-row>
        <table:table-row table:style-name="ro9">
          <table:table-cell table:style-name="ce25" office:value-type="string" calcext:value-type="string">
            <text:p>pin arduino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général</text:p>
          </table:table-cell>
          <table:table-cell table:style-name="ce25" office:value-type="string" calcext:value-type="string">
            <text:p>usd</text:p>
          </table:table-cell>
          <table:table-cell table:style-name="ce25" office:value-type="string" calcext:value-type="string">
            <text:p>16 I/O </text:p>
            <text:p>Extension</text:p>
          </table:table-cell>
          <table:table-cell table:style-name="ce25" office:value-type="string" calcext:value-type="string">
            <text:p>8 sorties </text:p>
            <text:p/>
          </table:table-cell>
          <table:table-cell/>
          <table:table-cell table:style-name="ce25" office:value-type="string" calcext:value-type="string">
            <text:p>wifi</text:p>
          </table:table-cell>
          <table:table-cell table:style-name="ce25" office:value-type="string" calcext:value-type="string">
            <text:p>audio+clock</text:p>
          </table:table-cell>
          <table:table-cell table:style-name="ce25" office:value-type="string" calcext:value-type="string">
            <text:p>midi+dmx</text:p>
          </table:table-cell>
          <table:table-cell table:style-name="ce25" office:value-type="string" calcext:value-type="string">
            <text:p>carte relais + puissance</text:p>
          </table:table-cell>
          <table:table-cell table:style-name="ce25" office:value-type="string" calcext:value-type="string">
            <text:p>titreur</text:p>
          </table:table-cell>
          <table:table-cell table:style-name="ce43" office:value-type="string" calcext:value-type="string">
            <text:p>carte extension info on/off</text:p>
          </table:table-cell>
          <table:table-cell table:style-name="ce43" office:value-type="string" calcext:value-type="string">
            <text:p>capteur </text:p>
            <text:p>Luminosité</text:p>
          </table:table-cell>
          <table:table-cell table:style-name="ce43" office:value-type="string" calcext:value-type="string">
            <text:p>radio ext</text:p>
          </table:table-cell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GND</text:p>
          </table:table-cell>
          <table:table-cell table:style-name="ce25" table:number-columns-repeated="5"/>
          <table:table-cell/>
          <table:table-cell table:style-name="ce42" table:number-columns-repeated="5"/>
          <table:table-cell table:style-name="ce44" table:number-columns-repeated="2"/>
          <table:table-cell table:style-name="ce49"/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5V</text:p>
          </table:table-cell>
          <table:table-cell table:style-name="ce25" table:number-columns-repeated="5"/>
          <table:table-cell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45" table:number-columns-repeated="2"/>
          <table:table-cell table:style-name="ce43" table:number-columns-repeated="1006"/>
          <table:table-cell/>
        </table:table-row>
        <table:table-row table:style-name="ro8">
          <table:table-cell table:style-name="ce25" office:value-type="string" calcext:value-type="string">
            <text:p>sec RAW</text:p>
          </table:table-cell>
          <table:table-cell table:style-name="ce25" table:number-columns-repeated="5"/>
          <table:table-cell/>
          <table:table-cell table:style-name="ce25" table:number-columns-repeated="4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12V RAW</text:p>
          </table:table-cell>
          <table:table-cell table:style-name="ce25" table:number-columns-repeated="5"/>
          <table:table-cell/>
          <table:table-cell table:style-name="ce25" table:number-columns-repeated="2"/>
          <table:table-cell table:style-name="ce38"/>
          <table:table-cell table:style-name="ce25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3.3V</text:p>
          </table:table-cell>
          <table:table-cell table:style-name="ce25" table:number-columns-repeated="2"/>
          <table:table-cell table:style-name="ce38"/>
          <table:table-cell table:style-name="ce25" table:number-columns-repeated="2"/>
          <table:table-cell/>
          <table:table-cell table:style-name="ce25"/>
          <table:table-cell table:style-name="ce38"/>
          <table:table-cell table:style-name="ce25" table:number-columns-repeated="3"/>
          <table:table-cell table:style-name="ce43" table:number-columns-repeated="2"/>
          <table:table-cell table:style-name="ce45"/>
          <table:table-cell table:style-name="ce43" table:number-columns-repeated="1005"/>
          <table:table-cell/>
        </table:table-row>
        <table:table-row table:style-name="ro7">
          <table:table-cell table:style-name="ce26" table:number-columns-repeated="6"/>
          <table:table-cell/>
          <table:table-cell table:style-name="ce26" table:number-columns-repeated="5"/>
          <table:table-cell table:style-name="ce46" table:number-columns-repeated="3"/>
          <table:table-cell table:style-name="ce43" table:number-columns-repeated="1005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style-name="Default"/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int0</text:p>
          </table:table-cell>
          <table:table-cell table:number-columns-repeated="5"/>
          <table:table-cell table:style-name="ce4"/>
          <table:table-cell table:style-name="ce39" office:value-type="string" calcext:value-type="string">
            <text:p>MP3 DREQ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1</text:p>
          </table:table-cell>
          <table:table-cell table:style-name="ce31"/>
          <table:table-cell table:number-columns-repeated="4"/>
          <table:table-cell table:style-name="ce4"/>
          <table:table-cell table:number-columns-repeated="4"/>
          <table:table-cell table:style-name="ce41"/>
          <table:table-cell table:number-columns-repeated="1008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>
            <text:p>CS 1</text:p>
          </table:table-cell>
          <table:table-cell table:number-columns-repeated="2"/>
          <table:table-cell table:style-name="ce4"/>
          <table:table-cell table:number-columns-repeated="2"/>
          <table:table-cell table:style-name="ce33" office:value-type="string" calcext:value-type="string">
            <text:p>CS 5 </text:p>
          </table:table-cell>
          <table:table-cell/>
          <table:table-cell table:style-name="ce37" office:value-type="string" calcext:value-type="string">
            <text:p>CS4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CS</text:p>
          </table:table-cell>
          <table:table-cell/>
          <table:table-cell table:style-name="ce4"/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CS</text:p>
          </table:table-cell>
          <table:table-cell table:number-columns-repeated="101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DCS</text:p>
          </table:table-cell>
          <table:table-cell table:number-columns-repeated="101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RST</text:p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table:style-name="ce33" office:value-type="string" calcext:value-type="string">
            <text:p>CS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6"/>
          <table:table-cell table:style-name="ce33" office:value-type="string" calcext:value-type="string">
            <text:p>CS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table:style-name="ce33" table:number-columns-repeated="2"/>
          <table:table-cell table:style-name="ce31"/>
          <table:table-cell/>
          <table:table-cell table:style-name="ce33" office:value-type="string" calcext:value-type="string">
            <text:p>MOSI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table:style-name="ce39"/>
          <table:table-cell table:style-name="ce31"/>
          <table:table-cell table:style-name="ce39"/>
          <table:table-cell/>
          <table:table-cell table:style-name="ce39" office:value-type="string" calcext:value-type="string">
            <text:p>MISO</text:p>
          </table:table-cell>
          <table:table-cell table:style-name="ce39"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number-columns-repeated="1006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table:style-name="ce33" table:number-columns-repeated="3"/>
          <table:table-cell/>
          <table:table-cell table:style-name="ce33" office:value-type="string" calcext:value-type="string">
            <text:p>CLOCK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string" calcext:value-type="string">
            <text:p>A0</text:p>
          </table:table-cell>
          <table:table-cell table:number-columns-repeated="6"/>
          <table:table-cell table:style-name="ce4"/>
          <table:table-cell/>
          <table:table-cell table:style-name="ce33" office:value-type="string" calcext:value-type="string">
            <text:p>C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A1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3"/>
          <table:table-cell table:style-name="ce33" office:value-type="string" calcext:value-type="string">
            <text:p>CS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/>
          <table:table-cell table:style-name="ce33" office:value-type="string" calcext:value-type="string">
            <text:p>comut 12v RAW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3</text:p>
          </table:table-cell>
          <table:table-cell/>
          <table:table-cell table:style-name="ce33" office:value-type="string" calcext:value-type="string">
            <text:p>comut 5V ext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6"/>
          <table:table-cell table:style-name="ce4"/>
          <table:table-cell table:number-columns-repeated="6"/>
          <table:table-cell table:style-name="ce37" office:value-type="string" calcext:value-type="string">
            <text:p>C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6"/>
          <table:table-cell table:style-name="ce4"/>
          <table:table-cell table:number-columns-repeated="5"/>
          <table:table-cell table:style-name="ce47" office:value-type="string" calcext:value-type="string">
            <text:p>luminosité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A6</text:p>
          </table:table-cell>
          <table:table-cell/>
          <table:table-cell table:style-name="ce34" office:value-type="string" calcext:value-type="string">
            <text:p>image tension</text:p>
          </table:table-cell>
          <table:table-cell table:number-columns-repeated="4"/>
          <table:table-cell table:style-name="ce4"/>
          <table:table-cell table:style-name="ce34"/>
          <table:table-cell/>
          <table:table-cell table:style-name="ce34"/>
          <table:table-cell table:number-columns-repeated="1010"/>
        </table:table-row>
        <table:table-row table:style-name="ro7">
          <table:table-cell office:value-type="string" calcext:value-type="string">
            <text:p>A7</text:p>
          </table:table-cell>
          <table:table-cell/>
          <table:table-cell table:style-name="ce34" office:value-type="string" calcext:value-type="string">
            <text:p>code extension</text:p>
          </table:table-cell>
          <table:table-cell table:number-columns-repeated="4"/>
          <table:table-cell table:style-name="ce4"/>
          <table:table-cell table:style-name="ce34" table:number-columns-repeated="4"/>
          <table:table-cell table:style-name="ce47" table:number-columns-repeated="2"/>
          <table:table-cell table:number-columns-repeated="1007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27" table:number-columns-repeated="6"/>
          <table:table-cell/>
          <table:table-cell table:style-name="ce27" table:number-columns-repeated="5"/>
          <table:table-cell table:style-name="ce36" table:number-columns-repeated="3"/>
          <table:table-cell table:style-name="ce41" table:number-columns-repeated="27"/>
          <table:table-cell table:style-name="ce36" table:number-columns-repeated="978"/>
          <table:table-cell/>
        </table:table-row>
        <table:table-row table:style-name="ro7">
          <table:table-cell office:value-type="string" calcext:value-type="string">
            <text:p>IO1-0</text:p>
          </table:table-cell>
          <table:table-cell/>
          <table:table-cell table:style-name="ce33" office:value-type="string" calcext:value-type="string">
            <text:p>tension secours</text:p>
          </table:table-cell>
          <table:table-cell table:number-columns-repeated="4"/>
          <table:table-cell table:style-name="ce4"/>
          <table:table-cell table:number-columns-repeated="7"/>
          <table:table-cell table:style-name="ce41" table:number-columns-repeated="27"/>
          <table:table-cell table:number-columns-repeated="979"/>
        </table:table-row>
        <table:table-row table:style-name="ro7">
          <table:table-cell table:style-name="ce28" office:value-type="string" calcext:value-type="string">
            <text:p>IO1-1</text:p>
          </table:table-cell>
          <table:table-cell/>
          <table:table-cell table:style-name="ce33" office:value-type="string" calcext:value-type="string">
            <text:p>tension V1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2</text:p>
          </table:table-cell>
          <table:table-cell/>
          <table:table-cell table:style-name="ce33" office:value-type="string" calcext:value-type="string">
            <text:p>tension V2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3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A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4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B</text:p>
          </table:table-cell>
          <table:table-cell table:number-columns-repeated="1010"/>
        </table:table-row>
        <table:table-row table:style-name="ro7">
          <table:table-cell table:style-name="ce28" office:value-type="string" calcext:value-type="string">
            <text:p>IO1-5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présence secteu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tension secours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IO1-7</text:p>
          </table:table-cell>
          <table:table-cell/>
          <table:table-cell table:style-name="ce33" office:value-type="string" calcext:value-type="string">
            <text:p>température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8</text:p>
          </table:table-cell>
          <table:table-cell table:style-name="ce31"/>
          <table:table-cell table:style-name="ce33" office:value-type="string" calcext:value-type="string">
            <text:p>ventilo</text:p>
          </table:table-cell>
          <table:table-cell table:style-name="ce31" table:number-columns-repeated="3"/>
          <table:table-cell/>
          <table:table-cell table:style-name="ce31" table:number-columns-repeated="5"/>
          <table:table-cell table:style-name="ce41" table:number-columns-repeated="3"/>
          <table:table-cell table:number-columns-repeated="1006"/>
        </table:table-row>
        <table:table-row table:style-name="ro7">
          <table:table-cell table:style-name="ce28" office:value-type="string" calcext:value-type="string">
            <text:p>IO1-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1</text:p>
          </table:table-cell>
          <table:table-cell/>
          <table:table-cell table:style-name="ce35" office:value-type="string" calcext:value-type="string">
            <text:p>bouton A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2</text:p>
          </table:table-cell>
          <table:table-cell/>
          <table:table-cell table:style-name="ce35" office:value-type="string" calcext:value-type="string">
            <text:p>bouton B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3</text:p>
          </table:table-cell>
          <table:table-cell/>
          <table:table-cell table:style-name="ce35" office:value-type="string" calcext:value-type="string">
            <text:p>bouton C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4</text:p>
          </table:table-cell>
          <table:table-cell/>
          <table:table-cell table:style-name="ce35" office:value-type="string" calcext:value-type="string">
            <text:p>Hall 1/ILS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5</text:p>
          </table:table-cell>
          <table:table-cell/>
          <table:table-cell table:style-name="ce35" office:value-type="string" calcext:value-type="string">
            <text:p>Hall 2/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/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9"/>
          <table:table-cell table:style-name="ce27"/>
          <table:table-cell table:style-name="ce36"/>
          <table:table-cell table:style-name="ce27" table:number-columns-repeated="3"/>
          <table:table-cell/>
          <table:table-cell table:style-name="ce27" table:number-columns-repeated="5"/>
          <table:table-cell table:style-name="ce36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1-0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1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2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3</text:p>
          </table:table-cell>
          <table:table-cell/>
          <table:table-cell table:style-name="ce37" office:value-type="string" calcext:value-type="string">
            <text:p>1.5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4</text:p>
          </table:table-cell>
          <table:table-cell/>
          <table:table-cell table:style-name="ce37" office:value-type="string" calcext:value-type="string">
            <text:p>500mA / 5V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5</text:p>
          </table:table-cell>
          <table:table-cell/>
          <table:table-cell table:style-name="ce37" office:value-type="string" calcext:value-type="string">
            <text:p>15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6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7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 table:number-rows-repeated="3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30" table:number-columns-repeated="6"/>
          <table:table-cell/>
          <table:table-cell table:style-name="ce41"/>
          <table:table-cell table:style-name="ce31" table:number-columns-repeated="4"/>
          <table:table-cell table:style-name="ce41" table:number-columns-repeated="14"/>
          <table:table-cell table:style-name="ce40" table:number-columns-repeated="995"/>
        </table:table-row>
        <table:table-row table:style-name="ro7">
          <table:table-cell office:value-type="string" calcext:value-type="string">
            <text:p>O4-0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wifi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1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power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2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SD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3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link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4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1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5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6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3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7</text:p>
          </table:table-cell>
          <table:table-cell table:number-columns-repeated="5"/>
          <table:table-cell table:style-name="ce41"/>
          <table:table-cell table:number-columns-repeated="5"/>
          <table:table-cell table:style-name="ce48" office:value-type="string" calcext:value-type="string">
            <text:p>demande info</text:p>
          </table:table-cell>
          <table:table-cell table:number-columns-repeated="1008"/>
        </table:table-row>
        <table:table-row table:style-name="ro7" table:number-rows-repeated="80">
          <table:table-cell table:number-columns-repeated="6"/>
          <table:table-cell table:style-name="ce41"/>
          <table:table-cell table:number-columns-repeated="1014"/>
        </table:table-row>
        <table:table-row table:style-name="ro7" table:number-rows-repeated="10484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t328" table:style-name="ta1">
        <table:table-column table:style-name="co21" table:default-cell-style-name="ce35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339"/>
        <table:table-column table:style-name="co30" table:number-columns-repeated="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1" table:number-columns-repeated="1000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434"/>
          <table:table-cell office:value-type="string" calcext:value-type="string">
            <text:p>Par défaut sur la carte</text:p>
          </table:table-cell>
          <table:table-cell table:number-columns-repeated="1006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435"/>
          <table:table-cell office:value-type="string" calcext:value-type="string">
            <text:p>Extension</text:p>
          </table:table-cell>
          <table:table-cell table:number-columns-repeated="1006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"/>
          <table:table-cell table:style-name="ce403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403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1000"/>
        </table:table-row>
        <table:table-row table:style-name="ro7">
          <table:table-cell table:number-columns-repeated="1024"/>
        </table:table-row>
        <table:table-row table:style-name="ro11">
          <table:table-cell/>
          <table:table-cell table:style-name="ce357" office:value-type="string" calcext:value-type="string">
            <text:p>PIN Atmega</text:p>
          </table:table-cell>
          <table:table-cell table:style-name="ce357" office:value-type="string" calcext:value-type="string">
            <text:p>Designation</text:p>
          </table:table-cell>
          <table:table-cell table:style-name="ce357" office:value-type="string" calcext:value-type="string">
            <text:p>PIN n°</text:p>
          </table:table-cell>
          <table:table-cell table:style-name="ce389" office:value-type="string" calcext:value-type="string">
            <text:p>ADC</text:p>
          </table:table-cell>
          <table:table-cell table:style-name="ce389" office:value-type="string" calcext:value-type="string">
            <text:p>INT</text:p>
          </table:table-cell>
          <table:table-cell table:style-name="ce389" office:value-type="string" calcext:value-type="string">
            <text:p>RT/JTAG</text:p>
          </table:table-cell>
          <table:table-cell table:style-name="ce389" office:value-type="string" calcext:value-type="string">
            <text:p>SPI</text:p>
          </table:table-cell>
          <table:table-cell table:style-name="ce389" office:value-type="string" calcext:value-type="string">
            <text:p>Autres</text:p>
          </table:table-cell>
          <table:table-cell table:style-name="ce399"/>
          <table:table-cell table:style-name="ce404" office:value-type="string" calcext:value-type="string">
            <text:p>Bus 16</text:p>
          </table:table-cell>
          <table:table-cell table:style-name="ce404" office:value-type="string" calcext:value-type="string">
            <text:p>CodeExt.</text:p>
          </table:table-cell>
          <table:table-cell table:style-name="ce404" office:value-type="string" calcext:value-type="string">
            <text:p>RTC</text:p>
          </table:table-cell>
          <table:table-cell table:style-name="ce404" office:value-type="string" calcext:value-type="string">
            <text:p>CaptT°</text:p>
          </table:table-cell>
          <table:table-cell table:style-name="ce404" office:value-type="string" calcext:value-type="string">
            <text:p>Batt.</text:p>
          </table:table-cell>
          <table:table-cell table:style-name="ce426"/>
          <table:table-cell table:style-name="ce404" office:value-type="string" calcext:value-type="string">
            <text:p>YunSh.</text:p>
          </table:table-cell>
          <table:table-cell table:style-name="ce404" office:value-type="string" calcext:value-type="string">
            <text:p>IHM</text:p>
          </table:table-cell>
          <table:table-cell table:style-name="ce437" office:value-type="string" calcext:value-type="string">
            <text:p>Audio + uSD</text:p>
            <text:p>(atmega+</text:p>
            <text:p>VS1033)</text:p>
          </table:table-cell>
          <table:table-cell table:style-name="ce437" office:value-type="string" calcext:value-type="string">
            <text:p>MIDI+DMX</text:p>
            <text:p>(atmega ?)</text:p>
          </table:table-cell>
          <table:table-cell table:style-name="ce437" office:value-type="string" calcext:value-type="string">
            <text:p>Radio</text:p>
          </table:table-cell>
          <table:table-cell table:style-name="ce437" office:value-type="string" calcext:value-type="string">
            <text:p>puissance led </text:p>
            <text:p>(hc595 +</text:p>
            <text:p>Darlington)</text:p>
          </table:table-cell>
          <table:table-cell table:style-name="ce437" office:value-type="string" calcext:value-type="string">
            <text:p>Relais</text:p>
            <text:p>(hC595)</text:p>
          </table:table-cell>
          <table:table-cell table:style-name="ce437" office:value-type="string" calcext:value-type="string">
            <text:p>Titreur</text:p>
            <text:p>(atmega)</text:p>
          </table:table-cell>
          <table:table-cell table:style-name="ce301" office:value-type="string" calcext:value-type="string">
            <text:p>Infos (</text:p>
          </table:table-cell>
          <table:table-cell table:style-name="ce301" office:value-type="string" calcext:value-type="string">
            <text:p>Full IHM </text:p>
            <text:p>Input</text:p>
          </table:table-cell>
          <table:table-cell table:style-name="ce301" office:value-type="string" calcext:value-type="string">
            <text:p>puissance led</text:p>
          </table:table-cell>
          <table:table-cell table:style-name="ce301" table:number-columns-repeated="997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1" calcext:value-type="float">
            <text:p>1</text:p>
          </table:table-cell>
          <table:table-cell table:style-name="ce369" office:value-type="string" calcext:value-type="string">
            <text:p>PD3</text:p>
          </table:table-cell>
          <table:table-cell table:style-name="ce381"/>
          <table:table-cell table:style-name="ce390" table:number-columns-repeated="3"/>
          <table:table-cell table:style-name="ce393"/>
          <table:table-cell table:style-name="ce390"/>
          <table:table-cell table:style-name="ce400"/>
          <table:table-cell table:style-name="ce405" table:formula="of:=HYPERLINK(&quot;#Refs.$A$4&quot;;[.$A$4])" office:value-type="float" office:value="0" calcext:value-type="float">
            <text:p>0</text:p>
          </table:table-cell>
          <table:table-cell table:style-name="ce415"/>
          <table:table-cell table:style-name="ce405" table:formula="of:=HYPERLINK(&quot;#Refs.$A$4&quot;;[.$A$4])" office:value-type="float" office:value="0" calcext:value-type="float">
            <text:p>0</text:p>
          </table:table-cell>
          <table:table-cell table:style-name="ce415" table:number-columns-repeated="2"/>
          <table:table-cell table:style-name="ce427"/>
          <table:table-cell table:style-name="ce405" table:formula="of:=HYPERLINK(&quot;#Refs.$A$4&quot;;[.$A$4])" office:value-type="float" office:value="0" calcext:value-type="float">
            <text:p>0</text:p>
          </table:table-cell>
          <table:table-cell table:style-name="ce405" table:formula="of:=HYPERLINK(&quot;#Refs.$A$4&quot;;[.$A$4])" office:value-type="float" office:value="0" calcext:value-type="float">
            <text:p>0</text:p>
          </table:table-cell>
          <table:table-cell table:style-name="ce405" table:formula="of:=HYPERLINK(&quot;#Refs.$A$4&quot;;[.$A$4])" office:value-type="float" office:value="0" calcext:value-type="float">
            <text:p>0</text:p>
          </table:table-cell>
          <table:table-cell table:style-name="ce405" table:formula="of:=HYPERLINK(&quot;#Refs.$A$4&quot;;[.$A$4])" office:value-type="float" office:value="0" calcext:value-type="float">
            <text:p>0</text:p>
          </table:table-cell>
          <table:table-cell table:style-name="ce405" table:formula="of:=HYPERLINK(&quot;#Refs.$A$4&quot;;[.$A$4])" office:value-type="float" office:value="0" calcext:value-type="float">
            <text:p>0</text:p>
          </table:table-cell>
          <table:table-cell table:style-name="ce405"/>
          <table:table-cell table:style-name="ce425"/>
          <table:table-cell table:style-name="ce405" table:formula="of:=HYPERLINK(&quot;#Refs.$A$4&quot;;[.$A$4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2" calcext:value-type="float">
            <text:p>2</text:p>
          </table:table-cell>
          <table:table-cell table:style-name="ce369" office:value-type="string" calcext:value-type="string">
            <text:p>PD4</text:p>
          </table:table-cell>
          <table:table-cell table:style-name="ce381"/>
          <table:table-cell table:style-name="ce390" table:number-columns-repeated="3"/>
          <table:table-cell table:style-name="ce393"/>
          <table:table-cell table:style-name="ce390"/>
          <table:table-cell table:style-name="ce400"/>
          <table:table-cell table:style-name="ce406" table:formula="of:=HYPERLINK(&quot;#Refs.$A$5&quot;;[.$A$5])" office:value-type="float" office:value="0" calcext:value-type="float">
            <text:p>0</text:p>
          </table:table-cell>
          <table:table-cell table:style-name="ce416"/>
          <table:table-cell table:style-name="ce406" table:formula="of:=HYPERLINK(&quot;#Refs.$A$5&quot;;[.$A$5])" office:value-type="float" office:value="0" calcext:value-type="float">
            <text:p>0</text:p>
          </table:table-cell>
          <table:table-cell table:style-name="ce416" table:number-columns-repeated="2"/>
          <table:table-cell table:style-name="ce428"/>
          <table:table-cell table:style-name="ce406" table:formula="of:=HYPERLINK(&quot;#Refs.$A$5&quot;;[.$A$5])" office:value-type="float" office:value="0" calcext:value-type="float">
            <text:p>0</text:p>
          </table:table-cell>
          <table:table-cell table:style-name="ce406" table:formula="of:=HYPERLINK(&quot;#Refs.$A$5&quot;;[.$A$5])" office:value-type="float" office:value="0" calcext:value-type="float">
            <text:p>0</text:p>
          </table:table-cell>
          <table:table-cell table:style-name="ce406" table:formula="of:=HYPERLINK(&quot;#Refs.$A$5&quot;;[.$A$5])" office:value-type="float" office:value="0" calcext:value-type="float">
            <text:p>0</text:p>
          </table:table-cell>
          <table:table-cell table:style-name="ce406" table:formula="of:=HYPERLINK(&quot;#Refs.$A$5&quot;;[.$A$5])" office:value-type="float" office:value="0" calcext:value-type="float">
            <text:p>0</text:p>
          </table:table-cell>
          <table:table-cell table:style-name="ce406" table:formula="of:=HYPERLINK(&quot;#Refs.$A$5&quot;;[.$A$5])" office:value-type="float" office:value="0" calcext:value-type="float">
            <text:p>0</text:p>
          </table:table-cell>
          <table:table-cell table:style-name="ce406"/>
          <table:table-cell table:style-name="ce424"/>
          <table:table-cell table:style-name="ce406" table:formula="of:=HYPERLINK(&quot;#Refs.$A$5&quot;;[.$A$5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359" office:value-type="float" office:value="3" calcext:value-type="float">
            <text:p>3</text:p>
          </table:table-cell>
          <table:table-cell table:style-name="ce370" office:value-type="string" calcext:value-type="string">
            <text:p>GND</text:p>
          </table:table-cell>
          <table:table-cell table:style-name="ce381"/>
          <table:table-cell table:style-name="ce390" table:number-columns-repeated="3"/>
          <table:table-cell table:style-name="ce393"/>
          <table:table-cell table:style-name="ce390"/>
          <table:table-cell table:style-name="ce400"/>
          <table:table-cell table:style-name="ce405" table:formula="of:=HYPERLINK(&quot;#Refs.$A$6&quot;;[.$A$6])" office:value-type="float" office:value="0" calcext:value-type="float">
            <text:p>0</text:p>
          </table:table-cell>
          <table:table-cell table:style-name="ce415"/>
          <table:table-cell table:style-name="ce405" table:formula="of:=HYPERLINK(&quot;#Refs.$A$6&quot;;[.$A$6])" office:value-type="float" office:value="0" calcext:value-type="float">
            <text:p>0</text:p>
          </table:table-cell>
          <table:table-cell table:style-name="ce415"/>
          <table:table-cell table:style-name="ce422"/>
          <table:table-cell table:style-name="ce426"/>
          <table:table-cell table:style-name="ce405" table:formula="of:=HYPERLINK(&quot;#Refs.$A$6&quot;;[.$A$6])" office:value-type="float" office:value="0" calcext:value-type="float">
            <text:p>0</text:p>
          </table:table-cell>
          <table:table-cell table:style-name="ce405" table:formula="of:=HYPERLINK(&quot;#Refs.$A$6&quot;;[.$A$6])" office:value-type="float" office:value="0" calcext:value-type="float">
            <text:p>0</text:p>
          </table:table-cell>
          <table:table-cell table:style-name="ce405" table:formula="of:=HYPERLINK(&quot;#Refs.$A$6&quot;;[.$A$6])" office:value-type="float" office:value="0" calcext:value-type="float">
            <text:p>0</text:p>
          </table:table-cell>
          <table:table-cell table:style-name="ce405" table:formula="of:=HYPERLINK(&quot;#Refs.$A$6&quot;;[.$A$6])" office:value-type="float" office:value="0" calcext:value-type="float">
            <text:p>0</text:p>
          </table:table-cell>
          <table:table-cell table:style-name="ce405" table:formula="of:=HYPERLINK(&quot;#Refs.$A$6&quot;;[.$A$6])" office:value-type="float" office:value="0" calcext:value-type="float">
            <text:p>0</text:p>
          </table:table-cell>
          <table:table-cell table:style-name="ce405"/>
          <table:table-cell table:style-name="ce425"/>
          <table:table-cell table:style-name="ce405" table:formula="of:=HYPERLINK(&quot;#Refs.$A$6&quot;;[.$A$6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360" office:value-type="float" office:value="4" calcext:value-type="float">
            <text:p>4</text:p>
          </table:table-cell>
          <table:table-cell table:style-name="ce371" office:value-type="string" calcext:value-type="string">
            <text:p>VCC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361" office:value-type="float" office:value="5" calcext:value-type="float">
            <text:p>5</text:p>
          </table:table-cell>
          <table:table-cell table:style-name="ce372" office:value-type="string" calcext:value-type="string">
            <text:p>GND </text:p>
          </table:table-cell>
          <table:table-cell table:style-name="ce382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362" office:value-type="float" office:value="6" calcext:value-type="float">
            <text:p>6</text:p>
          </table:table-cell>
          <table:table-cell table:style-name="ce373" office:value-type="string" calcext:value-type="string">
            <text:p>VCC</text:p>
          </table:table-cell>
          <table:table-cell table:style-name="ce383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358" office:value-type="float" office:value="7" calcext:value-type="float">
            <text:p>7</text:p>
          </table:table-cell>
          <table:table-cell table:style-name="ce369" office:value-type="string" calcext:value-type="string">
            <text:p>XTAL1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358" office:value-type="float" office:value="8" calcext:value-type="float">
            <text:p>8</text:p>
          </table:table-cell>
          <table:table-cell table:style-name="ce369" office:value-type="string" calcext:value-type="string">
            <text:p>XTAL2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9" calcext:value-type="float">
            <text:p>9</text:p>
          </table:table-cell>
          <table:table-cell table:style-name="ce369" office:value-type="string" calcext:value-type="string">
            <text:p>PD5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05" table:formula="of:=HYPERLINK(&quot;#Refs.$A$7&quot;;[.$A$7])" office:value-type="float" office:value="0" calcext:value-type="float">
            <text:p>0</text:p>
          </table:table-cell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10" calcext:value-type="float">
            <text:p>10</text:p>
          </table:table-cell>
          <table:table-cell table:style-name="ce369" office:value-type="string" calcext:value-type="string">
            <text:p>PD6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05" table:formula="of:=HYPERLINK(&quot;#Refs.$A$8&quot;;[.$A$8])" office:value-type="string" office:string-value="*" calcext:value-type="string">
            <text:p>*</text:p>
          </table:table-cell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11" calcext:value-type="float">
            <text:p>11</text:p>
          </table:table-cell>
          <table:table-cell table:style-name="ce369" office:value-type="string" calcext:value-type="string">
            <text:p>PD7</text:p>
          </table:table-cell>
          <table:table-cell table:style-name="ce381"/>
          <table:table-cell table:style-name="ce390"/>
          <table:table-cell table:style-name="ce397"/>
          <table:table-cell table:style-name="ce390" table:number-columns-repeated="3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06" table:formula="of:=HYPERLINK(&quot;#Refs.$A$9&quot;;[.$A$9])" office:value-type="string" office:string-value="*" calcext:value-type="string">
            <text:p>*</text:p>
          </table:table-cell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12" calcext:value-type="float">
            <text:p>12</text:p>
          </table:table-cell>
          <table:table-cell table:style-name="ce369" office:value-type="string" calcext:value-type="string">
            <text:p>PB0</text:p>
          </table:table-cell>
          <table:table-cell table:style-name="ce381"/>
          <table:table-cell table:style-name="ce390"/>
          <table:table-cell table:style-name="ce393"/>
          <table:table-cell table:style-name="ce390" table:number-columns-repeated="3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36" table:formula="of:=HYPERLINK(&quot;#Refs.$A$10&quot;;[.C62])" office:value-type="string" office:string-value="INTA" calcext:value-type="string">
            <text:p>INTA</text:p>
          </table:table-cell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13" calcext:value-type="float">
            <text:p>13</text:p>
          </table:table-cell>
          <table:table-cell table:style-name="ce369" office:value-type="string" calcext:value-type="string">
            <text:p>PB1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 office:value-type="string" calcext:value-type="string">
            <text:p>*</text:p>
          </table:table-cell>
          <table:table-cell table:style-name="ce415" table:number-columns-repeated="2"/>
          <table:table-cell table:style-name="ce422"/>
          <table:table-cell table:style-name="ce426"/>
          <table:table-cell table:style-name="ce425" office:value-type="string" calcext:value-type="string">
            <text:p>CS</text:p>
          </table:table-cell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14" calcext:value-type="float">
            <text:p>14</text:p>
          </table:table-cell>
          <table:table-cell table:style-name="ce369" office:value-type="string" calcext:value-type="string">
            <text:p>PB2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5"/>
          <table:table-cell table:style-name="ce415"/>
          <table:table-cell table:style-name="ce422" table:number-columns-repeated="2"/>
          <table:table-cell table:style-name="ce415" office:value-type="string" calcext:value-type="string">
            <text:p>SECU</text:p>
          </table:table-cell>
          <table:table-cell table:style-name="ce427"/>
          <table:table-cell table:style-name="ce410"/>
          <table:table-cell table:style-name="ce405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15" calcext:value-type="float">
            <text:p>15</text:p>
          </table:table-cell>
          <table:table-cell table:style-name="ce374" office:value-type="string" calcext:value-type="string">
            <text:p>PB3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5"/>
          <table:table-cell table:style-name="ce415"/>
          <table:table-cell table:style-name="ce422" table:number-columns-repeated="2"/>
          <table:table-cell table:style-name="ce415" office:value-type="string" calcext:value-type="string">
            <text:p>!EXT</text:p>
          </table:table-cell>
          <table:table-cell table:style-name="ce427"/>
          <table:table-cell table:style-name="ce410"/>
          <table:table-cell table:style-name="ce405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16" calcext:value-type="float">
            <text:p>16</text:p>
          </table:table-cell>
          <table:table-cell table:style-name="ce375" office:value-type="string" calcext:value-type="string">
            <text:p>PB4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 office:value-type="string" calcext:value-type="string">
            <text:p>*</text:p>
          </table:table-cell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22"/>
          <table:table-cell table:style-name="ce425" office:value-type="string" calcext:value-type="string">
            <text:p>CS</text:p>
          </table:table-cell>
          <table:table-cell table:style-name="ce425" table:number-columns-repeated="3"/>
          <table:table-cell table:style-name="ce422"/>
          <table:table-cell table:number-columns-repeated="1000"/>
        </table:table-row>
        <table:table-row table:style-name="ro7">
          <table:table-cell table:style-name="ce353" office:value-type="string" calcext:value-type="string">
            <text:p>*</text:p>
          </table:table-cell>
          <table:table-cell table:style-name="ce363" office:value-type="float" office:value="17" calcext:value-type="float">
            <text:p>17</text:p>
          </table:table-cell>
          <table:table-cell table:style-name="ce369" office:value-type="string" calcext:value-type="string">
            <text:p>PB5</text:p>
          </table:table-cell>
          <table:table-cell table:style-name="ce384"/>
          <table:table-cell table:style-name="ce391" table:number-columns-repeated="5"/>
          <table:table-cell table:style-name="ce401"/>
          <table:table-cell table:style-name="ce408"/>
          <table:table-cell table:style-name="ce417"/>
          <table:table-cell table:style-name="ce423" table:number-columns-repeated="3"/>
          <table:table-cell table:style-name="ce429"/>
          <table:table-cell table:style-name="ce411"/>
          <table:table-cell table:style-name="ce408"/>
          <table:table-cell table:style-name="ce423"/>
          <table:table-cell table:style-name="ce411" table:number-columns-repeated="4"/>
          <table:table-cell table:style-name="ce423"/>
          <table:table-cell table:style-name="VCC" table:number-columns-repeated="999"/>
          <table:table-cell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64" office:value-type="float" office:value="18" calcext:value-type="float">
            <text:p>18</text:p>
          </table:table-cell>
          <table:table-cell table:style-name="ce369" office:value-type="string" calcext:value-type="string">
            <text:p>AVCC</text:p>
          </table:table-cell>
          <table:table-cell table:style-name="ce385"/>
          <table:table-cell table:style-name="ce392" table:number-columns-repeated="5"/>
          <table:table-cell table:style-name="ce402"/>
          <table:table-cell table:style-name="ce409"/>
          <table:table-cell table:style-name="ce418"/>
          <table:table-cell table:style-name="ce409" table:number-columns-repeated="3"/>
          <table:table-cell table:style-name="ce430"/>
          <table:table-cell table:style-name="ce412"/>
          <table:table-cell table:style-name="ce409" table:number-columns-repeated="2"/>
          <table:table-cell table:style-name="ce412" table:number-columns-repeated="4"/>
          <table:table-cell table:style-name="ce409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19" calcext:value-type="float">
            <text:p>19</text:p>
          </table:table-cell>
          <table:table-cell table:style-name="ce369" office:value-type="string" calcext:value-type="string">
            <text:p>ADC6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 office:value-type="string" calcext:value-type="string">
            <text:p>*</text:p>
          </table:table-cell>
          <table:table-cell table:style-name="ce415" table:number-columns-repeated="2"/>
          <table:table-cell table:style-name="ce422"/>
          <table:table-cell table:style-name="ce426"/>
          <table:table-cell table:style-name="ce410"/>
          <table:table-cell table:style-name="ce407"/>
          <table:table-cell table:style-name="ce415" office:value-type="string" calcext:value-type="string">
            <text:p>CS-MP3</text:p>
          </table:table-cell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20" calcext:value-type="float">
            <text:p>20</text:p>
          </table:table-cell>
          <table:table-cell table:style-name="ce369" office:value-type="string" calcext:value-type="string">
            <text:p>AREF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15" office:value-type="string" calcext:value-type="string">
            <text:p>MP3-DCS</text:p>
          </table:table-cell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21" calcext:value-type="float">
            <text:p>21</text:p>
          </table:table-cell>
          <table:table-cell table:style-name="ce370" office:value-type="string" calcext:value-type="string">
            <text:p>GND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15" office:value-type="string" calcext:value-type="string">
            <text:p>MP3-RST</text:p>
          </table:table-cell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22" calcext:value-type="float">
            <text:p>22</text:p>
          </table:table-cell>
          <table:table-cell table:style-name="ce369" office:value-type="string" calcext:value-type="string">
            <text:p>ADC7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 office:value-type="string" calcext:value-type="string">
            <text:p>*</text:p>
          </table:table-cell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15" office:value-type="string" calcext:value-type="string">
            <text:p>CS-uSD</text:p>
          </table:table-cell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9" office:value-type="float" office:value="23" calcext:value-type="float">
            <text:p>23</text:p>
          </table:table-cell>
          <table:table-cell table:style-name="ce369" office:value-type="string" calcext:value-type="string">
            <text:p>PC0</text:p>
          </table:table-cell>
          <table:table-cell table:style-name="ce386"/>
          <table:table-cell table:style-name="ce390" table:number-columns-repeated="5"/>
          <table:table-cell table:style-name="ce400"/>
          <table:table-cell table:style-name="ce407"/>
          <table:table-cell table:style-name="ce415" office:value-type="string" calcext:value-type="string">
            <text:p>*</text:p>
          </table:table-cell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22"/>
          <table:table-cell table:style-name="ce410" table:number-columns-repeated="4"/>
          <table:table-cell table:style-name="ce415" office:value-type="string" calcext:value-type="string">
            <text:p>CS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24" calcext:value-type="float">
            <text:p>24</text:p>
          </table:table-cell>
          <table:table-cell table:style-name="ce369" office:value-type="string" calcext:value-type="string">
            <text:p>PC1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5" office:value-type="string" calcext:value-type="string">
            <text:p>!CS</text:p>
          </table:table-cell>
          <table:table-cell table:style-name="ce415" office:value-type="string" calcext:value-type="string">
            <text:p>***</text:p>
          </table:table-cell>
          <table:table-cell table:style-name="ce422" table:number-columns-repeated="2"/>
          <table:table-cell table:style-name="ce415" office:value-type="string" calcext:value-type="string">
            <text:p>*</text:p>
          </table:table-cell>
          <table:table-cell table:style-name="ce426"/>
          <table:table-cell table:style-name="ce410"/>
          <table:table-cell table:style-name="ce405" office:value-type="string" calcext:value-type="string">
            <text:p>*</text:p>
          </table:table-cell>
          <table:table-cell table:style-name="ce422"/>
          <table:table-cell table:style-name="ce410" table:number-columns-repeated="3"/>
          <table:table-cell table:style-name="ce425" office:value-type="string" calcext:value-type="string">
            <text:p>*</text:p>
          </table:table-cell>
          <table:table-cell table:style-name="ce422"/>
          <table:table-cell table:number-columns-repeated="1000"/>
        </table:table-row>
        <table:table-row table:style-name="ro7">
          <table:table-cell/>
          <table:table-cell table:style-name="ce358" office:value-type="float" office:value="25" calcext:value-type="float">
            <text:p>25</text:p>
          </table:table-cell>
          <table:table-cell table:style-name="ce376" office:value-type="string" calcext:value-type="string">
            <text:p>PC2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 office:value-type="string" calcext:value-type="string">
            <text:p>*</text:p>
          </table:table-cell>
          <table:table-cell table:style-name="ce415" office:value-type="string" calcext:value-type="string">
            <text:p>CS</text:p>
          </table:table-cell>
          <table:table-cell table:style-name="ce415"/>
          <table:table-cell table:style-name="ce422"/>
          <table:table-cell table:style-name="ce426"/>
          <table:table-cell table:style-name="ce410"/>
          <table:table-cell table:style-name="ce407"/>
          <table:table-cell table:style-name="ce422"/>
          <table:table-cell table:style-name="ce410"/>
          <table:table-cell table:style-name="ce425" office:value-type="string" calcext:value-type="string">
            <text:p>CS</text:p>
          </table:table-cell>
          <table:table-cell table:style-name="ce425"/>
          <table:table-cell table:style-name="ce410"/>
          <table:table-cell table:style-name="ce422"/>
          <table:table-cell table:number-columns-repeated="1000"/>
        </table:table-row>
        <table:table-row table:style-name="ro7">
          <table:table-cell/>
          <table:table-cell table:style-name="ce358" office:value-type="float" office:value="26" calcext:value-type="float">
            <text:p>26</text:p>
          </table:table-cell>
          <table:table-cell table:style-name="ce377" office:value-type="string" calcext:value-type="string">
            <text:p>PC3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table:style-name="ce355" office:value-type="string" calcext:value-type="string">
            <text:p>+</text:p>
          </table:table-cell>
          <table:table-cell table:style-name="ce365" office:value-type="float" office:value="27" calcext:value-type="float">
            <text:p>27</text:p>
          </table:table-cell>
          <table:table-cell table:style-name="ce369" office:value-type="string" calcext:value-type="string">
            <text:p>PC4</text:p>
          </table:table-cell>
          <table:table-cell table:style-name="ce382"/>
          <table:table-cell table:style-name="ce391" table:number-columns-repeated="5"/>
          <table:table-cell table:style-name="ce401"/>
          <table:table-cell table:style-name="ce408"/>
          <table:table-cell table:style-name="ce417"/>
          <table:table-cell table:style-name="ce423" table:number-columns-repeated="3"/>
          <table:table-cell table:style-name="ce429"/>
          <table:table-cell table:style-name="ce411"/>
          <table:table-cell table:style-name="ce408"/>
          <table:table-cell table:style-name="ce423"/>
          <table:table-cell table:style-name="ce411" table:number-columns-repeated="4"/>
          <table:table-cell table:style-name="ce423"/>
          <table:table-cell table:style-name="VCC" table:number-columns-repeated="999"/>
          <table:table-cell/>
        </table:table-row>
        <table:table-row table:style-name="ro7">
          <table:table-cell table:style-name="ce356" office:value-type="string" calcext:value-type="string">
            <text:p>-</text:p>
          </table:table-cell>
          <table:table-cell table:style-name="ce366" office:value-type="float" office:value="28" calcext:value-type="float">
            <text:p>28</text:p>
          </table:table-cell>
          <table:table-cell table:style-name="ce369" office:value-type="string" calcext:value-type="string">
            <text:p>PC5</text:p>
          </table:table-cell>
          <table:table-cell table:style-name="ce383"/>
          <table:table-cell table:style-name="ce392" table:number-columns-repeated="5"/>
          <table:table-cell table:style-name="ce402"/>
          <table:table-cell table:style-name="ce409"/>
          <table:table-cell table:style-name="ce418"/>
          <table:table-cell table:style-name="ce409" table:number-columns-repeated="3"/>
          <table:table-cell table:style-name="ce430"/>
          <table:table-cell table:style-name="ce412"/>
          <table:table-cell table:style-name="ce409" table:number-columns-repeated="2"/>
          <table:table-cell table:style-name="ce412" table:number-columns-repeated="4"/>
          <table:table-cell table:style-name="ce409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\</text:p>
          </table:table-cell>
          <table:table-cell table:style-name="ce358" office:value-type="float" office:value="29" calcext:value-type="float">
            <text:p>29</text:p>
          </table:table-cell>
          <table:table-cell table:style-name="ce369" office:value-type="string" calcext:value-type="string">
            <text:p>PC6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30" calcext:value-type="float">
            <text:p>30</text:p>
          </table:table-cell>
          <table:table-cell table:style-name="ce369" office:value-type="string" calcext:value-type="string">
            <text:p>PD0</text:p>
          </table:table-cell>
          <table:table-cell table:style-name="ce381"/>
          <table:table-cell table:style-name="ce393"/>
          <table:table-cell table:style-name="ce390" table:number-columns-repeated="4"/>
          <table:table-cell table:style-name="ce400"/>
          <table:table-cell table:style-name="ce407"/>
          <table:table-cell table:style-name="ce416" office:value-type="string" calcext:value-type="string">
            <text:p>CODE</text:p>
          </table:table-cell>
          <table:table-cell table:style-name="ce416" table:number-columns-repeated="2"/>
          <table:table-cell table:style-name="ce422"/>
          <table:table-cell table:style-name="ce426"/>
          <table:table-cell table:style-name="ce410"/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31" calcext:value-type="float">
            <text:p>31</text:p>
          </table:table-cell>
          <table:table-cell table:style-name="ce378" office:value-type="string" calcext:value-type="string">
            <text:p>PD1</text:p>
          </table:table-cell>
          <table:table-cell table:style-name="ce381"/>
          <table:table-cell table:style-name="ce393"/>
          <table:table-cell table:style-name="ce390" table:number-columns-repeated="4"/>
          <table:table-cell table:style-name="ce400"/>
          <table:table-cell table:style-name="ce406"/>
          <table:table-cell table:style-name="ce415"/>
          <table:table-cell table:style-name="ce422" table:number-columns-repeated="2"/>
          <table:table-cell table:style-name="ce416" office:value-type="string" calcext:value-type="string">
            <text:p>SECU</text:p>
          </table:table-cell>
          <table:table-cell table:style-name="ce428"/>
          <table:table-cell table:style-name="ce410"/>
          <table:table-cell table:style-name="ce406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32" calcext:value-type="float">
            <text:p>32</text:p>
          </table:table-cell>
          <table:table-cell table:style-name="ce378" office:value-type="string" calcext:value-type="string">
            <text:p>PD2</text:p>
          </table:table-cell>
          <table:table-cell table:style-name="ce381"/>
          <table:table-cell table:style-name="ce393"/>
          <table:table-cell table:style-name="ce390" table:number-columns-repeated="4"/>
          <table:table-cell table:style-name="ce400"/>
          <table:table-cell table:style-name="ce406"/>
          <table:table-cell table:style-name="ce415"/>
          <table:table-cell table:style-name="ce422" table:number-columns-repeated="2"/>
          <table:table-cell table:style-name="ce416" office:value-type="string" calcext:value-type="string">
            <text:p>NORM</text:p>
          </table:table-cell>
          <table:table-cell table:style-name="ce428"/>
          <table:table-cell table:style-name="ce410"/>
          <table:table-cell table:style-name="ce406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 table:number-rows-repeated="2">
          <table:table-cell/>
          <table:table-cell table:style-name="ce358"/>
          <table:table-cell table:style-name="ce378"/>
          <table:table-cell table:style-name="ce381"/>
          <table:table-cell table:style-name="ce393"/>
          <table:table-cell table:style-name="ce390" table:number-columns-repeated="4"/>
          <table:table-cell table:style-name="ce400"/>
          <table:table-cell table:style-name="ce406"/>
          <table:table-cell table:style-name="ce415"/>
          <table:table-cell table:style-name="ce422" table:number-columns-repeated="2"/>
          <table:table-cell table:style-name="ce416"/>
          <table:table-cell table:style-name="ce428"/>
          <table:table-cell table:style-name="ce410"/>
          <table:table-cell table:style-name="ce406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/>
          <table:table-cell table:style-name="ce357" office:value-type="string" calcext:value-type="string">
            <text:p>PIN BUS 16</text:p>
          </table:table-cell>
          <table:table-cell table:style-name="ce357" office:value-type="string" calcext:value-type="string">
            <text:p>Designation</text:p>
          </table:table-cell>
          <table:table-cell table:style-name="ce357" office:value-type="string" calcext:value-type="string">
            <text:p>PIN n°</text:p>
          </table:table-cell>
          <table:table-cell table:style-name="ce389" office:value-type="string" calcext:value-type="string">
            <text:p>I/O</text:p>
          </table:table-cell>
          <table:table-cell table:style-name="ce389" office:value-type="string" calcext:value-type="string">
            <text:p>INT</text:p>
          </table:table-cell>
          <table:table-cell table:style-name="ce389" office:value-type="string" calcext:value-type="string">
            <text:p>ADDR</text:p>
          </table:table-cell>
          <table:table-cell table:style-name="ce389" office:value-type="string" calcext:value-type="string">
            <text:p>SPI</text:p>
          </table:table-cell>
          <table:table-cell table:style-name="ce389" office:value-type="string" calcext:value-type="string">
            <text:p>Autr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1" calcext:value-type="float">
            <text:p>1</text:p>
          </table:table-cell>
          <table:table-cell table:style-name="ce379" office:value-type="string" calcext:value-type="string">
            <text:p>GPB0</text:p>
          </table:table-cell>
          <table:table-cell table:style-name="ce387" office:value-type="string" calcext:value-type="string">
            <text:p>B8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24" office:value-type="string" calcext:value-type="string">
            <text:p>SECT</text:p>
          </table:table-cell>
          <table:table-cell table:style-name="ce431"/>
          <table:table-cell table:style-name="ce419"/>
          <table:table-cell table:style-name="ce424"/>
          <table:table-cell table:style-name="ce419" table:number-columns-repeated="4"/>
          <table:table-cell table:style-name="ce416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2" calcext:value-type="float">
            <text:p>2</text:p>
          </table:table-cell>
          <table:table-cell table:style-name="ce379" office:value-type="string" calcext:value-type="string">
            <text:p>GPB1</text:p>
          </table:table-cell>
          <table:table-cell table:style-name="ce387" office:value-type="string" calcext:value-type="string">
            <text:p>B9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15" office:value-type="string" calcext:value-type="string">
            <text:p>CS_pwm1</text:p>
          </table:table-cell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3" calcext:value-type="float">
            <text:p>3</text:p>
          </table:table-cell>
          <table:table-cell table:style-name="ce379" office:value-type="string" calcext:value-type="string">
            <text:p>GPB2</text:p>
          </table:table-cell>
          <table:table-cell table:style-name="ce387" office:value-type="string" calcext:value-type="string">
            <text:p>B10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15" office:value-type="string" calcext:value-type="string">
            <text:p>CS_pwm2</text:p>
          </table:table-cell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4" calcext:value-type="float">
            <text:p>4</text:p>
          </table:table-cell>
          <table:table-cell table:style-name="ce379" office:value-type="string" calcext:value-type="string">
            <text:p>GPB3</text:p>
          </table:table-cell>
          <table:table-cell table:style-name="ce387" office:value-type="string" calcext:value-type="string">
            <text:p>B11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15" office:value-type="string" calcext:value-type="string">
            <text:p>CS_pwm3</text:p>
          </table:table-cell>
          <table:table-cell table:style-name="ce419"/>
          <table:table-cell table:number-columns-repeated="1000"/>
        </table:table-row>
        <table:table-row table:style-name="ro7">
          <table:table-cell/>
          <table:table-cell table:style-name="ce367" office:value-type="float" office:value="5" calcext:value-type="float">
            <text:p>5</text:p>
          </table:table-cell>
          <table:table-cell table:style-name="ce379" office:value-type="string" calcext:value-type="string">
            <text:p>GPB4</text:p>
          </table:table-cell>
          <table:table-cell table:style-name="ce387" office:value-type="string" calcext:value-type="string">
            <text:p>B12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15"/>
          <table:table-cell table:style-name="ce419"/>
          <table:table-cell table:number-columns-repeated="1000"/>
        </table:table-row>
        <table:table-row table:style-name="ro7">
          <table:table-cell/>
          <table:table-cell table:style-name="ce367" office:value-type="float" office:value="6" calcext:value-type="float">
            <text:p>6</text:p>
          </table:table-cell>
          <table:table-cell table:style-name="ce379" office:value-type="string" calcext:value-type="string">
            <text:p>GPB5</text:p>
          </table:table-cell>
          <table:table-cell table:style-name="ce387" office:value-type="string" calcext:value-type="string">
            <text:p>B13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15"/>
          <table:table-cell table:style-name="ce419"/>
          <table:table-cell table:number-columns-repeated="1000"/>
        </table:table-row>
        <table:table-row table:style-name="ro7">
          <table:table-cell/>
          <table:table-cell table:style-name="ce367" office:value-type="float" office:value="7" calcext:value-type="float">
            <text:p>7</text:p>
          </table:table-cell>
          <table:table-cell table:style-name="ce379" office:value-type="string" calcext:value-type="string">
            <text:p>GPB6</text:p>
          </table:table-cell>
          <table:table-cell table:style-name="ce387" office:value-type="string" calcext:value-type="string">
            <text:p>B14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15"/>
          <table:table-cell table:style-name="ce419"/>
          <table:table-cell table:number-columns-repeated="1000"/>
        </table:table-row>
        <table:table-row table:style-name="ro7">
          <table:table-cell/>
          <table:table-cell table:style-name="ce367" office:value-type="float" office:value="8" calcext:value-type="float">
            <text:p>8</text:p>
          </table:table-cell>
          <table:table-cell table:style-name="ce379" office:value-type="string" calcext:value-type="string">
            <text:p>GPB7</text:p>
          </table:table-cell>
          <table:table-cell table:style-name="ce387" office:value-type="string" calcext:value-type="string">
            <text:p>B15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table:style-name="ce355" office:value-type="string" calcext:value-type="string">
            <text:p>+</text:p>
          </table:table-cell>
          <table:table-cell table:style-name="ce368" office:value-type="float" office:value="9" calcext:value-type="float">
            <text:p>9</text:p>
          </table:table-cell>
          <table:table-cell table:style-name="ce380" office:value-type="string" calcext:value-type="string">
            <text:p>VDD</text:p>
          </table:table-cell>
          <table:table-cell table:style-name="ce388"/>
          <table:table-cell table:style-name="ce395" table:number-columns-repeated="5"/>
          <table:table-cell table:style-name="VCC"/>
          <table:table-cell table:style-name="ce411"/>
          <table:table-cell table:style-name="ce420" table:number-columns-repeated="3"/>
          <table:table-cell table:style-name="ce411"/>
          <table:table-cell table:style-name="ce432"/>
          <table:table-cell table:style-name="ce420"/>
          <table:table-cell table:style-name="ce411"/>
          <table:table-cell table:style-name="ce420" table:number-columns-repeated="4"/>
          <table:table-cell table:style-name="ce423"/>
          <table:table-cell table:style-name="ce420"/>
          <table:table-cell table:style-name="VCC" table:number-columns-repeated="999"/>
          <table:table-cell/>
        </table:table-row>
        <table:table-row table:style-name="ro7">
          <table:table-cell table:style-name="ce356" office:value-type="string" calcext:value-type="string">
            <text:p>-</text:p>
          </table:table-cell>
          <table:table-cell table:style-name="ce366" office:value-type="float" office:value="10" calcext:value-type="float">
            <text:p>10</text:p>
          </table:table-cell>
          <table:table-cell table:style-name="ce377" office:value-type="string" calcext:value-type="string">
            <text:p>GND</text:p>
          </table:table-cell>
          <table:table-cell table:style-name="ce383"/>
          <table:table-cell table:style-name="ce396" table:number-columns-repeated="5"/>
          <table:table-cell table:style-name="GND"/>
          <table:table-cell table:style-name="ce412"/>
          <table:table-cell table:style-name="ce421" table:number-columns-repeated="3"/>
          <table:table-cell table:style-name="ce412"/>
          <table:table-cell table:style-name="ce433"/>
          <table:table-cell table:style-name="ce421"/>
          <table:table-cell table:style-name="ce412"/>
          <table:table-cell table:style-name="ce421" table:number-columns-repeated="4"/>
          <table:table-cell table:style-name="ce409"/>
          <table:table-cell table:style-name="ce42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11" calcext:value-type="float">
            <text:p>11</text:p>
          </table:table-cell>
          <table:table-cell table:style-name="ce379" office:value-type="string" calcext:value-type="string">
            <text:p>NC / !CS</text:p>
          </table:table-cell>
          <table:table-cell table:style-name="ce387"/>
          <table:table-cell table:style-name="ce394" office:value-type="string" calcext:value-type="string">
            <text:p>I</text:p>
          </table:table-cell>
          <table:table-cell table:style-name="ce394" table:number-columns-repeated="2"/>
          <table:table-cell table:style-name="ce398" office:value-type="string" calcext:value-type="string">
            <text:p>!CS</text:p>
          </table:table-cell>
          <table:table-cell table:style-name="ce394"/>
          <table:table-cell/>
          <table:table-cell table:style-name="ce413" table:formula="of:=[.D31]" office:value-type="float" office:value="0" calcext:value-type="float">
            <text:p>0</text:p>
          </table:table-cell>
          <table:table-cell table:style-name="ce419" table:number-columns-repeated="3"/>
          <table:table-cell table:style-name="ce424" office:value-type="string" calcext:value-type="string">
            <text:p>*</text:p>
          </table:table-cell>
          <table:table-cell table:style-name="ce431"/>
          <table:table-cell table:style-name="ce419"/>
          <table:table-cell table:style-name="ce424" office:value-type="string" calcext:value-type="string">
            <text:p>*</text:p>
          </table:table-cell>
          <table:table-cell table:style-name="ce419" table:number-columns-repeated="4"/>
          <table:table-cell table:style-name="ce416" office:value-type="string" calcext:value-type="string">
            <text:p>*</text:p>
          </table:table-cell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12" calcext:value-type="float">
            <text:p>12</text:p>
          </table:table-cell>
          <table:table-cell table:style-name="ce379" office:value-type="string" calcext:value-type="string">
            <text:p>SCL/SCK</text:p>
          </table:table-cell>
          <table:table-cell table:style-name="ce387"/>
          <table:table-cell table:style-name="ce394" office:value-type="string" calcext:value-type="string">
            <text:p>I</text:p>
          </table:table-cell>
          <table:table-cell table:style-name="ce394" table:number-columns-repeated="2"/>
          <table:table-cell table:style-name="ce398" office:value-type="string" calcext:value-type="string">
            <text:p>SCK</text:p>
          </table:table-cell>
          <table:table-cell table:style-name="ce394"/>
          <table:table-cell/>
          <table:table-cell table:style-name="ce413" table:formula="of:=[.D10]" office:value-type="float" office:value="0" calcext:value-type="float">
            <text:p>0</text:p>
          </table:table-cell>
          <table:table-cell table:style-name="ce419" table:number-columns-repeated="3"/>
          <table:table-cell table:style-name="ce424" office:value-type="string" calcext:value-type="string">
            <text:p>*</text:p>
          </table:table-cell>
          <table:table-cell table:style-name="ce431"/>
          <table:table-cell table:style-name="ce419"/>
          <table:table-cell table:style-name="ce424" office:value-type="string" calcext:value-type="string">
            <text:p>*</text:p>
          </table:table-cell>
          <table:table-cell table:style-name="ce419" table:number-columns-repeated="4"/>
          <table:table-cell table:style-name="ce416" office:value-type="string" calcext:value-type="string">
            <text:p>*</text:p>
          </table:table-cell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13" calcext:value-type="float">
            <text:p>13</text:p>
          </table:table-cell>
          <table:table-cell table:style-name="ce379" office:value-type="string" calcext:value-type="string">
            <text:p>SDA / SI</text:p>
          </table:table-cell>
          <table:table-cell table:style-name="ce387"/>
          <table:table-cell table:style-name="ce394" office:value-type="string" calcext:value-type="string">
            <text:p>I/O</text:p>
          </table:table-cell>
          <table:table-cell table:style-name="ce394" table:number-columns-repeated="2"/>
          <table:table-cell table:style-name="ce398" office:value-type="string" calcext:value-type="string">
            <text:p>MOSI</text:p>
          </table:table-cell>
          <table:table-cell table:style-name="ce394"/>
          <table:table-cell/>
          <table:table-cell table:style-name="ce413" table:formula="of:=[.D8]" office:value-type="float" office:value="0" calcext:value-type="float">
            <text:p>0</text:p>
          </table:table-cell>
          <table:table-cell table:style-name="ce419" table:number-columns-repeated="3"/>
          <table:table-cell table:style-name="ce424" office:value-type="string" calcext:value-type="string">
            <text:p>*</text:p>
          </table:table-cell>
          <table:table-cell table:style-name="ce431"/>
          <table:table-cell table:style-name="ce419"/>
          <table:table-cell table:style-name="ce424" office:value-type="string" calcext:value-type="string">
            <text:p>*</text:p>
          </table:table-cell>
          <table:table-cell table:style-name="ce419" table:number-columns-repeated="4"/>
          <table:table-cell table:style-name="ce416" office:value-type="string" calcext:value-type="string">
            <text:p>*</text:p>
          </table:table-cell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14" calcext:value-type="float">
            <text:p>14</text:p>
          </table:table-cell>
          <table:table-cell table:style-name="ce379" office:value-type="string" calcext:value-type="string">
            <text:p>NC / SO</text:p>
          </table:table-cell>
          <table:table-cell table:style-name="ce387"/>
          <table:table-cell table:style-name="ce394" office:value-type="string" calcext:value-type="string">
            <text:p>O</text:p>
          </table:table-cell>
          <table:table-cell table:style-name="ce394" table:number-columns-repeated="2"/>
          <table:table-cell table:style-name="ce398" office:value-type="string" calcext:value-type="string">
            <text:p>MISO</text:p>
          </table:table-cell>
          <table:table-cell table:style-name="ce394"/>
          <table:table-cell/>
          <table:table-cell table:style-name="ce414" table:formula="of:=[.D9]" office:value-type="float" office:value="0" calcext:value-type="float">
            <text:p>0</text:p>
          </table:table-cell>
          <table:table-cell table:style-name="ce419" table:number-columns-repeated="3"/>
          <table:table-cell table:style-name="ce425" office:value-type="string" calcext:value-type="string">
            <text:p>*</text:p>
          </table:table-cell>
          <table:table-cell table:style-name="ce431"/>
          <table:table-cell table:style-name="ce419"/>
          <table:table-cell table:style-name="ce425" office:value-type="string" calcext:value-type="string">
            <text:p>*</text:p>
          </table:table-cell>
          <table:table-cell table:style-name="ce419" table:number-columns-repeated="4"/>
          <table:table-cell table:style-name="ce415" office:value-type="string" calcext:value-type="string">
            <text:p>*</text:p>
          </table:table-cell>
          <table:table-cell table:style-name="ce419"/>
          <table:table-cell table:number-columns-repeated="1000"/>
        </table:table-row>
        <table:table-row table:style-name="ro7">
          <table:table-cell/>
          <table:table-cell table:style-name="ce367" office:value-type="float" office:value="15" calcext:value-type="float">
            <text:p>15</text:p>
          </table:table-cell>
          <table:table-cell table:style-name="ce379" office:value-type="string" calcext:value-type="string">
            <text:p>A0</text:p>
          </table:table-cell>
          <table:table-cell table:style-name="ce387"/>
          <table:table-cell table:style-name="ce394" office:value-type="string" calcext:value-type="string">
            <text:p>I</text:p>
          </table:table-cell>
          <table:table-cell table:style-name="ce394"/>
          <table:table-cell table:style-name="ce394" office:value-type="float" office:value="0" calcext:value-type="float">
            <text:p>0</text:p>
          </table:table-cell>
          <table:table-cell table:style-name="ce394" table:number-columns-repeated="2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/>
          <table:table-cell table:style-name="ce367" office:value-type="float" office:value="16" calcext:value-type="float">
            <text:p>16</text:p>
          </table:table-cell>
          <table:table-cell table:style-name="ce379" office:value-type="string" calcext:value-type="string">
            <text:p>A1</text:p>
          </table:table-cell>
          <table:table-cell table:style-name="ce387"/>
          <table:table-cell table:style-name="ce394" office:value-type="string" calcext:value-type="string">
            <text:p>I</text:p>
          </table:table-cell>
          <table:table-cell table:style-name="ce394"/>
          <table:table-cell table:style-name="ce394" office:value-type="float" office:value="1" calcext:value-type="float">
            <text:p>1</text:p>
          </table:table-cell>
          <table:table-cell table:style-name="ce394" table:number-columns-repeated="2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/>
          <table:table-cell table:style-name="ce367" office:value-type="float" office:value="17" calcext:value-type="float">
            <text:p>17</text:p>
          </table:table-cell>
          <table:table-cell table:style-name="ce379" office:value-type="string" calcext:value-type="string">
            <text:p>A2</text:p>
          </table:table-cell>
          <table:table-cell table:style-name="ce387"/>
          <table:table-cell table:style-name="ce394" office:value-type="string" calcext:value-type="string">
            <text:p>I</text:p>
          </table:table-cell>
          <table:table-cell table:style-name="ce394"/>
          <table:table-cell table:style-name="ce394" office:value-type="float" office:value="2" calcext:value-type="float">
            <text:p>2</text:p>
          </table:table-cell>
          <table:table-cell table:style-name="ce394" table:number-columns-repeated="2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367" office:value-type="float" office:value="18" calcext:value-type="float">
            <text:p>18</text:p>
          </table:table-cell>
          <table:table-cell table:style-name="ce379" office:value-type="string" calcext:value-type="string">
            <text:p>!RESET</text:p>
          </table:table-cell>
          <table:table-cell table:style-name="ce387"/>
          <table:table-cell table:style-name="ce394" office:value-type="string" calcext:value-type="string">
            <text:p>I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/>
          <table:table-cell table:style-name="ce367" office:value-type="float" office:value="19" calcext:value-type="float">
            <text:p>19</text:p>
          </table:table-cell>
          <table:table-cell table:style-name="ce379" office:value-type="string" calcext:value-type="string">
            <text:p>INTB</text:p>
          </table:table-cell>
          <table:table-cell table:style-name="ce387"/>
          <table:table-cell table:style-name="ce394" office:value-type="string" calcext:value-type="string">
            <text:p>O</text:p>
          </table:table-cell>
          <table:table-cell table:style-name="ce394" office:value-type="string" calcext:value-type="string">
            <text:p>B</text:p>
          </table:table-cell>
          <table:table-cell table:style-name="ce394" table:number-columns-repeated="3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4"/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20" calcext:value-type="float">
            <text:p>20</text:p>
          </table:table-cell>
          <table:table-cell table:style-name="ce379" office:value-type="string" calcext:value-type="string">
            <text:p>INTA</text:p>
          </table:table-cell>
          <table:table-cell table:style-name="ce387"/>
          <table:table-cell table:style-name="ce394" office:value-type="string" calcext:value-type="string">
            <text:p>O</text:p>
          </table:table-cell>
          <table:table-cell table:style-name="ce398" office:value-type="string" calcext:value-type="string">
            <text:p>A</text:p>
          </table:table-cell>
          <table:table-cell table:style-name="ce394" table:number-columns-repeated="3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4" table:formula="of:=[.$D19]" office:value-type="float" office:value="0" calcext:value-type="float">
            <text:p>0</text:p>
          </table:table-cell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21" calcext:value-type="float">
            <text:p>21</text:p>
          </table:table-cell>
          <table:table-cell table:style-name="ce379" office:value-type="string" calcext:value-type="string">
            <text:p>GPA0</text:p>
          </table:table-cell>
          <table:table-cell table:style-name="ce387" office:value-type="string" calcext:value-type="string">
            <text:p>B0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25" office:value-type="string" calcext:value-type="string">
            <text:p>LEDpower</text:p>
          </table:table-cell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22" calcext:value-type="float">
            <text:p>22</text:p>
          </table:table-cell>
          <table:table-cell table:style-name="ce379" office:value-type="string" calcext:value-type="string">
            <text:p>GPA1</text:p>
          </table:table-cell>
          <table:table-cell table:style-name="ce387" office:value-type="string" calcext:value-type="string">
            <text:p>B1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25" office:value-type="string" calcext:value-type="string">
            <text:p>LEDwifi</text:p>
          </table:table-cell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23" calcext:value-type="float">
            <text:p>23</text:p>
          </table:table-cell>
          <table:table-cell table:style-name="ce379" office:value-type="string" calcext:value-type="string">
            <text:p>GPA2</text:p>
          </table:table-cell>
          <table:table-cell table:style-name="ce387" office:value-type="string" calcext:value-type="string">
            <text:p>B2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25" office:value-type="string" calcext:value-type="string">
            <text:p>LEDlink</text:p>
          </table:table-cell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24" calcext:value-type="float">
            <text:p>24</text:p>
          </table:table-cell>
          <table:table-cell table:style-name="ce379" office:value-type="string" calcext:value-type="string">
            <text:p>GPA3</text:p>
          </table:table-cell>
          <table:table-cell table:style-name="ce387" office:value-type="string" calcext:value-type="string">
            <text:p>B3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25" office:value-type="string" calcext:value-type="string">
            <text:p>LEDbatt</text:p>
          </table:table-cell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25" calcext:value-type="float">
            <text:p>25</text:p>
          </table:table-cell>
          <table:table-cell table:style-name="ce379" office:value-type="string" calcext:value-type="string">
            <text:p>GPA4</text:p>
          </table:table-cell>
          <table:table-cell table:style-name="ce387" office:value-type="string" calcext:value-type="string">
            <text:p>B4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25" office:value-type="string" calcext:value-type="string">
            <text:p>LEDmult1</text:p>
          </table:table-cell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26" calcext:value-type="float">
            <text:p>26</text:p>
          </table:table-cell>
          <table:table-cell table:style-name="ce379" office:value-type="string" calcext:value-type="string">
            <text:p>GPA5</text:p>
          </table:table-cell>
          <table:table-cell table:style-name="ce387" office:value-type="string" calcext:value-type="string">
            <text:p>B5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25" office:value-type="string" calcext:value-type="string">
            <text:p>LEDmult2</text:p>
          </table:table-cell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27" calcext:value-type="float">
            <text:p>27</text:p>
          </table:table-cell>
          <table:table-cell table:style-name="ce379" office:value-type="string" calcext:value-type="string">
            <text:p>GPA6</text:p>
          </table:table-cell>
          <table:table-cell table:style-name="ce387" office:value-type="string" calcext:value-type="string">
            <text:p>B6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24" office:value-type="string" calcext:value-type="string">
            <text:p>REBOOT</text:p>
          </table:table-cell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28" calcext:value-type="float">
            <text:p>28</text:p>
          </table:table-cell>
          <table:table-cell table:style-name="ce379" office:value-type="string" calcext:value-type="string">
            <text:p>GPA7</text:p>
          </table:table-cell>
          <table:table-cell table:style-name="ce387" office:value-type="string" calcext:value-type="string">
            <text:p>B7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24" office:value-type="string" calcext:value-type="string">
            <text:p>ILS_IHM</text:p>
          </table:table-cell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t644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" table:number-columns-repeated="999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5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5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1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999"/>
        </table:table-row>
        <table:table-row table:style-name="ro7">
          <table:table-cell table:number-columns-repeated="22"/>
          <table:table-cell office:value-type="string" calcext:value-type="string">
            <text:p>???</text:p>
          </table:table-cell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CaptLumi</text:p>
          </table:table-cell>
          <table:table-cell table:style-name="ce139" office:value-type="string" calcext:value-type="string">
            <text:p>Audio + uSD</text:p>
          </table:table-cell>
          <table:table-cell table:style-name="ce139" office:value-type="string" calcext:value-type="string">
            <text:p>MIDI+DMX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Relais/Puis.</text:p>
          </table:table-cell>
          <table:table-cell table:style-name="ce139" office:value-type="string" calcext:value-type="string">
            <text:p>Titreur</text:p>
          </table:table-cell>
          <table:table-cell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" calcext:value-type="float">
            <text:p>1</text:p>
          </table:table-cell>
          <table:table-cell table:style-name="ce149" office:value-type="string" calcext:value-type="string">
            <text:p>PB5</text:p>
          </table:table-cell>
          <table:table-cell table:style-name="ce155" office:value-type="string" calcext:value-type="string">
            <text:p>A13</text:p>
          </table:table-cell>
          <table:table-cell table:style-name="ce161" table:number-columns-repeated="3"/>
          <table:table-cell table:style-name="ce164" office:value-type="string" calcext:value-type="string">
            <text:p>MOSI</text:p>
          </table:table-cell>
          <table:table-cell table:style-name="ce161"/>
          <table:table-cell table:style-name="ce170"/>
          <table:table-cell table:style-name="ce177" table:formula="of:=HYPERLINK(&quot;#Refs.$A$4&quot;;[.$A$4])" office:value-type="float" office:value="0" calcext:value-type="float">
            <text:p>0</text:p>
          </table:table-cell>
          <table:table-cell table:style-name="ce192"/>
          <table:table-cell table:style-name="ce199" table:formula="of:=HYPERLINK(&quot;#Refs.$A$4&quot;;[.$A$4])" office:value-type="float" office:value="0" calcext:value-type="float">
            <text:p>0</text:p>
          </table:table-cell>
          <table:table-cell table:style-name="ce192" table:number-columns-repeated="2"/>
          <table:table-cell table:style-name="ce207"/>
          <table:table-cell table:style-name="ce216" table:formula="of:=HYPERLINK(&quot;#Refs.$A$4&quot;;[.$A$4])" office:value-type="float" office:value="0" calcext:value-type="float">
            <text:p>0</text:p>
          </table:table-cell>
          <table:table-cell table:style-name="ce228" table:formula="of:=HYPERLINK(&quot;#Refs.$A$4&quot;;[.$A$4])" office:value-type="float" office:value="0" calcext:value-type="float">
            <text:p>0</text:p>
          </table:table-cell>
          <table:table-cell table:style-name="ce233"/>
          <table:table-cell table:style-name="ce252" table:formula="of:=HYPERLINK(&quot;#Refs.$A$4&quot;;[.$A$4])" office:value-type="float" office:value="0" calcext:value-type="float">
            <text:p>0</text:p>
          </table:table-cell>
          <table:table-cell table:style-name="ce256" table:formula="of:=HYPERLINK(&quot;#Refs.$A$4&quot;;[.$A$4])" office:value-type="float" office:value="0" calcext:value-type="float">
            <text:p>0</text:p>
          </table:table-cell>
          <table:table-cell table:style-name="ce263" table:formula="of:=HYPERLINK(&quot;#Refs.$A$4&quot;;[.$A$4])" office:value-type="float" office:value="0" calcext:value-type="float">
            <text:p>0</text:p>
          </table:table-cell>
          <table:table-cell table:style-name="ce206"/>
          <table:table-cell table:style-name="ce271" table:formula="of:=HYPERLINK(&quot;#Refs.$A$4&quot;;[.$A$4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" calcext:value-type="float">
            <text:p>2</text:p>
          </table:table-cell>
          <table:table-cell table:style-name="ce149" office:value-type="string" calcext:value-type="string">
            <text:p>PB6</text:p>
          </table:table-cell>
          <table:table-cell table:style-name="ce155" office:value-type="string" calcext:value-type="string">
            <text:p>A14</text:p>
          </table:table-cell>
          <table:table-cell table:style-name="ce161" table:number-columns-repeated="3"/>
          <table:table-cell table:style-name="ce164" office:value-type="string" calcext:value-type="string">
            <text:p>MISO</text:p>
          </table:table-cell>
          <table:table-cell table:style-name="ce161"/>
          <table:table-cell table:style-name="ce170"/>
          <table:table-cell table:style-name="ce178" table:formula="of:=HYPERLINK(&quot;#Refs.$A$5&quot;;[.$A$5])" office:value-type="float" office:value="0" calcext:value-type="float">
            <text:p>0</text:p>
          </table:table-cell>
          <table:table-cell table:style-name="ce193"/>
          <table:table-cell table:style-name="ce200" table:formula="of:=HYPERLINK(&quot;#Refs.$A$5&quot;;[.$A$5])" office:value-type="float" office:value="0" calcext:value-type="float">
            <text:p>0</text:p>
          </table:table-cell>
          <table:table-cell table:style-name="ce193" table:number-columns-repeated="2"/>
          <table:table-cell table:style-name="ce208"/>
          <table:table-cell table:style-name="ce217" table:formula="of:=HYPERLINK(&quot;#Refs.$A$5&quot;;[.$A$5])" office:value-type="float" office:value="0" calcext:value-type="float">
            <text:p>0</text:p>
          </table:table-cell>
          <table:table-cell table:style-name="ce229" table:formula="of:=HYPERLINK(&quot;#Refs.$A$5&quot;;[.$A$5])" office:value-type="float" office:value="0" calcext:value-type="float">
            <text:p>0</text:p>
          </table:table-cell>
          <table:table-cell table:style-name="ce236"/>
          <table:table-cell table:style-name="ce253" table:formula="of:=HYPERLINK(&quot;#Refs.$A$5&quot;;[.$A$5])" office:value-type="float" office:value="0" calcext:value-type="float">
            <text:p>0</text:p>
          </table:table-cell>
          <table:table-cell table:style-name="ce257" table:formula="of:=HYPERLINK(&quot;#Refs.$A$5&quot;;[.$A$5])" office:value-type="float" office:value="0" calcext:value-type="float">
            <text:p>0</text:p>
          </table:table-cell>
          <table:table-cell table:style-name="ce264" table:formula="of:=HYPERLINK(&quot;#Refs.$A$5&quot;;[.$A$5])" office:value-type="float" office:value="0" calcext:value-type="float">
            <text:p>0</text:p>
          </table:table-cell>
          <table:table-cell table:style-name="ce266"/>
          <table:table-cell table:style-name="ce272" table:formula="of:=HYPERLINK(&quot;#Refs.$A$5&quot;;[.$A$5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" calcext:value-type="float">
            <text:p>3</text:p>
          </table:table-cell>
          <table:table-cell table:style-name="ce149" office:value-type="string" calcext:value-type="string">
            <text:p>PB7</text:p>
          </table:table-cell>
          <table:table-cell table:style-name="ce155" office:value-type="string" calcext:value-type="string">
            <text:p>A15</text:p>
          </table:table-cell>
          <table:table-cell table:style-name="ce161" table:number-columns-repeated="3"/>
          <table:table-cell table:style-name="ce164" office:value-type="string" calcext:value-type="string">
            <text:p>SCK</text:p>
          </table:table-cell>
          <table:table-cell table:style-name="ce161"/>
          <table:table-cell table:style-name="ce170"/>
          <table:table-cell table:style-name="ce179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1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2"/>
          <table:table-cell table:style-name="ce209"/>
          <table:table-cell table:style-name="ce218" table:formula="of:=HYPERLINK(&quot;#Refs.$A$6&quot;;[.$A$6])" office:value-type="float" office:value="0" calcext:value-type="float">
            <text:p>0</text:p>
          </table:table-cell>
          <table:table-cell table:style-name="ce230" table:formula="of:=HYPERLINK(&quot;#Refs.$A$6&quot;;[.$A$6])" office:value-type="float" office:value="0" calcext:value-type="float">
            <text:p>0</text:p>
          </table:table-cell>
          <table:table-cell table:style-name="ce233"/>
          <table:table-cell table:style-name="ce254" table:formula="of:=HYPERLINK(&quot;#Refs.$A$6&quot;;[.$A$6])" office:value-type="float" office:value="0" calcext:value-type="float">
            <text:p>0</text:p>
          </table:table-cell>
          <table:table-cell table:style-name="ce258" table:formula="of:=HYPERLINK(&quot;#Refs.$A$6&quot;;[.$A$6])" office:value-type="float" office:value="0" calcext:value-type="float">
            <text:p>0</text:p>
          </table:table-cell>
          <table:table-cell table:style-name="ce265" table:formula="of:=HYPERLINK(&quot;#Refs.$A$6&quot;;[.$A$6])" office:value-type="float" office:value="0" calcext:value-type="float">
            <text:p>0</text:p>
          </table:table-cell>
          <table:table-cell table:style-name="ce267"/>
          <table:table-cell table:style-name="ce273" table:formula="of:=HYPERLINK(&quot;#Refs.$A$6&quot;;[.$A$6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4" calcext:value-type="float">
            <text:p>4</text:p>
          </table:table-cell>
          <table:table-cell table:style-name="ce149" office:value-type="string" calcext:value-type="string">
            <text:p>!RESET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+</text:p>
          </table:table-cell>
          <table:table-cell table:style-name="ce144" office:value-type="float" office:value="5" calcext:value-type="float">
            <text:p>5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-</text:p>
          </table:table-cell>
          <table:table-cell table:style-name="ce145" office:value-type="float" office:value="6" calcext:value-type="float">
            <text:p>6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7" calcext:value-type="float">
            <text:p>7</text:p>
          </table:table-cell>
          <table:table-cell table:style-name="ce149" office:value-type="string" calcext:value-type="string">
            <text:p>XTAL2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8" calcext:value-type="float">
            <text:p>8</text:p>
          </table:table-cell>
          <table:table-cell table:style-name="ce149" office:value-type="string" calcext:value-type="string">
            <text:p>XTAL1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9" calcext:value-type="float">
            <text:p>9</text:p>
          </table:table-cell>
          <table:table-cell table:style-name="ce149" office:value-type="string" calcext:value-type="string">
            <text:p>PD0</text:p>
          </table:table-cell>
          <table:table-cell table:style-name="ce155" office:value-type="string" calcext:value-type="string">
            <text:p>A24</text:p>
          </table:table-cell>
          <table:table-cell table:style-name="ce161" table:number-columns-repeated="2"/>
          <table:table-cell table:style-name="ce161" office:value-type="string" calcext:value-type="string">
            <text:p>R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0" table:formula="of:=HYPERLINK(&quot;#Refs.$A$7&quot;;[.$A$7])" office:value-type="float" office:value="0" calcext:value-type="float">
            <text:p>0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0" calcext:value-type="float">
            <text:p>10</text:p>
          </table:table-cell>
          <table:table-cell table:style-name="ce149" office:value-type="string" calcext:value-type="string">
            <text:p>PD1</text:p>
          </table:table-cell>
          <table:table-cell table:style-name="ce155" office:value-type="string" calcext:value-type="string">
            <text:p>A25</text:p>
          </table:table-cell>
          <table:table-cell table:style-name="ce161" table:number-columns-repeated="2"/>
          <table:table-cell table:style-name="ce161" office:value-type="string" calcext:value-type="string">
            <text:p>T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1" table:formula="of:=HYPERLINK(&quot;#Refs.$A$8&quot;;[.$A$8])" office:value-type="string" office:string-value="*" calcext:value-type="string">
            <text:p>*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1" calcext:value-type="float">
            <text:p>11</text:p>
          </table:table-cell>
          <table:table-cell table:style-name="ce149" office:value-type="string" calcext:value-type="string">
            <text:p>PD2</text:p>
          </table:table-cell>
          <table:table-cell table:style-name="ce155" office:value-type="string" calcext:value-type="string">
            <text:p>A26</text:p>
          </table:table-cell>
          <table:table-cell table:style-name="ce161"/>
          <table:table-cell table:style-name="ce168" office:value-type="float" office:value="0" calcext:value-type="float">
            <text:p>0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55" table:formula="of:=HYPERLINK(&quot;#Refs.$A$9&quot;;[.$A$9])" office:value-type="string" office:string-value="*" calcext:value-type="string">
            <text:p>*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*</text:p>
          </table:table-cell>
          <table:table-cell table:style-name="ce143" office:value-type="float" office:value="12" calcext:value-type="float">
            <text:p>12</text:p>
          </table:table-cell>
          <table:table-cell table:style-name="ce149" office:value-type="string" calcext:value-type="string">
            <text:p>PD3</text:p>
          </table:table-cell>
          <table:table-cell table:style-name="ce155" office:value-type="string" calcext:value-type="string">
            <text:p>A27</text:p>
          </table:table-cell>
          <table:table-cell table:style-name="ce161"/>
          <table:table-cell table:style-name="ce164" office:value-type="float" office:value="1" calcext:value-type="float">
            <text:p>1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2" table:formula="of:=HYPERLINK(&quot;#Refs.$A$10&quot;;[.C72])" office:value-type="string" office:string-value="INTA" calcext:value-type="string">
            <text:p>INTA</text:p>
          </table:table-cell>
          <table:table-cell table:style-name="ce250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3" calcext:value-type="float">
            <text:p>13</text:p>
          </table:table-cell>
          <table:table-cell table:style-name="ce149" office:value-type="string" calcext:value-type="string">
            <text:p>PD4</text:p>
          </table:table-cell>
          <table:table-cell table:style-name="ce155" office:value-type="string" calcext:value-type="string">
            <text:p>A28</text:p>
          </table:table-cell>
          <table:table-cell table:style-name="ce161" table:number-columns-repeated="4"/>
          <table:table-cell table:style-name="ce161" office:value-type="string" calcext:value-type="string">
            <text:p>OC1B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22" office:value-type="string" calcext:value-type="string">
            <text:p>CS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4" calcext:value-type="float">
            <text:p>14</text:p>
          </table:table-cell>
          <table:table-cell table:style-name="ce149" office:value-type="string" calcext:value-type="string">
            <text:p>PD5</text:p>
          </table:table-cell>
          <table:table-cell table:style-name="ce155" office:value-type="string" calcext:value-type="string">
            <text:p>A29</text:p>
          </table:table-cell>
          <table:table-cell table:style-name="ce161" table:number-columns-repeated="4"/>
          <table:table-cell table:style-name="ce161" office:value-type="string" calcext:value-type="string">
            <text:p>OC1A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SECU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5" calcext:value-type="float">
            <text:p>15</text:p>
          </table:table-cell>
          <table:table-cell table:style-name="ce149" office:value-type="string" calcext:value-type="string">
            <text:p>PD6</text:p>
          </table:table-cell>
          <table:table-cell table:style-name="ce155" office:value-type="string" calcext:value-type="string">
            <text:p>A30</text:p>
          </table:table-cell>
          <table:table-cell table:style-name="ce161" table:number-columns-repeated="4"/>
          <table:table-cell table:style-name="ce161" office:value-type="string" calcext:value-type="string">
            <text:p>OC2B / ICP1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!EXT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6" calcext:value-type="float">
            <text:p>16</text:p>
          </table:table-cell>
          <table:table-cell table:style-name="ce149" office:value-type="string" calcext:value-type="string">
            <text:p>PD7</text:p>
          </table:table-cell>
          <table:table-cell table:style-name="ce155" office:value-type="string" calcext:value-type="string">
            <text:p>A31</text:p>
          </table:table-cell>
          <table:table-cell table:style-name="ce161" table:number-columns-repeated="4"/>
          <table:table-cell table:style-name="ce161" office:value-type="string" calcext:value-type="string">
            <text:p>OC2A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60" office:value-type="string" calcext:value-type="string">
            <text:p>CS</text:p>
          </table:table-cell>
          <table:table-cell table:style-name="ce260" table:number-columns-repeated="2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17" calcext:value-type="float">
            <text:p>17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9" calcext:value-type="float">
            <text:p>19</text:p>
          </table:table-cell>
          <table:table-cell table:style-name="ce149" office:value-type="string" calcext:value-type="string">
            <text:p>PC0</text:p>
          </table:table-cell>
          <table:table-cell table:style-name="ce155" office:value-type="string" calcext:value-type="string">
            <text:p>A16</text:p>
          </table:table-cell>
          <table:table-cell table:style-name="ce161" table:number-columns-repeated="4"/>
          <table:table-cell table:style-name="ce161" office:value-type="string" calcext:value-type="string">
            <text:p>SCL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MP3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0" calcext:value-type="float">
            <text:p>20</text:p>
          </table:table-cell>
          <table:table-cell table:style-name="ce149" office:value-type="string" calcext:value-type="string">
            <text:p>PC1</text:p>
          </table:table-cell>
          <table:table-cell table:style-name="ce155" office:value-type="string" calcext:value-type="string">
            <text:p>A17</text:p>
          </table:table-cell>
          <table:table-cell table:style-name="ce161" table:number-columns-repeated="4"/>
          <table:table-cell table:style-name="ce161" office:value-type="string" calcext:value-type="string">
            <text:p>SD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DCS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1" calcext:value-type="float">
            <text:p>21</text:p>
          </table:table-cell>
          <table:table-cell table:style-name="ce149" office:value-type="string" calcext:value-type="string">
            <text:p>PC2</text:p>
          </table:table-cell>
          <table:table-cell table:style-name="ce155" office:value-type="string" calcext:value-type="string">
            <text:p>A18</text:p>
          </table:table-cell>
          <table:table-cell table:style-name="ce161" table:number-columns-repeated="2"/>
          <table:table-cell table:style-name="ce161" office:value-type="string" calcext:value-type="string">
            <text:p>TCK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RST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2" calcext:value-type="float">
            <text:p>22</text:p>
          </table:table-cell>
          <table:table-cell table:style-name="ce149" office:value-type="string" calcext:value-type="string">
            <text:p>PC3</text:p>
          </table:table-cell>
          <table:table-cell table:style-name="ce155" office:value-type="string" calcext:value-type="string">
            <text:p>A19</text:p>
          </table:table-cell>
          <table:table-cell table:style-name="ce161" table:number-columns-repeated="2"/>
          <table:table-cell table:style-name="ce161" office:value-type="string" calcext:value-type="string">
            <text:p>TMS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uSD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3" calcext:value-type="float">
            <text:p>23</text:p>
          </table:table-cell>
          <table:table-cell table:style-name="ce149" office:value-type="string" calcext:value-type="string">
            <text:p>PC4</text:p>
          </table:table-cell>
          <table:table-cell table:style-name="ce155" office:value-type="string" calcext:value-type="string">
            <text:p>A20</text:p>
          </table:table-cell>
          <table:table-cell table:style-name="ce161" table:number-columns-repeated="2"/>
          <table:table-cell table:style-name="ce161" office:value-type="string" calcext:value-type="string">
            <text:p>TDO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192" office:value-type="string" calcext:value-type="string">
            <text:p>CS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4" calcext:value-type="float">
            <text:p>24</text:p>
          </table:table-cell>
          <table:table-cell table:style-name="ce149" office:value-type="string" calcext:value-type="string">
            <text:p>PC5</text:p>
          </table:table-cell>
          <table:table-cell table:style-name="ce155" office:value-type="string" calcext:value-type="string">
            <text:p>A21</text:p>
          </table:table-cell>
          <table:table-cell table:style-name="ce161" table:number-columns-repeated="2"/>
          <table:table-cell table:style-name="ce161" office:value-type="string" calcext:value-type="string">
            <text:p>TDI</text:p>
          </table:table-cell>
          <table:table-cell table:style-name="ce161" table:number-columns-repeated="2"/>
          <table:table-cell table:style-name="ce170"/>
          <table:table-cell table:style-name="ce177" office:value-type="string" calcext:value-type="string">
            <text:p>!CS</text:p>
          </table:table-cell>
          <table:table-cell table:style-name="ce192" office:value-type="string" calcext:value-type="string">
            <text:p>***</text:p>
          </table:table-cell>
          <table:table-cell table:style-name="ce202" table:number-columns-repeated="2"/>
          <table:table-cell table:style-name="ce192" office:value-type="string" calcext:value-type="string">
            <text:p>*</text:p>
          </table:table-cell>
          <table:table-cell table:style-name="ce209"/>
          <table:table-cell table:style-name="ce219"/>
          <table:table-cell table:style-name="ce233" office:value-type="string" calcext:value-type="string">
            <text:p>*</text:p>
          </table:table-cell>
          <table:table-cell table:style-name="ce233"/>
          <table:table-cell table:style-name="ce202"/>
          <table:table-cell table:style-name="ce259" table:number-columns-repeated="2"/>
          <table:table-cell table:style-name="ce260" office:value-type="string" calcext:value-type="string">
            <text:p>*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5" calcext:value-type="float">
            <text:p>25</text:p>
          </table:table-cell>
          <table:table-cell table:style-name="ce149" office:value-type="string" calcext:value-type="string">
            <text:p>PC6</text:p>
          </table:table-cell>
          <table:table-cell table:style-name="ce155" office:value-type="string" calcext:value-type="string">
            <text:p>A22</text:p>
          </table:table-cell>
          <table:table-cell table:style-name="ce161" table:number-columns-repeated="4"/>
          <table:table-cell table:style-name="ce161" office:value-type="string" calcext:value-type="string">
            <text:p>TOSC1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office:value-type="string" calcext:value-type="string">
            <text:p>CS</text:p>
          </table:table-cell>
          <table:table-cell table:style-name="ce19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60" office:value-type="string" calcext:value-type="string">
            <text:p>CS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6" calcext:value-type="float">
            <text:p>26</text:p>
          </table:table-cell>
          <table:table-cell table:style-name="ce149" office:value-type="string" calcext:value-type="string">
            <text:p>PC7</text:p>
          </table:table-cell>
          <table:table-cell table:style-name="ce155" office:value-type="string" calcext:value-type="string">
            <text:p>A23</text:p>
          </table:table-cell>
          <table:table-cell table:style-name="ce161" table:number-columns-repeated="4"/>
          <table:table-cell table:style-name="ce161" office:value-type="string" calcext:value-type="string">
            <text:p>TOSC2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27" calcext:value-type="float">
            <text:p>27</text:p>
          </table:table-cell>
          <table:table-cell table:style-name="ce150" office:value-type="string" calcext:value-type="string">
            <text:p>A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28" calcext:value-type="float">
            <text:p>2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29" calcext:value-type="float">
            <text:p>29</text:p>
          </table:table-cell>
          <table:table-cell table:style-name="ce149" office:value-type="string" calcext:value-type="string">
            <text:p>AREF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0" calcext:value-type="float">
            <text:p>30</text:p>
          </table:table-cell>
          <table:table-cell table:style-name="ce149" office:value-type="string" calcext:value-type="string">
            <text:p>PA7</text:p>
          </table:table-cell>
          <table:table-cell table:style-name="ce155" office:value-type="string" calcext:value-type="string">
            <text:p>A7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3" office:value-type="string" calcext:value-type="string">
            <text:p>CODE</text:p>
          </table:table-cell>
          <table:table-cell table:style-name="ce193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1" calcext:value-type="float">
            <text:p>31</text:p>
          </table:table-cell>
          <table:table-cell table:style-name="ce149" office:value-type="string" calcext:value-type="string">
            <text:p>PA6</text:p>
          </table:table-cell>
          <table:table-cell table:style-name="ce155" office:value-type="string" calcext:value-type="string">
            <text:p>A6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SECU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2" calcext:value-type="float">
            <text:p>32</text:p>
          </table:table-cell>
          <table:table-cell table:style-name="ce149" office:value-type="string" calcext:value-type="string">
            <text:p>PA5</text:p>
          </table:table-cell>
          <table:table-cell table:style-name="ce155" office:value-type="string" calcext:value-type="string">
            <text:p>A5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NORM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3" calcext:value-type="float">
            <text:p>33</text:p>
          </table:table-cell>
          <table:table-cell table:style-name="ce149" office:value-type="string" calcext:value-type="string">
            <text:p>PA4</text:p>
          </table:table-cell>
          <table:table-cell table:style-name="ce155" office:value-type="string" calcext:value-type="string">
            <text:p>A4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/>
          <table:table-cell table:style-name="ce236" office:value-type="string" calcext:value-type="string">
            <text:p>LUMI</text:p>
          </table:table-cell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4" calcext:value-type="float">
            <text:p>34</text:p>
          </table:table-cell>
          <table:table-cell table:style-name="ce149" office:value-type="string" calcext:value-type="string">
            <text:p>PA3</text:p>
          </table:table-cell>
          <table:table-cell table:style-name="ce155" office:value-type="string" calcext:value-type="string">
            <text:p>A3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2"/>
          <table:table-cell table:style-name="ce260" office:value-type="string" calcext:value-type="string">
            <text:p>PWM_freq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5" calcext:value-type="float">
            <text:p>35</text:p>
          </table:table-cell>
          <table:table-cell table:style-name="ce149" office:value-type="string" calcext:value-type="string">
            <text:p>PA2</text:p>
          </table:table-cell>
          <table:table-cell table:style-name="ce155" office:value-type="string" calcext:value-type="string">
            <text:p>A2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3" office:value-type="string" calcext:value-type="string">
            <text:p>TEMPER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6" calcext:value-type="float">
            <text:p>36</text:p>
          </table:table-cell>
          <table:table-cell table:style-name="ce149" office:value-type="string" calcext:value-type="string">
            <text:p>PA1</text:p>
          </table:table-cell>
          <table:table-cell table:style-name="ce155" office:value-type="string" calcext:value-type="string">
            <text:p>A1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2" office:value-type="string" calcext:value-type="string">
            <text:p>VENTIL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37" calcext:value-type="float">
            <text:p>37</text:p>
          </table:table-cell>
          <table:table-cell table:style-name="ce149" office:value-type="string" calcext:value-type="string">
            <text:p>PA0</text:p>
          </table:table-cell>
          <table:table-cell table:style-name="ce155" office:value-type="string" calcext:value-type="string">
            <text:p>A0</text:p>
          </table:table-cell>
          <table:table-cell table:style-name="ce161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38" calcext:value-type="float">
            <text:p>38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3"/>
          <table:table-cell table:style-name="ce184"/>
          <table:table-cell table:style-name="ce194"/>
          <table:table-cell table:style-name="ce203" table:number-columns-repeated="3"/>
          <table:table-cell table:style-name="ce212"/>
          <table:table-cell table:style-name="ce223"/>
          <table:table-cell table:style-name="ce237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39" calcext:value-type="float">
            <text:p>39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/>
          <table:table-cell table:style-name="ce143" office:value-type="float" office:value="40" calcext:value-type="float">
            <text:p>40</text:p>
          </table:table-cell>
          <table:table-cell table:style-name="ce149" office:value-type="string" calcext:value-type="string">
            <text:p>PB0</text:p>
          </table:table-cell>
          <table:table-cell table:style-name="ce155" office:value-type="string" calcext:value-type="string">
            <text:p>A8</text:p>
          </table:table-cell>
          <table:table-cell table:style-name="ce161" table:number-columns-repeated="4"/>
          <table:table-cell table:style-name="ce161" office:value-type="string" calcext:value-type="string">
            <text:p>T0 / XC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1" calcext:value-type="float">
            <text:p>41</text:p>
          </table:table-cell>
          <table:table-cell table:style-name="ce149" office:value-type="string" calcext:value-type="string">
            <text:p>PB1</text:p>
          </table:table-cell>
          <table:table-cell table:style-name="ce155" office:value-type="string" calcext:value-type="string">
            <text:p>A9</text:p>
          </table:table-cell>
          <table:table-cell table:style-name="ce161" table:number-columns-repeated="4"/>
          <table:table-cell table:style-name="ce161" office:value-type="string" calcext:value-type="string">
            <text:p>T1 / CL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2" calcext:value-type="float">
            <text:p>42</text:p>
          </table:table-cell>
          <table:table-cell table:style-name="ce149" office:value-type="string" calcext:value-type="string">
            <text:p>PB2</text:p>
          </table:table-cell>
          <table:table-cell table:style-name="ce155" office:value-type="string" calcext:value-type="string">
            <text:p>A10</text:p>
          </table:table-cell>
          <table:table-cell table:style-name="ce161"/>
          <table:table-cell table:style-name="ce161" office:value-type="float" office:value="2" calcext:value-type="float">
            <text:p>2</text:p>
          </table:table-cell>
          <table:table-cell table:style-name="ce161" table:number-columns-repeated="2"/>
          <table:table-cell table:style-name="ce161" office:value-type="string" calcext:value-type="string">
            <text:p>AIN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59" office:value-type="string" calcext:value-type="string">
            <text:p>??(interessant?)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3" calcext:value-type="float">
            <text:p>43</text:p>
          </table:table-cell>
          <table:table-cell table:style-name="ce149" office:value-type="string" calcext:value-type="string">
            <text:p>PB3</text:p>
          </table:table-cell>
          <table:table-cell table:style-name="ce155" office:value-type="string" calcext:value-type="string">
            <text:p>A11</text:p>
          </table:table-cell>
          <table:table-cell table:style-name="ce161" table:number-columns-repeated="4"/>
          <table:table-cell table:style-name="ce161" office:value-type="string" calcext:value-type="string">
            <text:p>AIN1 / OC0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4" calcext:value-type="float">
            <text:p>44</text:p>
          </table:table-cell>
          <table:table-cell table:style-name="ce149" office:value-type="string" calcext:value-type="string">
            <text:p>PB4</text:p>
          </table:table-cell>
          <table:table-cell table:style-name="ce155" office:value-type="string" calcext:value-type="string">
            <text:p>A12</text:p>
          </table:table-cell>
          <table:table-cell table:style-name="ce161" table:number-columns-repeated="3"/>
          <table:table-cell table:style-name="ce161" office:value-type="string" calcext:value-type="string">
            <text:p>!SS</text:p>
          </table:table-cell>
          <table:table-cell table:style-name="ce161" office:value-type="string" calcext:value-type="string">
            <text:p>OC0B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4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" calcext:value-type="float">
            <text:p>1</text:p>
          </table:table-cell>
          <table:table-cell table:style-name="ce152" office:value-type="string" calcext:value-type="string">
            <text:p>GPB0</text:p>
          </table:table-cell>
          <table:table-cell table:style-name="ce158" office:value-type="string" calcext:value-type="string">
            <text:p>B8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205" office:value-type="string" calcext:value-type="string">
            <text:p>SECT</text:p>
          </table:table-cell>
          <table:table-cell table:style-name="ce213"/>
          <table:table-cell table:style-name="ce225"/>
          <table:table-cell table:style-name="ce238" table:number-columns-repeated="2"/>
          <table:table-cell table:style-name="ce196" table:number-columns-repeated="3"/>
          <table:table-cell table:style-name="ce268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" calcext:value-type="float">
            <text:p>2</text:p>
          </table:table-cell>
          <table:table-cell table:style-name="ce152" office:value-type="string" calcext:value-type="string">
            <text:p>GPB1</text:p>
          </table:table-cell>
          <table:table-cell table:style-name="ce158" office:value-type="string" calcext:value-type="string">
            <text:p>B9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1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3" calcext:value-type="float">
            <text:p>3</text:p>
          </table:table-cell>
          <table:table-cell table:style-name="ce152" office:value-type="string" calcext:value-type="string">
            <text:p>GPB2</text:p>
          </table:table-cell>
          <table:table-cell table:style-name="ce158" office:value-type="string" calcext:value-type="string">
            <text:p>B1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2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4" calcext:value-type="float">
            <text:p>4</text:p>
          </table:table-cell>
          <table:table-cell table:style-name="ce152" office:value-type="string" calcext:value-type="string">
            <text:p>GPB3</text:p>
          </table:table-cell>
          <table:table-cell table:style-name="ce158" office:value-type="string" calcext:value-type="string">
            <text:p>B1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3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5" calcext:value-type="float">
            <text:p>5</text:p>
          </table:table-cell>
          <table:table-cell table:style-name="ce152" office:value-type="string" calcext:value-type="string">
            <text:p>GPB4</text:p>
          </table:table-cell>
          <table:table-cell table:style-name="ce158" office:value-type="string" calcext:value-type="string">
            <text:p>B1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6" calcext:value-type="float">
            <text:p>6</text:p>
          </table:table-cell>
          <table:table-cell table:style-name="ce152" office:value-type="string" calcext:value-type="string">
            <text:p>GPB5</text:p>
          </table:table-cell>
          <table:table-cell table:style-name="ce158" office:value-type="string" calcext:value-type="string">
            <text:p>B1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7" calcext:value-type="float">
            <text:p>7</text:p>
          </table:table-cell>
          <table:table-cell table:style-name="ce152" office:value-type="string" calcext:value-type="string">
            <text:p>GPB6</text:p>
          </table:table-cell>
          <table:table-cell table:style-name="ce158" office:value-type="string" calcext:value-type="string">
            <text:p>B1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8" calcext:value-type="float">
            <text:p>8</text:p>
          </table:table-cell>
          <table:table-cell table:style-name="ce152" office:value-type="string" calcext:value-type="string">
            <text:p>GPB7</text:p>
          </table:table-cell>
          <table:table-cell table:style-name="ce158" office:value-type="string" calcext:value-type="string">
            <text:p>B1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7" office:value-type="float" office:value="9" calcext:value-type="float">
            <text:p>9</text:p>
          </table:table-cell>
          <table:table-cell table:style-name="ce153" office:value-type="string" calcext:value-type="string">
            <text:p>VDD</text:p>
          </table:table-cell>
          <table:table-cell table:style-name="ce159"/>
          <table:table-cell table:style-name="ce166" table:number-columns-repeated="5"/>
          <table:table-cell table:style-name="ce175"/>
          <table:table-cell table:style-name="ce186"/>
          <table:table-cell table:style-name="ce197" table:number-columns-repeated="3"/>
          <table:table-cell table:style-name="ce186"/>
          <table:table-cell table:style-name="ce214"/>
          <table:table-cell table:style-name="ce226"/>
          <table:table-cell table:style-name="ce240" table:number-columns-repeated="2"/>
          <table:table-cell table:style-name="ce197" table:number-columns-repeated="3"/>
          <table:table-cell table:style-name="ce184"/>
          <table:table-cell table:style-name="ce197"/>
          <table:table-cell table:style-name="ce1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8" office:value-type="float" office:value="10" calcext:value-type="float">
            <text:p>10</text:p>
          </table:table-cell>
          <table:table-cell table:style-name="ce154" office:value-type="string" calcext:value-type="string">
            <text:p>GND</text:p>
          </table:table-cell>
          <table:table-cell table:style-name="ce160"/>
          <table:table-cell table:style-name="ce167" table:number-columns-repeated="5"/>
          <table:table-cell table:style-name="ce176"/>
          <table:table-cell table:style-name="ce187"/>
          <table:table-cell table:style-name="ce198" table:number-columns-repeated="3"/>
          <table:table-cell table:style-name="ce187"/>
          <table:table-cell table:style-name="ce215"/>
          <table:table-cell table:style-name="ce227"/>
          <table:table-cell table:style-name="ce241" table:number-columns-repeated="2"/>
          <table:table-cell table:style-name="ce198" table:number-columns-repeated="3"/>
          <table:table-cell table:style-name="ce182"/>
          <table:table-cell table:style-name="ce198"/>
          <table:table-cell table:style-name="ce1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1" calcext:value-type="float">
            <text:p>11</text:p>
          </table:table-cell>
          <table:table-cell table:style-name="ce152" office:value-type="string" calcext:value-type="string">
            <text:p>NC / !CS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!CS</text:p>
          </table:table-cell>
          <table:table-cell table:style-name="ce165"/>
          <table:table-cell table:style-name="ce174"/>
          <table:table-cell table:style-name="ce188" table:formula="of:=[.D31]" office:value-type="string" office:string-value="A21" calcext:value-type="string">
            <text:p>A21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2" office:value-type="string" calcext:value-type="string">
            <text:p>*</text:p>
          </table:table-cell>
          <table:table-cell table:style-name="ce242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2" calcext:value-type="float">
            <text:p>12</text:p>
          </table:table-cell>
          <table:table-cell table:style-name="ce152" office:value-type="string" calcext:value-type="string">
            <text:p>SCL/SCK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SCK</text:p>
          </table:table-cell>
          <table:table-cell table:style-name="ce165"/>
          <table:table-cell table:style-name="ce174"/>
          <table:table-cell table:style-name="ce189" table:formula="of:=[.D10]" office:value-type="string" office:string-value="A15" calcext:value-type="string">
            <text:p>A15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3" office:value-type="string" calcext:value-type="string">
            <text:p>*</text:p>
          </table:table-cell>
          <table:table-cell table:style-name="ce243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3" calcext:value-type="float">
            <text:p>13</text:p>
          </table:table-cell>
          <table:table-cell table:style-name="ce152" office:value-type="string" calcext:value-type="string">
            <text:p>SDA / SI</text:p>
          </table:table-cell>
          <table:table-cell table:style-name="ce158"/>
          <table:table-cell table:style-name="ce165" office:value-type="string" calcext:value-type="string">
            <text:p>I/O</text:p>
          </table:table-cell>
          <table:table-cell table:style-name="ce165" table:number-columns-repeated="2"/>
          <table:table-cell table:style-name="ce169" office:value-type="string" calcext:value-type="string">
            <text:p>MOSI</text:p>
          </table:table-cell>
          <table:table-cell table:style-name="ce165"/>
          <table:table-cell table:style-name="ce174"/>
          <table:table-cell table:style-name="ce190" table:formula="of:=[.D8]" office:value-type="string" office:string-value="A13" calcext:value-type="string">
            <text:p>A13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4" office:value-type="string" calcext:value-type="string">
            <text:p>*</text:p>
          </table:table-cell>
          <table:table-cell table:style-name="ce244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4" calcext:value-type="float">
            <text:p>14</text:p>
          </table:table-cell>
          <table:table-cell table:style-name="ce152" office:value-type="string" calcext:value-type="string">
            <text:p>NC / SO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table:number-columns-repeated="2"/>
          <table:table-cell table:style-name="ce169" office:value-type="string" calcext:value-type="string">
            <text:p>MISO</text:p>
          </table:table-cell>
          <table:table-cell table:style-name="ce165"/>
          <table:table-cell table:style-name="ce174"/>
          <table:table-cell table:style-name="ce191" table:formula="of:=[.D9]" office:value-type="string" office:string-value="A14" calcext:value-type="string">
            <text:p>A14</text:p>
          </table:table-cell>
          <table:table-cell table:style-name="ce196" table:number-columns-repeated="3"/>
          <table:table-cell table:style-name="ce206" office:value-type="string" calcext:value-type="string">
            <text:p>*</text:p>
          </table:table-cell>
          <table:table-cell table:style-name="ce213"/>
          <table:table-cell table:style-name="ce225"/>
          <table:table-cell table:style-name="ce245" office:value-type="string" calcext:value-type="string">
            <text:p>*</text:p>
          </table:table-cell>
          <table:table-cell table:style-name="ce245"/>
          <table:table-cell table:style-name="ce196" table:number-columns-repeated="3"/>
          <table:table-cell table:style-name="ce269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8">
          <table:table-cell table:style-name="ce140"/>
          <table:table-cell table:style-name="ce146" office:value-type="float" office:value="15" calcext:value-type="float">
            <text:p>15</text:p>
          </table:table-cell>
          <table:table-cell table:style-name="ce152" office:value-type="string" calcext:value-type="string">
            <text:p>A0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0" calcext:value-type="float">
            <text:p>0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6" calcext:value-type="float">
            <text:p>16</text:p>
          </table:table-cell>
          <table:table-cell table:style-name="ce152" office:value-type="string" calcext:value-type="string">
            <text:p>A1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7" calcext:value-type="float">
            <text:p>17</text:p>
          </table:table-cell>
          <table:table-cell table:style-name="ce152" office:value-type="string" calcext:value-type="string">
            <text:p>A2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6" office:value-type="float" office:value="18" calcext:value-type="float">
            <text:p>18</text:p>
          </table:table-cell>
          <table:table-cell table:style-name="ce152" office:value-type="string" calcext:value-type="string">
            <text:p>!RESET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9" calcext:value-type="float">
            <text:p>19</text:p>
          </table:table-cell>
          <table:table-cell table:style-name="ce152" office:value-type="string" calcext:value-type="string">
            <text:p>INTB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office:value-type="string" calcext:value-type="string">
            <text:p>B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6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0" calcext:value-type="float">
            <text:p>20</text:p>
          </table:table-cell>
          <table:table-cell table:style-name="ce152" office:value-type="string" calcext:value-type="string">
            <text:p>INTA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9" office:value-type="string" calcext:value-type="string">
            <text:p>A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7" table:formula="of:=[.$D19]" office:value-type="string" office:string-value="A27" calcext:value-type="string">
            <text:p>A27</text:p>
          </table:table-cell>
          <table:table-cell table:style-name="ce247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1" calcext:value-type="float">
            <text:p>21</text:p>
          </table:table-cell>
          <table:table-cell table:style-name="ce152" office:value-type="string" calcext:value-type="string">
            <text:p>GPA0</text:p>
          </table:table-cell>
          <table:table-cell table:style-name="ce158" office:value-type="string" calcext:value-type="string">
            <text:p>B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power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2" calcext:value-type="float">
            <text:p>22</text:p>
          </table:table-cell>
          <table:table-cell table:style-name="ce152" office:value-type="string" calcext:value-type="string">
            <text:p>GPA1</text:p>
          </table:table-cell>
          <table:table-cell table:style-name="ce158" office:value-type="string" calcext:value-type="string">
            <text:p>B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wifi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3" calcext:value-type="float">
            <text:p>23</text:p>
          </table:table-cell>
          <table:table-cell table:style-name="ce152" office:value-type="string" calcext:value-type="string">
            <text:p>GPA2</text:p>
          </table:table-cell>
          <table:table-cell table:style-name="ce158" office:value-type="string" calcext:value-type="string">
            <text:p>B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link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4" calcext:value-type="float">
            <text:p>24</text:p>
          </table:table-cell>
          <table:table-cell table:style-name="ce152" office:value-type="string" calcext:value-type="string">
            <text:p>GPA3</text:p>
          </table:table-cell>
          <table:table-cell table:style-name="ce158" office:value-type="string" calcext:value-type="string">
            <text:p>B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batt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5" calcext:value-type="float">
            <text:p>25</text:p>
          </table:table-cell>
          <table:table-cell table:style-name="ce152" office:value-type="string" calcext:value-type="string">
            <text:p>GPA4</text:p>
          </table:table-cell>
          <table:table-cell table:style-name="ce158" office:value-type="string" calcext:value-type="string">
            <text:p>B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1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6" calcext:value-type="float">
            <text:p>26</text:p>
          </table:table-cell>
          <table:table-cell table:style-name="ce152" office:value-type="string" calcext:value-type="string">
            <text:p>GPA5</text:p>
          </table:table-cell>
          <table:table-cell table:style-name="ce158" office:value-type="string" calcext:value-type="string">
            <text:p>B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2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7" calcext:value-type="float">
            <text:p>27</text:p>
          </table:table-cell>
          <table:table-cell table:style-name="ce152" office:value-type="string" calcext:value-type="string">
            <text:p>GPA6</text:p>
          </table:table-cell>
          <table:table-cell table:style-name="ce158" office:value-type="string" calcext:value-type="string">
            <text:p>B6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8" office:value-type="string" calcext:value-type="string">
            <text:p>REBOOT</text:p>
          </table:table-cell>
          <table:table-cell table:style-name="ce251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8" calcext:value-type="float">
            <text:p>28</text:p>
          </table:table-cell>
          <table:table-cell table:style-name="ce152" office:value-type="string" calcext:value-type="string">
            <text:p>GPA7</text:p>
          </table:table-cell>
          <table:table-cell table:style-name="ce158" office:value-type="string" calcext:value-type="string">
            <text:p>B7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9" office:value-type="string" calcext:value-type="string">
            <text:p>ILS_IHM</text:p>
          </table:table-cell>
          <table:table-cell table:style-name="ce249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 table:number-rows-repeated="1048495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at644.Y8:at644.AMI9 at644.U11:at644.AMI51 at644.Y10:at644.AMI10 at644.B8:at644.J51 at644.L11:at644.P51 at644.N8:at644.P10 at644.L8:at644.L10 at644.T11:at644.T17 at644.T19:at644.T51">
            <calcext:condition calcext:apply-style-name="PAIR" calcext:value="formula-is(ISEVEN(ROW()))" calcext:base-cell-address="at644.B8"/>
            <calcext:condition calcext:apply-style-name="IMPAIR" calcext:value="formula-is(NOT(ISEVEN(ROW())))" calcext:base-cell-address="at644.B8"/>
          </calcext:conditional-format>
          <calcext:conditional-format calcext:target-range-address="at644.W10:at644.W10">
            <calcext:condition calcext:apply-style-name="PAIR" calcext:value="formula-is(ISEVEN(ROW()))" calcext:base-cell-address="at644.W10"/>
            <calcext:condition calcext:apply-style-name="IMPAIR" calcext:value="formula-is(NOT(ISEVEN(ROW())))" calcext:base-cell-address="at644.W10"/>
          </calcext:conditional-format>
          <calcext:conditional-format calcext:target-range-address="at644.W9:at644.W9">
            <calcext:condition calcext:apply-style-name="PAIR" calcext:value="formula-is(ISEVEN(ROW()))" calcext:base-cell-address="at644.W9"/>
            <calcext:condition calcext:apply-style-name="IMPAIR" calcext:value="formula-is(NOT(ISEVEN(ROW())))" calcext:base-cell-address="at644.W9"/>
          </calcext:conditional-format>
          <calcext:conditional-format calcext:target-range-address="at644.T54:at644.AMI62 at644.U11:at644.AMI51 at644.A63:at644.J65 at644.T63:at644.AMI65 at644.T66:at644.AMI71 at644.A53:at644.K62 at644.T53:at644.AMI53 at644.T80:at644.AMI80 at644.T79:at644.AMI79 at644.T73:at644.AMI78 at644.A66:at644.K80 at644.T72:at644.AMI72 at644.L11:at644.P15 at644.L53:at644.P80 at644.A8:at644.K8 at644.N8:at644.P10 at644.L8:at644.L10 at644.Y8:at644.AMI10 at644.W8:at644.W10 at644.A9:at644.J10 at644.L18:at644.P51 at644.A11:at644.K51 at644.L16:at644.P17 at644.T11:at644.T17 at644.T19:at644.T51">
            <calcext:condition calcext:apply-style-name="PAIR" calcext:value="formula-is(ISEVEN(ROW()))" calcext:base-cell-address="at644.A8"/>
            <calcext:condition calcext:apply-style-name="IMPAIR" calcext:value="formula-is(NOT(ISEVEN(ROW())))" calcext:base-cell-address="at644.A8"/>
          </calcext:conditional-format>
          <calcext:conditional-format calcext:target-range-address="at644.K64:at644.K65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K63:at644.K63">
            <calcext:condition calcext:apply-style-name="PAIR" calcext:value="formula-is(ISEVEN(ROW()))" calcext:base-cell-address="at644.K63"/>
            <calcext:condition calcext:apply-style-name="IMPAIR" calcext:value="formula-is(NOT(ISEVEN(ROW())))" calcext:base-cell-address="at644.K63"/>
          </calcext:conditional-format>
          <calcext:conditional-format calcext:target-range-address="at644.K64:at644.K64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R54:at644.S62 at644.S11:at644.S51 at644.R66:at644.S71 at644.R73:at644.S78 at644.S8:at644.S10 at644.R11:at644.R18 at644.R20:at644.R51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R64:at644.S65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63:at644.S63">
            <calcext:condition calcext:apply-style-name="PAIR" calcext:value="formula-is(ISEVEN(ROW()))" calcext:base-cell-address="at644.R63"/>
            <calcext:condition calcext:apply-style-name="IMPAIR" calcext:value="formula-is(NOT(ISEVEN(ROW())))" calcext:base-cell-address="at644.R63"/>
          </calcext:conditional-format>
          <calcext:conditional-format calcext:target-range-address="at644.R64:at644.S64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53:at644.S53">
            <calcext:condition calcext:apply-style-name="PAIR" calcext:value="formula-is(ISEVEN(ROW()))" calcext:base-cell-address="at644.R53"/>
            <calcext:condition calcext:apply-style-name="IMPAIR" calcext:value="formula-is(NOT(ISEVEN(ROW())))" calcext:base-cell-address="at644.R53"/>
          </calcext:conditional-format>
          <calcext:conditional-format calcext:target-range-address="at644.R79:at644.S79">
            <calcext:condition calcext:apply-style-name="PAIR" calcext:value="formula-is(ISEVEN(ROW()))" calcext:base-cell-address="at644.R79"/>
            <calcext:condition calcext:apply-style-name="IMPAIR" calcext:value="formula-is(NOT(ISEVEN(ROW())))" calcext:base-cell-address="at644.R79"/>
          </calcext:conditional-format>
          <calcext:conditional-format calcext:target-range-address="at644.R72:at644.S72">
            <calcext:condition calcext:apply-style-name="PAIR" calcext:value="formula-is(ISEVEN(ROW()))" calcext:base-cell-address="at644.R72"/>
            <calcext:condition calcext:apply-style-name="IMPAIR" calcext:value="formula-is(NOT(ISEVEN(ROW())))" calcext:base-cell-address="at644.R72"/>
          </calcext:conditional-format>
          <calcext:conditional-format calcext:target-range-address="at644.R80:at644.S80">
            <calcext:condition calcext:apply-style-name="PAIR" calcext:value="formula-is(ISEVEN(ROW()))" calcext:base-cell-address="at644.R80"/>
            <calcext:condition calcext:apply-style-name="IMPAIR" calcext:value="formula-is(NOT(ISEVEN(ROW())))" calcext:base-cell-address="at644.R80"/>
          </calcext:conditional-format>
          <calcext:conditional-format calcext:target-range-address="at644.M8:at644.M8">
            <calcext:condition calcext:apply-style-name="PAIR" calcext:value="formula-is(ISEVEN(ROW()))" calcext:base-cell-address="at644.M8"/>
            <calcext:condition calcext:apply-style-name="IMPAIR" calcext:value="formula-is(NOT(ISEVEN(ROW())))" calcext:base-cell-address="at644.M8"/>
          </calcext:conditional-format>
          <calcext:conditional-format calcext:target-range-address="at644.R8:at644.R8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T8:at644.T8">
            <calcext:condition calcext:apply-style-name="PAIR" calcext:value="formula-is(ISEVEN(ROW()))" calcext:base-cell-address="at644.T8"/>
            <calcext:condition calcext:apply-style-name="IMPAIR" calcext:value="formula-is(NOT(ISEVEN(ROW())))" calcext:base-cell-address="at644.T8"/>
          </calcext:conditional-format>
          <calcext:conditional-format calcext:target-range-address="at644.U8:at644.U8">
            <calcext:condition calcext:apply-style-name="PAIR" calcext:value="formula-is(ISEVEN(ROW()))" calcext:base-cell-address="at644.U8"/>
            <calcext:condition calcext:apply-style-name="IMPAIR" calcext:value="formula-is(NOT(ISEVEN(ROW())))" calcext:base-cell-address="at644.U8"/>
          </calcext:conditional-format>
          <calcext:conditional-format calcext:target-range-address="at644.V8:at644.V8">
            <calcext:condition calcext:apply-style-name="PAIR" calcext:value="formula-is(ISEVEN(ROW()))" calcext:base-cell-address="at644.V8"/>
            <calcext:condition calcext:apply-style-name="IMPAIR" calcext:value="formula-is(NOT(ISEVEN(ROW())))" calcext:base-cell-address="at644.V8"/>
          </calcext:conditional-format>
          <calcext:conditional-format calcext:target-range-address="at644.X8:at644.X8">
            <calcext:condition calcext:apply-style-name="PAIR" calcext:value="formula-is(ISEVEN(ROW()))" calcext:base-cell-address="at644.X8"/>
            <calcext:condition calcext:apply-style-name="IMPAIR" calcext:value="formula-is(NOT(ISEVEN(ROW())))" calcext:base-cell-address="at644.X8"/>
          </calcext:conditional-format>
          <calcext:conditional-format calcext:target-range-address="at644.K9:at644.K9">
            <calcext:condition calcext:apply-style-name="PAIR" calcext:value="formula-is(ISEVEN(ROW()))" calcext:base-cell-address="at644.K9"/>
            <calcext:condition calcext:apply-style-name="IMPAIR" calcext:value="formula-is(NOT(ISEVEN(ROW())))" calcext:base-cell-address="at644.K9"/>
          </calcext:conditional-format>
          <calcext:conditional-format calcext:target-range-address="at644.M9:at644.M9">
            <calcext:condition calcext:apply-style-name="PAIR" calcext:value="formula-is(ISEVEN(ROW()))" calcext:base-cell-address="at644.M9"/>
            <calcext:condition calcext:apply-style-name="IMPAIR" calcext:value="formula-is(NOT(ISEVEN(ROW())))" calcext:base-cell-address="at644.M9"/>
          </calcext:conditional-format>
          <calcext:conditional-format calcext:target-range-address="at644.R9:at644.R9">
            <calcext:condition calcext:apply-style-name="PAIR" calcext:value="formula-is(ISEVEN(ROW()))" calcext:base-cell-address="at644.R9"/>
            <calcext:condition calcext:apply-style-name="IMPAIR" calcext:value="formula-is(NOT(ISEVEN(ROW())))" calcext:base-cell-address="at644.R9"/>
          </calcext:conditional-format>
          <calcext:conditional-format calcext:target-range-address="at644.T9:at644.T9">
            <calcext:condition calcext:apply-style-name="PAIR" calcext:value="formula-is(ISEVEN(ROW()))" calcext:base-cell-address="at644.T9"/>
            <calcext:condition calcext:apply-style-name="IMPAIR" calcext:value="formula-is(NOT(ISEVEN(ROW())))" calcext:base-cell-address="at644.T9"/>
          </calcext:conditional-format>
          <calcext:conditional-format calcext:target-range-address="at644.U9:at644.U9">
            <calcext:condition calcext:apply-style-name="PAIR" calcext:value="formula-is(ISEVEN(ROW()))" calcext:base-cell-address="at644.U9"/>
            <calcext:condition calcext:apply-style-name="IMPAIR" calcext:value="formula-is(NOT(ISEVEN(ROW())))" calcext:base-cell-address="at644.U9"/>
          </calcext:conditional-format>
          <calcext:conditional-format calcext:target-range-address="at644.V9:at644.V9">
            <calcext:condition calcext:apply-style-name="PAIR" calcext:value="formula-is(ISEVEN(ROW()))" calcext:base-cell-address="at644.V9"/>
            <calcext:condition calcext:apply-style-name="IMPAIR" calcext:value="formula-is(NOT(ISEVEN(ROW())))" calcext:base-cell-address="at644.V9"/>
          </calcext:conditional-format>
          <calcext:conditional-format calcext:target-range-address="at644.X9:at644.X9">
            <calcext:condition calcext:apply-style-name="PAIR" calcext:value="formula-is(ISEVEN(ROW()))" calcext:base-cell-address="at644.X9"/>
            <calcext:condition calcext:apply-style-name="IMPAIR" calcext:value="formula-is(NOT(ISEVEN(ROW())))" calcext:base-cell-address="at644.X9"/>
          </calcext:conditional-format>
          <calcext:conditional-format calcext:target-range-address="at644.K10:at644.K10">
            <calcext:condition calcext:apply-style-name="PAIR" calcext:value="formula-is(ISEVEN(ROW()))" calcext:base-cell-address="at644.K10"/>
            <calcext:condition calcext:apply-style-name="IMPAIR" calcext:value="formula-is(NOT(ISEVEN(ROW())))" calcext:base-cell-address="at644.K10"/>
          </calcext:conditional-format>
          <calcext:conditional-format calcext:target-range-address="at644.M10:at644.M10">
            <calcext:condition calcext:apply-style-name="PAIR" calcext:value="formula-is(ISEVEN(ROW()))" calcext:base-cell-address="at644.M10"/>
            <calcext:condition calcext:apply-style-name="IMPAIR" calcext:value="formula-is(NOT(ISEVEN(ROW())))" calcext:base-cell-address="at644.M10"/>
          </calcext:conditional-format>
          <calcext:conditional-format calcext:target-range-address="at644.R10:at644.R10">
            <calcext:condition calcext:apply-style-name="PAIR" calcext:value="formula-is(ISEVEN(ROW()))" calcext:base-cell-address="at644.R10"/>
            <calcext:condition calcext:apply-style-name="IMPAIR" calcext:value="formula-is(NOT(ISEVEN(ROW())))" calcext:base-cell-address="at644.R10"/>
          </calcext:conditional-format>
          <calcext:conditional-format calcext:target-range-address="at644.T10:at644.T10">
            <calcext:condition calcext:apply-style-name="PAIR" calcext:value="formula-is(ISEVEN(ROW()))" calcext:base-cell-address="at644.T10"/>
            <calcext:condition calcext:apply-style-name="IMPAIR" calcext:value="formula-is(NOT(ISEVEN(ROW())))" calcext:base-cell-address="at644.T10"/>
          </calcext:conditional-format>
          <calcext:conditional-format calcext:target-range-address="at644.U10:at644.U10">
            <calcext:condition calcext:apply-style-name="PAIR" calcext:value="formula-is(ISEVEN(ROW()))" calcext:base-cell-address="at644.U10"/>
            <calcext:condition calcext:apply-style-name="IMPAIR" calcext:value="formula-is(NOT(ISEVEN(ROW())))" calcext:base-cell-address="at644.U10"/>
          </calcext:conditional-format>
          <calcext:conditional-format calcext:target-range-address="at644.V10:at644.V10">
            <calcext:condition calcext:apply-style-name="PAIR" calcext:value="formula-is(ISEVEN(ROW()))" calcext:base-cell-address="at644.V10"/>
            <calcext:condition calcext:apply-style-name="IMPAIR" calcext:value="formula-is(NOT(ISEVEN(ROW())))" calcext:base-cell-address="at644.V10"/>
          </calcext:conditional-format>
          <calcext:conditional-format calcext:target-range-address="at644.X10:at644.X10">
            <calcext:condition calcext:apply-style-name="PAIR" calcext:value="formula-is(ISEVEN(ROW()))" calcext:base-cell-address="at644.X10"/>
            <calcext:condition calcext:apply-style-name="IMPAIR" calcext:value="formula-is(NOT(ISEVEN(ROW())))" calcext:base-cell-address="at644.X10"/>
          </calcext:conditional-format>
          <calcext:conditional-format calcext:target-range-address="at644.T18:at644.T18">
            <calcext:condition calcext:apply-style-name="PAIR" calcext:value="formula-is(ISEVEN(ROW()))" calcext:base-cell-address="at644.T18"/>
            <calcext:condition calcext:apply-style-name="IMPAIR" calcext:value="formula-is(NOT(ISEVEN(ROW())))" calcext:base-cell-address="at644.T18"/>
          </calcext:conditional-format>
          <calcext:conditional-format calcext:target-range-address="at644.R19:at644.R19">
            <calcext:condition calcext:apply-style-name="PAIR" calcext:value="formula-is(ISEVEN(ROW()))" calcext:base-cell-address="at644.R19"/>
            <calcext:condition calcext:apply-style-name="IMPAIR" calcext:value="formula-is(NOT(ISEVEN(ROW())))" calcext:base-cell-address="at644.R19"/>
          </calcext:conditional-format>
          <calcext:conditional-format calcext:target-range-address="at644.Q11:at644.Q15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11:at644.Q15 at644.Q53:at644.Q80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8:at644.Q8">
            <calcext:condition calcext:apply-style-name="PAIR" calcext:value="formula-is(ISEVEN(ROW()))" calcext:base-cell-address="at644.Q8"/>
            <calcext:condition calcext:apply-style-name="IMPAIR" calcext:value="formula-is(NOT(ISEVEN(ROW())))" calcext:base-cell-address="at644.Q8"/>
          </calcext:conditional-format>
          <calcext:conditional-format calcext:target-range-address="at644.Q9:at644.Q9">
            <calcext:condition calcext:apply-style-name="PAIR" calcext:value="formula-is(ISEVEN(ROW()))" calcext:base-cell-address="at644.Q9"/>
            <calcext:condition calcext:apply-style-name="IMPAIR" calcext:value="formula-is(NOT(ISEVEN(ROW())))" calcext:base-cell-address="at644.Q9"/>
          </calcext:conditional-format>
          <calcext:conditional-format calcext:target-range-address="at644.Q10:at644.Q10">
            <calcext:condition calcext:apply-style-name="PAIR" calcext:value="formula-is(ISEVEN(ROW()))" calcext:base-cell-address="at644.Q10"/>
            <calcext:condition calcext:apply-style-name="IMPAIR" calcext:value="formula-is(NOT(ISEVEN(ROW())))" calcext:base-cell-address="at644.Q10"/>
          </calcext:conditional-format>
          <calcext:conditional-format calcext:target-range-address="at644.Q16:at644.Q16">
            <calcext:condition calcext:apply-style-name="PAIR" calcext:value="formula-is(ISEVEN(ROW()))" calcext:base-cell-address="at644.Q16"/>
            <calcext:condition calcext:apply-style-name="IMPAIR" calcext:value="formula-is(NOT(ISEVEN(ROW())))" calcext:base-cell-address="at644.Q16"/>
          </calcext:conditional-format>
          <calcext:conditional-format calcext:target-range-address="at644.Q17:at644.Q17">
            <calcext:condition calcext:apply-style-name="PAIR" calcext:value="formula-is(ISEVEN(ROW()))" calcext:base-cell-address="at644.Q17"/>
            <calcext:condition calcext:apply-style-name="IMPAIR" calcext:value="formula-is(NOT(ISEVEN(ROW())))" calcext:base-cell-address="at644.Q17"/>
          </calcext:conditional-format>
        </calcext:conditional-formats>
      </table:table>
      <table:table table:name="Refs" table:style-name="ta1">
        <table:table-column table:style-name="co47" table:default-cell-style-name="ce575"/>
        <table:table-column table:style-name="co48" table:default-cell-style-name="ce579"/>
        <table:table-column table:style-name="co49" table:default-cell-style-name="ce579"/>
        <table:table-column table:style-name="co1" table:number-columns-repeated="1021" table:default-cell-style-name="ce579"/>
        <table:table-row table:style-name="ro7" table:number-rows-repeated="2">
          <table:table-cell table:number-columns-repeated="1024"/>
        </table:table-row>
        <table:table-row table:style-name="ro7">
          <table:table-cell table:style-name="ce576" office:value-type="string" calcext:value-type="string">
            <text:p>PIN ref</text:p>
          </table:table-cell>
          <table:table-cell table:style-name="ce576" office:value-type="string" calcext:value-type="string">
            <text:p>Description courte</text:p>
          </table:table-cell>
          <table:table-cell table:style-name="ce576" office:value-type="string" calcext:value-type="string">
            <text:p>Special</text:p>
          </table:table-cell>
          <table:table-cell table:number-columns-repeated="1021"/>
        </table:table-row>
        <table:table-row table:style-name="ro8">
          <table:table-cell table:style-name="ce577" office:value-type="string" calcext:value-type="string">
            <text:p>MOSI</text:p>
          </table:table-cell>
          <table:table-cell table:style-name="ce580" office:value-type="string" calcext:value-type="string">
            <text:p>Master Output, Slave Input for SPI</text:p>
          </table:table-cell>
          <table:table-cell table:style-name="ce580" office:value-type="string" calcext:value-type="string">
            <text:p>SPI-MOSI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MISO</text:p>
          </table:table-cell>
          <table:table-cell table:style-name="ce580" office:value-type="string" calcext:value-type="string">
            <text:p>Master Input, Slave Output for SPI</text:p>
          </table:table-cell>
          <table:table-cell table:style-name="ce580" office:value-type="string" calcext:value-type="string">
            <text:p>SPI-MISO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SCK</text:p>
          </table:table-cell>
          <table:table-cell table:style-name="ce580" office:value-type="string" calcext:value-type="string">
            <text:p>Serial ClocK for SPI</text:p>
          </table:table-cell>
          <table:table-cell table:style-name="ce580" office:value-type="string" calcext:value-type="string">
            <text:p>SPI-SCK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TX</text:p>
          </table:table-cell>
          <table:table-cell table:style-name="ce580" office:value-type="string" calcext:value-type="string">
            <text:p>Transmission for Yun Shield</text:p>
          </table:table-cell>
          <table:table-cell table:style-name="ce580" office:value-type="string" calcext:value-type="string">
            <text:p>TX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RX</text:p>
          </table:table-cell>
          <table:table-cell table:style-name="ce580" office:value-type="string" calcext:value-type="string">
            <text:p>Recepection for Yun Shield </text:p>
          </table:table-cell>
          <table:table-cell table:style-name="ce580" office:value-type="string" calcext:value-type="string">
            <text:p>RX</text:p>
          </table:table-cell>
          <table:table-cell table:style-name="ce581" table:number-columns-repeated="1021"/>
        </table:table-row>
        <table:table-row table:style-name="ro7">
          <table:table-cell table:style-name="ce577" office:value-type="string" calcext:value-type="string">
            <text:p>DREQ</text:p>
          </table:table-cell>
          <table:table-cell table:style-name="ce580" office:value-type="string" calcext:value-type="string">
            <text:p>??????</text:p>
          </table:table-cell>
          <table:table-cell table:style-name="ce580" office:value-type="string" calcext:value-type="string">
            <text:p>Interrupt</text:p>
          </table:table-cell>
          <table:table-cell table:style-name="ce581" table:number-columns-repeated="1021"/>
        </table:table-row>
        <table:table-row table:style-name="ro7">
          <table:table-cell table:style-name="ce577" table:formula="of:=[.C72]" office:value-type="float" office:value="0" calcext:value-type="float">
            <text:p>0</text:p>
          </table:table-cell>
          <table:table-cell table:style-name="ce580" office:value-type="string" calcext:value-type="string">
            <text:p>Interuption si changement sur le bus 16 port A</text:p>
          </table:table-cell>
          <table:table-cell table:style-name="ce580" office:value-type="string" calcext:value-type="string">
            <text:p>Interrupt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CS</text:p>
          </table:table-cell>
          <table:table-cell table:style-name="ce580" office:value-type="string" calcext:value-type="string">
            <text:p>Chip Slect : Selectionne le composant pour le bus SPI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SECU</text:p>
          </table:table-cell>
          <table:table-cell table:style-name="ce580" office:value-type="string" calcext:value-type="string">
            <text:p>Ordre sur transistor pour alimenter via le batterie de sécu 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!EXT</text:p>
          </table:table-cell>
          <table:table-cell table:style-name="ce580" office:value-type="string" calcext:value-type="string">
            <text:p>Ordre sur transistor pour ne pas alimenter les composants extérieurs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CS-MP3</text:p>
          </table:table-cell>
          <table:table-cell table:style-name="ce580" office:value-type="string" calcext:value-type="string">
            <text:p>Chip Select MP3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MP3-DCS</text:p>
          </table:table-cell>
          <table:table-cell table:style-name="ce580" office:value-type="string" calcext:value-type="string">
            <text:p>??????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MP3-RST</text:p>
          </table:table-cell>
          <table:table-cell table:style-name="ce580" office:value-type="string" calcext:value-type="string">
            <text:p>??????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CS-uSD</text:p>
          </table:table-cell>
          <table:table-cell table:style-name="ce580" office:value-type="string" calcext:value-type="string">
            <text:p>Chip Select Micro SD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!CS</text:p>
          </table:table-cell>
          <table:table-cell table:style-name="ce580" office:value-type="string" calcext:value-type="string">
            <text:p>Chip Select à logique inversée</text:p>
          </table:table-cell>
          <table:table-cell table:style-name="ce580"/>
          <table:table-cell table:style-name="ce581" table:number-columns-repeated="1021"/>
        </table:table-row>
        <table:table-row table:style-name="ro12">
          <table:table-cell table:style-name="ce577" office:value-type="string" calcext:value-type="string">
            <text:p>CODE</text:p>
          </table:table-cell>
          <table:table-cell table:style-name="ce580" office:value-type="string" calcext:value-type="string">
            <text:p>Retour en tension pour identifier un composant (tension via CS entrée commune via CODE</text:p>
          </table:table-cell>
          <table:table-cell table:style-name="ce580" office:value-type="string" calcext:value-type="string">
            <text:p>Ana/Dig conv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SECU</text:p>
          </table:table-cell>
          <table:table-cell table:style-name="ce580" office:value-type="string" calcext:value-type="string">
            <text:p>Image tension de la baterie de sécu</text:p>
          </table:table-cell>
          <table:table-cell table:style-name="ce580" office:value-type="string" calcext:value-type="string">
            <text:p>Ana/Dig conv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NORM</text:p>
          </table:table-cell>
          <table:table-cell table:style-name="ce580" office:value-type="string" calcext:value-type="string">
            <text:p>Image tension de la baterie normale</text:p>
          </table:table-cell>
          <table:table-cell table:style-name="ce580" office:value-type="string" calcext:value-type="string">
            <text:p>Ana/Dig conv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LUMI</text:p>
          </table:table-cell>
          <table:table-cell table:style-name="ce580" office:value-type="string" calcext:value-type="string">
            <text:p>Image tension de la luminosité via photorésistance</text:p>
          </table:table-cell>
          <table:table-cell table:style-name="ce580" office:value-type="string" calcext:value-type="string">
            <text:p>Ana/Dig conv</text:p>
          </table:table-cell>
          <table:table-cell table:style-name="ce581" table:number-columns-repeated="1021"/>
        </table:table-row>
        <table:table-row table:style-name="ro13">
          <table:table-cell table:style-name="ce577" office:value-type="string" calcext:value-type="string">
            <text:p>PWM_freq</text:p>
          </table:table-cell>
          <table:table-cell table:style-name="ce580" office:value-type="string" calcext:value-type="string">
            <text:p>Sortie en tension proportionnel à une valeure de pwm. Prévue pour idiquer cette valeure à d'autres modules</text:p>
          </table:table-cell>
          <table:table-cell table:style-name="ce580" office:value-type="string" calcext:value-type="string">
            <text:p>Ana/Dig conv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TEMPER</text:p>
          </table:table-cell>
          <table:table-cell table:style-name="ce580" office:value-type="string" calcext:value-type="string">
            <text:p>Image tension de la température via résistance variant avec la temperature</text:p>
          </table:table-cell>
          <table:table-cell table:style-name="ce580" office:value-type="string" calcext:value-type="string">
            <text:p>Ana/Dig conv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VENTIL</text:p>
          </table:table-cell>
          <table:table-cell table:style-name="ce580" office:value-type="string" calcext:value-type="string">
            <text:p>Commande d'un ventialteur </text:p>
          </table:table-cell>
          <table:table-cell table:style-name="ce580" office:value-type="string" calcext:value-type="string">
            <text:p>PWM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SECT</text:p>
          </table:table-cell>
          <table:table-cell table:style-name="ce580" office:value-type="string" calcext:value-type="string">
            <text:p>Detection de la presence du secteur (ON/OFF)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CS_pwm1</text:p>
          </table:table-cell>
          <table:table-cell table:style-name="ce580" office:value-type="string" calcext:value-type="string">
            <text:p>Selectionne un module PWM pour que PWM_freq lui donne sa frequence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CS_pwm2</text:p>
          </table:table-cell>
          <table:table-cell table:style-name="ce580" office:value-type="string" calcext:value-type="string">
            <text:p>Selectionne un module PWM pour que PWM_freq lui donne sa frequence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CS_pwm3</text:p>
          </table:table-cell>
          <table:table-cell table:style-name="ce580" office:value-type="string" calcext:value-type="string">
            <text:p>Selectionne un module PWM pour que PWM_freq lui donne sa frequence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LEDpower</text:p>
          </table:table-cell>
          <table:table-cell table:style-name="ce580" office:value-type="string" calcext:value-type="string">
            <text:p>Indique si la carte est sous tension (quelle qu'elle soit)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LEDwifi</text:p>
          </table:table-cell>
          <table:table-cell table:style-name="ce580" office:value-type="string" calcext:value-type="string">
            <text:p>Indique si la carte est connectée à un réseau wifi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LEDlink</text:p>
          </table:table-cell>
          <table:table-cell table:style-name="ce580" office:value-type="string" calcext:value-type="string">
            <text:p>Indique si la carte est connectée à une régie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LEDbat</text:p>
          </table:table-cell>
          <table:table-cell table:style-name="ce580" office:value-type="string" calcext:value-type="string">
            <text:p>Indique si la batterie de secours est utilisée ou non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LEDmulti1</text:p>
          </table:table-cell>
          <table:table-cell table:style-name="ce580" office:value-type="string" calcext:value-type="string">
            <text:p>LED multi usage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LEDmulti2</text:p>
          </table:table-cell>
          <table:table-cell table:style-name="ce580" office:value-type="string" calcext:value-type="string">
            <text:p>LED multi usage</text:p>
          </table:table-cell>
          <table:table-cell table:style-name="ce580"/>
          <table:table-cell table:style-name="ce581" table:number-columns-repeated="1021"/>
        </table:table-row>
        <table:table-row table:style-name="ro15">
          <table:table-cell table:style-name="ce577" office:value-type="string" calcext:value-type="string">
            <text:p>REBOOT</text:p>
          </table:table-cell>
          <table:table-cell table:style-name="ce580" office:value-type="string" calcext:value-type="string">
            <text:p>Signal d'entrée (BP?) demandant un reboot de la carte via l'IHM, nécessite que ILS_IHM soit également déclanché</text:p>
          </table:table-cell>
          <table:table-cell table:style-name="ce580"/>
          <table:table-cell table:style-name="ce581" table:number-columns-repeated="1021"/>
        </table:table-row>
        <table:table-row table:style-name="ro15">
          <table:table-cell table:style-name="ce577" office:value-type="string" calcext:value-type="string">
            <text:p>ILS_IHM</text:p>
          </table:table-cell>
          <table:table-cell table:style-name="ce580" office:value-type="string" calcext:value-type="string">
            <text:p>Signal d'entrée viaun Interrupteur à lame souple, pour déclancher l'affichage de l'IHM</text:p>
          </table:table-cell>
          <table:table-cell table:style-name="ce580"/>
          <table:table-cell table:style-name="ce581" table:number-columns-repeated="1021"/>
        </table:table-row>
        <table:table-row table:style-name="ro7" table:number-rows-repeated="41">
          <table:table-cell table:style-name="ce578"/>
          <table:table-cell table:style-name="ce581" table:number-columns-repeated="1023"/>
        </table:table-row>
        <table:table-row table:style-name="ro7" table:number-rows-repeated="104849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fs.A4:Refs.AMJ78">
            <calcext:condition calcext:apply-style-name="PAIR" calcext:value="formula-is(ISEVEN(ROW()))" calcext:base-cell-address="Refs.A4"/>
            <calcext:condition calcext:apply-style-name="IMPAIR" calcext:value="formula-is(NOT(ISEVEN(ROW())))" calcext:base-cell-address="Refs.A4"/>
          </calcext:conditional-format>
        </calcext:conditional-formats>
      </table:table>
      <table:table table:name="CodeExt" table:style-name="ta1">
        <table:table-column table:style-name="co1" table:default-cell-style-name="Default"/>
        <table:table-column table:style-name="co1" table:default-cell-style-name="ce285"/>
        <table:table-column table:style-name="co40" table:default-cell-style-name="Default"/>
        <table:table-column table:style-name="co1" table:default-cell-style-name="Default"/>
        <table:table-column table:style-name="co1" table:default-cell-style-name="ce286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ce41"/>
        <table:table-column table:style-name="co1" table:number-columns-repeated="1013" table:default-cell-style-name="Default"/>
        <table:table-row table:style-name="ro7">
          <table:table-cell office:value-type="string" calcext:value-type="string">
            <text:p>U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R</text:p>
          </table:table-cell>
          <table:table-cell table:style-name="Default" office:value-type="float" office:value="5100" calcext:value-type="float">
            <text:p>5100</text:p>
          </table:table-cell>
          <table:table-cell table:number-columns-repeated="2"/>
          <table:table-cell table:style-name="Default" office:value-type="string" calcext:value-type="string">
            <text:p>Range div</text:p>
          </table:table-cell>
          <table:table-cell office:value-type="float" office:value="2.5" calcext:value-type="float">
            <text:p>2,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Intervals</text:p>
          </table:table-cell>
          <table:table-cell table:style-name="Default" office:value-type="float" office:value="1023" calcext:value-type="float">
            <text:p>102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/>
          <table:table-cell table:formula="of:=&quot; +/- 5% &quot;" office:value-type="string" office:string-value=" +/- 5% " calcext:value-type="string">
            <text:p><text:s/>+/- 5% 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table:style-name="ce284" office:value-type="string" calcext:value-type="string">
            <text:p>Ux</text:p>
          </table:table-cell>
          <table:table-cell table:style-name="ce284" office:value-type="string" calcext:value-type="string">
            <text:p>Rx</text:p>
          </table:table-cell>
          <table:table-cell table:style-name="ce284" office:value-type="string" calcext:value-type="string">
            <text:p>Echelle</text:p>
          </table:table-cell>
          <table:table-cell table:style-name="ce284" office:value-type="string" calcext:value-type="string">
            <text:p>Rstand</text:p>
          </table:table-cell>
          <table:table-cell table:style-name="ce284" office:value-type="string" calcext:value-type="string">
            <text:p>Ufinal</text:p>
          </table:table-cell>
          <table:table-cell table:style-name="ce284" office:value-type="string" calcext:value-type="string">
            <text:p>Convert Value</text:p>
          </table:table-cell>
          <table:table-cell table:style-name="ce284" office:value-type="string" calcext:value-type="string">
            <text:p>Delta</text:p>
          </table:table-cell>
          <table:table-cell table:style-name="ce284" office:value-type="string" calcext:value-type="string">
            <text:p>Min</text:p>
          </table:table-cell>
          <table:table-cell table:style-name="ce284"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ID</text:p>
          </table:table-cell>
          <table:table-cell table:number-columns-repeated="1013"/>
        </table:table-row>
        <table:table-row table:style-name="ro7">
          <table:table-cell office:value-type="float" office:value="0.25" calcext:value-type="float">
            <text:p>0,25</text:p>
          </table:table-cell>
          <table:table-cell table:formula="of:=[.A6]*[.$B$2]/([.$B$1]-[.A6])" office:value-type="float" office:value="268.421052631579" calcext:value-type="float">
            <text:p>268,42</text:p>
          </table:table-cell>
          <table:table-cell table:formula="of:=10^INT(LOG([.B6]))" office:value-type="float" office:value="100" calcext:value-type="float">
            <text:p>100</text:p>
          </table:table-cell>
          <table:table-cell table:formula="of:=IF([.B6]=0;0; IF(([.B6]/[.C6])&lt;1.05;1*[.C6]; IF(([.B6]/[.C6])&lt;1.15;1.1*[.C6]; IF(([.B6]/[.C6])&lt;1.25;1.2*[.C6]; IF(([.B6]/[.C6])&lt;1.4;1.3*[.C6]; IF(([.B6]/[.C6])&lt;1.55;1.5*[.C6]; IF(([.B6]/[.C6])&lt;1.7;1.6*[.C6];0)))))))+ IF(([.B6]/[.C6])&lt;1.7;0; IF(([.B6]/[.C6])&lt;1.9;1.8*[.C6]; IF(([.B6]/[.C6])&lt;2.1;2*[.C6]; IF(([.B6]/[.C6])&lt;2.3;2.2*[.C6]; IF(([.B6]/[.C6])&lt;2.55;2.4*[.C6]; IF(([.B6]/[.C6])&lt;2.85;2.7*[.C6]; IF(([.B6]/[.C6])&lt;3.15;3*[.C6];0)))))))+ IF(([.B6]/[.C6])&lt;3.15;0; IF(([.B6]/[.C6])&lt;3.45;3.3*[.C6]; IF(([.B6]/[.C6])&lt;3.75;3.6*[.C6]; IF(([.B6]/[.C6])&lt;4.1;3.9*[.C6]; IF(([.B6]/[.C6])&lt;4.5;4.3*[.C6]; IF(([.B6]/[.C6])&lt;4.9;4.7*[.C6]; IF(([.B6]/[.C6])&lt;5.35;5.1*[.C6];0)))))))+ IF(([.B6]/[.C6])&lt;5.35;0; IF(([.B6]/[.C6])&lt;5.9;5.6*[.C6]; IF(([.B6]/[.C6])&lt;6.5;6.2*[.C6]; IF(([.B6]/[.C6])&lt;7.15;6.8*[.C6]; IF(([.B6]/[.C6])&lt;7.85;7.5*[.C6]; IF(([.B6]/[.C6])&lt;8.65;8.2*[.C6]; IF(([.B6]/[.C6])&lt;9.55;9.1*[.C6];10*[.C6])))))))" office:value-type="float" office:value="270" calcext:value-type="float">
            <text:p>270</text:p>
          </table:table-cell>
          <table:table-cell table:formula="of:=[.$B$1]*[.D6]/([.D6]+[.$B$2])" office:value-type="float" office:value="0.251396648044693" calcext:value-type="float">
            <text:p>0,251</text:p>
          </table:table-cell>
          <table:table-cell table:formula="of:=INT([.E6]*[.$B$3]/[.$B$1])" office:value-type="float" office:value="51" calcext:value-type="float">
            <text:p>51</text:p>
          </table:table-cell>
          <table:table-cell table:formula="of:=[.F7]-[.F6]" office:value-type="float" office:value="50" calcext:value-type="float">
            <text:p>50</text:p>
          </table:table-cell>
          <table:table-cell table:formula="of:=[.F6]-[.$G$27]" office:value-type="float" office:value="35" calcext:value-type="float">
            <text:p>35</text:p>
          </table:table-cell>
          <table:table-cell table:formula="of:=[.F6]+[.$G$27]" office:value-type="float" office:value="67" calcext:value-type="float">
            <text:p>67</text:p>
          </table:table-cell>
          <table:table-cell table:style-name="ce41"/>
          <table:table-cell office:value-type="float" office:value="10" calcext:value-type="float">
            <text:p>10</text:p>
          </table:table-cell>
          <table:table-cell table:style-name="ce41" table:number-columns-repeated="1013"/>
        </table:table-row>
        <table:table-row table:style-name="ro7">
          <table:table-cell office:value-type="float" office:value="0.5" calcext:value-type="float">
            <text:p>0,5</text:p>
          </table:table-cell>
          <table:table-cell table:formula="of:=[.A7]*[.$B$2]/([.$B$1]-[.A7])" office:value-type="float" office:value="566.666666666667" calcext:value-type="float">
            <text:p>566,67</text:p>
          </table:table-cell>
          <table:table-cell table:formula="of:=10^INT(LOG([.B7]))" office:value-type="float" office:value="100" calcext:value-type="float">
            <text:p>100</text:p>
          </table:table-cell>
          <table:table-cell table:formula="of:=IF([.B7]=0;0; IF(([.B7]/[.C7])&lt;1.05;1*[.C7]; IF(([.B7]/[.C7])&lt;1.15;1.1*[.C7]; IF(([.B7]/[.C7])&lt;1.25;1.2*[.C7]; IF(([.B7]/[.C7])&lt;1.4;1.3*[.C7]; IF(([.B7]/[.C7])&lt;1.55;1.5*[.C7]; IF(([.B7]/[.C7])&lt;1.7;1.6*[.C7];0)))))))+ IF(([.B7]/[.C7])&lt;1.7;0; IF(([.B7]/[.C7])&lt;1.9;1.8*[.C7]; IF(([.B7]/[.C7])&lt;2.1;2*[.C7]; IF(([.B7]/[.C7])&lt;2.3;2.2*[.C7]; IF(([.B7]/[.C7])&lt;2.55;2.4*[.C7]; IF(([.B7]/[.C7])&lt;2.85;2.7*[.C7]; IF(([.B7]/[.C7])&lt;3.15;3*[.C7];0)))))))+ IF(([.B7]/[.C7])&lt;3.15;0; IF(([.B7]/[.C7])&lt;3.45;3.3*[.C7]; IF(([.B7]/[.C7])&lt;3.75;3.6*[.C7]; IF(([.B7]/[.C7])&lt;4.1;3.9*[.C7]; IF(([.B7]/[.C7])&lt;4.5;4.3*[.C7]; IF(([.B7]/[.C7])&lt;4.9;4.7*[.C7]; IF(([.B7]/[.C7])&lt;5.35;5.1*[.C7];0)))))))+ IF(([.B7]/[.C7])&lt;5.35;0; IF(([.B7]/[.C7])&lt;5.9;5.6*[.C7]; IF(([.B7]/[.C7])&lt;6.5;6.2*[.C7]; IF(([.B7]/[.C7])&lt;7.15;6.8*[.C7]; IF(([.B7]/[.C7])&lt;7.85;7.5*[.C7]; IF(([.B7]/[.C7])&lt;8.65;8.2*[.C7]; IF(([.B7]/[.C7])&lt;9.55;9.1*[.C7];10*[.C7])))))))" office:value-type="float" office:value="560" calcext:value-type="float">
            <text:p>560</text:p>
          </table:table-cell>
          <table:table-cell table:formula="of:=[.$B$1]*[.D7]/([.D7]+[.$B$2])" office:value-type="float" office:value="0.49469964664311" calcext:value-type="float">
            <text:p>0,495</text:p>
          </table:table-cell>
          <table:table-cell table:formula="of:=INT([.E7]*[.$B$3]/[.$B$1])" office:value-type="float" office:value="101" calcext:value-type="float">
            <text:p>101</text:p>
          </table:table-cell>
          <table:table-cell table:formula="of:=[.F8]-[.F7]" office:value-type="float" office:value="53" calcext:value-type="float">
            <text:p>53</text:p>
          </table:table-cell>
          <table:table-cell table:formula="of:=[.F7]-[.$G$27]" office:value-type="float" office:value="85" calcext:value-type="float">
            <text:p>85</text:p>
          </table:table-cell>
          <table:table-cell table:formula="of:=[.F7]+[.$G$27]" office:value-type="float" office:value="117" calcext:value-type="float">
            <text:p>11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7">
          <table:table-cell office:value-type="float" office:value="0.75" calcext:value-type="float">
            <text:p>0,75</text:p>
          </table:table-cell>
          <table:table-cell table:formula="of:=[.A8]*[.$B$2]/([.$B$1]-[.A8])" office:value-type="float" office:value="900" calcext:value-type="float">
            <text:p>900,00</text:p>
          </table:table-cell>
          <table:table-cell table:formula="of:=10^INT(LOG([.B8]))" office:value-type="float" office:value="100" calcext:value-type="float">
            <text:p>100</text:p>
          </table:table-cell>
          <table:table-cell table:formula="of:=IF([.B8]=0;0; IF(([.B8]/[.C8])&lt;1.05;1*[.C8]; IF(([.B8]/[.C8])&lt;1.15;1.1*[.C8]; IF(([.B8]/[.C8])&lt;1.25;1.2*[.C8]; IF(([.B8]/[.C8])&lt;1.4;1.3*[.C8]; IF(([.B8]/[.C8])&lt;1.55;1.5*[.C8]; IF(([.B8]/[.C8])&lt;1.7;1.6*[.C8];0)))))))+ IF(([.B8]/[.C8])&lt;1.7;0; IF(([.B8]/[.C8])&lt;1.9;1.8*[.C8]; IF(([.B8]/[.C8])&lt;2.1;2*[.C8]; IF(([.B8]/[.C8])&lt;2.3;2.2*[.C8]; IF(([.B8]/[.C8])&lt;2.55;2.4*[.C8]; IF(([.B8]/[.C8])&lt;2.85;2.7*[.C8]; IF(([.B8]/[.C8])&lt;3.15;3*[.C8];0)))))))+ IF(([.B8]/[.C8])&lt;3.15;0; IF(([.B8]/[.C8])&lt;3.45;3.3*[.C8]; IF(([.B8]/[.C8])&lt;3.75;3.6*[.C8]; IF(([.B8]/[.C8])&lt;4.1;3.9*[.C8]; IF(([.B8]/[.C8])&lt;4.5;4.3*[.C8]; IF(([.B8]/[.C8])&lt;4.9;4.7*[.C8]; IF(([.B8]/[.C8])&lt;5.35;5.1*[.C8];0)))))))+ IF(([.B8]/[.C8])&lt;5.35;0; IF(([.B8]/[.C8])&lt;5.9;5.6*[.C8]; IF(([.B8]/[.C8])&lt;6.5;6.2*[.C8]; IF(([.B8]/[.C8])&lt;7.15;6.8*[.C8]; IF(([.B8]/[.C8])&lt;7.85;7.5*[.C8]; IF(([.B8]/[.C8])&lt;8.65;8.2*[.C8]; IF(([.B8]/[.C8])&lt;9.55;9.1*[.C8];10*[.C8])))))))" office:value-type="float" office:value="910" calcext:value-type="float">
            <text:p>910</text:p>
          </table:table-cell>
          <table:table-cell table:formula="of:=[.$B$1]*[.D8]/([.D8]+[.$B$2])" office:value-type="float" office:value="0.757071547420965" calcext:value-type="float">
            <text:p>0,757</text:p>
          </table:table-cell>
          <table:table-cell table:formula="of:=INT([.E8]*[.$B$3]/[.$B$1])" office:value-type="float" office:value="154" calcext:value-type="float">
            <text:p>154</text:p>
          </table:table-cell>
          <table:table-cell table:formula="of:=[.F9]-[.F8]" office:value-type="float" office:value="53" calcext:value-type="float">
            <text:p>53</text:p>
          </table:table-cell>
          <table:table-cell table:formula="of:=[.F8]-[.$G$27]" office:value-type="float" office:value="138" calcext:value-type="float">
            <text:p>138</text:p>
          </table:table-cell>
          <table:table-cell table:formula="of:=[.F8]+[.$G$27]" office:value-type="float" office:value="170" calcext:value-type="float">
            <text:p>17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[.A9]*[.$B$2]/([.$B$1]-[.A9])" office:value-type="float" office:value="1275" calcext:value-type="float">
            <text:p>1275,00</text:p>
          </table:table-cell>
          <table:table-cell table:formula="of:=10^INT(LOG([.B9]))" office:value-type="float" office:value="1000" calcext:value-type="float">
            <text:p>1000</text:p>
          </table:table-cell>
          <table:table-cell table:formula="of:=IF([.B9]=0;0; IF(([.B9]/[.C9])&lt;1.05;1*[.C9]; IF(([.B9]/[.C9])&lt;1.15;1.1*[.C9]; IF(([.B9]/[.C9])&lt;1.25;1.2*[.C9]; IF(([.B9]/[.C9])&lt;1.4;1.3*[.C9]; IF(([.B9]/[.C9])&lt;1.55;1.5*[.C9]; IF(([.B9]/[.C9])&lt;1.7;1.6*[.C9];0)))))))+ IF(([.B9]/[.C9])&lt;1.7;0; IF(([.B9]/[.C9])&lt;1.9;1.8*[.C9]; IF(([.B9]/[.C9])&lt;2.1;2*[.C9]; IF(([.B9]/[.C9])&lt;2.3;2.2*[.C9]; IF(([.B9]/[.C9])&lt;2.55;2.4*[.C9]; IF(([.B9]/[.C9])&lt;2.85;2.7*[.C9]; IF(([.B9]/[.C9])&lt;3.15;3*[.C9];0)))))))+ IF(([.B9]/[.C9])&lt;3.15;0; IF(([.B9]/[.C9])&lt;3.45;3.3*[.C9]; IF(([.B9]/[.C9])&lt;3.75;3.6*[.C9]; IF(([.B9]/[.C9])&lt;4.1;3.9*[.C9]; IF(([.B9]/[.C9])&lt;4.5;4.3*[.C9]; IF(([.B9]/[.C9])&lt;4.9;4.7*[.C9]; IF(([.B9]/[.C9])&lt;5.35;5.1*[.C9];0)))))))+ IF(([.B9]/[.C9])&lt;5.35;0; IF(([.B9]/[.C9])&lt;5.9;5.6*[.C9]; IF(([.B9]/[.C9])&lt;6.5;6.2*[.C9]; IF(([.B9]/[.C9])&lt;7.15;6.8*[.C9]; IF(([.B9]/[.C9])&lt;7.85;7.5*[.C9]; IF(([.B9]/[.C9])&lt;8.65;8.2*[.C9]; IF(([.B9]/[.C9])&lt;9.55;9.1*[.C9];10*[.C9])))))))" office:value-type="float" office:value="1300" calcext:value-type="float">
            <text:p>1300</text:p>
          </table:table-cell>
          <table:table-cell table:formula="of:=[.$B$1]*[.D9]/([.D9]+[.$B$2])" office:value-type="float" office:value="1.015625" calcext:value-type="float">
            <text:p>1,016</text:p>
          </table:table-cell>
          <table:table-cell table:formula="of:=INT([.E9]*[.$B$3]/[.$B$1])" office:value-type="float" office:value="207" calcext:value-type="float">
            <text:p>207</text:p>
          </table:table-cell>
          <table:table-cell table:formula="of:=[.F10]-[.F9]" office:value-type="float" office:value="59" calcext:value-type="float">
            <text:p>59</text:p>
          </table:table-cell>
          <table:table-cell table:formula="of:=[.F9]-[.$G$27]" office:value-type="float" office:value="191" calcext:value-type="float">
            <text:p>191</text:p>
          </table:table-cell>
          <table:table-cell table:formula="of:=[.F9]+[.$G$27]" office:value-type="float" office:value="223" calcext:value-type="float">
            <text:p>22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7">
          <table:table-cell office:value-type="float" office:value="1.25" calcext:value-type="float">
            <text:p>1,25</text:p>
          </table:table-cell>
          <table:table-cell table:formula="of:=[.A10]*[.$B$2]/([.$B$1]-[.A10])" office:value-type="float" office:value="1700" calcext:value-type="float">
            <text:p>1700,00</text:p>
          </table:table-cell>
          <table:table-cell table:formula="of:=10^INT(LOG([.B10]))" office:value-type="float" office:value="1000" calcext:value-type="float">
            <text:p>1000</text:p>
          </table:table-cell>
          <table:table-cell table:formula="of:=IF([.B10]=0;0; IF(([.B10]/[.C10])&lt;1.05;1*[.C10]; IF(([.B10]/[.C10])&lt;1.15;1.1*[.C10]; IF(([.B10]/[.C10])&lt;1.25;1.2*[.C10]; IF(([.B10]/[.C10])&lt;1.4;1.3*[.C10]; IF(([.B10]/[.C10])&lt;1.55;1.5*[.C10]; IF(([.B10]/[.C10])&lt;1.7;1.6*[.C10];0)))))))+ IF(([.B10]/[.C10])&lt;1.7;0; IF(([.B10]/[.C10])&lt;1.9;1.8*[.C10]; IF(([.B10]/[.C10])&lt;2.1;2*[.C10]; IF(([.B10]/[.C10])&lt;2.3;2.2*[.C10]; IF(([.B10]/[.C10])&lt;2.55;2.4*[.C10]; IF(([.B10]/[.C10])&lt;2.85;2.7*[.C10]; IF(([.B10]/[.C10])&lt;3.15;3*[.C10];0)))))))+ IF(([.B10]/[.C10])&lt;3.15;0; IF(([.B10]/[.C10])&lt;3.45;3.3*[.C10]; IF(([.B10]/[.C10])&lt;3.75;3.6*[.C10]; IF(([.B10]/[.C10])&lt;4.1;3.9*[.C10]; IF(([.B10]/[.C10])&lt;4.5;4.3*[.C10]; IF(([.B10]/[.C10])&lt;4.9;4.7*[.C10]; IF(([.B10]/[.C10])&lt;5.35;5.1*[.C10];0)))))))+ IF(([.B10]/[.C10])&lt;5.35;0; IF(([.B10]/[.C10])&lt;5.9;5.6*[.C10]; IF(([.B10]/[.C10])&lt;6.5;6.2*[.C10]; IF(([.B10]/[.C10])&lt;7.15;6.8*[.C10]; IF(([.B10]/[.C10])&lt;7.85;7.5*[.C10]; IF(([.B10]/[.C10])&lt;8.65;8.2*[.C10]; IF(([.B10]/[.C10])&lt;9.55;9.1*[.C10];10*[.C10])))))))" office:value-type="float" office:value="1800" calcext:value-type="float">
            <text:p>1800</text:p>
          </table:table-cell>
          <table:table-cell table:formula="of:=[.$B$1]*[.D10]/([.D10]+[.$B$2])" office:value-type="float" office:value="1.30434782608696" calcext:value-type="float">
            <text:p>1,304</text:p>
          </table:table-cell>
          <table:table-cell table:formula="of:=INT([.E10]*[.$B$3]/[.$B$1])" office:value-type="float" office:value="266" calcext:value-type="float">
            <text:p>266</text:p>
          </table:table-cell>
          <table:table-cell table:formula="of:=[.F11]-[.F10]" office:value-type="float" office:value="42" calcext:value-type="float">
            <text:p>42</text:p>
          </table:table-cell>
          <table:table-cell table:formula="of:=[.F10]-[.$G$27]" office:value-type="float" office:value="250" calcext:value-type="float">
            <text:p>250</text:p>
          </table:table-cell>
          <table:table-cell table:formula="of:=[.F10]+[.$G$27]" office:value-type="float" office:value="282" calcext:value-type="float">
            <text:p>28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,5</text:p>
          </table:table-cell>
          <table:table-cell table:formula="of:=[.A11]*[.$B$2]/([.$B$1]-[.A11])" office:value-type="float" office:value="2185.71428571429" calcext:value-type="float">
            <text:p>2185,71</text:p>
          </table:table-cell>
          <table:table-cell table:formula="of:=10^INT(LOG([.B11]))" office:value-type="float" office:value="1000" calcext:value-type="float">
            <text:p>1000</text:p>
          </table:table-cell>
          <table:table-cell table:formula="of:=IF([.B11]=0;0; IF(([.B11]/[.C11])&lt;1.05;1*[.C11]; IF(([.B11]/[.C11])&lt;1.15;1.1*[.C11]; IF(([.B11]/[.C11])&lt;1.25;1.2*[.C11]; IF(([.B11]/[.C11])&lt;1.4;1.3*[.C11]; IF(([.B11]/[.C11])&lt;1.55;1.5*[.C11]; IF(([.B11]/[.C11])&lt;1.7;1.6*[.C11];0)))))))+ IF(([.B11]/[.C11])&lt;1.7;0; IF(([.B11]/[.C11])&lt;1.9;1.8*[.C11]; IF(([.B11]/[.C11])&lt;2.1;2*[.C11]; IF(([.B11]/[.C11])&lt;2.3;2.2*[.C11]; IF(([.B11]/[.C11])&lt;2.55;2.4*[.C11]; IF(([.B11]/[.C11])&lt;2.85;2.7*[.C11]; IF(([.B11]/[.C11])&lt;3.15;3*[.C11];0)))))))+ IF(([.B11]/[.C11])&lt;3.15;0; IF(([.B11]/[.C11])&lt;3.45;3.3*[.C11]; IF(([.B11]/[.C11])&lt;3.75;3.6*[.C11]; IF(([.B11]/[.C11])&lt;4.1;3.9*[.C11]; IF(([.B11]/[.C11])&lt;4.5;4.3*[.C11]; IF(([.B11]/[.C11])&lt;4.9;4.7*[.C11]; IF(([.B11]/[.C11])&lt;5.35;5.1*[.C11];0)))))))+ IF(([.B11]/[.C11])&lt;5.35;0; IF(([.B11]/[.C11])&lt;5.9;5.6*[.C11]; IF(([.B11]/[.C11])&lt;6.5;6.2*[.C11]; IF(([.B11]/[.C11])&lt;7.15;6.8*[.C11]; IF(([.B11]/[.C11])&lt;7.85;7.5*[.C11]; IF(([.B11]/[.C11])&lt;8.65;8.2*[.C11]; IF(([.B11]/[.C11])&lt;9.55;9.1*[.C11];10*[.C11])))))))" office:value-type="float" office:value="2200" calcext:value-type="float">
            <text:p>2200</text:p>
          </table:table-cell>
          <table:table-cell table:formula="of:=[.$B$1]*[.D11]/([.D11]+[.$B$2])" office:value-type="float" office:value="1.50684931506849" calcext:value-type="float">
            <text:p>1,507</text:p>
          </table:table-cell>
          <table:table-cell table:formula="of:=INT([.E11]*[.$B$3]/[.$B$1])" office:value-type="float" office:value="308" calcext:value-type="float">
            <text:p>308</text:p>
          </table:table-cell>
          <table:table-cell table:formula="of:=[.F12]-[.F11]" office:value-type="float" office:value="46" calcext:value-type="float">
            <text:p>46</text:p>
          </table:table-cell>
          <table:table-cell table:formula="of:=[.F11]-[.$G$27]" office:value-type="float" office:value="292" calcext:value-type="float">
            <text:p>292</text:p>
          </table:table-cell>
          <table:table-cell table:formula="of:=[.F11]+[.$G$27]" office:value-type="float" office:value="324" calcext:value-type="float">
            <text:p>3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7">
          <table:table-cell office:value-type="float" office:value="1.75" calcext:value-type="float">
            <text:p>1,75</text:p>
          </table:table-cell>
          <table:table-cell table:formula="of:=[.A12]*[.$B$2]/([.$B$1]-[.A12])" office:value-type="float" office:value="2746.15384615385" calcext:value-type="float">
            <text:p>2746,15</text:p>
          </table:table-cell>
          <table:table-cell table:formula="of:=10^INT(LOG([.B12]))" office:value-type="float" office:value="1000" calcext:value-type="float">
            <text:p>1000</text:p>
          </table:table-cell>
          <table:table-cell table:formula="of:=IF([.B12]=0;0; IF(([.B12]/[.C12])&lt;1.05;1*[.C12]; IF(([.B12]/[.C12])&lt;1.15;1.1*[.C12]; IF(([.B12]/[.C12])&lt;1.25;1.2*[.C12]; IF(([.B12]/[.C12])&lt;1.4;1.3*[.C12]; IF(([.B12]/[.C12])&lt;1.55;1.5*[.C12]; IF(([.B12]/[.C12])&lt;1.7;1.6*[.C12];0)))))))+ IF(([.B12]/[.C12])&lt;1.7;0; IF(([.B12]/[.C12])&lt;1.9;1.8*[.C12]; IF(([.B12]/[.C12])&lt;2.1;2*[.C12]; IF(([.B12]/[.C12])&lt;2.3;2.2*[.C12]; IF(([.B12]/[.C12])&lt;2.55;2.4*[.C12]; IF(([.B12]/[.C12])&lt;2.85;2.7*[.C12]; IF(([.B12]/[.C12])&lt;3.15;3*[.C12];0)))))))+ IF(([.B12]/[.C12])&lt;3.15;0; IF(([.B12]/[.C12])&lt;3.45;3.3*[.C12]; IF(([.B12]/[.C12])&lt;3.75;3.6*[.C12]; IF(([.B12]/[.C12])&lt;4.1;3.9*[.C12]; IF(([.B12]/[.C12])&lt;4.5;4.3*[.C12]; IF(([.B12]/[.C12])&lt;4.9;4.7*[.C12]; IF(([.B12]/[.C12])&lt;5.35;5.1*[.C12];0)))))))+ IF(([.B12]/[.C12])&lt;5.35;0; IF(([.B12]/[.C12])&lt;5.9;5.6*[.C12]; IF(([.B12]/[.C12])&lt;6.5;6.2*[.C12]; IF(([.B12]/[.C12])&lt;7.15;6.8*[.C12]; IF(([.B12]/[.C12])&lt;7.85;7.5*[.C12]; IF(([.B12]/[.C12])&lt;8.65;8.2*[.C12]; IF(([.B12]/[.C12])&lt;9.55;9.1*[.C12];10*[.C12])))))))" office:value-type="float" office:value="2700" calcext:value-type="float">
            <text:p>2700</text:p>
          </table:table-cell>
          <table:table-cell table:formula="of:=[.$B$1]*[.D12]/([.D12]+[.$B$2])" office:value-type="float" office:value="1.73076923076923" calcext:value-type="float">
            <text:p>1,731</text:p>
          </table:table-cell>
          <table:table-cell table:formula="of:=INT([.E12]*[.$B$3]/[.$B$1])" office:value-type="float" office:value="354" calcext:value-type="float">
            <text:p>354</text:p>
          </table:table-cell>
          <table:table-cell table:formula="of:=[.F13]-[.F12]" office:value-type="float" office:value="47" calcext:value-type="float">
            <text:p>47</text:p>
          </table:table-cell>
          <table:table-cell table:formula="of:=[.F12]-[.$G$27]" office:value-type="float" office:value="338" calcext:value-type="float">
            <text:p>338</text:p>
          </table:table-cell>
          <table:table-cell table:formula="of:=[.F12]+[.$G$27]" office:value-type="float" office:value="370" calcext:value-type="float">
            <text:p>3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7">
          <table:table-cell office:value-type="float" office:value="2" calcext:value-type="float">
            <text:p>2</text:p>
          </table:table-cell>
          <table:table-cell table:formula="of:=[.A13]*[.$B$2]/([.$B$1]-[.A13])" office:value-type="float" office:value="3400" calcext:value-type="float">
            <text:p>3400,00</text:p>
          </table:table-cell>
          <table:table-cell table:formula="of:=10^INT(LOG([.B13]))" office:value-type="float" office:value="1000" calcext:value-type="float">
            <text:p>1000</text:p>
          </table:table-cell>
          <table:table-cell table:formula="of:=IF([.B13]=0;0; IF(([.B13]/[.C13])&lt;1.05;1*[.C13]; IF(([.B13]/[.C13])&lt;1.15;1.1*[.C13]; IF(([.B13]/[.C13])&lt;1.25;1.2*[.C13]; IF(([.B13]/[.C13])&lt;1.4;1.3*[.C13]; IF(([.B13]/[.C13])&lt;1.55;1.5*[.C13]; IF(([.B13]/[.C13])&lt;1.7;1.6*[.C13];0)))))))+ IF(([.B13]/[.C13])&lt;1.7;0; IF(([.B13]/[.C13])&lt;1.9;1.8*[.C13]; IF(([.B13]/[.C13])&lt;2.1;2*[.C13]; IF(([.B13]/[.C13])&lt;2.3;2.2*[.C13]; IF(([.B13]/[.C13])&lt;2.55;2.4*[.C13]; IF(([.B13]/[.C13])&lt;2.85;2.7*[.C13]; IF(([.B13]/[.C13])&lt;3.15;3*[.C13];0)))))))+ IF(([.B13]/[.C13])&lt;3.15;0; IF(([.B13]/[.C13])&lt;3.45;3.3*[.C13]; IF(([.B13]/[.C13])&lt;3.75;3.6*[.C13]; IF(([.B13]/[.C13])&lt;4.1;3.9*[.C13]; IF(([.B13]/[.C13])&lt;4.5;4.3*[.C13]; IF(([.B13]/[.C13])&lt;4.9;4.7*[.C13]; IF(([.B13]/[.C13])&lt;5.35;5.1*[.C13];0)))))))+ IF(([.B13]/[.C13])&lt;5.35;0; IF(([.B13]/[.C13])&lt;5.9;5.6*[.C13]; IF(([.B13]/[.C13])&lt;6.5;6.2*[.C13]; IF(([.B13]/[.C13])&lt;7.15;6.8*[.C13]; IF(([.B13]/[.C13])&lt;7.85;7.5*[.C13]; IF(([.B13]/[.C13])&lt;8.65;8.2*[.C13]; IF(([.B13]/[.C13])&lt;9.55;9.1*[.C13];10*[.C13])))))))" office:value-type="float" office:value="3300" calcext:value-type="float">
            <text:p>3300</text:p>
          </table:table-cell>
          <table:table-cell table:formula="of:=[.$B$1]*[.D13]/([.D13]+[.$B$2])" office:value-type="float" office:value="1.96428571428571" calcext:value-type="float">
            <text:p>1,964</text:p>
          </table:table-cell>
          <table:table-cell table:formula="of:=INT([.E13]*[.$B$3]/[.$B$1])" office:value-type="float" office:value="401" calcext:value-type="float">
            <text:p>401</text:p>
          </table:table-cell>
          <table:table-cell table:formula="of:=[.F14]-[.F13]" office:value-type="float" office:value="66" calcext:value-type="float">
            <text:p>66</text:p>
          </table:table-cell>
          <table:table-cell table:formula="of:=[.F13]-[.$G$27]" office:value-type="float" office:value="385" calcext:value-type="float">
            <text:p>385</text:p>
          </table:table-cell>
          <table:table-cell table:formula="of:=[.F13]+[.$G$27]" office:value-type="float" office:value="417" calcext:value-type="float">
            <text:p>41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7">
          <table:table-cell office:value-type="float" office:value="2.25" calcext:value-type="float">
            <text:p>2,25</text:p>
          </table:table-cell>
          <table:table-cell table:formula="of:=[.A14]*[.$B$2]/([.$B$1]-[.A14])" office:value-type="float" office:value="4172.72727272727" calcext:value-type="float">
            <text:p>4172,73</text:p>
          </table:table-cell>
          <table:table-cell table:formula="of:=10^INT(LOG([.B14]))" office:value-type="float" office:value="1000" calcext:value-type="float">
            <text:p>1000</text:p>
          </table:table-cell>
          <table:table-cell table:formula="of:=IF([.B14]=0;0; IF(([.B14]/[.C14])&lt;1.05;1*[.C14]; IF(([.B14]/[.C14])&lt;1.15;1.1*[.C14]; IF(([.B14]/[.C14])&lt;1.25;1.2*[.C14]; IF(([.B14]/[.C14])&lt;1.4;1.3*[.C14]; IF(([.B14]/[.C14])&lt;1.55;1.5*[.C14]; IF(([.B14]/[.C14])&lt;1.7;1.6*[.C14];0)))))))+ IF(([.B14]/[.C14])&lt;1.7;0; IF(([.B14]/[.C14])&lt;1.9;1.8*[.C14]; IF(([.B14]/[.C14])&lt;2.1;2*[.C14]; IF(([.B14]/[.C14])&lt;2.3;2.2*[.C14]; IF(([.B14]/[.C14])&lt;2.55;2.4*[.C14]; IF(([.B14]/[.C14])&lt;2.85;2.7*[.C14]; IF(([.B14]/[.C14])&lt;3.15;3*[.C14];0)))))))+ IF(([.B14]/[.C14])&lt;3.15;0; IF(([.B14]/[.C14])&lt;3.45;3.3*[.C14]; IF(([.B14]/[.C14])&lt;3.75;3.6*[.C14]; IF(([.B14]/[.C14])&lt;4.1;3.9*[.C14]; IF(([.B14]/[.C14])&lt;4.5;4.3*[.C14]; IF(([.B14]/[.C14])&lt;4.9;4.7*[.C14]; IF(([.B14]/[.C14])&lt;5.35;5.1*[.C14];0)))))))+ IF(([.B14]/[.C14])&lt;5.35;0; IF(([.B14]/[.C14])&lt;5.9;5.6*[.C14]; IF(([.B14]/[.C14])&lt;6.5;6.2*[.C14]; IF(([.B14]/[.C14])&lt;7.15;6.8*[.C14]; IF(([.B14]/[.C14])&lt;7.85;7.5*[.C14]; IF(([.B14]/[.C14])&lt;8.65;8.2*[.C14]; IF(([.B14]/[.C14])&lt;9.55;9.1*[.C14];10*[.C14])))))))" office:value-type="float" office:value="4300" calcext:value-type="float">
            <text:p>4300</text:p>
          </table:table-cell>
          <table:table-cell table:formula="of:=[.$B$1]*[.D14]/([.D14]+[.$B$2])" office:value-type="float" office:value="2.28723404255319" calcext:value-type="float">
            <text:p>2,287</text:p>
          </table:table-cell>
          <table:table-cell table:formula="of:=INT([.E14]*[.$B$3]/[.$B$1])" office:value-type="float" office:value="467" calcext:value-type="float">
            <text:p>467</text:p>
          </table:table-cell>
          <table:table-cell table:formula="of:=[.F15]-[.F14]" office:value-type="float" office:value="44" calcext:value-type="float">
            <text:p>44</text:p>
          </table:table-cell>
          <table:table-cell table:formula="of:=[.F14]-[.$G$27]" office:value-type="float" office:value="451" calcext:value-type="float">
            <text:p>451</text:p>
          </table:table-cell>
          <table:table-cell table:formula="of:=[.F14]+[.$G$27]" office:value-type="float" office:value="483" calcext:value-type="float">
            <text:p>48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7">
          <table:table-cell office:value-type="float" office:value="2.5" calcext:value-type="float">
            <text:p>2,5</text:p>
          </table:table-cell>
          <table:table-cell table:formula="of:=[.A15]*[.$B$2]/([.$B$1]-[.A15])" office:value-type="float" office:value="5100" calcext:value-type="float">
            <text:p>5100,00</text:p>
          </table:table-cell>
          <table:table-cell table:formula="of:=10^INT(LOG([.B15]))" office:value-type="float" office:value="1000" calcext:value-type="float">
            <text:p>1000</text:p>
          </table:table-cell>
          <table:table-cell table:formula="of:=IF([.B15]=0;0; IF(([.B15]/[.C15])&lt;1.05;1*[.C15]; IF(([.B15]/[.C15])&lt;1.15;1.1*[.C15]; IF(([.B15]/[.C15])&lt;1.25;1.2*[.C15]; IF(([.B15]/[.C15])&lt;1.4;1.3*[.C15]; IF(([.B15]/[.C15])&lt;1.55;1.5*[.C15]; IF(([.B15]/[.C15])&lt;1.7;1.6*[.C15];0)))))))+ IF(([.B15]/[.C15])&lt;1.7;0; IF(([.B15]/[.C15])&lt;1.9;1.8*[.C15]; IF(([.B15]/[.C15])&lt;2.1;2*[.C15]; IF(([.B15]/[.C15])&lt;2.3;2.2*[.C15]; IF(([.B15]/[.C15])&lt;2.55;2.4*[.C15]; IF(([.B15]/[.C15])&lt;2.85;2.7*[.C15]; IF(([.B15]/[.C15])&lt;3.15;3*[.C15];0)))))))+ IF(([.B15]/[.C15])&lt;3.15;0; IF(([.B15]/[.C15])&lt;3.45;3.3*[.C15]; IF(([.B15]/[.C15])&lt;3.75;3.6*[.C15]; IF(([.B15]/[.C15])&lt;4.1;3.9*[.C15]; IF(([.B15]/[.C15])&lt;4.5;4.3*[.C15]; IF(([.B15]/[.C15])&lt;4.9;4.7*[.C15]; IF(([.B15]/[.C15])&lt;5.35;5.1*[.C15];0)))))))+ IF(([.B15]/[.C15])&lt;5.35;0; IF(([.B15]/[.C15])&lt;5.9;5.6*[.C15]; IF(([.B15]/[.C15])&lt;6.5;6.2*[.C15]; IF(([.B15]/[.C15])&lt;7.15;6.8*[.C15]; IF(([.B15]/[.C15])&lt;7.85;7.5*[.C15]; IF(([.B15]/[.C15])&lt;8.65;8.2*[.C15]; IF(([.B15]/[.C15])&lt;9.55;9.1*[.C15];10*[.C15])))))))" office:value-type="float" office:value="5100" calcext:value-type="float">
            <text:p>5100</text:p>
          </table:table-cell>
          <table:table-cell table:formula="of:=[.$B$1]*[.D15]/([.D15]+[.$B$2])" office:value-type="float" office:value="2.5" calcext:value-type="float">
            <text:p>2,500</text:p>
          </table:table-cell>
          <table:table-cell table:formula="of:=INT([.E15]*[.$B$3]/[.$B$1])" office:value-type="float" office:value="511" calcext:value-type="float">
            <text:p>511</text:p>
          </table:table-cell>
          <table:table-cell table:formula="of:=[.F16]-[.F15]" office:value-type="float" office:value="50" calcext:value-type="float">
            <text:p>50</text:p>
          </table:table-cell>
          <table:table-cell table:formula="of:=[.F15]-[.$G$27]" office:value-type="float" office:value="495" calcext:value-type="float">
            <text:p>495</text:p>
          </table:table-cell>
          <table:table-cell table:formula="of:=[.F15]+[.$G$27]" office:value-type="float" office:value="527" calcext:value-type="float">
            <text:p>5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7">
          <table:table-cell office:value-type="float" office:value="2.75" calcext:value-type="float">
            <text:p>2,75</text:p>
          </table:table-cell>
          <table:table-cell table:formula="of:=[.A16]*[.$B$2]/([.$B$1]-[.A16])" office:value-type="float" office:value="6233.33333333333" calcext:value-type="float">
            <text:p>6233,33</text:p>
          </table:table-cell>
          <table:table-cell table:formula="of:=10^INT(LOG([.B16]))" office:value-type="float" office:value="1000" calcext:value-type="float">
            <text:p>1000</text:p>
          </table:table-cell>
          <table:table-cell table:formula="of:=IF([.B16]=0;0; IF(([.B16]/[.C16])&lt;1.05;1*[.C16]; IF(([.B16]/[.C16])&lt;1.15;1.1*[.C16]; IF(([.B16]/[.C16])&lt;1.25;1.2*[.C16]; IF(([.B16]/[.C16])&lt;1.4;1.3*[.C16]; IF(([.B16]/[.C16])&lt;1.55;1.5*[.C16]; IF(([.B16]/[.C16])&lt;1.7;1.6*[.C16];0)))))))+ IF(([.B16]/[.C16])&lt;1.7;0; IF(([.B16]/[.C16])&lt;1.9;1.8*[.C16]; IF(([.B16]/[.C16])&lt;2.1;2*[.C16]; IF(([.B16]/[.C16])&lt;2.3;2.2*[.C16]; IF(([.B16]/[.C16])&lt;2.55;2.4*[.C16]; IF(([.B16]/[.C16])&lt;2.85;2.7*[.C16]; IF(([.B16]/[.C16])&lt;3.15;3*[.C16];0)))))))+ IF(([.B16]/[.C16])&lt;3.15;0; IF(([.B16]/[.C16])&lt;3.45;3.3*[.C16]; IF(([.B16]/[.C16])&lt;3.75;3.6*[.C16]; IF(([.B16]/[.C16])&lt;4.1;3.9*[.C16]; IF(([.B16]/[.C16])&lt;4.5;4.3*[.C16]; IF(([.B16]/[.C16])&lt;4.9;4.7*[.C16]; IF(([.B16]/[.C16])&lt;5.35;5.1*[.C16];0)))))))+ IF(([.B16]/[.C16])&lt;5.35;0; IF(([.B16]/[.C16])&lt;5.9;5.6*[.C16]; IF(([.B16]/[.C16])&lt;6.5;6.2*[.C16]; IF(([.B16]/[.C16])&lt;7.15;6.8*[.C16]; IF(([.B16]/[.C16])&lt;7.85;7.5*[.C16]; IF(([.B16]/[.C16])&lt;8.65;8.2*[.C16]; IF(([.B16]/[.C16])&lt;9.55;9.1*[.C16];10*[.C16])))))))" office:value-type="float" office:value="6200" calcext:value-type="float">
            <text:p>6200</text:p>
          </table:table-cell>
          <table:table-cell table:formula="of:=[.$B$1]*[.D16]/([.D16]+[.$B$2])" office:value-type="float" office:value="2.74336283185841" calcext:value-type="float">
            <text:p>2,743</text:p>
          </table:table-cell>
          <table:table-cell table:formula="of:=INT([.E16]*[.$B$3]/[.$B$1])" office:value-type="float" office:value="561" calcext:value-type="float">
            <text:p>561</text:p>
          </table:table-cell>
          <table:table-cell table:formula="of:=[.F17]-[.F16]" office:value-type="float" office:value="47" calcext:value-type="float">
            <text:p>47</text:p>
          </table:table-cell>
          <table:table-cell table:formula="of:=[.F16]-[.$G$27]" office:value-type="float" office:value="545" calcext:value-type="float">
            <text:p>545</text:p>
          </table:table-cell>
          <table:table-cell table:formula="of:=[.F16]+[.$G$27]" office:value-type="float" office:value="577" calcext:value-type="float">
            <text:p>5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table:formula="of:=[.A17]*[.$B$2]/([.$B$1]-[.A17])" office:value-type="float" office:value="7650" calcext:value-type="float">
            <text:p>7650,00</text:p>
          </table:table-cell>
          <table:table-cell table:formula="of:=10^INT(LOG([.B17]))" office:value-type="float" office:value="1000" calcext:value-type="float">
            <text:p>1000</text:p>
          </table:table-cell>
          <table:table-cell table:formula="of:=IF([.B17]=0;0; IF(([.B17]/[.C17])&lt;1.05;1*[.C17]; IF(([.B17]/[.C17])&lt;1.15;1.1*[.C17]; IF(([.B17]/[.C17])&lt;1.25;1.2*[.C17]; IF(([.B17]/[.C17])&lt;1.4;1.3*[.C17]; IF(([.B17]/[.C17])&lt;1.55;1.5*[.C17]; IF(([.B17]/[.C17])&lt;1.7;1.6*[.C17];0)))))))+ IF(([.B17]/[.C17])&lt;1.7;0; IF(([.B17]/[.C17])&lt;1.9;1.8*[.C17]; IF(([.B17]/[.C17])&lt;2.1;2*[.C17]; IF(([.B17]/[.C17])&lt;2.3;2.2*[.C17]; IF(([.B17]/[.C17])&lt;2.55;2.4*[.C17]; IF(([.B17]/[.C17])&lt;2.85;2.7*[.C17]; IF(([.B17]/[.C17])&lt;3.15;3*[.C17];0)))))))+ IF(([.B17]/[.C17])&lt;3.15;0; IF(([.B17]/[.C17])&lt;3.45;3.3*[.C17]; IF(([.B17]/[.C17])&lt;3.75;3.6*[.C17]; IF(([.B17]/[.C17])&lt;4.1;3.9*[.C17]; IF(([.B17]/[.C17])&lt;4.5;4.3*[.C17]; IF(([.B17]/[.C17])&lt;4.9;4.7*[.C17]; IF(([.B17]/[.C17])&lt;5.35;5.1*[.C17];0)))))))+ IF(([.B17]/[.C17])&lt;5.35;0; IF(([.B17]/[.C17])&lt;5.9;5.6*[.C17]; IF(([.B17]/[.C17])&lt;6.5;6.2*[.C17]; IF(([.B17]/[.C17])&lt;7.15;6.8*[.C17]; IF(([.B17]/[.C17])&lt;7.85;7.5*[.C17]; IF(([.B17]/[.C17])&lt;8.65;8.2*[.C17]; IF(([.B17]/[.C17])&lt;9.55;9.1*[.C17];10*[.C17])))))))" office:value-type="float" office:value="7500" calcext:value-type="float">
            <text:p>7500</text:p>
          </table:table-cell>
          <table:table-cell table:formula="of:=[.$B$1]*[.D17]/([.D17]+[.$B$2])" office:value-type="float" office:value="2.97619047619048" calcext:value-type="float">
            <text:p>2,976</text:p>
          </table:table-cell>
          <table:table-cell table:formula="of:=INT([.E17]*[.$B$3]/[.$B$1])" office:value-type="float" office:value="608" calcext:value-type="float">
            <text:p>608</text:p>
          </table:table-cell>
          <table:table-cell table:formula="of:=[.F18]-[.F17]" office:value-type="float" office:value="47" calcext:value-type="float">
            <text:p>47</text:p>
          </table:table-cell>
          <table:table-cell table:formula="of:=[.F17]-[.$G$27]" office:value-type="float" office:value="592" calcext:value-type="float">
            <text:p>592</text:p>
          </table:table-cell>
          <table:table-cell table:formula="of:=[.F17]+[.$G$27]" office:value-type="float" office:value="624" calcext:value-type="float">
            <text:p>62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7">
          <table:table-cell office:value-type="float" office:value="3.25" calcext:value-type="float">
            <text:p>3,25</text:p>
          </table:table-cell>
          <table:table-cell table:formula="of:=[.A18]*[.$B$2]/([.$B$1]-[.A18])" office:value-type="float" office:value="9471.42857142857" calcext:value-type="float">
            <text:p>9471,43</text:p>
          </table:table-cell>
          <table:table-cell table:formula="of:=10^INT(LOG([.B18]))" office:value-type="float" office:value="1000" calcext:value-type="float">
            <text:p>1000</text:p>
          </table:table-cell>
          <table:table-cell table:formula="of:=IF([.B18]=0;0; IF(([.B18]/[.C18])&lt;1.05;1*[.C18]; IF(([.B18]/[.C18])&lt;1.15;1.1*[.C18]; IF(([.B18]/[.C18])&lt;1.25;1.2*[.C18]; IF(([.B18]/[.C18])&lt;1.4;1.3*[.C18]; IF(([.B18]/[.C18])&lt;1.55;1.5*[.C18]; IF(([.B18]/[.C18])&lt;1.7;1.6*[.C18];0)))))))+ IF(([.B18]/[.C18])&lt;1.7;0; IF(([.B18]/[.C18])&lt;1.9;1.8*[.C18]; IF(([.B18]/[.C18])&lt;2.1;2*[.C18]; IF(([.B18]/[.C18])&lt;2.3;2.2*[.C18]; IF(([.B18]/[.C18])&lt;2.55;2.4*[.C18]; IF(([.B18]/[.C18])&lt;2.85;2.7*[.C18]; IF(([.B18]/[.C18])&lt;3.15;3*[.C18];0)))))))+ IF(([.B18]/[.C18])&lt;3.15;0; IF(([.B18]/[.C18])&lt;3.45;3.3*[.C18]; IF(([.B18]/[.C18])&lt;3.75;3.6*[.C18]; IF(([.B18]/[.C18])&lt;4.1;3.9*[.C18]; IF(([.B18]/[.C18])&lt;4.5;4.3*[.C18]; IF(([.B18]/[.C18])&lt;4.9;4.7*[.C18]; IF(([.B18]/[.C18])&lt;5.35;5.1*[.C18];0)))))))+ IF(([.B18]/[.C18])&lt;5.35;0; IF(([.B18]/[.C18])&lt;5.9;5.6*[.C18]; IF(([.B18]/[.C18])&lt;6.5;6.2*[.C18]; IF(([.B18]/[.C18])&lt;7.15;6.8*[.C18]; IF(([.B18]/[.C18])&lt;7.85;7.5*[.C18]; IF(([.B18]/[.C18])&lt;8.65;8.2*[.C18]; IF(([.B18]/[.C18])&lt;9.55;9.1*[.C18];10*[.C18])))))))" office:value-type="float" office:value="9100" calcext:value-type="float">
            <text:p>9100</text:p>
          </table:table-cell>
          <table:table-cell table:formula="of:=[.$B$1]*[.D18]/([.D18]+[.$B$2])" office:value-type="float" office:value="3.20422535211268" calcext:value-type="float">
            <text:p>3,204</text:p>
          </table:table-cell>
          <table:table-cell table:formula="of:=INT([.E18]*[.$B$3]/[.$B$1])" office:value-type="float" office:value="655" calcext:value-type="float">
            <text:p>655</text:p>
          </table:table-cell>
          <table:table-cell table:formula="of:=[.F19]-[.F18]" office:value-type="float" office:value="62" calcext:value-type="float">
            <text:p>62</text:p>
          </table:table-cell>
          <table:table-cell table:formula="of:=[.F18]-[.$G$27]" office:value-type="float" office:value="639" calcext:value-type="float">
            <text:p>639</text:p>
          </table:table-cell>
          <table:table-cell table:formula="of:=[.F18]+[.$G$27]" office:value-type="float" office:value="671" calcext:value-type="float">
            <text:p>67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7">
          <table:table-cell office:value-type="float" office:value="3.5" calcext:value-type="float">
            <text:p>3,5</text:p>
          </table:table-cell>
          <table:table-cell table:formula="of:=[.A19]*[.$B$2]/([.$B$1]-[.A19])" office:value-type="float" office:value="11900" calcext:value-type="float">
            <text:p>11900,00</text:p>
          </table:table-cell>
          <table:table-cell table:formula="of:=10^INT(LOG([.B19]))" office:value-type="float" office:value="10000" calcext:value-type="float">
            <text:p>10000</text:p>
          </table:table-cell>
          <table:table-cell table:formula="of:=IF([.B19]=0;0; IF(([.B19]/[.C19])&lt;1.05;1*[.C19]; IF(([.B19]/[.C19])&lt;1.15;1.1*[.C19]; IF(([.B19]/[.C19])&lt;1.25;1.2*[.C19]; IF(([.B19]/[.C19])&lt;1.4;1.3*[.C19]; IF(([.B19]/[.C19])&lt;1.55;1.5*[.C19]; IF(([.B19]/[.C19])&lt;1.7;1.6*[.C19];0)))))))+ IF(([.B19]/[.C19])&lt;1.7;0; IF(([.B19]/[.C19])&lt;1.9;1.8*[.C19]; IF(([.B19]/[.C19])&lt;2.1;2*[.C19]; IF(([.B19]/[.C19])&lt;2.3;2.2*[.C19]; IF(([.B19]/[.C19])&lt;2.55;2.4*[.C19]; IF(([.B19]/[.C19])&lt;2.85;2.7*[.C19]; IF(([.B19]/[.C19])&lt;3.15;3*[.C19];0)))))))+ IF(([.B19]/[.C19])&lt;3.15;0; IF(([.B19]/[.C19])&lt;3.45;3.3*[.C19]; IF(([.B19]/[.C19])&lt;3.75;3.6*[.C19]; IF(([.B19]/[.C19])&lt;4.1;3.9*[.C19]; IF(([.B19]/[.C19])&lt;4.5;4.3*[.C19]; IF(([.B19]/[.C19])&lt;4.9;4.7*[.C19]; IF(([.B19]/[.C19])&lt;5.35;5.1*[.C19];0)))))))+ IF(([.B19]/[.C19])&lt;5.35;0; IF(([.B19]/[.C19])&lt;5.9;5.6*[.C19]; IF(([.B19]/[.C19])&lt;6.5;6.2*[.C19]; IF(([.B19]/[.C19])&lt;7.15;6.8*[.C19]; IF(([.B19]/[.C19])&lt;7.85;7.5*[.C19]; IF(([.B19]/[.C19])&lt;8.65;8.2*[.C19]; IF(([.B19]/[.C19])&lt;9.55;9.1*[.C19];10*[.C19])))))))" office:value-type="float" office:value="12000" calcext:value-type="float">
            <text:p>12000</text:p>
          </table:table-cell>
          <table:table-cell table:formula="of:=[.$B$1]*[.D19]/([.D19]+[.$B$2])" office:value-type="float" office:value="3.50877192982456" calcext:value-type="float">
            <text:p>3,509</text:p>
          </table:table-cell>
          <table:table-cell table:formula="of:=INT([.E19]*[.$B$3]/[.$B$1])" office:value-type="float" office:value="717" calcext:value-type="float">
            <text:p>717</text:p>
          </table:table-cell>
          <table:table-cell table:formula="of:=[.F20]-[.F19]" office:value-type="float" office:value="46" calcext:value-type="float">
            <text:p>46</text:p>
          </table:table-cell>
          <table:table-cell table:formula="of:=[.F19]-[.$G$27]" office:value-type="float" office:value="701" calcext:value-type="float">
            <text:p>701</text:p>
          </table:table-cell>
          <table:table-cell table:formula="of:=[.F19]+[.$G$27]" office:value-type="float" office:value="733" calcext:value-type="float">
            <text:p>73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7">
          <table:table-cell office:value-type="float" office:value="3.75" calcext:value-type="float">
            <text:p>3,75</text:p>
          </table:table-cell>
          <table:table-cell table:formula="of:=[.A20]*[.$B$2]/([.$B$1]-[.A20])" office:value-type="float" office:value="15300" calcext:value-type="float">
            <text:p>15300,00</text:p>
          </table:table-cell>
          <table:table-cell table:formula="of:=10^INT(LOG([.B20]))" office:value-type="float" office:value="10000" calcext:value-type="float">
            <text:p>10000</text:p>
          </table:table-cell>
          <table:table-cell table:formula="of:=IF([.B20]=0;0; IF(([.B20]/[.C20])&lt;1.05;1*[.C20]; IF(([.B20]/[.C20])&lt;1.15;1.1*[.C20]; IF(([.B20]/[.C20])&lt;1.25;1.2*[.C20]; IF(([.B20]/[.C20])&lt;1.4;1.3*[.C20]; IF(([.B20]/[.C20])&lt;1.55;1.5*[.C20]; IF(([.B20]/[.C20])&lt;1.7;1.6*[.C20];0)))))))+ IF(([.B20]/[.C20])&lt;1.7;0; IF(([.B20]/[.C20])&lt;1.9;1.8*[.C20]; IF(([.B20]/[.C20])&lt;2.1;2*[.C20]; IF(([.B20]/[.C20])&lt;2.3;2.2*[.C20]; IF(([.B20]/[.C20])&lt;2.55;2.4*[.C20]; IF(([.B20]/[.C20])&lt;2.85;2.7*[.C20]; IF(([.B20]/[.C20])&lt;3.15;3*[.C20];0)))))))+ IF(([.B20]/[.C20])&lt;3.15;0; IF(([.B20]/[.C20])&lt;3.45;3.3*[.C20]; IF(([.B20]/[.C20])&lt;3.75;3.6*[.C20]; IF(([.B20]/[.C20])&lt;4.1;3.9*[.C20]; IF(([.B20]/[.C20])&lt;4.5;4.3*[.C20]; IF(([.B20]/[.C20])&lt;4.9;4.7*[.C20]; IF(([.B20]/[.C20])&lt;5.35;5.1*[.C20];0)))))))+ IF(([.B20]/[.C20])&lt;5.35;0; IF(([.B20]/[.C20])&lt;5.9;5.6*[.C20]; IF(([.B20]/[.C20])&lt;6.5;6.2*[.C20]; IF(([.B20]/[.C20])&lt;7.15;6.8*[.C20]; IF(([.B20]/[.C20])&lt;7.85;7.5*[.C20]; IF(([.B20]/[.C20])&lt;8.65;8.2*[.C20]; IF(([.B20]/[.C20])&lt;9.55;9.1*[.C20];10*[.C20])))))))" office:value-type="float" office:value="15000" calcext:value-type="float">
            <text:p>15000</text:p>
          </table:table-cell>
          <table:table-cell table:formula="of:=[.$B$1]*[.D20]/([.D20]+[.$B$2])" office:value-type="float" office:value="3.73134328358209" calcext:value-type="float">
            <text:p>3,731</text:p>
          </table:table-cell>
          <table:table-cell table:formula="of:=INT([.E20]*[.$B$3]/[.$B$1])" office:value-type="float" office:value="763" calcext:value-type="float">
            <text:p>763</text:p>
          </table:table-cell>
          <table:table-cell table:formula="of:=[.F21]-[.F20]" office:value-type="float" office:value="52" calcext:value-type="float">
            <text:p>52</text:p>
          </table:table-cell>
          <table:table-cell table:formula="of:=[.F20]-[.$G$27]" office:value-type="float" office:value="747" calcext:value-type="float">
            <text:p>747</text:p>
          </table:table-cell>
          <table:table-cell table:formula="of:=[.F20]+[.$G$27]" office:value-type="float" office:value="779" calcext:value-type="float">
            <text:p>77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7">
          <table:table-cell office:value-type="float" office:value="4" calcext:value-type="float">
            <text:p>4</text:p>
          </table:table-cell>
          <table:table-cell table:formula="of:=[.A21]*[.$B$2]/([.$B$1]-[.A21])" office:value-type="float" office:value="20400" calcext:value-type="float">
            <text:p>20400,00</text:p>
          </table:table-cell>
          <table:table-cell table:formula="of:=10^INT(LOG([.B21]))" office:value-type="float" office:value="10000" calcext:value-type="float">
            <text:p>10000</text:p>
          </table:table-cell>
          <table:table-cell table:formula="of:=IF([.B21]=0;0; IF(([.B21]/[.C21])&lt;1.05;1*[.C21]; IF(([.B21]/[.C21])&lt;1.15;1.1*[.C21]; IF(([.B21]/[.C21])&lt;1.25;1.2*[.C21]; IF(([.B21]/[.C21])&lt;1.4;1.3*[.C21]; IF(([.B21]/[.C21])&lt;1.55;1.5*[.C21]; IF(([.B21]/[.C21])&lt;1.7;1.6*[.C21];0)))))))+ IF(([.B21]/[.C21])&lt;1.7;0; IF(([.B21]/[.C21])&lt;1.9;1.8*[.C21]; IF(([.B21]/[.C21])&lt;2.1;2*[.C21]; IF(([.B21]/[.C21])&lt;2.3;2.2*[.C21]; IF(([.B21]/[.C21])&lt;2.55;2.4*[.C21]; IF(([.B21]/[.C21])&lt;2.85;2.7*[.C21]; IF(([.B21]/[.C21])&lt;3.15;3*[.C21];0)))))))+ IF(([.B21]/[.C21])&lt;3.15;0; IF(([.B21]/[.C21])&lt;3.45;3.3*[.C21]; IF(([.B21]/[.C21])&lt;3.75;3.6*[.C21]; IF(([.B21]/[.C21])&lt;4.1;3.9*[.C21]; IF(([.B21]/[.C21])&lt;4.5;4.3*[.C21]; IF(([.B21]/[.C21])&lt;4.9;4.7*[.C21]; IF(([.B21]/[.C21])&lt;5.35;5.1*[.C21];0)))))))+ IF(([.B21]/[.C21])&lt;5.35;0; IF(([.B21]/[.C21])&lt;5.9;5.6*[.C21]; IF(([.B21]/[.C21])&lt;6.5;6.2*[.C21]; IF(([.B21]/[.C21])&lt;7.15;6.8*[.C21]; IF(([.B21]/[.C21])&lt;7.85;7.5*[.C21]; IF(([.B21]/[.C21])&lt;8.65;8.2*[.C21]; IF(([.B21]/[.C21])&lt;9.55;9.1*[.C21];10*[.C21])))))))" office:value-type="float" office:value="20000" calcext:value-type="float">
            <text:p>20000</text:p>
          </table:table-cell>
          <table:table-cell table:formula="of:=[.$B$1]*[.D21]/([.D21]+[.$B$2])" office:value-type="float" office:value="3.98406374501992" calcext:value-type="float">
            <text:p>3,984</text:p>
          </table:table-cell>
          <table:table-cell table:formula="of:=INT([.E21]*[.$B$3]/[.$B$1])" office:value-type="float" office:value="815" calcext:value-type="float">
            <text:p>815</text:p>
          </table:table-cell>
          <table:table-cell table:formula="of:=[.F22]-[.F21]" office:value-type="float" office:value="59" calcext:value-type="float">
            <text:p>59</text:p>
          </table:table-cell>
          <table:table-cell table:formula="of:=[.F21]-[.$G$27]" office:value-type="float" office:value="799" calcext:value-type="float">
            <text:p>799</text:p>
          </table:table-cell>
          <table:table-cell table:formula="of:=[.F21]+[.$G$27]" office:value-type="float" office:value="831" calcext:value-type="float">
            <text:p>83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7">
          <table:table-cell office:value-type="float" office:value="4.25" calcext:value-type="float">
            <text:p>4,25</text:p>
          </table:table-cell>
          <table:table-cell table:formula="of:=[.A22]*[.$B$2]/([.$B$1]-[.A22])" office:value-type="float" office:value="28900" calcext:value-type="float">
            <text:p>28900,00</text:p>
          </table:table-cell>
          <table:table-cell table:formula="of:=10^INT(LOG([.B22]))" office:value-type="float" office:value="10000" calcext:value-type="float">
            <text:p>10000</text:p>
          </table:table-cell>
          <table:table-cell table:formula="of:=IF([.B22]=0;0; IF(([.B22]/[.C22])&lt;1.05;1*[.C22]; IF(([.B22]/[.C22])&lt;1.15;1.1*[.C22]; IF(([.B22]/[.C22])&lt;1.25;1.2*[.C22]; IF(([.B22]/[.C22])&lt;1.4;1.3*[.C22]; IF(([.B22]/[.C22])&lt;1.55;1.5*[.C22]; IF(([.B22]/[.C22])&lt;1.7;1.6*[.C22];0)))))))+ IF(([.B22]/[.C22])&lt;1.7;0; IF(([.B22]/[.C22])&lt;1.9;1.8*[.C22]; IF(([.B22]/[.C22])&lt;2.1;2*[.C22]; IF(([.B22]/[.C22])&lt;2.3;2.2*[.C22]; IF(([.B22]/[.C22])&lt;2.55;2.4*[.C22]; IF(([.B22]/[.C22])&lt;2.85;2.7*[.C22]; IF(([.B22]/[.C22])&lt;3.15;3*[.C22];0)))))))+ IF(([.B22]/[.C22])&lt;3.15;0; IF(([.B22]/[.C22])&lt;3.45;3.3*[.C22]; IF(([.B22]/[.C22])&lt;3.75;3.6*[.C22]; IF(([.B22]/[.C22])&lt;4.1;3.9*[.C22]; IF(([.B22]/[.C22])&lt;4.5;4.3*[.C22]; IF(([.B22]/[.C22])&lt;4.9;4.7*[.C22]; IF(([.B22]/[.C22])&lt;5.35;5.1*[.C22];0)))))))+ IF(([.B22]/[.C22])&lt;5.35;0; IF(([.B22]/[.C22])&lt;5.9;5.6*[.C22]; IF(([.B22]/[.C22])&lt;6.5;6.2*[.C22]; IF(([.B22]/[.C22])&lt;7.15;6.8*[.C22]; IF(([.B22]/[.C22])&lt;7.85;7.5*[.C22]; IF(([.B22]/[.C22])&lt;8.65;8.2*[.C22]; IF(([.B22]/[.C22])&lt;9.55;9.1*[.C22];10*[.C22])))))))" office:value-type="float" office:value="30000" calcext:value-type="float">
            <text:p>30000</text:p>
          </table:table-cell>
          <table:table-cell table:formula="of:=[.$B$1]*[.D22]/([.D22]+[.$B$2])" office:value-type="float" office:value="4.27350427350427" calcext:value-type="float">
            <text:p>4,274</text:p>
          </table:table-cell>
          <table:table-cell table:formula="of:=INT([.E22]*[.$B$3]/[.$B$1])" office:value-type="float" office:value="874" calcext:value-type="float">
            <text:p>874</text:p>
          </table:table-cell>
          <table:table-cell table:formula="of:=[.F23]-[.F22]" office:value-type="float" office:value="48" calcext:value-type="float">
            <text:p>48</text:p>
          </table:table-cell>
          <table:table-cell table:formula="of:=[.F22]-[.$G$27]" office:value-type="float" office:value="858" calcext:value-type="float">
            <text:p>858</text:p>
          </table:table-cell>
          <table:table-cell table:formula="of:=[.F22]+[.$G$27]" office:value-type="float" office:value="890" calcext:value-type="float">
            <text:p>89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7">
          <table:table-cell office:value-type="float" office:value="4.5" calcext:value-type="float">
            <text:p>4,5</text:p>
          </table:table-cell>
          <table:table-cell table:formula="of:=[.A23]*[.$B$2]/([.$B$1]-[.A23])" office:value-type="float" office:value="45900" calcext:value-type="float">
            <text:p>45900,00</text:p>
          </table:table-cell>
          <table:table-cell table:formula="of:=10^INT(LOG([.B23]))" office:value-type="float" office:value="10000" calcext:value-type="float">
            <text:p>10000</text:p>
          </table:table-cell>
          <table:table-cell table:formula="of:=IF([.B23]=0;0; IF(([.B23]/[.C23])&lt;1.05;1*[.C23]; IF(([.B23]/[.C23])&lt;1.15;1.1*[.C23]; IF(([.B23]/[.C23])&lt;1.25;1.2*[.C23]; IF(([.B23]/[.C23])&lt;1.4;1.3*[.C23]; IF(([.B23]/[.C23])&lt;1.55;1.5*[.C23]; IF(([.B23]/[.C23])&lt;1.7;1.6*[.C23];0)))))))+ IF(([.B23]/[.C23])&lt;1.7;0; IF(([.B23]/[.C23])&lt;1.9;1.8*[.C23]; IF(([.B23]/[.C23])&lt;2.1;2*[.C23]; IF(([.B23]/[.C23])&lt;2.3;2.2*[.C23]; IF(([.B23]/[.C23])&lt;2.55;2.4*[.C23]; IF(([.B23]/[.C23])&lt;2.85;2.7*[.C23]; IF(([.B23]/[.C23])&lt;3.15;3*[.C23];0)))))))+ IF(([.B23]/[.C23])&lt;3.15;0; IF(([.B23]/[.C23])&lt;3.45;3.3*[.C23]; IF(([.B23]/[.C23])&lt;3.75;3.6*[.C23]; IF(([.B23]/[.C23])&lt;4.1;3.9*[.C23]; IF(([.B23]/[.C23])&lt;4.5;4.3*[.C23]; IF(([.B23]/[.C23])&lt;4.9;4.7*[.C23]; IF(([.B23]/[.C23])&lt;5.35;5.1*[.C23];0)))))))+ IF(([.B23]/[.C23])&lt;5.35;0; IF(([.B23]/[.C23])&lt;5.9;5.6*[.C23]; IF(([.B23]/[.C23])&lt;6.5;6.2*[.C23]; IF(([.B23]/[.C23])&lt;7.15;6.8*[.C23]; IF(([.B23]/[.C23])&lt;7.85;7.5*[.C23]; IF(([.B23]/[.C23])&lt;8.65;8.2*[.C23]; IF(([.B23]/[.C23])&lt;9.55;9.1*[.C23];10*[.C23])))))))" office:value-type="float" office:value="47000" calcext:value-type="float">
            <text:p>47000</text:p>
          </table:table-cell>
          <table:table-cell table:formula="of:=[.$B$1]*[.D23]/([.D23]+[.$B$2])" office:value-type="float" office:value="4.510556621881" calcext:value-type="float">
            <text:p>4,511</text:p>
          </table:table-cell>
          <table:table-cell table:formula="of:=INT([.E23]*[.$B$3]/[.$B$1])" office:value-type="float" office:value="922" calcext:value-type="float">
            <text:p>922</text:p>
          </table:table-cell>
          <table:table-cell table:formula="of:=[.F24]-[.F23]" office:value-type="float" office:value="51" calcext:value-type="float">
            <text:p>51</text:p>
          </table:table-cell>
          <table:table-cell table:formula="of:=[.F23]-[.$G$27]" office:value-type="float" office:value="906" calcext:value-type="float">
            <text:p>906</text:p>
          </table:table-cell>
          <table:table-cell table:formula="of:=[.F23]+[.$G$27]" office:value-type="float" office:value="938" calcext:value-type="float">
            <text:p>93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7">
          <table:table-cell office:value-type="float" office:value="4.75" calcext:value-type="float">
            <text:p>4,75</text:p>
          </table:table-cell>
          <table:table-cell table:formula="of:=[.A24]*[.$B$2]/([.$B$1]-[.A24])" office:value-type="float" office:value="96900" calcext:value-type="float">
            <text:p>96900,00</text:p>
          </table:table-cell>
          <table:table-cell table:formula="of:=10^INT(LOG([.B24]))" office:value-type="float" office:value="10000" calcext:value-type="float">
            <text:p>10000</text:p>
          </table:table-cell>
          <table:table-cell table:formula="of:=IF([.B24]=0;0; IF(([.B24]/[.C24])&lt;1.05;1*[.C24]; IF(([.B24]/[.C24])&lt;1.15;1.1*[.C24]; IF(([.B24]/[.C24])&lt;1.25;1.2*[.C24]; IF(([.B24]/[.C24])&lt;1.4;1.3*[.C24]; IF(([.B24]/[.C24])&lt;1.55;1.5*[.C24]; IF(([.B24]/[.C24])&lt;1.7;1.6*[.C24];0)))))))+ IF(([.B24]/[.C24])&lt;1.7;0; IF(([.B24]/[.C24])&lt;1.9;1.8*[.C24]; IF(([.B24]/[.C24])&lt;2.1;2*[.C24]; IF(([.B24]/[.C24])&lt;2.3;2.2*[.C24]; IF(([.B24]/[.C24])&lt;2.55;2.4*[.C24]; IF(([.B24]/[.C24])&lt;2.85;2.7*[.C24]; IF(([.B24]/[.C24])&lt;3.15;3*[.C24];0)))))))+ IF(([.B24]/[.C24])&lt;3.15;0; IF(([.B24]/[.C24])&lt;3.45;3.3*[.C24]; IF(([.B24]/[.C24])&lt;3.75;3.6*[.C24]; IF(([.B24]/[.C24])&lt;4.1;3.9*[.C24]; IF(([.B24]/[.C24])&lt;4.5;4.3*[.C24]; IF(([.B24]/[.C24])&lt;4.9;4.7*[.C24]; IF(([.B24]/[.C24])&lt;5.35;5.1*[.C24];0)))))))+ IF(([.B24]/[.C24])&lt;5.35;0; IF(([.B24]/[.C24])&lt;5.9;5.6*[.C24]; IF(([.B24]/[.C24])&lt;6.5;6.2*[.C24]; IF(([.B24]/[.C24])&lt;7.15;6.8*[.C24]; IF(([.B24]/[.C24])&lt;7.85;7.5*[.C24]; IF(([.B24]/[.C24])&lt;8.65;8.2*[.C24]; IF(([.B24]/[.C24])&lt;9.55;9.1*[.C24];10*[.C24])))))))" office:value-type="float" office:value="100000" calcext:value-type="float">
            <text:p>100000</text:p>
          </table:table-cell>
          <table:table-cell table:formula="of:=[.$B$1]*[.D24]/([.D24]+[.$B$2])" office:value-type="float" office:value="4.75737392959087" calcext:value-type="float">
            <text:p>4,757</text:p>
          </table:table-cell>
          <table:table-cell table:formula="of:=INT([.E24]*[.$B$3]/[.$B$1])" office:value-type="float" office:value="973" calcext:value-type="float">
            <text:p>973</text:p>
          </table:table-cell>
          <table:table-cell table:formula="of:=[.$B$3]-[.F24]" office:value-type="float" office:value="50" calcext:value-type="float">
            <text:p>50</text:p>
          </table:table-cell>
          <table:table-cell table:formula="of:=[.F24]-[.$G$27]" office:value-type="float" office:value="957" calcext:value-type="float">
            <text:p>957</text:p>
          </table:table-cell>
          <table:table-cell table:formula="of:=[.F24]+[.$G$27]" office:value-type="float" office:value="989" calcext:value-type="float">
            <text:p>98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MINIMUM</text:p>
          </table:table-cell>
          <table:table-cell table:formula="of:=MIN([.G7:.G23])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Range</text:p>
          </table:table-cell>
          <table:table-cell table:formula="of:=INT([.G26]/[.$F$2])"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CS_PIN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office:value-type="string" calcext:value-type="string">
            <text:p><text:s text:c="6"/>Ux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Uref</text:p>
          </table:table-cell>
          <table:table-cell office:value-type="string" calcext:value-type="string">
            <text:p>----[Rx]--------</text:p>
          </table:table-cell>
          <table:table-cell office:value-type="string" calcext:value-type="string">
            <text:p>-[MOSFET]--</text:p>
          </table:table-cell>
          <table:table-cell office:value-type="string" calcext:value-type="string">
            <text:p>-------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6"/>[R]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4"/>GND</text:p>
          </table:table-cell>
          <table:table-cell table:number-columns-repeated="1009"/>
        </table:table-row>
      </table:table>
      <table:table table:name="en stock" table:style-name="ta1">
        <table:table-column table:style-name="co43" table:default-cell-style-name="ce287"/>
        <table:table-column table:style-name="co1" table:default-cell-style-name="ce289"/>
        <table:table-column table:style-name="co44" table:default-cell-style-name="ce287"/>
        <table:table-column table:style-name="co1" table:number-columns-repeated="2" table:default-cell-style-name="ce287"/>
        <table:table-column table:style-name="co1" table:number-columns-repeated="1019" table:default-cell-style-name="ce289"/>
        <table:table-row table:style-name="ro7">
          <table:table-cell office:value-type="string" calcext:value-type="string">
            <text:p>liste de ref au fil de la navigation</text:p>
          </table:table-cell>
          <table:table-cell table:number-columns-repeated="1023"/>
        </table:table-row>
        <table:table-row table:style-name="ro7">
          <table:table-cell table:number-columns-repeated="3"/>
          <table:table-cell office:value-type="string" calcext:value-type="string">
            <text:p>Ref 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http://fr.farnell.com/texas-instruments/sn74hc164d/circuit-logique-registre-a-decalage/dp/9591184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Lien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hargeur batt secours</text:p>
          </table:table-cell>
          <table:table-cell table:style-name="ce287"/>
          <table:table-cell table:style-name="ce290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office:value-type="float" office:value="1864577" calcext:value-type="float">
            <text:p>186457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http://fr.farnell.com/taiwan-semiconductor/tsm2306cx/mosfet-n-ch-30v-3-5a-sot23/dp/1864577RL?Ntt=1864577RL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egistre mémoire 8bit</text:p>
          </table:table-cell>
          <table:table-cell table:style-name="ce287"/>
          <table:table-cell table:style-name="ce290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/>
          <table:table-cell office:value-type="string" calcext:value-type="string">
            <text:p>PTC</text:p>
          </table:table-cell>
          <table:table-cell table:style-name="ce287" office:value-type="string" calcext:value-type="string">
            <text:p>http://fr.farnell.com/epcos/b59601a95a62/ptc-thermistor/dp/1828508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version 150ma</text:p>
          </table:table-cell>
          <table:table-cell table:style-name="ce287"/>
          <table:table-cell table:style-name="ce290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/>
          <table:table-cell office:value-type="string" calcext:value-type="string">
            <text:p>NAND (4)</text:p>
            <text:p>TEXAS INSTRUMENTS - SN74LV00APW - CI LOGIQUE PORTE NON-ET QUAD 2 ENTR CMS</text:p>
          </table:table-cell>
          <table:table-cell table:style-name="Default" office:value-type="string" calcext:value-type="string">
            <text:p>http://fr.farnell.com/texas-instruments/sn74lv00apw/ci-logique-porte-non-quad-2-entr/dp/128761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version 250mA</text:p>
          </table:table-cell>
          <table:table-cell table:style-name="ce287"/>
          <table:table-cell table:style-name="ce290" office:value-type="string" calcext:value-type="string">
            <text:p>TPIC6595DW</text:p>
          </table:table-cell>
          <table:table-cell/>
          <table:table-cell table:style-name="ce289"/>
          <table:table-cell table:style-name="Default"/>
          <table:table-cell table:number-columns-repeated="1018"/>
        </table:table-row>
        <table:table-row table:style-name="ro7">
          <table:table-cell office:value-type="string" calcext:value-type="string">
            <text:p>16 I/O SPI module</text:p>
          </table:table-cell>
          <table:table-cell table:style-name="ce287"/>
          <table:table-cell table:style-name="ce290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tmega</text:p>
          </table:table-cell>
          <table:table-cell table:style-name="ce287"/>
          <table:table-cell table:style-name="ce290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nalog mux/demux</text:p>
          </table:table-cell>
          <table:table-cell/>
          <table:table-cell table:style-name="ce290" office:value-type="string" calcext:value-type="string">
            <text:p><text:a xlink:href="http://fr.farnell.com/texas-instruments/sn74lv4051adr/analog-mux-dmux-8-x-1-soic-16/dp/2342622" xlink:type="simple">N74LV4051ADR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relais pour commande</text:p>
          </table:table-cell>
          <table:table-cell/>
          <table:table-cell table:style-name="ce290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carte à carte</text:p>
          </table:table-cell>
          <table:table-cell/>
          <table:table-cell table:style-name="ce290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290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RJ45 pour info</text:p>
          </table:table-cell>
          <table:table-cell/>
          <table:table-cell table:style-name="Default" office:value-type="string" calcext:value-type="string">
            <text:p>http://fr.farnell.com/amphenol/rjhse-5080/fiche-rj45-modulaire-cat5/dp/18499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river 7 se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fficheur 7seg 2 digit</text:p>
          </table:table-cell>
          <table:table-cell/>
          <table:table-cell office:value-type="string" calcext:value-type="string">
            <text:p>http://fr.farnell.com/multicomp/703-0181/connec-circu-taille18-11-voies/dp/2112205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string" calcext:value-type="string">
            <text:p>http://fr.farnell.com/panasonic-electronic-components/evqpf208k/commutateur-tact-7-5x7-5mm-1-6n/dp/2079502</text:p>
          </table:table-cell>
          <table:table-cell/>
          <table:table-cell table:style-name="Default"/>
          <table:table-cell table:style-name="ce291" office:value-type="string" calcext:value-type="string">
            <text:p>angle droit pour être bord de boitier</text:p>
          </table:table-cell>
          <table:table-cell table:number-columns-repeated="3"/>
          <table:table-cell office:value-type="string" calcext:value-type="string">
            <text:p>http://protological.com/debounce-calaculator/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string" calcext:value-type="string">
            <text:p>http://fr.farnell.com/multicomp/ktsc-22s/capot-rond-orange/dp/956149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itier téléco</text:p>
          </table:table-cell>
          <table:table-cell/>
          <table:table-cell office:value-type="string" calcext:value-type="string">
            <text:p>http://fr.farnell.com/deltron-enclosures/479-0140-0/coffret-multi-usages-abs-clair/dp/2393865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bascule out buff</text:p>
          </table:table-cell>
          <table:table-cell/>
          <table:table-cell office:value-type="string" calcext:value-type="string">
            <text:p>http://fr.farnell.com/nxp/74ahc273d-118/bascule-type-d-110mhz-soic-20/dp/244500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ranslateur niveau bidirectionel 3.3-5v</text:p>
          </table:table-cell>
          <table:table-cell/>
          <table:table-cell office:value-type="string" calcext:value-type="string">
            <text:p>http://fr.farnell.com/nxp/gtl2003pw-118/translateur-de-niveau-8-i-p-tssop/dp/2400477</text:p>
          </table:table-cell>
          <table:table-cell table:number-columns-repeated="1021"/>
        </table:table-row>
        <table:table-row table:style-name="ro7">
          <table:table-cell table:style-name="Default" table:number-columns-repeated="2"/>
          <table:table-cell table:style-name="Default" office:value-type="string" calcext:value-type="string">
            <text:p>http://fr.farnell.com/texas-instruments/uln2003ansr/reseau-de-darlington-trans-npn/dp/2342628</text:p>
          </table:table-cell>
          <table:table-cell table:style-name="Default"/>
          <table:table-cell table:style-name="ce288"/>
          <table:table-cell table:number-columns-repeated="1019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buck 5v si fait sur la carte</text:p>
          </table:table-cell>
          <table:table-cell table:style-name="Default"/>
          <table:table-cell table:style-name="Default" office:value-type="string" calcext:value-type="string">
            <text:p>http://fr.farnell.com/texas-instruments/lm2576sx-5-0-nopb/convert-dc-dc-buck-5v-52khz-to/dp/2435871?MER=en-me-pd-r2-alte-sic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4 inverseur (mais plutôt hiZ et pull up)</text:p>
          </table:table-cell>
          <table:table-cell table:style-name="Default"/>
          <table:table-cell table:style-name="Default" office:value-type="string" calcext:value-type="string">
            <text:p>http://fr.farnell.com/on-semiconductor/mc74hc04adr2g/ic-hex-inverter-soic-14/dp/1147801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bobine pour pt4115 (led driver)</text:p>
          </table:table-cell>
          <table:table-cell table:style-name="Default"/>
          <table:table-cell table:style-name="Default" office:value-type="string" calcext:value-type="string">
            <text:p>http://fr.farnell.com/multicomp/mcbfs5220-680mu/inductor-68uh-20-1a/dp/1864255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driver boost led 50w</text:p>
          </table:table-cell>
          <table:table-cell table:style-name="Default"/>
          <table:table-cell table:style-name="Default" office:value-type="string" calcext:value-type="string">
            <text:p><text:a xlink:href="http://fr.farnell.com/linear-technology/lt3517ife-pbf/driver-de-led-pwm-2-5mhz-45v-16tssop/dp/2294848" xlink:type="simple">http://fr.farnell.com/linear-technology/lt3517ife-pbf/driver-de-led-pwm-2-5mhz-45v-16tssop/dp/2294848</text:a>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radiateur pour raspberry pi</text:p>
          </table:table-cell>
          <table:table-cell table:style-name="Default"/>
          <table:table-cell table:style-name="Default" office:value-type="string" calcext:value-type="string">
            <text:p>http://fr.farnell.com/abl-heatsinks/bga-std-010/dissipateur-bga-standard-27-c-w/dp/2084424</text:p>
          </table:table-cell>
          <table:table-cell table:style-name="Default"/>
          <table:table-cell table:number-columns-repeated="1020"/>
        </table:table-row>
        <table:table-row table:style-name="ro7" table:number-rows-repeated="3">
          <table:table-cell table:style-name="Default" table:number-columns-repeated="4"/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288" office:value-type="string" calcext:value-type="string">
            <text:p>en stock</text:p>
          </table:table-cell>
          <table:table-cell table:style-name="ce288" office:value-type="string" calcext:value-type="string">
            <text:p>type</text:p>
          </table:table-cell>
          <table:table-cell table:style-name="ce288" office:value-type="string" calcext:value-type="string">
            <text:p>valeures</text:p>
          </table:table-cell>
          <table:table-cell table:style-name="ce288" office:value-type="string" calcext:value-type="string">
            <text:p>package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k, 10, 20, 1k, 10k, 100, 220, 3.3k, 1M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 0,5w, 100k, 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n, 47n, 1u, 470p, 4.7u, 0.1u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ert, rouge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hc695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sot1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3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scillateur céramiqu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7x3m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ansistor</text:p>
          </table:table-cell>
          <table:table-cell office:value-type="string" calcext:value-type="string">
            <text:p>smd</text:p>
          </table:table-cell>
          <table:table-cell table:number-columns-repeated="1022"/>
        </table:table-row>
        <table:table-row table:style-name="ro7" table:number-rows-repeated="10485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9" table:style-name="ta1">
        <table:table-column table:style-name="co1" table:number-columns-repeated="3" table:default-cell-style-name="Default"/>
        <table:table-column table:style-name="co45" table:default-cell-style-name="Default"/>
        <table:table-column table:style-name="co1" table:number-columns-repeated="9" table:default-cell-style-name="Default"/>
        <table:table-row table:style-name="ro7">
          <table:table-cell office:value-type="string" calcext:value-type="string">
            <text:p>Révolution raspberry A+</text:p>
          </table:table-cell>
          <table:table-cell table:number-columns-repeated="12"/>
        </table:table-row>
        <table:table-row table:style-name="ro7" table:number-rows-repeated="2">
          <table:table-cell table:number-columns-repeated="13"/>
        </table:table-row>
        <table:table-row table:style-name="ro6">
          <table:table-cell table:style-name="ce15" office:value-type="string" calcext:value-type="string">
            <text:p>coté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tout les gpio</text:p>
          </table:table-cell>
          <table:table-cell office:value-type="string" calcext:value-type="string">
            <text:p>hors SPI et UART = 22 GPIO pour les CS des carte d'extension + les entrée sortie par défaut sur la carte de base</text:p>
          </table:table-cell>
          <table:table-cell table:number-columns-repeated="11"/>
        </table:table-row>
        <table:table-row table:style-name="ro7">
          <table:table-cell table:number-columns-repeated="4"/>
          <table:table-cell office:value-type="string" calcext:value-type="string">
            <text:p>via la carte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4 gpio boutons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3 gpio sorties led</text:p>
          </table:table-cell>
          <table:table-cell table:number-columns-repeated="6"/>
          <table:table-cell office:value-type="string" calcext:value-type="string">
            <text:p>socket extension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3 gpio sorties led rgb pwm puissance</text:p>
          </table:table-cell>
          <table:table-cell table:number-columns-repeated="6"/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6 gpio cs </text:p>
          </table:table-cell>
          <table:table-cell table:number-columns-repeated="6"/>
          <table:table-cell office:value-type="string" calcext:value-type="string">
            <text:p>sck</text:p>
          </table:table-cell>
          <table:table-cell office:value-type="string" calcext:value-type="string">
            <text:p>/cs</text:p>
          </table:table-cell>
        </table:table-row>
        <table:table-row table:style-name="ro7">
          <table:table-cell table:number-columns-repeated="11"/>
          <table:table-cell office:value-type="string" calcext:value-type="string">
            <text:p>Analog code</text:p>
          </table:table-cell>
          <table:table-cell office:value-type="string" calcext:value-type="string">
            <text:p>5V</text:p>
          </table:table-cell>
        </table:table-row>
        <table:table-row table:style-name="ro6">
          <table:table-cell table:style-name="ce15" office:value-type="string" calcext:value-type="string">
            <text:p>côté carte</text:p>
          </table:table-cell>
          <table:table-cell table:number-columns-repeated="10"/>
          <table:table-cell office:value-type="string" calcext:value-type="string">
            <text:p>GND</text:p>
          </table:table-cell>
          <table:table-cell office:value-type="string" calcext:value-type="string">
            <text:p>3 .3</text:p>
          </table:table-cell>
        </table:table-row>
        <table:table-row table:style-name="ro7">
          <table:table-cell office:value-type="string" calcext:value-type="string">
            <text:p>atmega en spi en 3.3V</text:p>
          </table:table-cell>
          <table:table-cell table:number-columns-repeated="10"/>
          <table:table-cell office:value-type="string" calcext:value-type="string">
            <text:p>RAW</text:p>
          </table:table-cell>
          <table:table-cell/>
        </table:table-row>
        <table:table-row table:style-name="ro7">
          <table:table-cell office:value-type="string" calcext:value-type="string">
            <text:p>pour les entrées analog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onversion énergie pour sortir le 5V pour le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2 registres à décalage pour les cs des socket de titreurs</text:p>
          </table:table-cell>
          <table:table-cell table:number-columns-repeated="3"/>
          <table:table-cell office:value-type="string" calcext:value-type="string">
            <text:p>3 entrées analo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ivi tension</text:p>
          </table:table-cell>
          <table:table-cell table:number-columns-repeated="3"/>
          <table:table-cell office:value-type="string" calcext:value-type="string">
            <text:p>4 socket x 4module </text:p>
          </table:table-cell>
          <table:table-cell/>
          <table:table-cell office:value-type="string" calcext:value-type="string">
            <text:p>2gpio sck data ht1632 + 1gpio rck pour les registres</text:p>
          </table:table-cell>
          <table:table-cell table:number-columns-repeated="6"/>
        </table:table-row>
        <table:table-row table:style-name="ro7">
          <table:table-cell table:style-name="ce292" office:value-type="string" calcext:value-type="string">
            <text:p>charge batterie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récup code extension</text:p>
          </table:table-cell>
          <table:table-cell table:number-columns-repeated="12"/>
        </table:table-row>
        <table:table-row table:style-name="ro7" table:number-rows-repeated="4">
          <table:table-cell table:number-columns-repeated="13"/>
        </table:table-row>
        <table:table-row table:style-name="ro6">
          <table:table-cell table:style-name="ce15" office:value-type="string" calcext:value-type="string">
            <text:p>extensions</text:p>
          </table:table-cell>
          <table:table-cell table:number-columns-repeated="12"/>
        </table:table-row>
        <table:table-row table:style-name="ro7">
          <table:table-cell table:style-name="ce293" office:value-type="string" calcext:value-type="string">
            <text:p>extension led puissance</text:p>
          </table:table-cell>
          <table:table-cell table:number-columns-repeated="2"/>
          <table:table-cell table:style-name="ce293" office:value-type="string" calcext:value-type="string">
            <text:p>extension relay</text:p>
          </table:table-cell>
          <table:table-cell table:number-columns-repeated="2"/>
          <table:table-cell table:style-name="ce293" office:value-type="string" calcext:value-type="string">
            <text:p>extension monitoring batterie</text:p>
          </table:table-cell>
          <table:table-cell table:number-columns-repeated="3"/>
          <table:table-cell table:style-name="ce295" office:value-type="string" calcext:value-type="string">
            <text:p>extension bouton + inf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pi to 16 I/O</text:p>
          </table:table-cell>
          <table:table-cell table:number-columns-repeated="2"/>
          <table:table-cell office:value-type="string" calcext:value-type="string">
            <text:p>registre à décalage balèze pour relais</text:p>
          </table:table-cell>
          <table:table-cell table:number-columns-repeated="2"/>
          <table:table-cell office:value-type="string" calcext:value-type="string">
            <text:p>registre à décalage</text:p>
          </table:table-cell>
          <table:table-cell table:number-columns-repeated="3"/>
          <table:table-cell table:style-name="ce292" office:value-type="string" calcext:value-type="string">
            <text:p>I/O 16bit spi</text:p>
          </table:table-cell>
          <table:table-cell table:number-columns-repeated="2"/>
        </table:table-row>
        <table:table-row table:style-name="ro7">
          <table:table-cell table:number-columns-repeated="6"/>
          <table:table-cell office:value-type="string" calcext:value-type="string">
            <text:p>commande relais + mosfet prise de tensio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xtension led megabalèze</text:p>
          </table:table-cell>
          <table:table-cell table:number-columns-repeated="12"/>
        </table:table-row>
        <table:table-row table:style-name="ro7" table:number-rows-repeated="6">
          <table:table-cell table:number-columns-repeated="13"/>
        </table:table-row>
        <table:table-row table:style-name="ro7">
          <table:table-cell table:style-name="ce292" office:value-type="string" calcext:value-type="string">
            <text:p>extension midi/dmx</text:p>
          </table:table-cell>
          <table:table-cell table:number-columns-repeated="2"/>
          <table:table-cell table:style-name="ce294" office:value-type="string" calcext:value-type="string">
            <text:p>carte écran</text:p>
          </table:table-cell>
          <table:table-cell table:number-columns-repeated="9"/>
        </table:table-row>
      </table:table>
      <table:table table:name="budget précis" table:style-name="ta1">
        <table:table-column table:style-name="co50" table:default-cell-style-name="Default"/>
        <table:table-column table:style-name="co51" table:default-cell-style-name="Default"/>
        <table:table-column table:style-name="co1" table:default-cell-style-name="ce320"/>
        <table:table-column table:style-name="co1" table:default-cell-style-name="Default"/>
        <table:table-column table:style-name="co1" table:default-cell-style-name="ce320"/>
        <table:table-column table:style-name="co53" table:default-cell-style-name="ce603"/>
        <table:table-column table:style-name="co1" table:number-columns-repeated="1018" table:default-cell-style-name="Default"/>
        <table:table-row table:style-name="ro7">
          <table:table-cell table:style-name="ce594" office:value-type="string" calcext:value-type="string">
            <text:p>budget janvier 2015</text:p>
          </table:table-cell>
          <table:table-cell table:style-name="ce594"/>
          <table:table-cell/>
          <table:table-cell office:value-type="string" calcext:value-type="string">
            <text:p>total général</text:p>
          </table:table-cell>
          <table:table-cell table:formula="of:=SUM([.E6:.E10])" office:value-type="currency" office:currency="EUR" office:value="7619.325" calcext:value-type="currency">
            <text:p>7 619,33 €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prod</text:p>
          </table:table-cell>
          <table:table-cell office:value-type="currency" office:currency="EUR" office:value="700" calcext:value-type="currency">
            <text:p>700,00 €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600" office:value-type="string" calcext:value-type="string">
            <text:p>Avec aléas</text:p>
          </table:table-cell>
          <table:table-cell table:style-name="ce602" table:formula="of:=[.E1]*1.2+[.E2]" office:value-type="currency" office:currency="EUR" office:value="9843.19" calcext:value-type="currency">
            <text:p>9 843,19 €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pu</text:p>
          </table:table-cell>
          <table:table-cell office:value-type="string" calcext:value-type="string">
            <text:p>qt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rte principale</text:p>
          </table:table-cell>
          <table:table-cell/>
          <table:table-cell table:formula="of:=[.E14]" office:value-type="currency" office:currency="EUR" office:value="58.865" calcext:value-type="currency">
            <text:p>58,87 €</text:p>
          </table:table-cell>
          <table:table-cell office:value-type="float" office:value="60" calcext:value-type="float">
            <text:p>60</text:p>
          </table:table-cell>
          <table:table-cell table:formula="of:=IF([.C6]*[.D6]=0;&quot;&quot;;[.C6]*[.D6])" office:value-type="currency" office:currency="EUR" office:value="3531.9" calcext:value-type="currency">
            <text:p>3 531,9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élécommande</text:p>
          </table:table-cell>
          <table:table-cell/>
          <table:table-cell table:formula="of:=[.E82]" office:value-type="currency" office:currency="EUR" office:value="14.775" calcext:value-type="currency">
            <text:p>14,78 €</text:p>
          </table:table-cell>
          <table:table-cell office:value-type="float" office:value="25" calcext:value-type="float">
            <text:p>25</text:p>
          </table:table-cell>
          <table:table-cell table:formula="of:=IF([.C7]*[.D7]=0;&quot;&quot;;[.C7]*[.D7])" office:value-type="currency" office:currency="EUR" office:value="369.375" calcext:value-type="currency">
            <text:p>369,38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extension 2xled10w</text:p>
          </table:table-cell>
          <table:table-cell/>
          <table:table-cell table:formula="of:=[.E112]" office:value-type="currency" office:currency="EUR" office:value="5.42" calcext:value-type="currency">
            <text:p>5,42 €</text:p>
          </table:table-cell>
          <table:table-cell office:value-type="float" office:value="10" calcext:value-type="float">
            <text:p>10</text:p>
          </table:table-cell>
          <table:table-cell table:formula="of:=IF([.C8]*[.D8]=0;&quot;&quot;;[.C8]*[.D8])" office:value-type="currency" office:currency="EUR" office:value="54.2" calcext:value-type="currency">
            <text:p>54,2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extension gestion charge batterie 12v lipo + batterie lipo</text:p>
          </table:table-cell>
          <table:table-cell/>
          <table:table-cell table:formula="of:=[.E134]" office:value-type="currency" office:currency="EUR" office:value="28.795" calcext:value-type="currency">
            <text:p>28,80 €</text:p>
          </table:table-cell>
          <table:table-cell office:value-type="float" office:value="30" calcext:value-type="float">
            <text:p>30</text:p>
          </table:table-cell>
          <table:table-cell table:formula="of:=IF([.C9]*[.D9]=0;&quot;&quot;;[.C9]*[.D9])" office:value-type="currency" office:currency="EUR" office:value="863.85" calcext:value-type="currency">
            <text:p>863,85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dule de titreur </text:p>
          </table:table-cell>
          <table:table-cell/>
          <table:table-cell table:formula="of:=20*6+20" office:value-type="currency" office:currency="EUR" office:value="140" calcext:value-type="currency">
            <text:p>140,00 €</text:p>
          </table:table-cell>
          <table:table-cell office:value-type="float" office:value="20" calcext:value-type="float">
            <text:p>20</text:p>
          </table:table-cell>
          <table:table-cell table:formula="of:=IF([.C10]*[.D10]=0;&quot;&quot;;[.C10]*[.D10])" office:value-type="currency" office:currency="EUR" office:value="2800" calcext:value-type="currency">
            <text:p>2 800,00 €</text:p>
          </table:table-cell>
          <table:table-cell table:number-columns-repeated="3"/>
          <table:table-cell table:style-name="ce601"/>
          <table:table-cell table:number-columns-repeated="101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598" table:formula="of:=SUM([.E16:.E79])" office:value-type="currency" office:currency="EUR" office:value="58.865" calcext:value-type="currency">
            <text:p>58,87 €</text:p>
          </table:table-cell>
          <table:table-cell table:number-columns-repeated="1019"/>
        </table:table-row>
        <table:table-row table:style-name="ro7">
          <table:table-cell table:style-name="ce595" office:value-type="string" calcext:value-type="string">
            <text:p>carte principale</text:p>
          </table:table-cell>
          <table:table-cell table:style-name="ce595"/>
          <table:table-cell table:style-name="ce597" office:value-type="string" calcext:value-type="string">
            <text:p>pu</text:p>
          </table:table-cell>
          <table:table-cell table:style-name="ce595" office:value-type="string" calcext:value-type="string">
            <text:p>qt</text:p>
          </table:table-cell>
          <table:table-cell table:style-name="ce597" office:value-type="string" calcext:value-type="string">
            <text:p>pt</text:p>
          </table:table-cell>
          <table:table-cell table:style-name="ce604" office:value-type="string" calcext:value-type="string">
            <text:p>farnell</text:p>
          </table:table-cell>
          <table:table-cell table:style-name="ce594" table:number-columns-repeated="2"/>
          <table:table-cell table:style-name="ce594" office:value-type="string" calcext:value-type="string">
            <text:p>à commander</text:p>
          </table:table-cell>
          <table:table-cell table:style-name="ce594" office:value-type="string" calcext:value-type="string">
            <text:p>en stock</text:p>
          </table:table-cell>
          <table:table-cell table:style-name="ce594" table:number-columns-repeated="1014"/>
        </table:table-row>
        <table:table-row table:style-name="ro7">
          <table:table-cell table:style-name="ce594" office:value-type="string" calcext:value-type="string">
            <text:p>rpi a+</text:p>
          </table:table-cell>
          <table:table-cell table:style-name="ce594" office:value-type="string" calcext:value-type="string">
            <text:p>x</text:p>
          </table:table-cell>
          <table:table-cell table:style-name="ce598" office:value-type="currency" office:currency="EUR" office:value="17.4" calcext:value-type="currency">
            <text:p>17,40 €</text:p>
          </table:table-cell>
          <table:table-cell table:style-name="ce594" office:value-type="float" office:value="1" calcext:value-type="float">
            <text:p>1</text:p>
          </table:table-cell>
          <table:table-cell table:formula="of:=IF([.C16]*[.D16]=0;&quot;&quot;;[.C16]*[.D16])" office:value-type="currency" office:currency="EUR" office:value="17.4" calcext:value-type="currency">
            <text:p>17,40 €</text:p>
          </table:table-cell>
          <table:table-cell table:style-name="ce605"/>
          <table:table-cell table:style-name="ce594" table:number-columns-repeated="2"/>
          <table:table-cell table:style-name="ce594" table:formula="of:=[.D16]*[.$D$6]+[.H16]" office:value-type="float" office:value="60" calcext:value-type="float">
            <text:p>60</text:p>
          </table:table-cell>
          <table:table-cell table:style-name="ce594" office:value-type="float" office:value="4" calcext:value-type="float">
            <text:p>4</text:p>
          </table:table-cell>
          <table:table-cell table:style-name="ce594" table:number-columns-repeated="1014"/>
        </table:table-row>
        <table:table-row table:style-name="ro7">
          <table:table-cell table:style-name="ce594" office:value-type="string" calcext:value-type="string">
            <text:p>wifi dongle</text:p>
          </table:table-cell>
          <table:table-cell table:style-name="ce594"/>
          <table:table-cell table:style-name="ce598" office:value-type="currency" office:currency="EUR" office:value="10" calcext:value-type="currency">
            <text:p>10,00 €</text:p>
          </table:table-cell>
          <table:table-cell table:style-name="ce594" office:value-type="float" office:value="1" calcext:value-type="float">
            <text:p>1</text:p>
          </table:table-cell>
          <table:table-cell table:formula="of:=IF([.C17]*[.D17]=0;&quot;&quot;;[.C17]*[.D17])" office:value-type="currency" office:currency="EUR" office:value="10" calcext:value-type="currency">
            <text:p>10,00 €</text:p>
          </table:table-cell>
          <table:table-cell table:style-name="ce605"/>
          <table:table-cell table:style-name="ce594" table:number-columns-repeated="2"/>
          <table:table-cell table:style-name="ce594" table:formula="of:=[.D17]*[.$D$6]+[.H17]" office:value-type="float" office:value="60" calcext:value-type="float">
            <text:p>60</text:p>
          </table:table-cell>
          <table:table-cell table:style-name="ce594" office:value-type="float" office:value="4" calcext:value-type="float">
            <text:p>4</text:p>
          </table:table-cell>
          <table:table-cell table:style-name="ce594" table:number-columns-repeated="1014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IF([.C18]*[.D18]=0;&quot;&quot;;[.C18]*[.D18])" office:value-type="currency" office:currency="EUR" office:value="2" calcext:value-type="currency">
            <text:p>2,00 €</text:p>
          </table:table-cell>
          <table:table-cell table:number-columns-repeated="3"/>
          <table:table-cell table:style-name="ce594" table:formula="of:=[.D18]*[.$D$6]+[.H1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atmega328</text:p>
          </table:table-cell>
          <table:table-cell table:style-name="ce596"/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C19]*[.D19]=0;&quot;&quot;;[.C19]*[.D19])" office:value-type="currency" office:currency="EUR" office:value="1.88" calcext:value-type="currency">
            <text:p>1,88 €</text:p>
          </table:table-cell>
          <table:table-cell table:style-name="ce606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2"/>
          <table:table-cell table:style-name="ce594" table:formula="of:=[.D19]*[.$D$6]+[.H1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résonateur 16mhz 0.1 %</text:p>
          </table:table-cell>
          <table:table-cell table:style-name="ce596"/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C20]*[.D20]=0;&quot;&quot;;[.C20]*[.D20])" office:value-type="currency" office:currency="EUR" office:value="0.54" calcext:value-type="currency">
            <text:p>0,54 €</text:p>
          </table:table-cell>
          <table:table-cell table:style-name="ce330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 table:style-name="ce330" office:value-type="string" calcext:value-type="string">
            <text:p><text:a xlink:href="http://fr.farnell.com/murata/cstce16m0v53-r0/resonateur-ceramique-16mhz-cms/dp/2443265" xlink:type="simple">CSTCE16M0V53-R0 </text:a></text:p>
          </table:table-cell>
          <table:table-cell/>
          <table:table-cell table:style-name="ce594" table:formula="of:=[.D20]*[.$D$6]+[.H2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max202 pour rs232</text:p>
          </table:table-cell>
          <table:table-cell table:style-name="ce596"/>
          <table:table-cell office:value-type="currency" office:currency="EUR" office:value="0.67" calcext:value-type="currency">
            <text:p>0,67 €</text:p>
          </table:table-cell>
          <table:table-cell office:value-type="float" office:value="1" calcext:value-type="float">
            <text:p>1</text:p>
          </table:table-cell>
          <table:table-cell table:formula="of:=IF([.C21]*[.D21]=0;&quot;&quot;;[.C21]*[.D21])" office:value-type="currency" office:currency="EUR" office:value="0.67" calcext:value-type="currency">
            <text:p>0,67 €</text:p>
          </table:table-cell>
          <table:table-cell table:style-name="ce330" office:value-type="string" calcext:value-type="string">
            <text:p><text:a xlink:href="http://fr.farnell.com/texas-instruments/max202cdwr/5-v-dual-rs-232-line-driver-receiver/dp/2382871" xlink:type="simple">MAX202CDWR </text:a></text:p>
          </table:table-cell>
          <table:table-cell table:style-name="ce609" office:value-type="string" calcext:value-type="string">
            <text:p>660-8199</text:p>
          </table:table-cell>
          <table:table-cell/>
          <table:table-cell table:style-name="ce594" table:formula="of:=[.D21]*[.$D$6]+[.H2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74hct595</text:p>
          </table:table-cell>
          <table:table-cell table:style-name="ce596"/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C22]*[.D22]=0;&quot;&quot;;[.C22]*[.D22])" office:value-type="currency" office:currency="EUR" office:value="0.17" calcext:value-type="currency">
            <text:p>0,17 €</text:p>
          </table:table-cell>
          <table:table-cell table:style-name="ce606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2"/>
          <table:table-cell table:style-name="ce594" table:formula="of:=[.D22]*[.$D$6]+[.H22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porte non simple</text:p>
          </table:table-cell>
          <table:table-cell table:style-name="ce596"/>
          <table:table-cell office:value-type="currency" office:currency="EUR" office:value="0.14" calcext:value-type="currency">
            <text:p>0,14 €</text:p>
          </table:table-cell>
          <table:table-cell office:value-type="float" office:value="2" calcext:value-type="float">
            <text:p>2</text:p>
          </table:table-cell>
          <table:table-cell table:formula="of:=IF([.C23]*[.D23]=0;&quot;&quot;;[.C23]*[.D23])" office:value-type="currency" office:currency="EUR" office:value="0.28" calcext:value-type="currency">
            <text:p>0,28 €</text:p>
          </table:table-cell>
          <table:table-cell table:style-name="ce330" office:value-type="string" calcext:value-type="string">
            <text:p><text:a xlink:href="http://fr.farnell.com/texas-instruments/sn74ahct1g14dbvr/ci-logique-cms-74ahct/dp/1105925" xlink:type="simple">SN74AHCT1G14DBVR </text:a></text:p>
          </table:table-cell>
          <table:table-cell table:number-columns-repeated="2"/>
          <table:table-cell table:style-name="ce594" table:formula="of:=[.D23]*[.$D$6]+[.H23]" office:value-type="float" office:value="120" calcext:value-type="float">
            <text:p>120</text:p>
          </table:table-cell>
          <table:table-cell table:number-columns-repeated="2"/>
          <table:table-cell table:formula="of:=4.2*1.05" office:value-type="float" office:value="4.41" calcext:value-type="float">
            <text:p>4,41</text:p>
          </table:table-cell>
          <table:table-cell table:number-columns-repeated="1012"/>
        </table:table-row>
        <table:table-row table:style-name="ro7">
          <table:table-cell table:style-name="ce596" office:value-type="string" calcext:value-type="string">
            <text:p>mos (batt, analog read, level translator)</text:p>
          </table:table-cell>
          <table:table-cell table:style-name="ce596"/>
          <table:table-cell office:value-type="currency" office:currency="EUR" office:value="0.03" calcext:value-type="currency">
            <text:p>0,03 €</text:p>
          </table:table-cell>
          <table:table-cell office:value-type="float" office:value="6" calcext:value-type="float">
            <text:p>6</text:p>
          </table:table-cell>
          <table:table-cell table:formula="of:=IF([.C24]*[.D24]=0;&quot;&quot;;[.C24]*[.D24])" office:value-type="currency" office:currency="EUR" office:value="0.18" calcext:value-type="currency">
            <text:p>0,18 €</text:p>
          </table:table-cell>
          <table:table-cell table:style-name="ce330" office:value-type="string" calcext:value-type="string">
            <text:p><text:a xlink:href="http://fr.farnell.com/nxp/bss138bk/mosfet-n-ch-60v-0-36a-sot23/dp/2053833" xlink:type="simple">BSS138BK </text:a></text:p>
          </table:table-cell>
          <table:table-cell table:number-columns-repeated="2"/>
          <table:table-cell table:style-name="ce594" table:formula="of:=[.D24]*[.$D$6]+[.H24]" office:value-type="float" office:value="360" calcext:value-type="float">
            <text:p>3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buffer for cs</text:p>
          </table:table-cell>
          <table:table-cell table:style-name="ce596"/>
          <table:table-cell office:value-type="currency" office:currency="EUR" office:value="0.52" calcext:value-type="currency">
            <text:p>0,52 €</text:p>
          </table:table-cell>
          <table:table-cell office:value-type="float" office:value="1" calcext:value-type="float">
            <text:p>1</text:p>
          </table:table-cell>
          <table:table-cell table:formula="of:=IF([.C25]*[.D25]=0;&quot;&quot;;[.C25]*[.D25])" office:value-type="currency" office:currency="EUR" office:value="0.52" calcext:value-type="currency">
            <text:p>0,52 €</text:p>
          </table:table-cell>
          <table:table-cell table:style-name="ce330" office:value-type="string" calcext:value-type="string">
            <text:p><text:a xlink:href="http://fr.farnell.com/fairchild-semiconductor/74act244sc/circuit-logique-serie-74act-cmos/dp/1014150" xlink:type="simple">74ACT244SC </text:a></text:p>
          </table:table-cell>
          <table:table-cell table:style-name="ce609" office:value-type="string" calcext:value-type="string">
            <text:p>671-1545</text:p>
          </table:table-cell>
          <table:table-cell/>
          <table:table-cell table:style-name="ce594" table:formula="of:=[.D25]*[.$D$6]+[.H2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inverter secu</text:p>
          </table:table-cell>
          <table:table-cell table:style-name="ce596"/>
          <table:table-cell office:value-type="currency" office:currency="EUR" office:value="0.11" calcext:value-type="currency">
            <text:p>0,11 €</text:p>
          </table:table-cell>
          <table:table-cell office:value-type="float" office:value="0" calcext:value-type="float">
            <text:p>0</text:p>
          </table:table-cell>
          <table:table-cell table:formula="of:=IF([.C26]*[.D26]=0;&quot;&quot;;[.C26]*[.D26])">
            <text:p/>
          </table:table-cell>
          <table:table-cell table:style-name="ce330"/>
          <table:table-cell table:number-columns-repeated="2"/>
          <table:table-cell table:style-name="ce594" table:formula="of:=[.D26]*[.$D$6]+[.H26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/>
          <table:table-cell table:style-name="ce596"/>
          <table:table-cell office:value-type="currency" office:currency="EUR" office:value="0.03" calcext:value-type="currency">
            <text:p>0,03 €</text:p>
          </table:table-cell>
          <table:table-cell/>
          <table:table-cell table:formula="of:=IF([.C27]*[.D27]=0;&quot;&quot;;[.C27]*[.D27])">
            <text:p/>
          </table:table-cell>
          <table:table-cell table:style-name="ce606" office:value-type="string" calcext:value-type="string">
            <text:p><text:a xlink:href="http://fr.farnell.com/nxp/nx7002aka/mosfet-canal-n-60v-0-3a-sot-23/dp/2357126" xlink:type="simple">NX7002AKA </text:a></text:p>
          </table:table-cell>
          <table:table-cell table:number-columns-repeated="2"/>
          <table:table-cell table:style-name="ce594" table:formula="of:=[.D27]*[.$D$6]+[.H27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mos 540mA (flex gyro, relais</text:p>
          </table:table-cell>
          <table:table-cell table:style-name="ce596"/>
          <table:table-cell office:value-type="currency" office:currency="EUR" office:value="0.05" calcext:value-type="currency">
            <text:p>0,05 €</text:p>
          </table:table-cell>
          <table:table-cell office:value-type="float" office:value="7" calcext:value-type="float">
            <text:p>7</text:p>
          </table:table-cell>
          <table:table-cell table:formula="of:=IF([.C28]*[.D28]=0;&quot;&quot;;[.C28]*[.D28])" office:value-type="currency" office:currency="EUR" office:value="0.35" calcext:value-type="currency">
            <text:p>0,35 €</text:p>
          </table:table-cell>
          <table:table-cell table:style-name="ce606" office:value-type="string" calcext:value-type="string">
            <text:p><text:a xlink:href="http://fr.farnell.com/infineon/bss670s2l-h6327/mosfet-n-ch-55v-0-54a-sot-23-3/dp/2432721" xlink:type="simple">BSS670S2L H6327 </text:a></text:p>
          </table:table-cell>
          <table:table-cell table:style-name="ce330" office:value-type="string" calcext:value-type="string">
            <text:p><text:a xlink:href="http://fr.farnell.com/diodes-inc/mmbf170-7-f/mosfet-n-60v-0-5a-sot23/dp/1773582" xlink:type="simple">MMBF170-7-F </text:a></text:p>
          </table:table-cell>
          <table:table-cell/>
          <table:table-cell table:style-name="ce594" table:formula="of:=[.D28]*[.$D$6]+[.H28]" office:value-type="float" office:value="420" calcext:value-type="float">
            <text:p>42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Mos 1.4A (flex</text:p>
          </table:table-cell>
          <table:table-cell table:style-name="ce596"/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C29]*[.D29]=0;&quot;&quot;;[.C29]*[.D29])" office:value-type="currency" office:currency="EUR" office:value="0.24" calcext:value-type="currency">
            <text:p>0,24 €</text:p>
          </table:table-cell>
          <table:table-cell table:style-name="ce606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style-name="ce330" office:value-type="string" calcext:value-type="string">
            <text:p><text:a xlink:href="http://fr.farnell.com/diodes-inc/zxm61n03f/transistor-mosfet-canal-n-sot-23/dp/9525289" xlink:type="simple">ZXM61N03F</text:a></text:p>
          </table:table-cell>
          <table:table-cell/>
          <table:table-cell table:style-name="ce594" table:formula="of:=[.D29]*[.$D$6]+[.H29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driver led 10w</text:p>
          </table:table-cell>
          <table:table-cell table:style-name="ce596"/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C30]*[.D30]=0;&quot;&quot;;[.C30]*[.D30])" office:value-type="currency" office:currency="EUR" office:value="1.04" calcext:value-type="currency">
            <text:p>1,04 €</text:p>
          </table:table-cell>
          <table:table-cell table:style-name="ce606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style-name="ce609" office:value-type="string" calcext:value-type="string">
            <text:p>822-8751</text:p>
          </table:table-cell>
          <table:table-cell/>
          <table:table-cell table:style-name="ce594" table:formula="of:=[.D30]*[.$D$6]+[.H30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régulateur buck 5V 3A</text:p>
          </table:table-cell>
          <table:table-cell table:style-name="ce596"/>
          <table:table-cell office:value-type="currency" office:currency="EUR" office:value="2.63" calcext:value-type="currency">
            <text:p>2,63 €</text:p>
          </table:table-cell>
          <table:table-cell office:value-type="float" office:value="1" calcext:value-type="float">
            <text:p>1</text:p>
          </table:table-cell>
          <table:table-cell table:formula="of:=IF([.C31]*[.D31]=0;&quot;&quot;;[.C31]*[.D31])" office:value-type="currency" office:currency="EUR" office:value="2.63" calcext:value-type="currency">
            <text:p>2,63 €</text:p>
          </table:table-cell>
          <table:table-cell table:style-name="ce606" office:value-type="string" calcext:value-type="string">
            <text:p><text:a xlink:href="http://fr.farnell.com/texas-instruments/lm2596s-5-0-nopb/ic-dc-dc-converter-3a/dp/1469195" xlink:type="simple">LM2596S-5.0/NOPB </text:a></text:p>
          </table:table-cell>
          <table:table-cell table:number-columns-repeated="2"/>
          <table:table-cell table:style-name="ce594" table:formula="of:=[.D31]*[.$D$6]+[.H3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régulateur ldo 3.3V 0.3A</text:p>
          </table:table-cell>
          <table:table-cell table:style-name="ce596"/>
          <table:table-cell office:value-type="currency" office:currency="EUR" office:value="0.15" calcext:value-type="currency">
            <text:p>0,15 €</text:p>
          </table:table-cell>
          <table:table-cell/>
          <table:table-cell table:formula="of:=IF([.C32]*[.D32]=0;&quot;&quot;;[.C32]*[.D32])">
            <text:p/>
          </table:table-cell>
          <table:table-cell table:style-name="ce606" office:value-type="string" calcext:value-type="string">
            <text:p><text:a xlink:href="http://fr.farnell.com/micrel-semiconductor/mic5504-3-3ym5-tr/ldo-volt-reg-0-3a-3-3v-sot-23-5/dp/2451761" xlink:type="simple">MIC5504-3.3YM5 TR </text:a></text:p>
          </table:table-cell>
          <table:table-cell table:number-columns-repeated="2"/>
          <table:table-cell table:style-name="ce594" table:formula="of:=[.D32]*[.$D$6]+[.H32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relais 5v (optionnel)</text:p>
          </table:table-cell>
          <table:table-cell table:style-name="ce596"/>
          <table:table-cell office:value-type="currency" office:currency="EUR" office:value="0.83" calcext:value-type="currency">
            <text:p>0,83 €</text:p>
          </table:table-cell>
          <table:table-cell office:value-type="float" office:value="1" calcext:value-type="float">
            <text:p>1</text:p>
          </table:table-cell>
          <table:table-cell table:formula="of:=IF([.C33]*[.D33]=0;&quot;&quot;;[.C33]*[.D33])" office:value-type="currency" office:currency="EUR" office:value="0.83" calcext:value-type="currency">
            <text:p>0,83 €</text:p>
          </table:table-cell>
          <table:table-cell table:style-name="ce330" office:value-type="string" calcext:value-type="string">
            <text:p><text:a xlink:href="http://fr.farnell.com/omron-electronic-components/g5la-1-5dc/relais-ci-spco-5vcc/dp/1455502" xlink:type="simple">G5LA-1 5DC </text:a></text:p>
          </table:table-cell>
          <table:table-cell table:number-columns-repeated="2"/>
          <table:table-cell table:style-name="ce594" table:formula="of:=[.D33]*[.$D$6]+[.H33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led rouge</text:p>
          </table:table-cell>
          <table:table-cell table:style-name="ce596"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34]*[.D34]=0;&quot;&quot;;[.C34]*[.D34])" office:value-type="currency" office:currency="EUR" office:value="0.06" calcext:value-type="currency">
            <text:p>0,06 €</text:p>
          </table:table-cell>
          <table:table-cell table:style-name="ce330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2"/>
          <table:table-cell table:style-name="ce594" table:formula="of:=[.D34]*[.$D$6]+[.H34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led verte</text:p>
          </table:table-cell>
          <table:table-cell table:style-name="ce596"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35]*[.D35]=0;&quot;&quot;;[.C35]*[.D35])" office:value-type="currency" office:currency="EUR" office:value="0.08" calcext:value-type="currency">
            <text:p>0,08 €</text:p>
          </table:table-cell>
          <table:table-cell table:style-name="ce330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2"/>
          <table:table-cell table:style-name="ce594" table:formula="of:=[.D35]*[.$D$6]+[.H3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mosfet protection inversion</text:p>
          </table:table-cell>
          <table:table-cell table:style-name="ce596"/>
          <table:table-cell office:value-type="currency" office:currency="EUR" office:value="0.48" calcext:value-type="currency">
            <text:p>0,48 €</text:p>
          </table:table-cell>
          <table:table-cell office:value-type="float" office:value="1" calcext:value-type="float">
            <text:p>1</text:p>
          </table:table-cell>
          <table:table-cell table:formula="of:=IF([.C36]*[.D36]=0;&quot;&quot;;[.C36]*[.D36])" office:value-type="currency" office:currency="EUR" office:value="0.48" calcext:value-type="currency">
            <text:p>0,48 €</text:p>
          </table:table-cell>
          <table:table-cell table:style-name="ce330" office:value-type="string" calcext:value-type="string">
            <text:p><text:a xlink:href="http://fr.farnell.com/international-rectifier/irf9321pbf/mosfet-canal-p-30v-15a-so-8/dp/1831075" xlink:type="simple">IRF9321PBF </text:a></text:p>
          </table:table-cell>
          <table:table-cell table:number-columns-repeated="2"/>
          <table:table-cell table:style-name="ce594" table:formula="of:=[.D36]*[.$D$6]+[.H36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diode zener 10v pour mosfet protection</text:p>
          </table:table-cell>
          <table:table-cell table:style-name="ce596"/>
          <table:table-cell office:value-type="currency" office:currency="EUR" office:value="0.07" calcext:value-type="currency">
            <text:p>0,07 €</text:p>
          </table:table-cell>
          <table:table-cell office:value-type="float" office:value="1" calcext:value-type="float">
            <text:p>1</text:p>
          </table:table-cell>
          <table:table-cell table:formula="of:=IF([.C37]*[.D37]=0;&quot;&quot;;[.C37]*[.D37])" office:value-type="currency" office:currency="EUR" office:value="0.07" calcext:value-type="currency">
            <text:p>0,07 €</text:p>
          </table:table-cell>
          <table:table-cell table:style-name="ce330" office:value-type="string" calcext:value-type="string">
            <text:p><text:a xlink:href="http://fr.farnell.com/on-semiconductor/mmsz10t1g/diode-zener-0-5w-10v/dp/1431256" xlink:type="simple">MMSZ10T1G </text:a></text:p>
          </table:table-cell>
          <table:table-cell table:number-columns-repeated="2"/>
          <table:table-cell table:style-name="ce594" table:formula="of:=[.D37]*[.$D$6]+[.H3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diode zener tsv 33v</text:p>
          </table:table-cell>
          <table:table-cell table:style-name="ce596"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38]*[.D38]=0;&quot;&quot;;[.C38]*[.D38])" office:value-type="currency" office:currency="EUR" office:value="0.15" calcext:value-type="currency">
            <text:p>0,15 €</text:p>
          </table:table-cell>
          <table:table-cell table:style-name="ce330" office:value-type="string" calcext:value-type="string">
            <text:p><text:a xlink:href="http://fr.farnell.com/stmicroelectronics/smaj30a-tr/diode-de-suppression-sma-400w-30v/dp/9802819" xlink:type="simple">SMAJ30A-TR </text:a></text:p>
          </table:table-cell>
          <table:table-cell table:number-columns-repeated="2"/>
          <table:table-cell table:style-name="ce594" table:formula="of:=[.D38]*[.$D$6]+[.H3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5"/>
          <table:table-cell table:style-name="ce330"/>
          <table:table-cell table:number-columns-repeated="2"/>
          <table:table-cell table:style-name="ce594" table:formula="of:=[.D39]*[.$D$6]+[.H39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596" table:number-columns-repeated="2"/>
          <table:table-cell table:number-columns-repeated="3"/>
          <table:table-cell table:style-name="ce330"/>
          <table:table-cell table:number-columns-repeated="2"/>
          <table:table-cell table:style-name="ce594"/>
          <table:table-cell table:number-columns-repeated="1015"/>
        </table:table-row>
        <table:table-row table:style-name="ro7">
          <table:table-cell office:value-type="string" calcext:value-type="string">
            <text:p>fuse 10A (led)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23" calcext:value-type="currency">
            <text:p>0,23 €</text:p>
          </table:table-cell>
          <table:table-cell office:value-type="float" office:value="1" calcext:value-type="float">
            <text:p>1</text:p>
          </table:table-cell>
          <table:table-cell table:formula="of:=IF([.C41]*[.D41]=0;&quot;&quot;;[.C41]*[.D41])" office:value-type="currency" office:currency="EUR" office:value="0.23" calcext:value-type="currency">
            <text:p>0,23 €</text:p>
          </table:table-cell>
          <table:table-cell table:style-name="ce606" office:value-type="string" calcext:value-type="string">
            <text:p><text:a xlink:href="http://fr.farnell.com/multicomp/mc36182/fuse-ptc-reset-radial-30v-7a/dp/1861144" xlink:type="simple">MC36182 </text:a></text:p>
          </table:table-cell>
          <table:table-cell table:number-columns-repeated="2"/>
          <table:table-cell table:style-name="ce610" table:formula="of:=[.D41]*[.$D$6]+[.H41]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très grosse capa (optionnel)</text:p>
          </table:table-cell>
          <table:table-cell table:number-columns-repeated="4"/>
          <table:table-cell table:style-name="ce606"/>
          <table:table-cell table:number-columns-repeated="2"/>
          <table:table-cell table:style-name="ce594" table:formula="of:=[.D42]*[.$D$6]+[.H42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43]*[.D43]=0;&quot;&quot;;[.C43]*[.D43])" office:value-type="currency" office:currency="EUR" office:value="0.4" calcext:value-type="currency">
            <text:p>0,40 €</text:p>
          </table:table-cell>
          <table:table-cell table:number-columns-repeated="3"/>
          <table:table-cell table:style-name="ce594" table:formula="of:=[.D43]*[.$D$6]+[.H43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30" calcext:value-type="float">
            <text:p>30</text:p>
          </table:table-cell>
          <table:table-cell table:formula="of:=IF([.C44]*[.D44]=0;&quot;&quot;;[.C44]*[.D44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594" table:formula="of:=[.D44]*[.$D$6]+[.H44]" office:value-type="float" office:value="1800" calcext:value-type="float">
            <text:p>180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42" calcext:value-type="float">
            <text:p>42</text:p>
          </table:table-cell>
          <table:table-cell table:formula="of:=IF([.C45]*[.D45]=0;&quot;&quot;;[.C45]*[.D45])" office:value-type="currency" office:currency="EUR" office:value="1.26" calcext:value-type="currency">
            <text:p>1,26 €</text:p>
          </table:table-cell>
          <table:table-cell table:number-columns-repeated="3"/>
          <table:table-cell table:style-name="ce594" table:formula="of:=[.D45]*[.$D$6]+[.H45]" office:value-type="float" office:value="2520" calcext:value-type="float">
            <text:p>252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bobine driver et 100uH 2,4A</text:p>
          </table:table-cell>
          <table:table-cell table:style-name="ce596"/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C46]*[.D46]=0;&quot;&quot;;[.C46]*[.D46])" office:value-type="currency" office:currency="EUR" office:value="1.6" calcext:value-type="currency">
            <text:p>1,60 €</text:p>
          </table:table-cell>
          <table:table-cell table:style-name="ce330" office:value-type="string" calcext:value-type="string">
            <text:p><text:a xlink:href="http://fr.farnell.com/multicomp/mcsdrh125b-101mhf/inductor-100µh-20-2pins/dp/1864459" xlink:type="simple">MCSDRH125B-101MHF </text:a></text:p>
          </table:table-cell>
          <table:table-cell table:style-name="ce609" office:value-type="string" calcext:value-type="string">
            <text:p><text:a xlink:href="http://fr.rs-online.com/web/p/inductances-cms-bobinees/7418997/" xlink:type="simple">741-8997</text:a></text:p>
          </table:table-cell>
          <table:table-cell/>
          <table:table-cell table:style-name="ce594" table:formula="of:=[.D46]*[.$D$6]+[.H46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bobine régulateur 68uH</text:p>
          </table:table-cell>
          <table:table-cell table:style-name="ce596"/>
          <table:table-cell office:value-type="currency" office:currency="EUR" office:value="0.98" calcext:value-type="currency">
            <text:p>0,98 €</text:p>
          </table:table-cell>
          <table:table-cell office:value-type="float" office:value="1" calcext:value-type="float">
            <text:p>1</text:p>
          </table:table-cell>
          <table:table-cell table:formula="of:=IF([.C47]*[.D47]=0;&quot;&quot;;[.C47]*[.D47])" office:value-type="currency" office:currency="EUR" office:value="0.98" calcext:value-type="currency">
            <text:p>0,98 €</text:p>
          </table:table-cell>
          <table:table-cell table:style-name="ce330" office:value-type="string" calcext:value-type="string">
            <text:p><text:a xlink:href="http://fr.farnell.com/coilcraft/mss1278-683mld/inductance-pwr-68uh-2-6a20-6-5mhz/dp/2288510" xlink:type="simple">MSS1278-683MLD </text:a></text:p>
          </table:table-cell>
          <table:table-cell table:number-columns-repeated="2"/>
          <table:table-cell table:style-name="ce594" table:formula="of:=[.D47]*[.$D$6]+[.H4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diode driver et régulateur</text:p>
          </table:table-cell>
          <table:table-cell table:style-name="ce596"/>
          <table:table-cell office:value-type="currency" office:currency="EUR" office:value="0.17" calcext:value-type="currency">
            <text:p>0,17 €</text:p>
          </table:table-cell>
          <table:table-cell office:value-type="float" office:value="3" calcext:value-type="float">
            <text:p>3</text:p>
          </table:table-cell>
          <table:table-cell table:formula="of:=IF([.C48]*[.D48]=0;&quot;&quot;;[.C48]*[.D48])" office:value-type="currency" office:currency="EUR" office:value="0.51" calcext:value-type="currency">
            <text:p>0,51 €</text:p>
          </table:table-cell>
          <table:table-cell table:style-name="ce606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style-name="ce330" office:value-type="string" calcext:value-type="string">
            <text:p><text:a xlink:href="http://fr.farnell.com/vishay-general-semiconductor/v4pal45-m3-i/redresseur-schottky-4a-45v-do-221bc/dp/2425091" xlink:type="simple">V4PAL45-M3/I </text:a></text:p>
          </table:table-cell>
          <table:table-cell/>
          <table:table-cell table:style-name="ce594" table:formula="of:=[.D48]*[.$D$6]+[.H48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capa régulateur 680u</text:p>
          </table:table-cell>
          <table:table-cell table:style-name="ce596" office:value-type="string" calcext:value-type="string">
            <text:p>x</text:p>
          </table:table-cell>
          <table:table-cell office:value-type="currency" office:currency="EUR" office:value="0.37" calcext:value-type="currency">
            <text:p>0,37 €</text:p>
          </table:table-cell>
          <table:table-cell office:value-type="float" office:value="0" calcext:value-type="float">
            <text:p>0</text:p>
          </table:table-cell>
          <table:table-cell table:formula="of:=IF([.C49]*[.D49]=0;&quot;&quot;;[.C49]*[.D49])">
            <text:p/>
          </table:table-cell>
          <table:table-cell table:style-name="ce606" office:value-type="string" calcext:value-type="string">
            <text:p><text:a xlink:href="http://fr.farnell.com/panasonic-electronic-components/eeufr1h681l/condensateur-radial-50v-680uf/dp/1800687" xlink:type="simple">EEUFR1H681L </text:a></text:p>
          </table:table-cell>
          <table:table-cell table:number-columns-repeated="2"/>
          <table:table-cell table:style-name="ce594" table:formula="of:=[.D49]*[.$D$6]+[.H49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capa régulateur 220u 35V</text:p>
          </table:table-cell>
          <table:table-cell table:style-name="ce596"/>
          <table:table-cell office:value-type="currency" office:currency="EUR" office:value="0.15" calcext:value-type="currency">
            <text:p>0,15 €</text:p>
          </table:table-cell>
          <table:table-cell office:value-type="float" office:value="3" calcext:value-type="float">
            <text:p>3</text:p>
          </table:table-cell>
          <table:table-cell table:formula="of:=IF([.C50]*[.D50]=0;&quot;&quot;;[.C50]*[.D50])" office:value-type="currency" office:currency="EUR" office:value="0.45" calcext:value-type="currency">
            <text:p>0,45 €</text:p>
          </table:table-cell>
          <table:table-cell table:style-name="ce330" office:value-type="string" calcext:value-type="string">
            <text:p><text:a xlink:href="http://fr.farnell.com/panasonic-electronic-components/eeeha1v221up/condensateur-elec-alu-220uf-35v/dp/1973350" xlink:type="simple">EEEHA1V221UP </text:a></text:p>
          </table:table-cell>
          <table:table-cell table:style-name="ce609" office:value-type="string" calcext:value-type="string">
            <text:p>737-9665</text:p>
          </table:table-cell>
          <table:table-cell/>
          <table:table-cell table:style-name="ce594" table:formula="of:=[.D50]*[.$D$6]+[.H50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alternative 100uF 16V (x2)</text:p>
          </table:table-cell>
          <table:table-cell table:style-name="ce596"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51]*[.D51]=0;&quot;&quot;;[.C51]*[.D51])" office:value-type="currency" office:currency="EUR" office:value="0.2" calcext:value-type="currency">
            <text:p>0,20 €</text:p>
          </table:table-cell>
          <table:table-cell table:style-name="ce330" office:value-type="string" calcext:value-type="string">
            <text:p><text:a xlink:href="http://fr.farnell.com/kemet/edk107m016a9gaa/condensateur-elec-alu-100uf-16v/dp/2068653" xlink:type="simple">EDK107M016A9GAA </text:a></text:p>
          </table:table-cell>
          <table:table-cell table:style-name="ce609" office:value-type="string" calcext:value-type="string">
            <text:p>456-8392</text:p>
          </table:table-cell>
          <table:table-cell/>
          <table:table-cell table:style-name="ce594" table:formula="of:=[.D51]*[.$D$6]+[.H51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diode relais</text:p>
          </table:table-cell>
          <table:table-cell table:style-name="ce596"/>
          <table:table-cell office:value-type="currency" office:currency="EUR" office:value="0.04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52]*[.D52]=0;&quot;&quot;;[.C52]*[.D52])" office:value-type="currency" office:currency="EUR" office:value="0.045" calcext:value-type="currency">
            <text:p>0,05 €</text:p>
          </table:table-cell>
          <table:table-cell table:style-name="ce330" office:value-type="string" calcext:value-type="string">
            <text:p><text:a xlink:href="http://fr.farnell.com/multicomp/ss16/diode-de-redressement-1a-60v-do/dp/2101190" xlink:type="simple">SS16. </text:a></text:p>
          </table:table-cell>
          <table:table-cell table:number-columns-repeated="2"/>
          <table:table-cell table:style-name="ce594" table:formula="of:=[.D52]*[.$D$6]+[.H52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53]*[.D53]=0;&quot;&quot;;[.C53]*[.D53])">
            <text:p/>
          </table:table-cell>
          <table:table-cell table:style-name="ce606"/>
          <table:table-cell table:number-columns-repeated="2"/>
          <table:table-cell table:style-name="ce594" table:formula="of:=[.D53]*[.$D$6]+[.H53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formula="of:=IF([.C54]*[.D54]=0;&quot;&quot;;[.C54]*[.D54])">
            <text:p/>
          </table:table-cell>
          <table:table-cell/>
          <table:table-cell office:value-type="string" calcext:value-type="string">
            <text:p>version b+</text:p>
          </table:table-cell>
          <table:table-cell/>
          <table:table-cell table:style-name="ce594" table:formula="of:=[.D54]*[.$D$6]+[.H54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connecteur extension femelle + chargeur</text:p>
          </table:table-cell>
          <table:table-cell table:style-name="ce596" office:value-type="string" calcext:value-type="string">
            <text:p>s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3" calcext:value-type="float">
            <text:p>3</text:p>
          </table:table-cell>
          <table:table-cell table:formula="of:=IF([.C55]*[.D55]=0;&quot;&quot;;[.C55]*[.D55])" office:value-type="currency" office:currency="EUR" office:value="0.15" calcext:value-type="currency">
            <text:p>0,15 €</text:p>
          </table:table-cell>
          <table:table-cell table:style-name="ce607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style-name="ce330" office:value-type="string" calcext:value-type="string">
            <text:p><text:a xlink:href="http://fr.farnell.com/samtec/esq-110-33-t-d/embase-2-54mm-vertical-tht-20voies/dp/1930024" xlink:type="simple">ESQ-110-33-T-D </text:a></text:p>
          </table:table-cell>
          <table:table-cell table:style-name="ce330"/>
          <table:table-cell table:style-name="ce610" table:formula="of:=[.D55]*[.$D$6]+[.H55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connecteur rpi</text:p>
          </table:table-cell>
          <table:table-cell table:style-name="ce596" office:value-type="string" calcext:value-type="string">
            <text:p>s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C56]*[.D56]=0;&quot;&quot;;[.C56]*[.D56])" office:value-type="currency" office:currency="EUR" office:value="0.1" calcext:value-type="currency">
            <text:p>0,10 €</text:p>
          </table:table-cell>
          <table:table-cell table:style-name="ce606" office:value-type="string" calcext:value-type="string">
            <text:p><text:a xlink:href="http://www.satistronics.com/female-header-pitch-254mm-vt-type-2x20-80pcspanel_p1985.html" xlink:type="simple">FEMALE HEADER PITCH 2.54mm V/T TYPE 2x20 80pcs/panel</text:a></text:p>
          </table:table-cell>
          <table:table-cell table:number-columns-repeated="2"/>
          <table:table-cell table:style-name="ce610" table:formula="of:=[.D56]*[.$D$6]+[.H56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610" table:formula="of:=[.D57]*[.$D$6]+[.H57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connecteur titreur</text:p>
          </table:table-cell>
          <table:table-cell table:style-name="ce596" office:value-type="string" calcext:value-type="string">
            <text:p>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58]*[.D58]=0;&quot;&quot;;[.C58]*[.D58])" office:value-type="currency" office:currency="EUR" office:value="0.2" calcext:value-type="currency">
            <text:p>0,20 €</text:p>
          </table:table-cell>
          <table:table-cell table:style-name="ce607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610" table:formula="of:=[.D58]*[.$D$6]+[.H5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connecteur plugable 6 pour gyro</text:p>
          </table:table-cell>
          <table:table-cell table:style-name="ce596" office:value-type="string" calcext:value-type="string">
            <text:p>s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float" office:value="1" calcext:value-type="float">
            <text:p>1</text:p>
          </table:table-cell>
          <table:table-cell table:formula="of:=IF([.C59]*[.D59]=0;&quot;&quot;;[.C59]*[.D59])" office:value-type="currency" office:currency="EUR" office:value="0.4" calcext:value-type="currency">
            <text:p>0,40 €</text:p>
          </table:table-cell>
          <table:table-cell table:style-name="ce330" office:value-type="string" calcext:value-type="string">
            <text:p><text:a xlink:href="http://www.satistronics.com/20pcs-female-6-pin-381mm-terminal-block-screw-type_p2380.html" xlink:type="simple">20pcs Female 6 pin 3.81mm Terminal Block, Screw Type</text:a></text:p>
          </table:table-cell>
          <table:table-cell/>
          <table:table-cell table:style-name="ce330"/>
          <table:table-cell table:style-name="ce610" table:formula="of:=[.D59]*[.$D$6]+[.H5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son embase</text:p>
          </table:table-cell>
          <table:table-cell table:style-name="ce596" office:value-type="string" calcext:value-type="string">
            <text:p>s</text:p>
          </table:table-cell>
          <table:table-cell office:value-type="currency" office:currency="EUR" office:value="0.3" calcext:value-type="currency">
            <text:p>0,30 €</text:p>
          </table:table-cell>
          <table:table-cell office:value-type="float" office:value="1" calcext:value-type="float">
            <text:p>1</text:p>
          </table:table-cell>
          <table:table-cell table:formula="of:=IF([.C60]*[.D60]=0;&quot;&quot;;[.C60]*[.D60])" office:value-type="currency" office:currency="EUR" office:value="0.3" calcext:value-type="currency">
            <text:p>0,30 €</text:p>
          </table:table-cell>
          <table:table-cell table:style-name="ce330" office:value-type="string" calcext:value-type="string">
            <text:p><text:a xlink:href="http://www.satistronics.com/50pcs-male-6-pin-381mm-terminal-block-right-angle-pcb-mount_p2374.html" xlink:type="simple">50pcs Male 6 pin 3.81mm Terminal Block, Right Angle PCB </text:a></text:p>
          </table:table-cell>
          <table:table-cell table:number-columns-repeated="2"/>
          <table:table-cell table:style-name="ce610" table:formula="of:=[.D60]*[.$D$6]+[.H6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connecteur plugable 3 pour relais et flex</text:p>
          </table:table-cell>
          <table:table-cell table:style-name="ce596" office:value-type="string" calcext:value-type="string">
            <text:p>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61]*[.D61]=0;&quot;&quot;;[.C61]*[.D61])" office:value-type="currency" office:currency="EUR" office:value="0.4" calcext:value-type="currency">
            <text:p>0,40 €</text:p>
          </table:table-cell>
          <table:table-cell table:style-name="ce606" office:value-type="string" calcext:value-type="string">
            <text:p><text:a xlink:href="http://www.satistronics.com/50pcs-female-3-pin-381mm-terminal-block-screw-type_p2986.html" xlink:type="simple">50pcs Female 3 pin 3.81mm Terminal Block, Screw Type</text:a></text:p>
          </table:table-cell>
          <table:table-cell table:number-columns-repeated="2"/>
          <table:table-cell table:style-name="ce610" table:formula="of:=[.D61]*[.$D$6]+[.H63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son embase</text:p>
          </table:table-cell>
          <table:table-cell table:style-name="ce596" office:value-type="string" calcext:value-type="string">
            <text:p>s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2" calcext:value-type="float">
            <text:p>2</text:p>
          </table:table-cell>
          <table:table-cell table:formula="of:=IF([.C62]*[.D62]=0;&quot;&quot;;[.C62]*[.D62])" office:value-type="currency" office:currency="EUR" office:value="0.5" calcext:value-type="currency">
            <text:p>0,50 €</text:p>
          </table:table-cell>
          <table:table-cell table:style-name="ce606" office:value-type="string" calcext:value-type="string">
            <text:p><text:a xlink:href="http://www.satistronics.com/50pcs-male-3-pin-381mm-terminal-block-right-angle-pcb-mount_p2373.html" xlink:type="simple">50pcs Male 3 pin 3.81mm Terminal Block, Right Angle PCB </text:a></text:p>
          </table:table-cell>
          <table:table-cell table:number-columns-repeated="2"/>
          <table:table-cell table:style-name="ce610" table:formula="of:=[.D62]*[.$D$6]+[.H64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connecteur plugable 2 pour led 10w</text:p>
          </table:table-cell>
          <table:table-cell table:style-name="ce596" office:value-type="string" calcext:value-type="string">
            <text:p>s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63]*[.D63]=0;&quot;&quot;;[.C63]*[.D63])" office:value-type="currency" office:currency="EUR" office:value="0.32" calcext:value-type="currency">
            <text:p>0,32 €</text:p>
          </table:table-cell>
          <table:table-cell table:style-name="ce606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610" table:formula="of:=[.D63]*[.$D$6]+[.H63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son embase</text:p>
          </table:table-cell>
          <table:table-cell table:style-name="ce596" office:value-type="string" calcext:value-type="string">
            <text:p>s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64]*[.D64]=0;&quot;&quot;;[.C64]*[.D64])" office:value-type="currency" office:currency="EUR" office:value="0.2" calcext:value-type="currency">
            <text:p>0,20 €</text:p>
          </table:table-cell>
          <table:table-cell table:style-name="ce606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610" table:formula="of:=[.D64]*[.$D$6]+[.H64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plugable 8 pour input 3dig/2an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65]*[.D65]=0;&quot;&quot;;[.C65]*[.D65])" office:value-type="currency" office:currency="EUR" office:value="0.5" calcext:value-type="currency">
            <text:p>0,50 €</text:p>
          </table:table-cell>
          <table:table-cell table:style-name="ce606" office:value-type="string" calcext:value-type="string">
            <text:p><text:a xlink:href="http://www.satistronics.com/20pcs-female-8-pin-381mm-terminal-block-screw-type_p2381.html" xlink:type="simple">20pcs Female 8 pin 3.81mm Terminal Block, Screw Type</text:a>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610" table:formula="of:=[.D65]*[.$D$6]+[.H65]" office:value-type="float" office:value="80" calcext:value-type="float">
            <text:p>8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36" calcext:value-type="currency">
            <text:p>0,36 €</text:p>
          </table:table-cell>
          <table:table-cell office:value-type="float" office:value="1" calcext:value-type="float">
            <text:p>1</text:p>
          </table:table-cell>
          <table:table-cell table:formula="of:=IF([.C66]*[.D66]=0;&quot;&quot;;[.C66]*[.D66])" office:value-type="currency" office:currency="EUR" office:value="0.36" calcext:value-type="currency">
            <text:p>0,36 €</text:p>
          </table:table-cell>
          <table:table-cell table:style-name="ce606" office:value-type="string" calcext:value-type="string">
            <text:p><text:a xlink:href="http://www.satistronics.com/50pcs-male-8-pin-381mm-terminal-block-right-angle-pcb-mount_p2375.html" xlink:type="simple">50pcs Male 8 pin 3.81mm Terminal Block, Right Angle PCB </text:a>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610" table:formula="of:=[.D66]*[.$D$6]+[.H66]" office:value-type="float" office:value="80" calcext:value-type="float">
            <text:p>8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batterie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8" calcext:value-type="currency">
            <text:p>0,80 €</text:p>
          </table:table-cell>
          <table:table-cell office:value-type="float" office:value="1" calcext:value-type="float">
            <text:p>1</text:p>
          </table:table-cell>
          <table:table-cell table:formula="of:=IF([.C67]*[.D67]=0;&quot;&quot;;[.C67]*[.D67])" office:value-type="currency" office:currency="EUR" office:value="0.8" calcext:value-type="currency">
            <text:p>0,80 €</text:p>
          </table:table-cell>
          <table:table-cell table:style-name="ce330" office:value-type="string" calcext:value-type="string">
            <text:p><text:a xlink:href="http://www.satistronics.com/100pcs-pcb-mount-terminal-block-2-pin-500mm-wire-protector-screw-type_p2350.html" xlink:type="simple">100pcs PCB Mount Terminal Block, 2 Pin, 5.00mm</text:a></text:p>
          </table:table-cell>
          <table:table-cell table:number-columns-repeated="2"/>
          <table:table-cell table:style-name="ce610" table:formula="of:=[.D67]*[.$D$6]+[.H6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594" table:formula="of:=[.D68]*[.$D$6]+[.H77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C69]*[.D69]=0;&quot;&quot;;[.C69]*[.D69])" office:value-type="currency" office:currency="EUR" office:value="0.44" calcext:value-type="currency">
            <text:p>0,44 €</text:p>
          </table:table-cell>
          <table:table-cell table:style-name="ce330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2"/>
          <table:table-cell table:style-name="ce610" table:formula="of:=[.D69]*[.$D$6]+[.H7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70]*[.D70]=0;&quot;&quot;;[.C70]*[.D70])">
            <text:p/>
          </table:table-cell>
          <table:table-cell table:number-columns-repeated="3"/>
          <table:table-cell table:style-name="ce594" table:formula="of:=[.D70]*[.$D$6]+[.H79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boitier</text:p>
          </table:table-cell>
          <table:table-cell/>
          <table:table-cell office:value-type="currency" office:currency="EUR" office:value="5" calcext:value-type="currency">
            <text:p>5,00 €</text:p>
          </table:table-cell>
          <table:table-cell office:value-type="float" office:value="1" calcext:value-type="float">
            <text:p>1</text:p>
          </table:table-cell>
          <table:table-cell table:formula="of:=IF([.C71]*[.D71]=0;&quot;&quot;;[.C71]*[.D71])" office:value-type="currency" office:currency="EUR" office:value="5" calcext:value-type="currency">
            <text:p>5,00 €</text:p>
          </table:table-cell>
          <table:table-cell table:number-columns-repeated="3"/>
          <table:table-cell table:style-name="ce594" table:formula="of:=[.D71]*[.$D$6]+[.H8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Lot visserie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72]*[.D72]=0;&quot;&quot;;[.C72]*[.D72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594" table:formula="of:=[.D72]*[.$D$6]+[.H8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adiateur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1" calcext:value-type="float">
            <text:p>1</text:p>
          </table:table-cell>
          <table:table-cell table:formula="of:=IF([.C73]*[.D73]=0;&quot;&quot;;[.C73]*[.D73])" office:value-type="currency" office:currency="EUR" office:value="0.25" calcext:value-type="currency">
            <text:p>0,25 €</text:p>
          </table:table-cell>
          <table:table-cell table:style-name="ce330" office:value-type="string" calcext:value-type="string">
            <text:p><text:a xlink:href="http://fr.farnell.com/aavid-thermalloy/577102b00000g/heat-sink-to-220-25-9c-w/dp/1703172" xlink:type="simple">577102B00000G </text:a></text:p>
          </table:table-cell>
          <table:table-cell table:number-columns-repeated="2"/>
          <table:table-cell table:style-name="ce594" table:formula="of:=[.D73]*[.$D$6]+[.H73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74]*[.D74]=0;&quot;&quot;;[.C74]*[.D74])">
            <text:p/>
          </table:table-cell>
          <table:table-cell table:number-columns-repeated="3"/>
          <table:table-cell table:style-name="ce594" table:formula="of:=[.D74]*[.$D$6]+[.H74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bouton optionnel</text:p>
          </table:table-cell>
          <table:table-cell/>
          <table:table-cell office:value-type="currency" office:currency="EUR" office:value="0.4" calcext:value-type="currency">
            <text:p>0,40 €</text:p>
          </table:table-cell>
          <table:table-cell office:value-type="float" office:value="1" calcext:value-type="float">
            <text:p>1</text:p>
          </table:table-cell>
          <table:table-cell table:formula="of:=IF([.C75]*[.D75]=0;&quot;&quot;;[.C75]*[.D75])" office:value-type="currency" office:currency="EUR" office:value="0.4" calcext:value-type="currency">
            <text:p>0,40 €</text:p>
          </table:table-cell>
          <table:table-cell table:style-name="ce330" office:value-type="string" calcext:value-type="string">
            <text:p><text:a xlink:href="http://fr.farnell.com/jsp/search/results.jsp?N=0&amp;Ntk=partnumbers&amp;Ntt=EVQPF208K&amp;Ntx=mode+matchall" xlink:type="simple">EVQPF208K</text:a></text:p>
          </table:table-cell>
          <table:table-cell table:number-columns-repeated="2"/>
          <table:table-cell table:style-name="ce594" table:formula="of:=[.D75]*[.$D$6]+[.H7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76]*[.D76]=0;&quot;&quot;;[.C76]*[.D76])">
            <text:p/>
          </table:table-cell>
          <table:table-cell table:number-columns-repeated="3"/>
          <table:table-cell table:style-name="ce594" table:formula="of:=[.D76]*[.$D$6]+[.H76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fusible de protection sortie led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3" calcext:value-type="float">
            <text:p>3</text:p>
          </table:table-cell>
          <table:table-cell table:formula="of:=IF([.C77]*[.D77]=0;&quot;&quot;;[.C77]*[.D77])" office:value-type="currency" office:currency="EUR" office:value="0.3" calcext:value-type="currency">
            <text:p>0,30 €</text:p>
          </table:table-cell>
          <table:table-cell table:style-name="ce330" office:value-type="string" calcext:value-type="string">
            <text:p><text:a xlink:href="http://fr.farnell.com/multicomp/mc36219/fuse-ptc-reset-smd-33v-750ma/dp/1861164" xlink:type="simple">MC36219 </text:a></text:p>
          </table:table-cell>
          <table:table-cell table:number-columns-repeated="2"/>
          <table:table-cell table:style-name="ce594" table:formula="of:=[.D77]*[.$D$6]+[.H77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number-columns-repeated="8"/>
          <table:table-cell table:style-name="ce594" table:formula="of:=[.D78]*[.$D$6]+[.H78]" office:value-type="float" office:value="0" calcext:value-type="float">
            <text:p>0</text:p>
          </table:table-cell>
          <table:table-cell table:number-columns-repeated="1015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4"/>
          <table:table-cell table:formula="of:=IF([.C81]*[.D81]=0;&quot;&quot;;[.C81]*[.D81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598" table:formula="of:=SUM([.E84:.E108])" office:value-type="currency" office:currency="EUR" office:value="14.775" calcext:value-type="currency">
            <text:p>14,78 €</text:p>
          </table:table-cell>
          <table:table-cell table:number-columns-repeated="2"/>
          <table:table-cell office:value-type="string" calcext:value-type="string">
            <text:p>calcul pour les debouces</text:p>
          </table:table-cell>
          <table:table-cell table:number-columns-repeated="1016"/>
        </table:table-row>
        <table:table-row table:style-name="ro7">
          <table:table-cell table:style-name="ce595" office:value-type="string" calcext:value-type="string">
            <text:p>extension télécommande</text:p>
          </table:table-cell>
          <table:table-cell table:style-name="ce595"/>
          <table:table-cell table:style-name="ce599"/>
          <table:table-cell table:style-name="ce601"/>
          <table:table-cell table:style-name="ce599" table:formula="of:=IF([.C83]*[.D83]=0;&quot;&quot;;[.C83]*[.D83])">
            <text:p/>
          </table:table-cell>
          <table:table-cell table:style-name="ce608"/>
          <table:table-cell table:number-columns-repeated="1018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84]*[.D84]=0;&quot;&quot;;[.C84]*[.D84])" office:value-type="currency" office:currency="EUR" office:value="1.5" calcext:value-type="currency">
            <text:p>1,50 €</text:p>
          </table:table-cell>
          <table:table-cell table:number-columns-repeated="2"/>
          <table:table-cell office:value-type="string" calcext:value-type="string">
            <text:p>1uF</text:p>
          </table:table-cell>
          <table:table-cell table:style-name="ce611" table:formula="of:=0.02/(0.000001*LN(1.3/3.3))" office:value-type="float" office:value="-21469.4046104862" calcext:value-type="float">
            <text:p>-21469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PI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lcd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85]*[.D85]=0;&quot;&quot;;[.C85]*[.D85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611" table:formula="of:=0.02/(0.000001*LN(1-0.7/3.3))" office:value-type="float" office:value="-83888.7384945689" calcext:value-type="float">
            <text:p>-83889</text:p>
          </table:table-cell>
          <table:table-cell office:value-type="string" calcext:value-type="string">
            <text:p>84k soit 56k</text:p>
          </table:table-cell>
          <table:table-cell office:value-type="string" calcext:value-type="string">
            <text:p>(r1+r2) soit r1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atmega328</text:p>
          </table:table-cell>
          <table:table-cell/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C86]*[.D86]=0;&quot;&quot;;[.C86]*[.D86])" office:value-type="currency" office:currency="EUR" office:value="1.88" calcext:value-type="currency">
            <text:p>1,88 €</text:p>
          </table:table-cell>
          <table:table-cell table:style-name="ce606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ésonateur 16mhz 0.1 %</text:p>
          </table:table-cell>
          <table:table-cell/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C87]*[.D87]=0;&quot;&quot;;[.C87]*[.D87])" office:value-type="currency" office:currency="EUR" office:value="0.54" calcext:value-type="currency">
            <text:p>0,54 €</text:p>
          </table:table-cell>
          <table:table-cell table:style-name="ce330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/>
          <table:table-cell office:value-type="string" calcext:value-type="string">
            <text:p>1uF</text:p>
          </table:table-cell>
          <table:table-cell table:style-name="ce611" table:formula="of:=0.02/(0.000001*LN(0.6*5/5))" office:value-type="float" office:value="-39152.3037794244" calcext:value-type="float">
            <text:p>-39152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rduino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encodeur rotatif</text:p>
          </table:table-cell>
          <table:table-cell/>
          <table:table-cell office:value-type="currency" office:currency="EUR" office:value="0.85" calcext:value-type="currency">
            <text:p>0,85 €</text:p>
          </table:table-cell>
          <table:table-cell office:value-type="float" office:value="1" calcext:value-type="float">
            <text:p>1</text:p>
          </table:table-cell>
          <table:table-cell table:formula="of:=IF([.C88]*[.D88]=0;&quot;&quot;;[.C88]*[.D88])" office:value-type="currency" office:currency="EUR" office:value="0.85" calcext:value-type="currency">
            <text:p>0,85 €</text:p>
          </table:table-cell>
          <table:table-cell table:style-name="ce330" office:value-type="string" calcext:value-type="string">
            <text:p><text:a xlink:href="http://fr.farnell.com/jsp/search/results.jsp?N=0&amp;Ntk=partnumbers&amp;Ntt=EC12D1564404&amp;Ntx=mode+matchall" xlink:type="simple">EC12D1564404</text:a></text:p>
          </table:table-cell>
          <table:table-cell table:number-columns-repeated="2"/>
          <table:table-cell table:style-name="ce611" table:formula="of:=0.02/(0.000001*LN(1-0.2*5/5))" office:value-type="float" office:value="-89628.402354491" calcext:value-type="float">
            <text:p>-89628</text:p>
          </table:table-cell>
          <table:table-cell office:value-type="string" calcext:value-type="string">
            <text:p>89k soit 56k</text:p>
          </table:table-cell>
          <table:table-cell office:value-type="string" calcext:value-type="string">
            <text:p>(r1+r2) soit r1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currency" office:currency="EUR" office:value="0.45" calcext:value-type="currency">
            <text:p>0,45 €</text:p>
          </table:table-cell>
          <table:table-cell office:value-type="float" office:value="1" calcext:value-type="float">
            <text:p>1</text:p>
          </table:table-cell>
          <table:table-cell table:formula="of:=IF([.C89]*[.D89]=0;&quot;&quot;;[.C89]*[.D89])" office:value-type="currency" office:currency="EUR" office:value="0.45" calcext:value-type="currency">
            <text:p>0,45 €</text:p>
          </table:table-cell>
          <table:table-cell table:style-name="ce330" office:value-type="string" calcext:value-type="string">
            <text:p><text:a xlink:href="http://fr.farnell.com/multicomp/cp-wb-d-1/bouton/dp/1439998" xlink:type="simple">CP-WB-D-1 </text:a></text:p>
          </table:table-cell>
          <table:table-cell table:number-columns-repeated="2"/>
          <table:table-cell table:style-name="ce611"/>
          <table:table-cell table:number-columns-repeated="1015"/>
        </table:table-row>
        <table:table-row table:style-name="ro7">
          <table:table-cell office:value-type="string" calcext:value-type="string">
            <text:p>potentiomètre 10k</text:p>
          </table:table-cell>
          <table:table-cell/>
          <table:table-cell office:value-type="currency" office:currency="EUR" office:value="1.2" calcext:value-type="currency">
            <text:p>1,20 €</text:p>
          </table:table-cell>
          <table:table-cell office:value-type="float" office:value="1" calcext:value-type="float">
            <text:p>1</text:p>
          </table:table-cell>
          <table:table-cell table:formula="of:=IF([.C90]*[.D90]=0;&quot;&quot;;[.C90]*[.D90])" office:value-type="currency" office:currency="EUR" office:value="1.2" calcext:value-type="currency">
            <text:p>1,20 €</text:p>
          </table:table-cell>
          <table:table-cell table:style-name="ce330" office:value-type="string" calcext:value-type="string">
            <text:p><text:a xlink:href="http://fr.farnell.com/alps/29-0001/potentiometre-10kb/dp/1191735" xlink:type="simple">29 0001 </text:a></text:p>
          </table:table-cell>
          <table:table-cell table:number-columns-repeated="2"/>
          <table:table-cell table:style-name="ce611"/>
          <table:table-cell table:number-columns-repeated="1015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currency" office:currency="EUR" office:value="0.42" calcext:value-type="currency">
            <text:p>0,42 €</text:p>
          </table:table-cell>
          <table:table-cell office:value-type="float" office:value="1" calcext:value-type="float">
            <text:p>1</text:p>
          </table:table-cell>
          <table:table-cell table:formula="of:=IF([.C91]*[.D91]=0;&quot;&quot;;[.C91]*[.D91])" office:value-type="currency" office:currency="EUR" office:value="0.42" calcext:value-type="currency">
            <text:p>0,42 €</text:p>
          </table:table-cell>
          <table:table-cell table:style-name="ce330" office:value-type="string" calcext:value-type="string">
            <text:p><text:a xlink:href="http://fr.farnell.com/multicomp/cr-r4-5/bouton/dp/1440010" xlink:type="simple">CR-R4-5 </text:a></text:p>
          </table:table-cell>
          <table:table-cell table:number-columns-repeated="2"/>
          <table:table-cell table:style-name="ce611"/>
          <table:table-cell table:number-columns-repeated="1015"/>
        </table:table-row>
        <table:table-row table:style-name="ro7">
          <table:table-cell office:value-type="string" calcext:value-type="string">
            <text:p>led rouge</text:p>
          </table:table-cell>
          <table:table-cell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92]*[.D92]=0;&quot;&quot;;[.C92]*[.D92])" office:value-type="currency" office:currency="EUR" office:value="0.15" calcext:value-type="currency">
            <text:p>0,15 €</text:p>
          </table:table-cell>
          <table:table-cell table:style-name="ce330" office:value-type="string" calcext:value-type="string">
            <text:p><text:a xlink:href="http://fr.farnell.com/avago-technologies/hsmh-c150/led-cms-rouge/dp/8554633" xlink:type="simple">HSMH-C150.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orange</text:p>
          </table:table-cell>
          <table:table-cell/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C93]*[.D93]=0;&quot;&quot;;[.C93]*[.D93])" office:value-type="currency" office:currency="EUR" office:value="0.085" calcext:value-type="currency">
            <text:p>0,09 €</text:p>
          </table:table-cell>
          <table:table-cell table:style-name="ce330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verte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94]*[.D94]=0;&quot;&quot;;[.C94]*[.D94])" office:value-type="currency" office:currency="EUR" office:value="0.08" calcext:value-type="currency">
            <text:p>0,08 €</text:p>
          </table:table-cell>
          <table:table-cell table:style-name="ce330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2"/>
          <table:table-cell office:value-type="string" calcext:value-type="string">
            <text:p>échelle rpi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trimer 10k contrast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95]*[.D95]=0;&quot;&quot;;[.C95]*[.D95])" office:value-type="currency" office:currency="EUR" office:value="0.2" calcext:value-type="currency">
            <text:p>0,20 €</text:p>
          </table:table-cell>
          <table:table-cell table:style-name="ce330" office:value-type="string" calcext:value-type="string">
            <text:p><text:a xlink:href="http://fr.farnell.com/te-connectivity-citec/cb10lh103m/trimmer-ajustement-lateral-10k/dp/1227524" xlink:type="simple">CB10LH103M </text:a></text:p>
          </table:table-cell>
          <table:table-cell table:number-columns-repeated="2"/>
          <table:table-cell table:formula="of:=53.5/76.369" office:value-type="float" office:value="0.700546033076248" calcext:value-type="float">
            <text:p>0,7005460331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witch reed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96]*[.D96]=0;&quot;&quot;;[.C96]*[.D96])" office:value-type="currency" office:currency="EUR" office:value="0.5" calcext:value-type="currency">
            <text:p>0,50 €</text:p>
          </table:table-cell>
          <table:table-cell table:style-name="ce330" office:value-type="string" calcext:value-type="string">
            <text:p><text:a xlink:href="http://fr.farnell.com/standexmeder/gp560-1520/reed-switch-spst-no-1a-200v-th/dp/2453569" xlink:type="simple">GP560-1520 </text:a>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witch tactile h 17</text:p>
          </table:table-cell>
          <table:table-cell/>
          <table:table-cell office:value-type="currency" office:currency="EUR" office:value="0.3" calcext:value-type="currency">
            <text:p>0,30 €</text:p>
          </table:table-cell>
          <table:table-cell office:value-type="float" office:value="3" calcext:value-type="float">
            <text:p>3</text:p>
          </table:table-cell>
          <table:table-cell table:formula="of:=IF([.C97]*[.D97]=0;&quot;&quot;;[.C97]*[.D97])" office:value-type="currency" office:currency="EUR" office:value="0.9" calcext:value-type="currency">
            <text:p>0,90 €</text:p>
          </table:table-cell>
          <table:table-cell table:style-name="ce330" office:value-type="string" calcext:value-type="string">
            <text:p><text:a xlink:href="http://fr.farnell.com/alps/skhhdja010/switch-tactile-6x6mm-vert-grey/dp/2056824" xlink:type="simple">SKHHDJA010 </text:a></text:p>
          </table:table-cell>
          <table:table-cell table:number-columns-repeated="2"/>
          <table:table-cell table:style-name="ce584" table:formula="of:=[.I96]*[.I95]" office:value-type="float" office:value="2.10163809922874" calcext:value-type="float">
            <text:p>2,102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currency" office:currency="EUR" office:value="0.07" calcext:value-type="currency">
            <text:p>0,07 €</text:p>
          </table:table-cell>
          <table:table-cell office:value-type="float" office:value="3" calcext:value-type="float">
            <text:p>3</text:p>
          </table:table-cell>
          <table:table-cell table:formula="of:=IF([.C98]*[.D98]=0;&quot;&quot;;[.C98]*[.D98])" office:value-type="currency" office:currency="EUR" office:value="0.21" calcext:value-type="currency">
            <text:p>0,21 €</text:p>
          </table:table-cell>
          <table:table-cell table:style-name="ce330" office:value-type="string" calcext:value-type="string">
            <text:p><text:a xlink:href="http://fr.farnell.com/jsp/search/results.jsp?N=0&amp;Ntk=partnumbers&amp;Ntt=KTSC-22S&amp;Ntx=mode+matchall" xlink:type="simple">KTSC-22S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99]*[.D99]=0;&quot;&quot;;[.C99]*[.D99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sfet p pour code</text:p>
          </table:table-cell>
          <table:table-cell/>
          <table:table-cell table:style-name="Default"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formula="of:=IF([.C100]*[.D100]=0;&quot;&quot;;[.C100]*[.D100])" office:value-type="currency" office:currency="EUR" office:value="0.05" calcext:value-type="currency">
            <text:p>0,05 €</text:p>
          </table:table-cell>
          <table:table-cell table:style-name="ce330" office:value-type="string" calcext:value-type="string">
            <text:p><text:a xlink:href="http://fr.farnell.com/infineon/bss84p/transistor-mosfet-canal-p-boitier/dp/1056526" xlink:type="simple">BSS84P </text:a></text:p>
          </table:table-cell>
          <table:table-cell table:number-columns-repeated="2"/>
          <table:table-cell office:value-type="string" calcext:value-type="string">
            <text:p>échelle xt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101]*[.D101]=0;&quot;&quot;;[.C101]*[.D101])" office:value-type="currency" office:currency="EUR" office:value="0.4" calcext:value-type="currency">
            <text:p>0,40 €</text:p>
          </table:table-cell>
          <table:table-cell table:number-columns-repeated="3"/>
          <table:table-cell table:formula="of:=15.735/78.676" office:value-type="float" office:value="0.19999745792872" calcext:value-type="float">
            <text:p>0,1999974579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3" calcext:value-type="float">
            <text:p>13</text:p>
          </table:table-cell>
          <table:table-cell table:formula="of:=IF([.C102]*[.D102]=0;&quot;&quot;;[.C102]*[.D102])" office:value-type="currency" office:currency="EUR" office:value="0.65" calcext:value-type="currency">
            <text:p>0,65 €</text:p>
          </table:table-cell>
          <table:table-cell table:number-columns-repeated="3"/>
          <table:table-cell office:value-type="float" office:value="22.049" calcext:value-type="float">
            <text:p>22,049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23" calcext:value-type="float">
            <text:p>23</text:p>
          </table:table-cell>
          <table:table-cell table:formula="of:=IF([.C103]*[.D103]=0;&quot;&quot;;[.C103]*[.D103])" office:value-type="currency" office:currency="EUR" office:value="0.69" calcext:value-type="currency">
            <text:p>0,69 €</text:p>
          </table:table-cell>
          <table:table-cell table:number-columns-repeated="3"/>
          <table:table-cell table:style-name="ce584" table:formula="of:=[.I102]*[.I101]" office:value-type="float" office:value="4.40974394987035" calcext:value-type="float">
            <text:p>4,410</text:p>
          </table:table-cell>
          <table:table-cell table:formula="of:=[.I103]/2.54*100" office:value-type="float" office:value="173.611966530329" calcext:value-type="float">
            <text:p>173,6119665303</text:p>
          </table:table-cell>
          <table:table-cell table:number-columns-repeated="1014"/>
        </table:table-row>
        <table:table-row table:style-name="ro7">
          <table:table-cell table:number-columns-repeated="4"/>
          <table:table-cell table:formula="of:=IF([.C104]*[.D104]=0;&quot;&quot;;[.C104]*[.D104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/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C105]*[.D105]=0;&quot;&quot;;[.C105]*[.D105])" office:value-type="currency" office:currency="EUR" office:value="0.44" calcext:value-type="currency">
            <text:p>0,44 €</text:p>
          </table:table-cell>
          <table:table-cell table:style-name="ce330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2"/>
          <table:table-cell table:style-name="ce612"/>
          <table:table-cell table:number-columns-repeated="1015"/>
        </table:table-row>
        <table:table-row table:style-name="ro7">
          <table:table-cell table:number-columns-repeated="4"/>
          <table:table-cell table:formula="of:=IF([.C106]*[.D106]=0;&quot;&quot;;[.C106]*[.D106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boitier téléco dim intérieur </text:p>
          </table:table-cell>
          <table:table-cell/>
          <table:table-cell office:value-type="currency" office:currency="EUR" office:value="1.2" calcext:value-type="currency">
            <text:p>1,20 €</text:p>
          </table:table-cell>
          <table:table-cell office:value-type="float" office:value="1" calcext:value-type="float">
            <text:p>1</text:p>
          </table:table-cell>
          <table:table-cell table:formula="of:=IF([.C107]*[.D107]=0;&quot;&quot;;[.C107]*[.D107])" office:value-type="currency" office:currency="EUR" office:value="1.2" calcext:value-type="currency">
            <text:p>1,20 €</text:p>
          </table:table-cell>
          <table:table-cell table:style-name="ce330" office:value-type="string" calcext:value-type="string">
            <text:p><text:a xlink:href="http://fr.farnell.com/deltron-enclosures/479-0020-0/coffret-multi-usages-abs-clair/dp/2393699" xlink:type="simple">479-0020-0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petit pied support pcb 10mm</text:p>
          </table:table-cell>
          <table:table-cell/>
          <table:table-cell office:value-type="currency" office:currency="EUR" office:value="0.22" calcext:value-type="currency">
            <text:p>0,22 €</text:p>
          </table:table-cell>
          <table:table-cell office:value-type="float" office:value="4" calcext:value-type="float">
            <text:p>4</text:p>
          </table:table-cell>
          <table:table-cell table:formula="of:=IF([.C108]*[.D108]=0;&quot;&quot;;[.C108]*[.D108])" office:value-type="currency" office:currency="EUR" office:value="0.88" calcext:value-type="currency">
            <text:p>0,88 €</text:p>
          </table:table-cell>
          <table:table-cell table:style-name="ce330" office:value-type="string" calcext:value-type="string">
            <text:p><text:a xlink:href="http://fr.farnell.com/duratool/d01468/support-ci-hexag-m3-diam-3mm-10mm/dp/1733397" xlink:type="simple">D01468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09]*[.D109]=0;&quot;&quot;;[.C109]*[.D10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10]*[.D110]=0;&quot;&quot;;[.C110]*[.D11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11]*[.D111]=0;&quot;&quot;;[.C111]*[.D111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598" table:formula="of:=SUM([.E114:.E132])" office:value-type="currency" office:currency="EUR" office:value="5.42" calcext:value-type="currency">
            <text:p>5,42 €</text:p>
          </table:table-cell>
          <table:table-cell table:number-columns-repeated="1019"/>
        </table:table-row>
        <table:table-row table:style-name="ro7">
          <table:table-cell table:style-name="ce595" office:value-type="string" calcext:value-type="string">
            <text:p>extension 2xled10w + 2x flex led</text:p>
          </table:table-cell>
          <table:table-cell table:style-name="ce595"/>
          <table:table-cell table:style-name="ce599"/>
          <table:table-cell table:style-name="ce601"/>
          <table:table-cell table:style-name="ce599" table:formula="of:=IF([.C113]*[.D113]=0;&quot;&quot;;[.C113]*[.D113])">
            <text:p/>
          </table:table-cell>
          <table:table-cell table:style-name="ce608"/>
          <table:table-cell table:number-columns-repeated="1018"/>
        </table:table-row>
        <table:table-row table:style-name="ro7">
          <table:table-cell office:value-type="string" calcext:value-type="string">
            <text:p>connecteur extension coudé mâle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114]*[.D114]=0;&quot;&quot;;[.C114]*[.D114])" office:value-type="currency" office:currency="EUR" office:value="0.05" calcext:value-type="currency">
            <text:p>0,05 €</text:p>
          </table:table-cell>
          <table:table-cell table:style-name="ce607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612"/>
          <table:table-cell table:number-columns-repeated="1015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15]*[.D115]=0;&quot;&quot;;[.C115]*[.D115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74hct595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C116]*[.D116]=0;&quot;&quot;;[.C116]*[.D116])" office:value-type="currency" office:currency="EUR" office:value="0.17" calcext:value-type="currency">
            <text:p>0,17 €</text:p>
          </table:table-cell>
          <table:table-cell table:style-name="ce606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Mos 1.4A (flex</text:p>
          </table:table-cell>
          <table:table-cell/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C117]*[.D117]=0;&quot;&quot;;[.C117]*[.D117])" office:value-type="currency" office:currency="EUR" office:value="0.24" calcext:value-type="currency">
            <text:p>0,24 €</text:p>
          </table:table-cell>
          <table:table-cell table:style-name="ce606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river led 10w</text:p>
          </table:table-cell>
          <table:table-cell/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C118]*[.D118]=0;&quot;&quot;;[.C118]*[.D118])" office:value-type="currency" office:currency="EUR" office:value="1.04" calcext:value-type="currency">
            <text:p>1,04 €</text:p>
          </table:table-cell>
          <table:table-cell table:style-name="ce606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bobine driver et régul 100uH</text:p>
          </table:table-cell>
          <table:table-cell/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C119]*[.D119]=0;&quot;&quot;;[.C119]*[.D119])" office:value-type="currency" office:currency="EUR" office:value="1.6" calcext:value-type="currency">
            <text:p>1,60 €</text:p>
          </table:table-cell>
          <table:table-cell table:style-name="ce606" office:value-type="string" calcext:value-type="string">
            <text:p><text:a xlink:href="http://fr.farnell.com/multicomp/mcsdrh125b-101mhf/inductor-100µh-20-2pins/dp/1864459RL" xlink:type="simple">MCSDRH125B-101MHF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iode driver et régulateur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office:value-type="float" office:value="2" calcext:value-type="float">
            <text:p>2</text:p>
          </table:table-cell>
          <table:table-cell table:formula="of:=IF([.C120]*[.D120]=0;&quot;&quot;;[.C120]*[.D120])" office:value-type="currency" office:currency="EUR" office:value="0.34" calcext:value-type="currency">
            <text:p>0,34 €</text:p>
          </table:table-cell>
          <table:table-cell table:style-name="ce606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21]*[.D121]=0;&quot;&quot;;[.C121]*[.D121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5" calcext:value-type="float">
            <text:p>5</text:p>
          </table:table-cell>
          <table:table-cell table:formula="of:=IF([.C122]*[.D122]=0;&quot;&quot;;[.C122]*[.D122])" office:value-type="currency" office:currency="EUR" office:value="0.25" calcext:value-type="currency">
            <text:p>0,25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7" calcext:value-type="float">
            <text:p>7</text:p>
          </table:table-cell>
          <table:table-cell table:formula="of:=IF([.C123]*[.D123]=0;&quot;&quot;;[.C123]*[.D123])" office:value-type="currency" office:currency="EUR" office:value="0.21" calcext:value-type="currency">
            <text:p>0,21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4]*[.D124]=0;&quot;&quot;;[.C124]*[.D124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2 pour led 10w/flex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125]*[.D125]=0;&quot;&quot;;[.C125]*[.D125])" office:value-type="currency" office:currency="EUR" office:value="0.32" calcext:value-type="currency">
            <text:p>0,32 €</text:p>
          </table:table-cell>
          <table:table-cell table:style-name="ce606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2"/>
          <table:table-cell table:style-name="ce612"/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126]*[.D126]=0;&quot;&quot;;[.C126]*[.D126])" office:value-type="currency" office:currency="EUR" office:value="0.2" calcext:value-type="currency">
            <text:p>0,20 €</text:p>
          </table:table-cell>
          <table:table-cell table:style-name="ce606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2"/>
          <table:table-cell table:style-name="ce612"/>
          <table:table-cell table:number-columns-repeated="1015"/>
        </table:table-row>
        <table:table-row table:style-name="ro7">
          <table:table-cell table:number-columns-repeated="4"/>
          <table:table-cell table:formula="of:=IF([.C127]*[.D127]=0;&quot;&quot;;[.C127]*[.D12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8]*[.D128]=0;&quot;&quot;;[.C128]*[.D12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9]*[.D129]=0;&quot;&quot;;[.C129]*[.D12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30]*[.D130]=0;&quot;&quot;;[.C130]*[.D130])">
            <text:p/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8"/>
        </table:table-row>
        <table:table-row table:style-name="ro7">
          <table:table-cell table:number-columns-repeated="4"/>
          <table:table-cell table:formula="of:=IF([.C132]*[.D132]=0;&quot;&quot;;[.C132]*[.D13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33]*[.D133]=0;&quot;&quot;;[.C133]*[.D133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598" table:formula="of:=SUM([.E136:.E159])" office:value-type="currency" office:currency="EUR" office:value="28.795" calcext:value-type="currency">
            <text:p>28,80 €</text:p>
          </table:table-cell>
          <table:table-cell table:number-columns-repeated="1019"/>
        </table:table-row>
        <table:table-row table:style-name="ro7">
          <table:table-cell table:style-name="ce595" office:value-type="string" calcext:value-type="string">
            <text:p>extension chargeur lipo+ batterie</text:p>
          </table:table-cell>
          <table:table-cell table:style-name="ce595"/>
          <table:table-cell table:style-name="ce599"/>
          <table:table-cell table:style-name="ce601"/>
          <table:table-cell table:style-name="ce599" table:formula="of:=IF([.C135]*[.D135]=0;&quot;&quot;;[.C135]*[.D135])">
            <text:p/>
          </table:table-cell>
          <table:table-cell table:style-name="ce608"/>
          <table:table-cell table:number-columns-repeated="1018"/>
        </table:table-row>
        <table:table-row table:style-name="ro7">
          <table:table-cell office:value-type="string" calcext:value-type="string">
            <text:p>connecteur extension coudé femelle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136]*[.D136]=0;&quot;&quot;;[.C136]*[.D136])" office:value-type="currency" office:currency="EUR" office:value="0.5" calcext:value-type="currency">
            <text:p>0,50 €</text:p>
          </table:table-cell>
          <table:table-cell table:style-name="ce330" office:value-type="string" calcext:value-type="string">
            <text:p><text:a xlink:href="http://www.satistronics.com/100pcsbag-2x40-pin-header-pitch-254mm-vt-type_p1998.html" xlink:type="simple">100pcs/bag 2x40 PIN HEADER PITCH 2.54mm V/T TYPE</text:a></text:p>
          </table:table-cell>
          <table:table-cell table:number-columns-repeated="2"/>
          <table:table-cell table:style-name="ce612"/>
          <table:table-cell table:number-columns-repeated="1015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37]*[.D137]=0;&quot;&quot;;[.C137]*[.D137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i charge lipo</text:p>
          </table:table-cell>
          <table:table-cell/>
          <table:table-cell office:value-type="currency" office:currency="EUR" office:value="6.6" calcext:value-type="currency">
            <text:p>6,60 €</text:p>
          </table:table-cell>
          <table:table-cell office:value-type="float" office:value="1" calcext:value-type="float">
            <text:p>1</text:p>
          </table:table-cell>
          <table:table-cell table:formula="of:=IF([.C138]*[.D138]=0;&quot;&quot;;[.C138]*[.D138])" office:value-type="currency" office:currency="EUR" office:value="6.6" calcext:value-type="currency">
            <text:p>6,60 €</text:p>
          </table:table-cell>
          <table:table-cell table:style-name="ce330" office:value-type="string" calcext:value-type="string">
            <text:p><text:a xlink:href="http://fr.farnell.com/maxim-integrated-products/max1758eai/chargeur-de-batterie-li-ion-28v/dp/1628223" xlink:type="simple">MAX1758EAI+ </text:a></text:p>
          </table:table-cell>
          <table:table-cell table:style-name="ce330" office:value-type="string" calcext:value-type="string">
            <text:p><text:a xlink:href="http://fr.farnell.com/maxim-integrated-products/max1737eei/controleur-batterie-charger-cms/dp/1379868" xlink:type="simple">MAX1737EEI+ </text:a></text:p>
          </table:table-cell>
          <table:table-cell/>
          <table:table-cell office:value-type="string" calcext:value-type="string">
            <text:p>attention prévoir un switch entre l'alim ext et la batterie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led rouge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139]*[.D139]=0;&quot;&quot;;[.C139]*[.D139])" office:value-type="currency" office:currency="EUR" office:value="0.06" calcext:value-type="currency">
            <text:p>0,06 €</text:p>
          </table:table-cell>
          <table:table-cell table:style-name="ce330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orange</text:p>
          </table:table-cell>
          <table:table-cell/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C140]*[.D140]=0;&quot;&quot;;[.C140]*[.D140])" office:value-type="currency" office:currency="EUR" office:value="0.085" calcext:value-type="currency">
            <text:p>0,09 €</text:p>
          </table:table-cell>
          <table:table-cell table:style-name="ce330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verte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141]*[.D141]=0;&quot;&quot;;[.C141]*[.D141])" office:value-type="currency" office:currency="EUR" office:value="0.08" calcext:value-type="currency">
            <text:p>0,08 €</text:p>
          </table:table-cell>
          <table:table-cell table:style-name="ce330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ipo battery</text:p>
          </table:table-cell>
          <table:table-cell/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IF([.C142]*[.D142]=0;&quot;&quot;;[.C142]*[.D142])" office:value-type="currency" office:currency="EUR" office:value="15" calcext:value-type="currency">
            <text:p>15,00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43]*[.D143]=0;&quot;&quot;;[.C143]*[.D143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20" calcext:value-type="float">
            <text:p>20</text:p>
          </table:table-cell>
          <table:table-cell table:formula="of:=IF([.C144]*[.D144]=0;&quot;&quot;;[.C144]*[.D144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20" calcext:value-type="float">
            <text:p>20</text:p>
          </table:table-cell>
          <table:table-cell table:formula="of:=IF([.C145]*[.D145]=0;&quot;&quot;;[.C145]*[.D145])" office:value-type="currency" office:currency="EUR" office:value="0.6" calcext:value-type="currency">
            <text:p>0,6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4" calcext:value-type="float">
            <text:p>4</text:p>
          </table:table-cell>
          <table:table-cell table:formula="of:=IF([.C146]*[.D146]=0;&quot;&quot;;[.C146]*[.D146])" office:value-type="currency" office:currency="EUR" office:value="0.4" calcext:value-type="currency">
            <text:p>0,40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47]*[.D147]=0;&quot;&quot;;[.C147]*[.D147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iode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148]*[.D148]=0;&quot;&quot;;[.C148]*[.D148])" office:value-type="currency" office:currency="EUR" office:value="0.05" calcext:value-type="currency">
            <text:p>0,05 €</text:p>
          </table:table-cell>
          <table:table-cell table:style-name="ce330" office:value-type="string" calcext:value-type="string">
            <text:p><text:a xlink:href="http://fr.farnell.com/multicomp/1n4148w/diode-small-signal-75v-sod-123f/dp/1621821" xlink:type="simple">1N4148W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iode chargeur skotchy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149]*[.D149]=0;&quot;&quot;;[.C149]*[.D149])" office:value-type="currency" office:currency="EUR" office:value="0.2" calcext:value-type="currency">
            <text:p>0,20 €</text:p>
          </table:table-cell>
          <table:table-cell table:style-name="ce330" office:value-type="string" calcext:value-type="string">
            <text:p><text:a xlink:href="http://fr.farnell.com/bourns/cd214a-b330lf/schottky-rectifier-3a/dp/1702814" xlink:type="simple">CD214A-B330LF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bobine chargeur</text:p>
          </table:table-cell>
          <table:table-cell/>
          <table:table-cell office:value-type="currency" office:currency="EUR" office:value="0.65" calcext:value-type="currency">
            <text:p>0,65 €</text:p>
          </table:table-cell>
          <table:table-cell office:value-type="float" office:value="1" calcext:value-type="float">
            <text:p>1</text:p>
          </table:table-cell>
          <table:table-cell table:formula="of:=IF([.C150]*[.D150]=0;&quot;&quot;;[.C150]*[.D150])" office:value-type="currency" office:currency="EUR" office:value="0.65" calcext:value-type="currency">
            <text:p>0,65 €</text:p>
          </table:table-cell>
          <table:table-cell table:style-name="ce330" office:value-type="string" calcext:value-type="string">
            <text:p><text:a xlink:href="http://fr.farnell.com/bourns/srn1060-220m/inductor-22uh-20-3-4a-smd/dp/2329192" xlink:type="simple">SRN1060-220M </text:a></text:p>
          </table:table-cell>
          <table:table-cell table:number-columns-repeated="1018"/>
        </table:table-row>
        <table:table-row table:style-name="ro7">
          <table:table-cell table:style-name="ce596" office:value-type="string" calcext:value-type="string">
            <text:p>mosfet protection inversion</text:p>
          </table:table-cell>
          <table:table-cell table:style-name="ce596"/>
          <table:table-cell office:value-type="currency" office:currency="EUR" office:value="0.48" calcext:value-type="currency">
            <text:p>0,48 €</text:p>
          </table:table-cell>
          <table:table-cell office:value-type="float" office:value="1" calcext:value-type="float">
            <text:p>1</text:p>
          </table:table-cell>
          <table:table-cell table:formula="of:=IF([.C151]*[.D151]=0;&quot;&quot;;[.C151]*[.D151])" office:value-type="currency" office:currency="EUR" office:value="0.48" calcext:value-type="currency">
            <text:p>0,48 €</text:p>
          </table:table-cell>
          <table:table-cell table:style-name="ce330" office:value-type="string" calcext:value-type="string">
            <text:p><text:a xlink:href="http://fr.farnell.com/international-rectifier/irf9321pbf/mosfet-canal-p-30v-15a-so-8/dp/1831075" xlink:type="simple">IRF9321PBF </text:a></text:p>
          </table:table-cell>
          <table:table-cell table:number-columns-repeated="2"/>
          <table:table-cell table:style-name="ce594"/>
          <table:table-cell table:number-columns-repeated="1015"/>
        </table:table-row>
        <table:table-row table:style-name="ro7">
          <table:table-cell table:style-name="ce596" office:value-type="string" calcext:value-type="string">
            <text:p>diode zener 10v pour mosfet protection</text:p>
          </table:table-cell>
          <table:table-cell table:style-name="ce596"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152]*[.D152]=0;&quot;&quot;;[.C152]*[.D152])" office:value-type="currency" office:currency="EUR" office:value="0.06" calcext:value-type="currency">
            <text:p>0,06 €</text:p>
          </table:table-cell>
          <table:table-cell table:style-name="ce330" office:value-type="string" calcext:value-type="string">
            <text:p><text:a xlink:href="http://fr.farnell.com/on-semiconductor/mmsz10t1g/diode-zener-0-5w-10v/dp/1431256" xlink:type="simple">MMSZ10T1G </text:a></text:p>
          </table:table-cell>
          <table:table-cell table:number-columns-repeated="2"/>
          <table:table-cell table:style-name="ce594"/>
          <table:table-cell table:number-columns-repeated="1015"/>
        </table:table-row>
        <table:table-row table:style-name="ro7">
          <table:table-cell table:style-name="ce596" office:value-type="string" calcext:value-type="string">
            <text:p>diode zener tsv 33v</text:p>
          </table:table-cell>
          <table:table-cell table:style-name="ce596"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153]*[.D153]=0;&quot;&quot;;[.C153]*[.D153])" office:value-type="currency" office:currency="EUR" office:value="0.15" calcext:value-type="currency">
            <text:p>0,15 €</text:p>
          </table:table-cell>
          <table:table-cell table:style-name="ce330" office:value-type="string" calcext:value-type="string">
            <text:p><text:a xlink:href="http://fr.farnell.com/stmicroelectronics/smaj30a-tr/diode-de-suppression-sma-400w-30v/dp/9802819RL" xlink:type="simple">SMAJ30A-TR </text:a></text:p>
          </table:table-cell>
          <table:table-cell table:number-columns-repeated="2"/>
          <table:table-cell table:style-name="ce594"/>
          <table:table-cell table:number-columns-repeated="1015"/>
        </table:table-row>
        <table:table-row table:style-name="ro7">
          <table:table-cell office:value-type="string" calcext:value-type="string">
            <text:p>diode schotky</text:p>
          </table:table-cell>
          <table:table-cell/>
          <table:table-cell office:value-type="currency" office:currency="EUR" office:value="0.46" calcext:value-type="currency">
            <text:p>0,46 €</text:p>
          </table:table-cell>
          <table:table-cell office:value-type="float" office:value="1" calcext:value-type="float">
            <text:p>1</text:p>
          </table:table-cell>
          <table:table-cell table:formula="of:=IF([.C154]*[.D154]=0;&quot;&quot;;[.C154]*[.D154])" office:value-type="currency" office:currency="EUR" office:value="0.46" calcext:value-type="currency">
            <text:p>0,46 €</text:p>
          </table:table-cell>
          <table:table-cell table:style-name="ce330" office:value-type="string" calcext:value-type="string">
            <text:p><text:a xlink:href="http://fr.farnell.com/stmicroelectronics/stps1045b/diode-schottky-10a-45v/dp/9907297" xlink:type="simple">STPS1045B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55]*[.D155]=0;&quot;&quot;;[.C155]*[.D155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batterie principale xt60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56]*[.D156]=0;&quot;&quot;;[.C156]*[.D156])" office:value-type="currency" office:currency="EUR" office:value="1" calcext:value-type="currency">
            <text:p>1,00 €</text:p>
          </table:table-cell>
          <table:table-cell office:value-type="string" calcext:value-type="string">
            <text:p><text:a xlink:href="http://www.ebay.fr/itm/50-Pair-Female-Male-XT60-Bullet-Connector-Plugs-Battery-/251726554863?_trksid=p2054897.l4275" xlink:type="simple">http://www.ebay.fr/itm/50-Pair-Female-Male-XT60-Bullet-Connector-Plugs-Battery-/251726554863?_trksid=p2054897.l4275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onnecteur 5*2,54 pour xt60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C157]*[.D157]=0;&quot;&quot;;[.C157]*[.D157])" office:value-type="currency" office:currency="EUR" office:value="0.1" calcext:value-type="currency">
            <text:p>0,10 €</text:p>
          </table:table-cell>
          <table:table-cell table:style-name="ce606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612"/>
          <table:table-cell table:number-columns-repeated="1015"/>
        </table:table-row>
        <table:table-row table:style-name="ro7">
          <table:table-cell table:number-columns-repeated="4"/>
          <table:table-cell table:formula="of:=IF([.C158]*[.D158]=0;&quot;&quot;;[.C158]*[.D158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2 pour alim ext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159]*[.D159]=0;&quot;&quot;;[.C159]*[.D159])" office:value-type="currency" office:currency="EUR" office:value="0.32" calcext:value-type="currency">
            <text:p>0,32 €</text:p>
          </table:table-cell>
          <table:table-cell table:style-name="ce606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2"/>
          <table:table-cell table:style-name="ce612"/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160]*[.D160]=0;&quot;&quot;;[.C160]*[.D160])" office:value-type="currency" office:currency="EUR" office:value="0.2" calcext:value-type="currency">
            <text:p>0,20 €</text:p>
          </table:table-cell>
          <table:table-cell table:style-name="ce606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2"/>
          <table:table-cell table:style-name="ce612"/>
          <table:table-cell table:number-columns-repeated="1015"/>
        </table:table-row>
        <table:table-row table:style-name="ro7">
          <table:table-cell office:value-type="string" calcext:value-type="string">
            <text:p>connecteur batterie</text:p>
          </table:table-cell>
          <table:table-cell/>
          <table:table-cell office:value-type="currency" office:currency="EUR" office:value="0.8" calcext:value-type="currency">
            <text:p>0,80 €</text:p>
          </table:table-cell>
          <table:table-cell office:value-type="float" office:value="1" calcext:value-type="float">
            <text:p>1</text:p>
          </table:table-cell>
          <table:table-cell table:formula="of:=IF([.C161]*[.D161]=0;&quot;&quot;;[.C161]*[.D161])" office:value-type="currency" office:currency="EUR" office:value="0.8" calcext:value-type="currency">
            <text:p>0,80 €</text:p>
          </table:table-cell>
          <table:table-cell table:style-name="ce330" office:value-type="string" calcext:value-type="string">
            <text:p><text:a xlink:href="http://www.satistronics.com/100pcs-pcb-mount-terminal-block-2-pin-500mm-wire-protector-screw-type_p2350.html" xlink:type="simple">100pcs PCB Mount Terminal Block, 2 Pin, 5.00mm</text:a></text:p>
          </table:table-cell>
          <table:table-cell table:number-columns-repeated="2"/>
          <table:table-cell table:style-name="ce612"/>
          <table:table-cell table:number-columns-repeated="1015"/>
        </table:table-row>
        <table:table-row table:style-name="ro7">
          <table:table-cell table:number-columns-repeated="4"/>
          <table:table-cell table:formula="of:=IF([.C162]*[.D162]=0;&quot;&quot;;[.C162]*[.D16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3]*[.D163]=0;&quot;&quot;;[.C163]*[.D16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4]*[.D164]=0;&quot;&quot;;[.C164]*[.D16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5]*[.D165]=0;&quot;&quot;;[.C165]*[.D16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6]*[.D166]=0;&quot;&quot;;[.C166]*[.D16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7]*[.D167]=0;&quot;&quot;;[.C167]*[.D16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8]*[.D168]=0;&quot;&quot;;[.C168]*[.D16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9]*[.D169]=0;&quot;&quot;;[.C169]*[.D16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0]*[.D170]=0;&quot;&quot;;[.C170]*[.D17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1]*[.D171]=0;&quot;&quot;;[.C171]*[.D17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2]*[.D172]=0;&quot;&quot;;[.C172]*[.D17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3]*[.D173]=0;&quot;&quot;;[.C173]*[.D17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4]*[.D174]=0;&quot;&quot;;[.C174]*[.D17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5]*[.D175]=0;&quot;&quot;;[.C175]*[.D17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6]*[.D176]=0;&quot;&quot;;[.C176]*[.D17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7]*[.D177]=0;&quot;&quot;;[.C177]*[.D17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8]*[.D178]=0;&quot;&quot;;[.C178]*[.D17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9]*[.D179]=0;&quot;&quot;;[.C179]*[.D17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0]*[.D180]=0;&quot;&quot;;[.C180]*[.D18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1]*[.D181]=0;&quot;&quot;;[.C181]*[.D18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2]*[.D182]=0;&quot;&quot;;[.C182]*[.D182])">
            <text:p/>
          </table:table-cell>
          <table:table-cell table:number-columns-repeated="1019"/>
        </table:table-row>
        <table:table-row table:style-name="ro7">
          <table:table-cell table:style-name="ce594" office:value-type="string" calcext:value-type="string">
            <text:p>outillage</text:p>
          </table:table-cell>
          <table:table-cell table:number-columns-repeated="3"/>
          <table:table-cell table:formula="of:=IF([.C183]*[.D183]=0;&quot;&quot;;[.C183]*[.D183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hermomètre infrarouge RS</text:p>
          </table:table-cell>
          <table:table-cell table:number-columns-repeated="3"/>
          <table:table-cell table:formula="of:=IF([.C184]*[.D184]=0;&quot;&quot;;[.C184]*[.D184])">
            <text:p/>
          </table:table-cell>
          <table:table-cell table:style-name="ce330" office:value-type="string" calcext:value-type="string">
            <text:p>757-5129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pate à braser RS</text:p>
          </table:table-cell>
          <table:table-cell table:number-columns-repeated="3"/>
          <table:table-cell table:formula="of:=IF([.C185]*[.D185]=0;&quot;&quot;;[.C185]*[.D185])">
            <text:p/>
          </table:table-cell>
          <table:table-cell table:style-name="ce330" office:value-type="string" calcext:value-type="string">
            <text:p>506-4302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86]*[.D186]=0;&quot;&quot;;[.C186]*[.D18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7]*[.D187]=0;&quot;&quot;;[.C187]*[.D18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8]*[.D188]=0;&quot;&quot;;[.C188]*[.D18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9]*[.D189]=0;&quot;&quot;;[.C189]*[.D18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0]*[.D190]=0;&quot;&quot;;[.C190]*[.D19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1]*[.D191]=0;&quot;&quot;;[.C191]*[.D19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2]*[.D192]=0;&quot;&quot;;[.C192]*[.D19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3]*[.D193]=0;&quot;&quot;;[.C193]*[.D19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4]*[.D194]=0;&quot;&quot;;[.C194]*[.D19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5]*[.D195]=0;&quot;&quot;;[.C195]*[.D19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6]*[.D196]=0;&quot;&quot;;[.C196]*[.D19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7]*[.D197]=0;&quot;&quot;;[.C197]*[.D19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8]*[.D198]=0;&quot;&quot;;[.C198]*[.D19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9]*[.D199]=0;&quot;&quot;;[.C199]*[.D19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0]*[.D200]=0;&quot;&quot;;[.C200]*[.D20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1]*[.D201]=0;&quot;&quot;;[.C201]*[.D20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2]*[.D202]=0;&quot;&quot;;[.C202]*[.D20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3]*[.D203]=0;&quot;&quot;;[.C203]*[.D20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4]*[.D204]=0;&quot;&quot;;[.C204]*[.D20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5]*[.D205]=0;&quot;&quot;;[.C205]*[.D20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6]*[.D206]=0;&quot;&quot;;[.C206]*[.D20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7]*[.D207]=0;&quot;&quot;;[.C207]*[.D20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8]*[.D208]=0;&quot;&quot;;[.C208]*[.D20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9]*[.D209]=0;&quot;&quot;;[.C209]*[.D20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0]*[.D210]=0;&quot;&quot;;[.C210]*[.D21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1]*[.D211]=0;&quot;&quot;;[.C211]*[.D21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2]*[.D212]=0;&quot;&quot;;[.C212]*[.D21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3]*[.D213]=0;&quot;&quot;;[.C213]*[.D21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4]*[.D214]=0;&quot;&quot;;[.C214]*[.D21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5]*[.D215]=0;&quot;&quot;;[.C215]*[.D21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6]*[.D216]=0;&quot;&quot;;[.C216]*[.D21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7]*[.D217]=0;&quot;&quot;;[.C217]*[.D21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8]*[.D218]=0;&quot;&quot;;[.C218]*[.D21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9]*[.D219]=0;&quot;&quot;;[.C219]*[.D21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0]*[.D220]=0;&quot;&quot;;[.C220]*[.D22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1]*[.D221]=0;&quot;&quot;;[.C221]*[.D22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2]*[.D222]=0;&quot;&quot;;[.C222]*[.D22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3]*[.D223]=0;&quot;&quot;;[.C223]*[.D22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4]*[.D224]=0;&quot;&quot;;[.C224]*[.D22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5]*[.D225]=0;&quot;&quot;;[.C225]*[.D22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6]*[.D226]=0;&quot;&quot;;[.C226]*[.D22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7]*[.D227]=0;&quot;&quot;;[.C227]*[.D22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8]*[.D228]=0;&quot;&quot;;[.C228]*[.D22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9]*[.D229]=0;&quot;&quot;;[.C229]*[.D22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0]*[.D230]=0;&quot;&quot;;[.C230]*[.D23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1]*[.D231]=0;&quot;&quot;;[.C231]*[.D23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2]*[.D232]=0;&quot;&quot;;[.C232]*[.D23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3]*[.D233]=0;&quot;&quot;;[.C233]*[.D23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4]*[.D234]=0;&quot;&quot;;[.C234]*[.D23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5]*[.D235]=0;&quot;&quot;;[.C235]*[.D23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6]*[.D236]=0;&quot;&quot;;[.C236]*[.D23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7]*[.D237]=0;&quot;&quot;;[.C237]*[.D23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8]*[.D238]=0;&quot;&quot;;[.C238]*[.D23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9]*[.D239]=0;&quot;&quot;;[.C239]*[.D23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0]*[.D240]=0;&quot;&quot;;[.C240]*[.D24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1]*[.D241]=0;&quot;&quot;;[.C241]*[.D24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2]*[.D242]=0;&quot;&quot;;[.C242]*[.D24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3]*[.D243]=0;&quot;&quot;;[.C243]*[.D24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4]*[.D244]=0;&quot;&quot;;[.C244]*[.D24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5]*[.D245]=0;&quot;&quot;;[.C245]*[.D24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6]*[.D246]=0;&quot;&quot;;[.C246]*[.D24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7]*[.D247]=0;&quot;&quot;;[.C247]*[.D24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8]*[.D248]=0;&quot;&quot;;[.C248]*[.D24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9]*[.D249]=0;&quot;&quot;;[.C249]*[.D24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0]*[.D250]=0;&quot;&quot;;[.C250]*[.D25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1]*[.D251]=0;&quot;&quot;;[.C251]*[.D25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2]*[.D252]=0;&quot;&quot;;[.C252]*[.D25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3]*[.D253]=0;&quot;&quot;;[.C253]*[.D25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4]*[.D254]=0;&quot;&quot;;[.C254]*[.D25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5]*[.D255]=0;&quot;&quot;;[.C255]*[.D25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6]*[.D256]=0;&quot;&quot;;[.C256]*[.D25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7]*[.D257]=0;&quot;&quot;;[.C257]*[.D25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8]*[.D258]=0;&quot;&quot;;[.C258]*[.D25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9]*[.D259]=0;&quot;&quot;;[.C259]*[.D25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0]*[.D260]=0;&quot;&quot;;[.C260]*[.D26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1]*[.D261]=0;&quot;&quot;;[.C261]*[.D26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2]*[.D262]=0;&quot;&quot;;[.C262]*[.D26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3]*[.D263]=0;&quot;&quot;;[.C263]*[.D26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4]*[.D264]=0;&quot;&quot;;[.C264]*[.D26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5]*[.D265]=0;&quot;&quot;;[.C265]*[.D26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6]*[.D266]=0;&quot;&quot;;[.C266]*[.D26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7]*[.D267]=0;&quot;&quot;;[.C267]*[.D26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8]*[.D268]=0;&quot;&quot;;[.C268]*[.D26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9]*[.D269]=0;&quot;&quot;;[.C269]*[.D26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0]*[.D270]=0;&quot;&quot;;[.C270]*[.D27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1]*[.D271]=0;&quot;&quot;;[.C271]*[.D27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2]*[.D272]=0;&quot;&quot;;[.C272]*[.D27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3]*[.D273]=0;&quot;&quot;;[.C273]*[.D27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4]*[.D274]=0;&quot;&quot;;[.C274]*[.D27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5]*[.D275]=0;&quot;&quot;;[.C275]*[.D27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6]*[.D276]=0;&quot;&quot;;[.C276]*[.D27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7]*[.D277]=0;&quot;&quot;;[.C277]*[.D27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8]*[.D278]=0;&quot;&quot;;[.C278]*[.D27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9]*[.D279]=0;&quot;&quot;;[.C279]*[.D27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80]*[.D280]=0;&quot;&quot;;[.C280]*[.D28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81]*[.D281]=0;&quot;&quot;;[.C281]*[.D28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82]*[.D282]=0;&quot;&quot;;[.C282]*[.D282])">
            <text:p/>
          </table:table-cell>
          <table:table-cell table:number-columns-repeated="1019"/>
        </table:table-row>
        <table:table-row table:style-name="ro7" table:number-rows-repeated="104829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O DO" table:style-name="ta1">
        <office:forms form:automatic-focus="false" form:apply-design-mode="false"/>
        <table:table-column table:style-name="co11" table:default-cell-style-name="ce614"/>
        <table:table-column table:style-name="co54" table:default-cell-style-name="ce615"/>
        <table:table-column table:style-name="co55" table:default-cell-style-name="ce615"/>
        <table:table-column table:style-name="co1" table:default-cell-style-name="ce615"/>
        <table:table-column table:style-name="co56" table:default-cell-style-name="ce615"/>
        <table:table-column table:style-name="co1" table:number-columns-repeated="1019" table:default-cell-style-name="ce615"/>
        <table:table-row table:style-name="ro7">
          <table:table-cell table:style-name="ce613" office:value-type="string" calcext:value-type="string">
            <text:p>fait</text:p>
          </table:table-cell>
          <table:table-cell table:style-name="ce613" office:value-type="string" calcext:value-type="string">
            <text:p>type</text:p>
          </table:table-cell>
          <table:table-cell table:style-name="ce613"/>
          <table:table-cell table:style-name="ce613" office:value-type="string" calcext:value-type="string">
            <text:p>priorité</text:p>
          </table:table-cell>
          <table:table-cell table:style-name="ce613" office:value-type="string" calcext:value-type="string">
            <text:p>remarque</text:p>
          </table:table-cell>
          <table:table-cell table:style-name="ce613" table:number-columns-repeated="1019"/>
        </table:table-row>
        <table:table-row table:style-name="ro7">
          <table:table-cell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essayer cs titreur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essayer driver led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essayer led + mosfet led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essayer communication atmega – rpi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essayer puissance 5V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carte</text:p>
          </table:table-cell>
          <table:table-cell office:value-type="string" calcext:value-type="string">
            <text:p>essayer fusible puissanc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k</text:p>
          </table:table-cell>
          <table:table-cell office:value-type="string" calcext:value-type="string">
            <text:p>carte </text:p>
          </table:table-cell>
          <table:table-cell office:value-type="string" calcext:value-type="string">
            <text:p>essayer les chips select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chargeur</text:p>
          </table:table-cell>
          <table:table-cell office:value-type="string" calcext:value-type="string">
            <text:p>essayer chargeur IC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chargeur</text:p>
          </table:table-cell>
          <table:table-cell office:value-type="string" calcext:value-type="string">
            <text:p>redraw thermique autour de l'IC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titreur</text:p>
          </table:table-cell>
          <table:table-cell office:value-type="string" calcext:value-type="string">
            <text:p>design boitier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prod</text:p>
          </table:table-cell>
          <table:table-cell office:value-type="string" calcext:value-type="string">
            <text:p>construction banc de pose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prod</text:p>
          </table:table-cell>
          <table:table-cell office:value-type="string" calcext:value-type="string">
            <text:p>achat thermomètre, hotplate, pate + essai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ok</text:p>
          </table:table-cell>
          <table:table-cell office:value-type="string" calcext:value-type="string">
            <text:p>teleco</text:p>
          </table:table-cell>
          <table:table-cell office:value-type="string" calcext:value-type="string">
            <text:p>test bouton et encodeur et reed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ok</text:p>
          </table:table-cell>
          <table:table-cell office:value-type="string" calcext:value-type="string">
            <text:p>teleco</text:p>
          </table:table-cell>
          <table:table-cell office:value-type="string" calcext:value-type="string">
            <text:p>test led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carte</text:p>
          </table:table-cell>
          <table:table-cell office:value-type="string" calcext:value-type="string">
            <text:p>test interruption rpi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question pwm pour RGB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carte</text:p>
          </table:table-cell>
          <table:table-cell office:value-type="string" calcext:value-type="string">
            <text:p>recherche support pour mieux tenir l'extension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ok</text:p>
          </table:table-cell>
          <table:table-cell office:value-type="string" calcext:value-type="string">
            <text:p>teleco</text:p>
          </table:table-cell>
          <table:table-cell office:value-type="string" calcext:value-type="string">
            <text:p>prototypage boitier téléco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ok</text:p>
          </table:table-cell>
          <table:table-cell office:value-type="string" calcext:value-type="string">
            <text:p>teleco</text:p>
          </table:table-cell>
          <table:table-cell office:value-type="string" calcext:value-type="string">
            <text:p>test lcd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carte</text:p>
          </table:table-cell>
          <table:table-cell office:value-type="string" calcext:value-type="string">
            <text:p>découpe trou des borniers extension sur le boitier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carte</text:p>
          </table:table-cell>
          <table:table-cell office:value-type="string" calcext:value-type="string">
            <text:p>fichier de documentation pour prépa technique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fusible sur les sorties led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ok</text:p>
          </table:table-cell>
          <table:table-cell office:value-type="string" calcext:value-type="string">
            <text:p>teleco</text:p>
          </table:table-cell>
          <table:table-cell office:value-type="string" calcext:value-type="string">
            <text:p>design autour de l'oscillateur 16MHz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ok</text:p>
          </table:table-cell>
          <table:table-cell office:value-type="string" calcext:value-type="string">
            <text:p>teleco </text:p>
          </table:table-cell>
          <table:table-cell office:value-type="string" calcext:value-type="string">
            <text:p>Test communication rpi teleco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carte</text:p>
          </table:table-cell>
          <table:table-cell office:value-type="string" calcext:value-type="string">
            <text:p>test écrire titreu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/>
          <table:table-cell office:value-type="string" calcext:value-type="string">
            <text:p>carte</text:p>
          </table:table-cell>
          <table:table-cell office:value-type="string" calcext:value-type="string">
            <text:p>test rela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partiel</text:p>
          </table:table-cell>
          <table:table-cell office:value-type="string" calcext:value-type="string">
            <text:p>carte </text:p>
          </table:table-cell>
          <table:table-cell office:value-type="string" calcext:value-type="string">
            <text:p>test parasite son/vidéo driver le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/>
          <table:table-cell office:value-type="string" calcext:value-type="string">
            <text:p>carte</text:p>
          </table:table-cell>
          <table:table-cell office:value-type="string" calcext:value-type="string">
            <text:p>Ajout jumper choix pwm ou led 10w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carte</text:p>
          </table:table-cell>
          <table:table-cell office:value-type="string" calcext:value-type="string">
            <text:p>test max202 via arduino (pb de tension!)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uille11" table:style-name="ta1">
        <office:forms form:automatic-focus="false" form:apply-design-mode="false"/>
        <table:table-column table:style-name="co52" table:default-cell-style-name="Default"/>
        <table:table-column table:style-name="co1" table:number-columns-repeated="12" table:default-cell-style-name="Default"/>
        <table:table-row table:style-name="ro7">
          <table:table-cell table:style-name="ce296" office:value-type="string" calcext:value-type="string">
            <text:p>devis</text:p>
          </table:table-cell>
          <table:table-cell office:value-type="string" calcext:value-type="string">
            <text:p>base compo</text:p>
          </table:table-cell>
          <table:table-cell table:style-name="ce22" office:value-type="currency" office:currency="EUR" office:value="16.2" calcext:value-type="currency">
            <text:p>16,20 €</text:p>
          </table:table-cell>
          <table:table-cell table:number-columns-repeated="2"/>
          <table:table-cell office:value-type="string" calcext:value-type="string">
            <text:p>pate</text:p>
          </table:table-cell>
          <table:table-cell office:value-type="float" office:value="312" calcext:value-type="float">
            <text:p>312</text:p>
          </table:table-cell>
          <table:table-cell table:number-columns-repeated="5"/>
          <table:table-cell table:formula="of:=7/219" office:value-type="float" office:value="0.0319634703196347" calcext:value-type="float">
            <text:p>0,0319634703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'+ fixe</text:p>
          </table:table-cell>
          <table:table-cell office:value-type="string" calcext:value-type="string">
            <text:p>cout câblage</text:p>
          </table:table-cell>
          <table:table-cell office:value-type="string" calcext:value-type="string">
            <text:p>par pat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echnalp</text:p>
          </table:table-cell>
          <table:table-cell/>
          <table:table-cell office:value-type="float" office:value="47.85" calcext:value-type="float">
            <text:p>47,85</text:p>
          </table:table-cell>
          <table:table-cell/>
          <table:table-cell table:formula="of:=190+130+218" office:value-type="float" office:value="538" calcext:value-type="float">
            <text:p>538</text:p>
          </table:table-cell>
          <table:table-cell table:style-name="ce22" table:formula="of:=[.C3]-[.C$1]" office:value-type="currency" office:currency="EUR" office:value="31.65" calcext:value-type="currency">
            <text:p>31,65 €</text:p>
          </table:table-cell>
          <table:table-cell table:style-name="ce318" table:formula="of:=[.F3]/312" office:value-type="currency" office:currency="EUR" office:value="0.101442307692308" calcext:value-type="currency">
            <text:p>0,1014 €</text:p>
          </table:table-cell>
          <table:table-cell table:number-columns-repeated="6"/>
        </table:table-row>
        <table:table-row table:style-name="ro7">
          <table:table-cell table:number-columns-repeated="2"/>
          <table:table-cell office:value-type="float" office:value="48.9" calcext:value-type="float">
            <text:p>48,9</text:p>
          </table:table-cell>
          <table:table-cell/>
          <table:table-cell office:value-type="float" office:value="658" calcext:value-type="float">
            <text:p>658</text:p>
          </table:table-cell>
          <table:table-cell table:style-name="ce22" table:formula="of:=[.C4]-[.C$1]" office:value-type="currency" office:currency="EUR" office:value="32.7" calcext:value-type="currency">
            <text:p>32,70 €</text:p>
          </table:table-cell>
          <table:table-cell table:style-name="ce318" table:formula="of:=[.F4]/312" office:value-type="currency" office:currency="EUR" office:value="0.104807692307692" calcext:value-type="currency">
            <text:p>0,1048 €</text:p>
          </table:table-cell>
          <table:table-cell table:number-columns-repeated="6"/>
        </table:table-row>
      </table:table>
      <table:named-expressions>
        <table:named-range table:name="manufacturerPartNoResults" table:base-cell-address="$'budget précis'.$E$77" table:cell-range-address="$'budget précis'.$F$75"/>
        <table:named-range table:name="pin_MOSI" table:base-cell-address="$Refs.$A$4" table:cell-range-address="$Refs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currency-style style:name="N117P0" style:volatile="true">
      <number:number number:decimal-places="1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currency-style style:name="N121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CC" style:family="table-cell" style:parent-style-name="Default">
      <style:text-properties fo:color="#ff3333"/>
    </style:style>
    <style:style style:name="GND" style:family="table-cell" style:parent-style-name="Default">
      <style:table-cell-properties fo:background-color="transparent"/>
      <style:text-properties fo:color="#3333ff"/>
    </style:style>
    <style:style style:name="PAIR" style:family="table-cell" style:parent-style-name="Default">
      <style:table-cell-properties fo:background-color="#ffffcc"/>
    </style:style>
    <style:style style:name="IMPAIR" style:family="table-cell" style:parent-style-name="Default">
      <style:table-cell-properties fo:background-color="#cfe7f5"/>
    </style:style>
    <style:style style:name="Input" style:family="table-cell" style:parent-style-name="Default">
      <style:text-properties fo:color="#ff950e" fo:font-weight="bold"/>
    </style:style>
    <style:style style:name="Output" style:family="table-cell" style:parent-style-name="Default">
      <style:text-properties fo:color="#579d1c" fo:font-weight="bold"/>
    </style:style>
    <style:style style:name="USED_5f_FNCT" style:display-name="USED_FNCT" style:family="table-cell" style:parent-style-name="Default">
      <style:text-properties fo:color="#ff66cc" style:text-outline="false"/>
    </style:style>
    <style:style style:name="MapI" style:family="table-cell" style:parent-style-name="Input">
      <style:text-properties fo:font-style="italic"/>
    </style:style>
    <style:style style:name="MapO" style:family="table-cell" style:parent-style-name="Output"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/00/0000</text:date>, <text:time style:data-style-name="N2" text:time-value="11:55:32.73140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5:07:13.680553227</meta:creation-date>
    <meta:editing-duration>P18DT14H52M46S</meta:editing-duration>
    <meta:editing-cycles>241</meta:editing-cycles>
    <meta:generator>LibreOffice/4.2.8.2$MacOSX_x86 LibreOffice_project/48d50dbfc06349262c9d50868e5c1f630a573ebd</meta:generator>
    <dc:date>2015-02-26T11:38:11.384517000</dc:date>
    <meta:document-statistic meta:table-count="12" meta:cell-count="2609" meta:object-count="0"/>
  </office:meta>
</office:document-meta>
</file>